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0"/>
  <manifest:file-entry manifest:media-type="" manifest:full-path="Versions/Version11"/>
  <manifest:file-entry manifest:media-type="" manifest:full-path="Versions/Version12"/>
  <manifest:file-entry manifest:media-type="" manifest:full-path="Versions/Version13"/>
  <manifest:file-entry manifest:media-type="" manifest:full-path="Versions/Version14"/>
  <manifest:file-entry manifest:media-type="" manifest:full-path="Versions/Version15"/>
  <manifest:file-entry manifest:media-type="" manifest:full-path="Versions/Version16"/>
  <manifest:file-entry manifest:media-type="" manifest:full-path="Versions/Version17"/>
  <manifest:file-entry manifest:media-type="" manifest:full-path="Versions/Version18"/>
  <manifest:file-entry manifest:media-type="" manifest:full-path="Versions/Version19"/>
  <manifest:file-entry manifest:media-type="" manifest:full-path="Versions/Version20"/>
  <manifest:file-entry manifest:media-type="" manifest:full-path="Versions/Version21"/>
  <manifest:file-entry manifest:media-type="" manifest:full-path="Versions/Version22"/>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Regular" style:font-pitch="variable" style:font-charset="x-symbol"/>
    <style:font-face style:name="Lucidasans2"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automatic-styles>
    <style:style style:name="Tabelle25" style:family="table">
      <style:table-properties style:width="16.999cm" table:align="margins"/>
    </style:style>
    <style:style style:name="Tabelle25.A" style:family="table-column">
      <style:table-column-properties style:column-width="2.12cm" style:rel-column-width="8174*"/>
    </style:style>
    <style:style style:name="Tabelle25.B" style:family="table-column">
      <style:table-column-properties style:column-width="1.937cm" style:rel-column-width="7467*"/>
    </style:style>
    <style:style style:name="Tabelle25.C" style:family="table-column">
      <style:table-column-properties style:column-width="2.75cm" style:rel-column-width="10602*"/>
    </style:style>
    <style:style style:name="Tabelle25.D" style:family="table-column">
      <style:table-column-properties style:column-width="10.192cm" style:rel-column-width="39292*"/>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3.531cm" style:rel-column-width="13615*"/>
    </style:style>
    <style:style style:name="Table16.B" style:family="table-column">
      <style:table-column-properties style:column-width="13.467cm" style:rel-column-width="51920*"/>
    </style:style>
    <style:style style:name="Table16.A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805cm" table:align="margins"/>
    </style:style>
    <style:style style:name="Table17.A" style:family="table-column">
      <style:table-column-properties style:column-width="3.44cm" style:rel-column-width="13415*"/>
    </style:style>
    <style:style style:name="Table17.B" style:family="table-column">
      <style:table-column-properties style:column-width="8.285cm" style:rel-column-width="32313*"/>
    </style:style>
    <style:style style:name="Table17.C" style:family="table-column">
      <style:table-column-properties style:column-width="5.078cm" style:rel-column-width="19807*"/>
    </style:style>
    <style:style style:name="Table17.A1" style:family="table-cell">
      <style:table-cell-properties fo:padding="0.097cm" fo:border="none"/>
    </style:style>
    <style:style style:name="Table17.C1" style:family="table-cell">
      <style:table-cell-properties fo:background-color="#e6e6ff" fo:padding="0.097cm" fo:border="0.002cm solid #000000">
        <style:background-image/>
      </style:table-cell-properties>
    </style:style>
    <style:style style:name="Table17.A2" style:family="table-cell">
      <style:table-cell-properties fo:padding="0.097cm" fo:border-left="0.002cm solid #000000" fo:border-right="none" fo:border-top="0.002cm solid #000000" fo:border-bottom="0.002cm solid #000000"/>
    </style:style>
    <style:style style:name="Table17.B2" style:family="table-cell">
      <style:table-cell-properties fo:padding="0.097cm" fo:border="0.002cm solid #000000"/>
    </style:style>
    <style:style style:name="Table17.A3" style:family="table-cell">
      <style:table-cell-properties fo:padding="0.097cm" fo:border-left="0.002cm solid #000000" fo:border-right="none" fo:border-top="none" fo:border-bottom="0.002cm solid #000000"/>
    </style:style>
    <style:style style:name="Table17.B3.1" style:family="table-column">
      <style:table-column-properties style:column-width="4.332cm" style:rel-column-width="16896*"/>
    </style:style>
    <style:style style:name="Table17.B3.2" style:family="table-column">
      <style:table-column-properties style:column-width="9.033cm" style:rel-column-width="35224*"/>
    </style:style>
    <style:style style:name="Table17.B3.2.1"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531cm" style:rel-column-width="13615*"/>
    </style:style>
    <style:style style:name="Table7.B" style:family="table-column">
      <style:table-column-properties style:column-width="13.467cm" style:rel-column-width="51920*"/>
    </style:style>
    <style:style style:name="Table7.A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9" style:family="table">
      <style:table-properties style:width="16.805cm" table:align="margins"/>
    </style:style>
    <style:style style:name="Table19.A" style:family="table-column">
      <style:table-column-properties style:column-width="3.457cm" style:rel-column-width="13484*"/>
    </style:style>
    <style:style style:name="Table19.B" style:family="table-column">
      <style:table-column-properties style:column-width="8.26cm" style:rel-column-width="32217*"/>
    </style:style>
    <style:style style:name="Table19.C" style:family="table-column">
      <style:table-column-properties style:column-width="5.085cm" style:rel-column-width="19834*"/>
    </style:style>
    <style:style style:name="Table19.A1" style:family="table-cell">
      <style:table-cell-properties fo:padding="0.097cm" fo:border="none"/>
    </style:style>
    <style:style style:name="Table19.C1" style:family="table-cell">
      <style:table-cell-properties fo:background-color="#e6e6ff" fo:padding="0.097cm" fo:border="0.002cm solid #000000">
        <style:background-image/>
      </style:table-cell-properties>
    </style:style>
    <style:style style:name="Table19.A2" style:family="table-cell">
      <style:table-cell-properties fo:padding="0.097cm" fo:border-left="0.002cm solid #000000" fo:border-right="none" fo:border-top="0.002cm solid #000000" fo:border-bottom="0.002cm solid #000000"/>
    </style:style>
    <style:style style:name="Table19.B2" style:family="table-cell">
      <style:table-cell-properties fo:padding="0.097cm" fo:border="0.002cm solid #000000"/>
    </style:style>
    <style:style style:name="Table19.A3" style:family="table-cell">
      <style:table-cell-properties fo:padding="0.097cm" fo:border-left="0.002cm solid #000000" fo:border-right="none" fo:border-top="none" fo:border-bottom="0.002cm solid #000000"/>
    </style:style>
    <style:style style:name="Table19.B3.1" style:family="table-column">
      <style:table-column-properties style:column-width="4.306cm" style:rel-column-width="16793*"/>
    </style:style>
    <style:style style:name="Table19.B3.2" style:family="table-column">
      <style:table-column-properties style:column-width="9.042cm" style:rel-column-width="35258*"/>
    </style:style>
    <style:style style:name="Table19.B3.2.1"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3.531cm" style:rel-column-width="13615*"/>
    </style:style>
    <style:style style:name="Table10.B" style:family="table-column">
      <style:table-column-properties style:column-width="13.467cm" style:rel-column-width="51920*"/>
    </style:style>
    <style:style style:name="Table10.A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6" style:family="table">
      <style:table-properties style:width="16.805cm" table:align="margins"/>
    </style:style>
    <style:style style:name="Table96.A" style:family="table-column">
      <style:table-column-properties style:column-width="3.457cm" style:rel-column-width="13484*"/>
    </style:style>
    <style:style style:name="Table96.B" style:family="table-column">
      <style:table-column-properties style:column-width="8.26cm" style:rel-column-width="32217*"/>
    </style:style>
    <style:style style:name="Table96.C" style:family="table-column">
      <style:table-column-properties style:column-width="5.085cm" style:rel-column-width="19834*"/>
    </style:style>
    <style:style style:name="Table96.A1" style:family="table-cell">
      <style:table-cell-properties fo:padding="0.097cm" fo:border="none"/>
    </style:style>
    <style:style style:name="Table96.C1" style:family="table-cell">
      <style:table-cell-properties fo:background-color="#e6e6ff" fo:padding="0.097cm" fo:border="0.002cm solid #000000">
        <style:background-image/>
      </style:table-cell-properties>
    </style:style>
    <style:style style:name="Table96.A2" style:family="table-cell">
      <style:table-cell-properties fo:padding="0.097cm" fo:border-left="0.002cm solid #000000" fo:border-right="none" fo:border-top="0.002cm solid #000000" fo:border-bottom="0.002cm solid #000000"/>
    </style:style>
    <style:style style:name="Table96.B2" style:family="table-cell">
      <style:table-cell-properties fo:padding="0.097cm" fo:border="0.002cm solid #000000"/>
    </style:style>
    <style:style style:name="Table96.A3" style:family="table-cell">
      <style:table-cell-properties fo:padding="0.097cm" fo:border-left="0.002cm solid #000000" fo:border-right="none" fo:border-top="none" fo:border-bottom="0.002cm solid #000000"/>
    </style:style>
    <style:style style:name="Table96.B3.1" style:family="table-column">
      <style:table-column-properties style:column-width="4.306cm" style:rel-column-width="16793*"/>
    </style:style>
    <style:style style:name="Table96.B3.2" style:family="table-column">
      <style:table-column-properties style:column-width="9.042cm" style:rel-column-width="35258*"/>
    </style:style>
    <style:style style:name="Table96.B3.2.1" style:family="table-cell">
      <style:table-cell-properties fo:padding="0.097cm" fo:border-left="0.002cm solid #000000" fo:border-right="0.002cm solid #000000" fo:border-top="none" fo:border-bottom="0.002cm solid #000000"/>
    </style:style>
    <style:style style:name="Table96.B5.3" style:family="table-row">
      <style:table-row-properties style:min-row-height="0.148cm"/>
    </style:style>
    <style:style style:name="Table96.B7.1" style:family="table-column">
      <style:table-column-properties style:column-width="4.293cm" style:rel-column-width="16744*"/>
    </style:style>
    <style:style style:name="Table96.B7.2" style:family="table-column">
      <style:table-column-properties style:column-width="9.054cm" style:rel-column-width="35307*"/>
    </style:style>
    <style:style style:name="Table96.B12.1" style:family="table-column">
      <style:table-column-properties style:column-width="4.29cm" style:rel-column-width="16731*"/>
    </style:style>
    <style:style style:name="Table96.B12.2" style:family="table-column">
      <style:table-column-properties style:column-width="9.058cm" style:rel-column-width="35320*"/>
    </style:style>
    <style:style style:name="Table9" style:family="table">
      <style:table-properties style:width="16.999cm" table:align="margins"/>
    </style:style>
    <style:style style:name="Table9.A" style:family="table-column">
      <style:table-column-properties style:column-width="3.531cm" style:rel-column-width="13615*"/>
    </style:style>
    <style:style style:name="Table9.B" style:family="table-column">
      <style:table-column-properties style:column-width="13.467cm" style:rel-column-width="51920*"/>
    </style:style>
    <style:style style:name="Table9.A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805cm" table:align="margins"/>
    </style:style>
    <style:style style:name="Table15.A" style:family="table-column">
      <style:table-column-properties style:column-width="3.44cm" style:rel-column-width="13415*"/>
    </style:style>
    <style:style style:name="Table15.B" style:family="table-column">
      <style:table-column-properties style:column-width="8.285cm" style:rel-column-width="32313*"/>
    </style:style>
    <style:style style:name="Table15.C" style:family="table-column">
      <style:table-column-properties style:column-width="5.078cm" style:rel-column-width="19807*"/>
    </style:style>
    <style:style style:name="Table15.A1" style:family="table-cell">
      <style:table-cell-properties fo:padding="0.097cm" fo:border="none"/>
    </style:style>
    <style:style style:name="Table15.C1" style:family="table-cell">
      <style:table-cell-properties fo:background-color="#e6e6ff" fo:padding="0.097cm" fo:border="0.002cm solid #000000">
        <style:background-image/>
      </style:table-cell-properties>
    </style:style>
    <style:style style:name="Table15.A2" style:family="table-cell">
      <style:table-cell-properties fo:padding="0.097cm" fo:border-left="0.002cm solid #000000" fo:border-right="none" fo:border-top="0.002cm solid #000000" fo:border-bottom="0.002cm solid #000000"/>
    </style:style>
    <style:style style:name="Table15.B2"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1" style:family="table-column">
      <style:table-column-properties style:column-width="4.332cm" style:rel-column-width="16896*"/>
    </style:style>
    <style:style style:name="Table15.B3.2" style:family="table-column">
      <style:table-column-properties style:column-width="9.033cm" style:rel-column-width="35224*"/>
    </style:style>
    <style:style style:name="Table15.B3.2.1"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3.531cm" style:rel-column-width="13615*"/>
    </style:style>
    <style:style style:name="Table18.B" style:family="table-column">
      <style:table-column-properties style:column-width="13.467cm" style:rel-column-width="51920*"/>
    </style:style>
    <style:style style:name="Table18.A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805cm" table:align="margins"/>
    </style:style>
    <style:style style:name="Table20.A" style:family="table-column">
      <style:table-column-properties style:column-width="3.44cm" style:rel-column-width="13415*"/>
    </style:style>
    <style:style style:name="Table20.B" style:family="table-column">
      <style:table-column-properties style:column-width="8.285cm" style:rel-column-width="32313*"/>
    </style:style>
    <style:style style:name="Table20.C" style:family="table-column">
      <style:table-column-properties style:column-width="5.078cm" style:rel-column-width="19807*"/>
    </style:style>
    <style:style style:name="Table20.A1" style:family="table-cell">
      <style:table-cell-properties fo:padding="0.097cm" fo:border="none"/>
    </style:style>
    <style:style style:name="Table20.C1" style:family="table-cell">
      <style:table-cell-properties fo:background-color="#e6e6ff" fo:padding="0.097cm" fo:border="0.002cm solid #000000">
        <style:background-image/>
      </style:table-cell-properties>
    </style:style>
    <style:style style:name="Table20.A2" style:family="table-cell">
      <style:table-cell-properties fo:padding="0.097cm" fo:border-left="0.002cm solid #000000" fo:border-right="none" fo:border-top="0.002cm solid #000000" fo:border-bottom="0.002cm solid #000000"/>
    </style:style>
    <style:style style:name="Table20.B2" style:family="table-cell">
      <style:table-cell-properties fo:padding="0.097cm" fo:border="0.002cm solid #000000"/>
    </style:style>
    <style:style style:name="Table20.A3" style:family="table-cell">
      <style:table-cell-properties fo:padding="0.097cm" fo:border-left="0.002cm solid #000000" fo:border-right="none" fo:border-top="none" fo:border-bottom="0.002cm solid #000000"/>
    </style:style>
    <style:style style:name="Table20.B3.1" style:family="table-column">
      <style:table-column-properties style:column-width="4.332cm" style:rel-column-width="16896*"/>
    </style:style>
    <style:style style:name="Table20.B3.2" style:family="table-column">
      <style:table-column-properties style:column-width="9.033cm" style:rel-column-width="35224*"/>
    </style:style>
    <style:style style:name="Table20.B3.2.1"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3.531cm" style:rel-column-width="13615*"/>
    </style:style>
    <style:style style:name="Table21.B" style:family="table-column">
      <style:table-column-properties style:column-width="13.467cm" style:rel-column-width="51920*"/>
    </style:style>
    <style:style style:name="Table21.A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805cm" table:align="margins"/>
    </style:style>
    <style:style style:name="Table22.A" style:family="table-column">
      <style:table-column-properties style:column-width="3.44cm" style:rel-column-width="13415*"/>
    </style:style>
    <style:style style:name="Table22.B" style:family="table-column">
      <style:table-column-properties style:column-width="8.285cm" style:rel-column-width="32313*"/>
    </style:style>
    <style:style style:name="Table22.C" style:family="table-column">
      <style:table-column-properties style:column-width="5.078cm" style:rel-column-width="19807*"/>
    </style:style>
    <style:style style:name="Table22.A1" style:family="table-cell">
      <style:table-cell-properties fo:padding="0.097cm" fo:border="none"/>
    </style:style>
    <style:style style:name="Table22.C1" style:family="table-cell">
      <style:table-cell-properties fo:background-color="#e6e6ff" fo:padding="0.097cm" fo:border="0.002cm solid #000000">
        <style:background-image/>
      </style:table-cell-properties>
    </style:style>
    <style:style style:name="Table22.A2" style:family="table-cell">
      <style:table-cell-properties fo:padding="0.097cm" fo:border-left="0.002cm solid #000000" fo:border-right="none" fo:border-top="0.002cm solid #000000" fo:border-bottom="0.002cm solid #000000"/>
    </style:style>
    <style:style style:name="Table22.B2"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1" style:family="table-column">
      <style:table-column-properties style:column-width="4.332cm" style:rel-column-width="16896*"/>
    </style:style>
    <style:style style:name="Table22.B3.2" style:family="table-column">
      <style:table-column-properties style:column-width="9.033cm" style:rel-column-width="35224*"/>
    </style:style>
    <style:style style:name="Table22.B3.2.1"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531cm" style:rel-column-width="13615*"/>
    </style:style>
    <style:style style:name="Tabelle1.B" style:family="table-column">
      <style:table-column-properties style:column-width="13.467cm" style:rel-column-width="51920*"/>
    </style:style>
    <style:style style:name="Tabelle1.A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805cm" table:align="margins"/>
    </style:style>
    <style:style style:name="Tabelle3.A" style:family="table-column">
      <style:table-column-properties style:column-width="3.44cm" style:rel-column-width="13415*"/>
    </style:style>
    <style:style style:name="Tabelle3.B" style:family="table-column">
      <style:table-column-properties style:column-width="8.285cm" style:rel-column-width="32313*"/>
    </style:style>
    <style:style style:name="Tabelle3.C" style:family="table-column">
      <style:table-column-properties style:column-width="5.078cm" style:rel-column-width="19807*"/>
    </style:style>
    <style:style style:name="Tabelle3.A1" style:family="table-cell">
      <style:table-cell-properties fo:padding="0.097cm" fo:border="none"/>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0.002cm solid #000000" fo:border-bottom="0.002cm solid #000000"/>
    </style:style>
    <style:style style:name="Tabelle3.B2"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1" style:family="table-column">
      <style:table-column-properties style:column-width="4.332cm" style:rel-column-width="16896*"/>
    </style:style>
    <style:style style:name="Tabelle3.B3.2" style:family="table-column">
      <style:table-column-properties style:column-width="9.033cm" style:rel-column-width="35224*"/>
    </style:style>
    <style:style style:name="Tabelle3.B3.2.1" style:family="table-cell">
      <style:table-cell-properties fo:padding="0.097cm" fo:border-left="0.002cm solid #000000" fo:border-right="0.002cm solid #000000" fo:border-top="none" fo:border-bottom="0.002cm solid #000000"/>
    </style:style>
    <style:style style:name="Table121" style:family="table">
      <style:table-properties style:width="16.999cm" table:align="margins"/>
    </style:style>
    <style:style style:name="Table121.A" style:family="table-column">
      <style:table-column-properties style:column-width="3.531cm" style:rel-column-width="13615*"/>
    </style:style>
    <style:style style:name="Table121.B" style:family="table-column">
      <style:table-column-properties style:column-width="13.467cm" style:rel-column-width="51920*"/>
    </style:style>
    <style:style style:name="Table121.A1" style:family="table-cell">
      <style:table-cell-properties fo:background-color="#cccc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fo:padding="0.097cm" fo:border-left="0.002cm solid #000000" fo:border-right="0.002cm solid #000000" fo:border-top="none" fo:border-bottom="0.002cm solid #000000"/>
    </style:style>
    <style:style style:name="Table122" style:family="table">
      <style:table-properties style:width="16.805cm" table:align="margins"/>
    </style:style>
    <style:style style:name="Table122.A" style:family="table-column">
      <style:table-column-properties style:column-width="3.44cm" style:rel-column-width="13415*"/>
    </style:style>
    <style:style style:name="Table122.B" style:family="table-column">
      <style:table-column-properties style:column-width="8.285cm" style:rel-column-width="32313*"/>
    </style:style>
    <style:style style:name="Table122.C" style:family="table-column">
      <style:table-column-properties style:column-width="5.078cm" style:rel-column-width="19807*"/>
    </style:style>
    <style:style style:name="Table122.A1" style:family="table-cell">
      <style:table-cell-properties fo:padding="0.097cm" fo:border="none"/>
    </style:style>
    <style:style style:name="Table122.C1" style:family="table-cell">
      <style:table-cell-properties fo:background-color="#e6e6ff" fo:padding="0.097cm" fo:border="0.002cm solid #000000">
        <style:background-image/>
      </style:table-cell-properties>
    </style:style>
    <style:style style:name="Table122.A2" style:family="table-cell">
      <style:table-cell-properties fo:padding="0.097cm" fo:border-left="0.002cm solid #000000" fo:border-right="none" fo:border-top="0.002cm solid #000000" fo:border-bottom="0.002cm solid #000000"/>
    </style:style>
    <style:style style:name="Table122.B2" style:family="table-cell">
      <style:table-cell-properties fo:padding="0.097cm" fo:border="0.002cm solid #000000"/>
    </style:style>
    <style:style style:name="Table122.A3" style:family="table-cell">
      <style:table-cell-properties fo:padding="0.097cm" fo:border-left="0.002cm solid #000000" fo:border-right="none" fo:border-top="none" fo:border-bottom="0.002cm solid #000000"/>
    </style:style>
    <style:style style:name="Table122.B3.1" style:family="table-column">
      <style:table-column-properties style:column-width="4.332cm" style:rel-column-width="16896*"/>
    </style:style>
    <style:style style:name="Table122.B3.2" style:family="table-column">
      <style:table-column-properties style:column-width="9.033cm" style:rel-column-width="35224*"/>
    </style:style>
    <style:style style:name="Table122.B3.2.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31cm" style:rel-column-width="13615*"/>
    </style:style>
    <style:style style:name="Table5.B" style:family="table-column">
      <style:table-column-properties style:column-width="13.467cm" style:rel-column-width="51920*"/>
    </style:style>
    <style:style style:name="Table5.A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8" style:family="table">
      <style:table-properties style:width="16.805cm" table:align="margins"/>
    </style:style>
    <style:style style:name="Table28.A" style:family="table-column">
      <style:table-column-properties style:column-width="3.457cm" style:rel-column-width="13484*"/>
    </style:style>
    <style:style style:name="Table28.B" style:family="table-column">
      <style:table-column-properties style:column-width="4.306cm" style:rel-column-width="16793*"/>
    </style:style>
    <style:style style:name="Table28.C" style:family="table-column">
      <style:table-column-properties style:column-width="3.955cm" style:rel-column-width="15424*"/>
    </style:style>
    <style:style style:name="Table28.D" style:family="table-column">
      <style:table-column-properties style:column-width="5.085cm" style:rel-column-width="19834*"/>
    </style:style>
    <style:style style:name="Table28.A1" style:family="table-cell">
      <style:table-cell-properties fo:padding="0.097cm" fo:border="none"/>
    </style:style>
    <style:style style:name="Table28.D1" style:family="table-cell">
      <style:table-cell-properties fo:background-color="#e6e6ff" fo:padding="0.097cm" fo:border="0.002cm solid #000000">
        <style:background-image/>
      </style:table-cell-properties>
    </style:style>
    <style:style style:name="Table28.A2" style:family="table-cell">
      <style:table-cell-properties fo:padding="0.097cm" fo:border-left="0.002cm solid #000000" fo:border-right="none" fo:border-top="0.002cm solid #000000" fo:border-bottom="0.002cm solid #000000"/>
    </style:style>
    <style:style style:name="Table28.B2" style:family="table-cell">
      <style:table-cell-properties fo:padding="0.097cm" fo:border="0.002cm solid #000000"/>
    </style:style>
    <style:style style:name="Table28.A3" style:family="table-cell">
      <style:table-cell-properties fo:padding="0.097cm" fo:border-left="0.002cm solid #000000" fo:border-right="none" fo:border-top="none" fo:border-bottom="0.002cm solid #000000"/>
    </style:style>
    <style:style style:name="Table28.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531cm" style:rel-column-width="13615*"/>
    </style:style>
    <style:style style:name="Table29.B" style:family="table-column">
      <style:table-column-properties style:column-width="13.467cm" style:rel-column-width="51920*"/>
    </style:style>
    <style:style style:name="Table29.A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6.805cm" table:align="margins"/>
    </style:style>
    <style:style style:name="Table30.A" style:family="table-column">
      <style:table-column-properties style:column-width="3.457cm" style:rel-column-width="13484*"/>
    </style:style>
    <style:style style:name="Table30.B" style:family="table-column">
      <style:table-column-properties style:column-width="4.306cm" style:rel-column-width="16793*"/>
    </style:style>
    <style:style style:name="Table30.C" style:family="table-column">
      <style:table-column-properties style:column-width="3.955cm" style:rel-column-width="15424*"/>
    </style:style>
    <style:style style:name="Table30.D" style:family="table-column">
      <style:table-column-properties style:column-width="5.085cm" style:rel-column-width="19834*"/>
    </style:style>
    <style:style style:name="Table30.A1" style:family="table-cell">
      <style:table-cell-properties fo:padding="0.097cm" fo:border="none"/>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none" fo:border-top="0.002cm solid #000000" fo:border-bottom="0.002cm solid #000000"/>
    </style:style>
    <style:style style:name="Table30.B2" style:family="table-cell">
      <style:table-cell-properties fo:padding="0.097cm" fo:border="0.002cm solid #000000"/>
    </style:style>
    <style:style style:name="Table30.A3" style:family="table-cell">
      <style:table-cell-properties fo:padding="0.097cm" fo:border-left="0.002cm solid #000000" fo:border-right="none" fo:border-top="none" fo:border-bottom="0.002cm solid #000000"/>
    </style:style>
    <style:style style:name="Table30.B3.2" style:family="table-column">
      <style:table-column-properties style:column-width="9.042cm" style:rel-column-width="35258*"/>
    </style:style>
    <style:style style:name="Table30.B3.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31cm" style:rel-column-width="13615*"/>
    </style:style>
    <style:style style:name="Table31.B" style:family="table-column">
      <style:table-column-properties style:column-width="13.467cm" style:rel-column-width="51920*"/>
    </style:style>
    <style:style style:name="Table31.A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805cm" table:align="margins"/>
    </style:style>
    <style:style style:name="Table32.A" style:family="table-column">
      <style:table-column-properties style:column-width="3.457cm" style:rel-column-width="13484*"/>
    </style:style>
    <style:style style:name="Table32.B" style:family="table-column">
      <style:table-column-properties style:column-width="4.306cm" style:rel-column-width="16793*"/>
    </style:style>
    <style:style style:name="Table32.C" style:family="table-column">
      <style:table-column-properties style:column-width="3.955cm" style:rel-column-width="15424*"/>
    </style:style>
    <style:style style:name="Table32.D" style:family="table-column">
      <style:table-column-properties style:column-width="5.085cm" style:rel-column-width="19834*"/>
    </style:style>
    <style:style style:name="Table32.A1" style:family="table-cell">
      <style:table-cell-properties fo:padding="0.097cm" fo:border="none"/>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padding="0.097cm" fo:border-left="0.002cm solid #000000" fo:border-right="none" fo:border-top="0.002cm solid #000000" fo:border-bottom="0.002cm solid #000000"/>
    </style:style>
    <style:style style:name="Table32.B2" style:family="table-cell">
      <style:table-cell-properties fo:padding="0.097cm" fo:border="0.002cm solid #000000"/>
    </style:style>
    <style:style style:name="Table32.A3" style:family="table-cell">
      <style:table-cell-properties fo:padding="0.097cm" fo:border-left="0.002cm solid #000000" fo:border-right="none" fo:border-top="none" fo:border-bottom="0.002cm solid #000000"/>
    </style:style>
    <style:style style:name="Table32.B3.2" style:family="table-column">
      <style:table-column-properties style:column-width="9.042cm" style:rel-column-width="35258*"/>
    </style:style>
    <style:style style:name="Table32.B3.2.1"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3.531cm" style:rel-column-width="13615*"/>
    </style:style>
    <style:style style:name="Table33.B" style:family="table-column">
      <style:table-column-properties style:column-width="13.467cm" style:rel-column-width="51920*"/>
    </style:style>
    <style:style style:name="Table33.A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6.805cm" table:align="margins"/>
    </style:style>
    <style:style style:name="Table34.A" style:family="table-column">
      <style:table-column-properties style:column-width="3.457cm" style:rel-column-width="13484*"/>
    </style:style>
    <style:style style:name="Table34.B" style:family="table-column">
      <style:table-column-properties style:column-width="4.306cm" style:rel-column-width="16793*"/>
    </style:style>
    <style:style style:name="Table34.C" style:family="table-column">
      <style:table-column-properties style:column-width="3.955cm" style:rel-column-width="15424*"/>
    </style:style>
    <style:style style:name="Table34.D" style:family="table-column">
      <style:table-column-properties style:column-width="5.085cm" style:rel-column-width="19834*"/>
    </style:style>
    <style:style style:name="Table34.A1" style:family="table-cell">
      <style:table-cell-properties fo:padding="0.097cm" fo:border="none"/>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padding="0.097cm" fo:border-left="0.002cm solid #000000" fo:border-right="none" fo:border-top="0.002cm solid #000000" fo:border-bottom="0.002cm solid #000000"/>
    </style:style>
    <style:style style:name="Table34.B2" style:family="table-cell">
      <style:table-cell-properties fo:padding="0.097cm" fo:border="0.002cm solid #000000"/>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B5.2" style:family="table-column">
      <style:table-column-properties style:column-width="9.042cm" style:rel-column-width="35258*"/>
    </style:style>
    <style:style style:name="Table98" style:family="table">
      <style:table-properties style:width="16.999cm" table:align="margins"/>
    </style:style>
    <style:style style:name="Table98.A" style:family="table-column">
      <style:table-column-properties style:column-width="3.531cm" style:rel-column-width="13615*"/>
    </style:style>
    <style:style style:name="Table98.B" style:family="table-column">
      <style:table-column-properties style:column-width="13.467cm" style:rel-column-width="51920*"/>
    </style:style>
    <style:style style:name="Table98.A1" style:family="table-cell">
      <style:table-cell-properties fo:background-color="#cccc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fo:padding="0.097cm" fo:border-left="0.002cm solid #000000" fo:border-right="0.002cm solid #000000" fo:border-top="none" fo:border-bottom="0.002cm solid #000000"/>
    </style:style>
    <style:style style:name="Table99" style:family="table">
      <style:table-properties style:width="16.805cm" table:align="margins"/>
    </style:style>
    <style:style style:name="Table99.A" style:family="table-column">
      <style:table-column-properties style:column-width="3.457cm" style:rel-column-width="13484*"/>
    </style:style>
    <style:style style:name="Table99.B" style:family="table-column">
      <style:table-column-properties style:column-width="4.306cm" style:rel-column-width="16793*"/>
    </style:style>
    <style:style style:name="Table99.C" style:family="table-column">
      <style:table-column-properties style:column-width="3.955cm" style:rel-column-width="15424*"/>
    </style:style>
    <style:style style:name="Table99.D" style:family="table-column">
      <style:table-column-properties style:column-width="5.085cm" style:rel-column-width="19834*"/>
    </style:style>
    <style:style style:name="Table99.A1" style:family="table-cell">
      <style:table-cell-properties fo:padding="0.097cm" fo:border="none"/>
    </style:style>
    <style:style style:name="Table99.D1" style:family="table-cell">
      <style:table-cell-properties fo:background-color="#e6e6ff" fo:padding="0.097cm" fo:border="0.002cm solid #000000">
        <style:background-image/>
      </style:table-cell-properties>
    </style:style>
    <style:style style:name="Table99.A2" style:family="table-cell">
      <style:table-cell-properties fo:padding="0.097cm" fo:border-left="0.002cm solid #000000" fo:border-right="none" fo:border-top="0.002cm solid #000000" fo:border-bottom="0.002cm solid #000000"/>
    </style:style>
    <style:style style:name="Table99.B2" style:family="table-cell">
      <style:table-cell-properties fo:padding="0.097cm" fo:border="0.002cm solid #000000"/>
    </style:style>
    <style:style style:name="Table99.A3" style:family="table-cell">
      <style:table-cell-properties fo:padding="0.097cm" fo:border-left="0.002cm solid #000000" fo:border-right="none" fo:border-top="none" fo:border-bottom="0.002cm solid #000000"/>
    </style:style>
    <style:style style:name="Table99.B3.2" style:family="table-column">
      <style:table-column-properties style:column-width="9.042cm" style:rel-column-width="35258*"/>
    </style:style>
    <style:style style:name="Table99.B3.2.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31cm" style:rel-column-width="13615*"/>
    </style:style>
    <style:style style:name="Table3.B" style:family="table-column">
      <style:table-column-properties style:column-width="13.467cm" style:rel-column-width="51920*"/>
    </style:style>
    <style:style style:name="Table3.A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
      <style:table-properties style:width="16.805cm" table:align="margins"/>
    </style:style>
    <style:style style:name="Table35.A" style:family="table-column">
      <style:table-column-properties style:column-width="3.457cm" style:rel-column-width="13484*"/>
    </style:style>
    <style:style style:name="Table35.B" style:family="table-column">
      <style:table-column-properties style:column-width="4.306cm" style:rel-column-width="16793*"/>
    </style:style>
    <style:style style:name="Table35.C" style:family="table-column">
      <style:table-column-properties style:column-width="3.955cm" style:rel-column-width="15424*"/>
    </style:style>
    <style:style style:name="Table35.D" style:family="table-column">
      <style:table-column-properties style:column-width="5.085cm" style:rel-column-width="19834*"/>
    </style:style>
    <style:style style:name="Table35.A1" style:family="table-cell">
      <style:table-cell-properties fo:padding="0.097cm" fo:border="none"/>
    </style:style>
    <style:style style:name="Table35.D1" style:family="table-cell">
      <style:table-cell-properties fo:background-color="#e6e6ff" fo:padding="0.097cm" fo:border="0.002cm solid #000000">
        <style:background-image/>
      </style:table-cell-properties>
    </style:style>
    <style:style style:name="Table35.A2" style:family="table-cell">
      <style:table-cell-properties fo:padding="0.097cm" fo:border-left="0.002cm solid #000000" fo:border-right="none" fo:border-top="0.002cm solid #000000" fo:border-bottom="0.002cm solid #000000"/>
    </style:style>
    <style:style style:name="Table35.B2" style:family="table-cell">
      <style:table-cell-properties fo:padding="0.097cm" fo:border="0.002cm solid #000000"/>
    </style:style>
    <style:style style:name="Table35.A3" style:family="table-cell">
      <style:table-cell-properties fo:padding="0.097cm" fo:border-left="0.002cm solid #000000" fo:border-right="none" fo:border-top="none" fo:border-bottom="0.002cm solid #000000"/>
    </style:style>
    <style:style style:name="Table35.B3.2" style:family="table-column">
      <style:table-column-properties style:column-width="9.042cm" style:rel-column-width="35258*"/>
    </style:style>
    <style:style style:name="Table35.B3.2.1"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3.531cm" style:rel-column-width="13615*"/>
    </style:style>
    <style:style style:name="Table36.B" style:family="table-column">
      <style:table-column-properties style:column-width="13.467cm" style:rel-column-width="51920*"/>
    </style:style>
    <style:style style:name="Table36.A1" style:family="table-cell">
      <style:table-cell-properties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805cm" table:align="margins"/>
    </style:style>
    <style:style style:name="Table37.A" style:family="table-column">
      <style:table-column-properties style:column-width="3.457cm" style:rel-column-width="13484*"/>
    </style:style>
    <style:style style:name="Table37.B" style:family="table-column">
      <style:table-column-properties style:column-width="4.306cm" style:rel-column-width="16793*"/>
    </style:style>
    <style:style style:name="Table37.C" style:family="table-column">
      <style:table-column-properties style:column-width="3.955cm" style:rel-column-width="15424*"/>
    </style:style>
    <style:style style:name="Table37.D" style:family="table-column">
      <style:table-column-properties style:column-width="5.085cm" style:rel-column-width="19834*"/>
    </style:style>
    <style:style style:name="Table37.A1" style:family="table-cell">
      <style:table-cell-properties fo:padding="0.097cm" fo:border="none"/>
    </style:style>
    <style:style style:name="Table37.D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none" fo:border-top="0.002cm solid #000000" fo:border-bottom="0.002cm solid #000000"/>
    </style:style>
    <style:style style:name="Table37.B2" style:family="table-cell">
      <style:table-cell-properties fo:padding="0.097cm" fo:border="0.002cm solid #000000"/>
    </style:style>
    <style:style style:name="Table37.A3" style:family="table-cell">
      <style:table-cell-properties fo:padding="0.097cm" fo:border-left="0.002cm solid #000000" fo:border-right="none" fo:border-top="none" fo:border-bottom="0.002cm solid #000000"/>
    </style:style>
    <style:style style:name="Table37.B3.2" style:family="table-column">
      <style:table-column-properties style:column-width="9.042cm" style:rel-column-width="35258*"/>
    </style:style>
    <style:style style:name="Table37.B3.2.1" style:family="table-cell">
      <style:table-cell-properties fo:padding="0.097cm" fo:border-left="0.002cm solid #000000" fo:border-right="0.002cm solid #000000" fo:border-top="none" fo:border-bottom="0.002cm solid #000000"/>
    </style:style>
    <style:style style:name="Table97" style:family="table">
      <style:table-properties style:width="16.805cm" table:align="margins"/>
    </style:style>
    <style:style style:name="Table97.A" style:family="table-column">
      <style:table-column-properties style:column-width="3.457cm" style:rel-column-width="13484*"/>
    </style:style>
    <style:style style:name="Table97.B" style:family="table-column">
      <style:table-column-properties style:column-width="4.306cm" style:rel-column-width="16793*"/>
    </style:style>
    <style:style style:name="Table97.C" style:family="table-column">
      <style:table-column-properties style:column-width="3.955cm" style:rel-column-width="15424*"/>
    </style:style>
    <style:style style:name="Table97.D" style:family="table-column">
      <style:table-column-properties style:column-width="5.085cm" style:rel-column-width="19834*"/>
    </style:style>
    <style:style style:name="Table97.A1" style:family="table-cell">
      <style:table-cell-properties fo:padding="0.097cm" fo:border="none"/>
    </style:style>
    <style:style style:name="Table97.D1" style:family="table-cell">
      <style:table-cell-properties fo:background-color="#e6e6ff" fo:padding="0.097cm" fo:border="0.002cm solid #000000">
        <style:background-image/>
      </style:table-cell-properties>
    </style:style>
    <style:style style:name="Table97.A2" style:family="table-cell">
      <style:table-cell-properties fo:padding="0.097cm" fo:border-left="0.002cm solid #000000" fo:border-right="none" fo:border-top="0.002cm solid #000000" fo:border-bottom="0.002cm solid #000000"/>
    </style:style>
    <style:style style:name="Table97.B2" style:family="table-cell">
      <style:table-cell-properties fo:padding="0.097cm" fo:border="0.002cm solid #000000"/>
    </style:style>
    <style:style style:name="Table97.A3" style:family="table-cell">
      <style:table-cell-properties fo:padding="0.097cm" fo:border-left="0.002cm solid #000000" fo:border-right="none" fo:border-top="none" fo:border-bottom="0.002cm solid #000000"/>
    </style:style>
    <style:style style:name="Table97.B3.2" style:family="table-column">
      <style:table-column-properties style:column-width="9.042cm" style:rel-column-width="35258*"/>
    </style:style>
    <style:style style:name="Table97.B3.1" style:family="table-row">
      <style:table-row-properties style:min-row-height="0.097cm"/>
    </style:style>
    <style:style style:name="Table97.B3.2.1"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3.531cm" style:rel-column-width="13615*"/>
    </style:style>
    <style:style style:name="Table38.B" style:family="table-column">
      <style:table-column-properties style:column-width="13.467cm" style:rel-column-width="51920*"/>
    </style:style>
    <style:style style:name="Table38.A1" style:family="table-cell">
      <style:table-cell-properties fo:background-color="#cccc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805cm" table:align="margins"/>
    </style:style>
    <style:style style:name="Table39.A" style:family="table-column">
      <style:table-column-properties style:column-width="3.457cm" style:rel-column-width="13484*"/>
    </style:style>
    <style:style style:name="Table39.B" style:family="table-column">
      <style:table-column-properties style:column-width="4.306cm" style:rel-column-width="16793*"/>
    </style:style>
    <style:style style:name="Table39.C" style:family="table-column">
      <style:table-column-properties style:column-width="3.955cm" style:rel-column-width="15424*"/>
    </style:style>
    <style:style style:name="Table39.D" style:family="table-column">
      <style:table-column-properties style:column-width="5.085cm" style:rel-column-width="19834*"/>
    </style:style>
    <style:style style:name="Table39.A1" style:family="table-cell">
      <style:table-cell-properties fo:padding="0.097cm" fo:border="none"/>
    </style:style>
    <style:style style:name="Table39.D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0.002cm solid #000000" fo:border-bottom="0.002cm solid #000000"/>
    </style:style>
    <style:style style:name="Table39.B2" style:family="table-cell">
      <style:table-cell-properties fo:padding="0.097cm" fo:border="0.002cm solid #000000"/>
    </style:style>
    <style:style style:name="Table39.A3" style:family="table-cell">
      <style:table-cell-properties fo:padding="0.097cm" fo:border-left="0.002cm solid #000000" fo:border-right="none" fo:border-top="none" fo:border-bottom="0.002cm solid #000000"/>
    </style:style>
    <style:style style:name="Table39.B3.2" style:family="table-column">
      <style:table-column-properties style:column-width="9.042cm" style:rel-column-width="35258*"/>
    </style:style>
    <style:style style:name="Table39.B3.2.1"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3.531cm" style:rel-column-width="13615*"/>
    </style:style>
    <style:style style:name="Table40.B" style:family="table-column">
      <style:table-column-properties style:column-width="13.467cm" style:rel-column-width="51920*"/>
    </style:style>
    <style:style style:name="Table40.A1" style:family="table-cell">
      <style:table-cell-properties fo:background-color="#cccccc"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05cm" table:align="margins"/>
    </style:style>
    <style:style style:name="Table41.A" style:family="table-column">
      <style:table-column-properties style:column-width="3.457cm" style:rel-column-width="13484*"/>
    </style:style>
    <style:style style:name="Table41.B" style:family="table-column">
      <style:table-column-properties style:column-width="4.306cm" style:rel-column-width="16793*"/>
    </style:style>
    <style:style style:name="Table41.C" style:family="table-column">
      <style:table-column-properties style:column-width="3.955cm" style:rel-column-width="15424*"/>
    </style:style>
    <style:style style:name="Table41.D" style:family="table-column">
      <style:table-column-properties style:column-width="5.085cm" style:rel-column-width="19834*"/>
    </style:style>
    <style:style style:name="Table41.A1" style:family="table-cell">
      <style:table-cell-properties fo:padding="0.097cm" fo:border="none"/>
    </style:style>
    <style:style style:name="Table41.D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none" fo:border-top="0.002cm solid #000000" fo:border-bottom="0.002cm solid #000000"/>
    </style:style>
    <style:style style:name="Table41.B2" style:family="table-cell">
      <style:table-cell-properties fo:padding="0.097cm" fo:border="0.002cm solid #000000"/>
    </style:style>
    <style:style style:name="Table41.A3" style:family="table-cell">
      <style:table-cell-properties fo:padding="0.097cm" fo:border-left="0.002cm solid #000000" fo:border-right="none" fo:border-top="none" fo:border-bottom="0.002cm solid #000000"/>
    </style:style>
    <style:style style:name="Table41.B3.2" style:family="table-column">
      <style:table-column-properties style:column-width="9.042cm" style:rel-column-width="35258*"/>
    </style:style>
    <style:style style:name="Table41.B3.2.1"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3.531cm" style:rel-column-width="13615*"/>
    </style:style>
    <style:style style:name="Table42.B" style:family="table-column">
      <style:table-column-properties style:column-width="13.467cm" style:rel-column-width="51920*"/>
    </style:style>
    <style:style style:name="Table42.A1" style:family="table-cell">
      <style:table-cell-properties fo:background-color="#cccc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3" style:family="table">
      <style:table-properties style:width="16.805cm" table:align="margins"/>
    </style:style>
    <style:style style:name="Table43.A" style:family="table-column">
      <style:table-column-properties style:column-width="3.457cm" style:rel-column-width="13484*"/>
    </style:style>
    <style:style style:name="Table43.B" style:family="table-column">
      <style:table-column-properties style:column-width="4.306cm" style:rel-column-width="16793*"/>
    </style:style>
    <style:style style:name="Table43.C" style:family="table-column">
      <style:table-column-properties style:column-width="3.955cm" style:rel-column-width="15424*"/>
    </style:style>
    <style:style style:name="Table43.D" style:family="table-column">
      <style:table-column-properties style:column-width="5.085cm" style:rel-column-width="19834*"/>
    </style:style>
    <style:style style:name="Table43.A1" style:family="table-cell">
      <style:table-cell-properties fo:padding="0.097cm" fo:border="none"/>
    </style:style>
    <style:style style:name="Table43.D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0.002cm solid #000000" fo:border-bottom="0.002cm solid #000000"/>
    </style:style>
    <style:style style:name="Table43.B2" style:family="table-cell">
      <style:table-cell-properties fo:padding="0.097cm" fo:border="0.002cm solid #000000"/>
    </style:style>
    <style:style style:name="Table43.A3" style:family="table-cell">
      <style:table-cell-properties fo:padding="0.097cm" fo:border-left="0.002cm solid #000000" fo:border-right="none" fo:border-top="none" fo:border-bottom="0.002cm solid #000000"/>
    </style:style>
    <style:style style:name="Table43.B3.2" style:family="table-column">
      <style:table-column-properties style:column-width="9.042cm" style:rel-column-width="35258*"/>
    </style:style>
    <style:style style:name="Table43.B3.2.1"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3.531cm" style:rel-column-width="13615*"/>
    </style:style>
    <style:style style:name="Table44.B" style:family="table-column">
      <style:table-column-properties style:column-width="13.467cm" style:rel-column-width="51920*"/>
    </style:style>
    <style:style style:name="Table44.A1" style:family="table-cell">
      <style:table-cell-properties fo:background-color="#cccc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805cm" table:align="margins"/>
    </style:style>
    <style:style style:name="Table45.A" style:family="table-column">
      <style:table-column-properties style:column-width="3.457cm" style:rel-column-width="13484*"/>
    </style:style>
    <style:style style:name="Table45.B" style:family="table-column">
      <style:table-column-properties style:column-width="4.306cm" style:rel-column-width="16793*"/>
    </style:style>
    <style:style style:name="Table45.C" style:family="table-column">
      <style:table-column-properties style:column-width="3.955cm" style:rel-column-width="15424*"/>
    </style:style>
    <style:style style:name="Table45.D" style:family="table-column">
      <style:table-column-properties style:column-width="5.085cm" style:rel-column-width="19834*"/>
    </style:style>
    <style:style style:name="Table45.A1" style:family="table-cell">
      <style:table-cell-properties fo:padding="0.097cm" fo:border="none"/>
    </style:style>
    <style:style style:name="Table45.D1" style:family="table-cell">
      <style:table-cell-properties fo:background-color="#e6e6ff" fo:padding="0.097cm" fo:border="0.002cm solid #000000">
        <style:background-image/>
      </style:table-cell-properties>
    </style:style>
    <style:style style:name="Table45.A2" style:family="table-cell">
      <style:table-cell-properties fo:padding="0.097cm" fo:border-left="0.002cm solid #000000" fo:border-right="none" fo:border-top="0.002cm solid #000000" fo:border-bottom="0.002cm solid #000000"/>
    </style:style>
    <style:style style:name="Table45.B2" style:family="table-cell">
      <style:table-cell-properties fo:padding="0.097cm" fo:border="0.002cm solid #000000"/>
    </style:style>
    <style:style style:name="Table45.A3" style:family="table-cell">
      <style:table-cell-properties fo:padding="0.097cm" fo:border-left="0.002cm solid #000000" fo:border-right="none" fo:border-top="none" fo:border-bottom="0.002cm solid #000000"/>
    </style:style>
    <style:style style:name="Table45.C3"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3.531cm" style:rel-column-width="13615*"/>
    </style:style>
    <style:style style:name="Table46.B" style:family="table-column">
      <style:table-column-properties style:column-width="13.467cm" style:rel-column-width="51920*"/>
    </style:style>
    <style:style style:name="Table46.A1" style:family="table-cell">
      <style:table-cell-properties fo:background-color="#ccccc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805cm" table:align="margins"/>
    </style:style>
    <style:style style:name="Table47.A" style:family="table-column">
      <style:table-column-properties style:column-width="3.457cm" style:rel-column-width="13484*"/>
    </style:style>
    <style:style style:name="Table47.B" style:family="table-column">
      <style:table-column-properties style:column-width="4.306cm" style:rel-column-width="16793*"/>
    </style:style>
    <style:style style:name="Table47.C" style:family="table-column">
      <style:table-column-properties style:column-width="3.955cm" style:rel-column-width="15424*"/>
    </style:style>
    <style:style style:name="Table47.D" style:family="table-column">
      <style:table-column-properties style:column-width="5.085cm" style:rel-column-width="19834*"/>
    </style:style>
    <style:style style:name="Table47.A1" style:family="table-cell">
      <style:table-cell-properties fo:padding="0.097cm" fo:border="none"/>
    </style:style>
    <style:style style:name="Table47.D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0.002cm solid #000000" fo:border-bottom="0.002cm solid #000000"/>
    </style:style>
    <style:style style:name="Table47.B2" style:family="table-cell">
      <style:table-cell-properties fo:padding="0.097cm" fo:border="0.002cm solid #000000"/>
    </style:style>
    <style:style style:name="Table47.A3" style:family="table-cell">
      <style:table-cell-properties fo:padding="0.097cm" fo:border-left="0.002cm solid #000000" fo:border-right="none" fo:border-top="none" fo:border-bottom="0.002cm solid #000000"/>
    </style:style>
    <style:style style:name="Table47.C3"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3.531cm" style:rel-column-width="13615*"/>
    </style:style>
    <style:style style:name="Table48.B" style:family="table-column">
      <style:table-column-properties style:column-width="13.467cm" style:rel-column-width="51920*"/>
    </style:style>
    <style:style style:name="Table48.A1" style:family="table-cell">
      <style:table-cell-properties fo:background-color="#cccccc"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05cm" table:align="margins"/>
    </style:style>
    <style:style style:name="Table49.A" style:family="table-column">
      <style:table-column-properties style:column-width="3.457cm" style:rel-column-width="13484*"/>
    </style:style>
    <style:style style:name="Table49.B" style:family="table-column">
      <style:table-column-properties style:column-width="4.306cm" style:rel-column-width="16793*"/>
    </style:style>
    <style:style style:name="Table49.C" style:family="table-column">
      <style:table-column-properties style:column-width="3.955cm" style:rel-column-width="15424*"/>
    </style:style>
    <style:style style:name="Table49.D" style:family="table-column">
      <style:table-column-properties style:column-width="5.085cm" style:rel-column-width="19834*"/>
    </style:style>
    <style:style style:name="Table49.A1" style:family="table-cell">
      <style:table-cell-properties fo:padding="0.097cm" fo:border="none"/>
    </style:style>
    <style:style style:name="Table49.D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0.002cm solid #000000" fo:border-bottom="0.002cm solid #000000"/>
    </style:style>
    <style:style style:name="Table49.B2" style:family="table-cell">
      <style:table-cell-properties fo:padding="0.097cm" fo:border="0.002cm solid #000000"/>
    </style:style>
    <style:style style:name="Table49.A3" style:family="table-cell">
      <style:table-cell-properties fo:padding="0.097cm" fo:border-left="0.002cm solid #000000" fo:border-right="none" fo:border-top="none" fo:border-bottom="0.002cm solid #000000"/>
    </style:style>
    <style:style style:name="Table49.C3"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3.531cm" style:rel-column-width="13615*"/>
    </style:style>
    <style:style style:name="Table50.B" style:family="table-column">
      <style:table-column-properties style:column-width="13.467cm" style:rel-column-width="51920*"/>
    </style:style>
    <style:style style:name="Table50.A1" style:family="table-cell">
      <style:table-cell-properties fo:background-color="#cccccc"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805cm" table:align="margins"/>
    </style:style>
    <style:style style:name="Table51.A" style:family="table-column">
      <style:table-column-properties style:column-width="3.457cm" style:rel-column-width="13484*"/>
    </style:style>
    <style:style style:name="Table51.B" style:family="table-column">
      <style:table-column-properties style:column-width="4.306cm" style:rel-column-width="16793*"/>
    </style:style>
    <style:style style:name="Table51.C" style:family="table-column">
      <style:table-column-properties style:column-width="3.955cm" style:rel-column-width="15424*"/>
    </style:style>
    <style:style style:name="Table51.D" style:family="table-column">
      <style:table-column-properties style:column-width="5.085cm" style:rel-column-width="19834*"/>
    </style:style>
    <style:style style:name="Table51.A1" style:family="table-cell">
      <style:table-cell-properties fo:padding="0.097cm" fo:border="none"/>
    </style:style>
    <style:style style:name="Table51.D1" style:family="table-cell">
      <style:table-cell-properties fo:background-color="#e6e6ff" fo:padding="0.097cm" fo:border="0.002cm solid #000000">
        <style:background-image/>
      </style:table-cell-properties>
    </style:style>
    <style:style style:name="Table51.A2" style:family="table-cell">
      <style:table-cell-properties fo:padding="0.097cm" fo:border-left="0.002cm solid #000000" fo:border-right="none" fo:border-top="0.002cm solid #000000" fo:border-bottom="0.002cm solid #000000"/>
    </style:style>
    <style:style style:name="Table51.B2" style:family="table-cell">
      <style:table-cell-properties fo:padding="0.097cm" fo:border="0.002cm solid #000000"/>
    </style:style>
    <style:style style:name="Table51.A3" style:family="table-cell">
      <style:table-cell-properties fo:padding="0.097cm" fo:border-left="0.002cm solid #000000" fo:border-right="none" fo:border-top="none" fo:border-bottom="0.002cm solid #000000"/>
    </style:style>
    <style:style style:name="Table51.C3" style:family="table-cell">
      <style:table-cell-properties fo:padding="0.097cm" fo:border-left="0.002cm solid #000000" fo:border-right="0.002cm solid #000000" fo:border-top="none" fo:border-bottom="0.002cm solid #000000"/>
    </style:style>
    <style:style style:name="Table51.B5.2" style:family="table-column">
      <style:table-column-properties style:column-width="9.042cm" style:rel-column-width="35258*"/>
    </style:style>
    <style:style style:name="Table111" style:family="table">
      <style:table-properties style:width="16.999cm" table:align="margins"/>
    </style:style>
    <style:style style:name="Table111.A" style:family="table-column">
      <style:table-column-properties style:column-width="3.531cm" style:rel-column-width="13615*"/>
    </style:style>
    <style:style style:name="Table111.B" style:family="table-column">
      <style:table-column-properties style:column-width="13.467cm" style:rel-column-width="51920*"/>
    </style:style>
    <style:style style:name="Table111.A1" style:family="table-cell">
      <style:table-cell-properties fo:background-color="#cccccc" fo:padding="0.097cm" fo:border="0.002cm solid #000000">
        <style:background-image/>
      </style:table-cell-properties>
    </style:style>
    <style:style style:name="Table111.A2" style:family="table-cell">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0.002cm solid #000000" fo:border-top="none" fo:border-bottom="0.002cm solid #000000"/>
    </style:style>
    <style:style style:name="Table112" style:family="table">
      <style:table-properties style:width="16.805cm" table:align="margins"/>
    </style:style>
    <style:style style:name="Table112.A" style:family="table-column">
      <style:table-column-properties style:column-width="3.457cm" style:rel-column-width="13484*"/>
    </style:style>
    <style:style style:name="Table112.B" style:family="table-column">
      <style:table-column-properties style:column-width="4.306cm" style:rel-column-width="16793*"/>
    </style:style>
    <style:style style:name="Table112.C" style:family="table-column">
      <style:table-column-properties style:column-width="3.955cm" style:rel-column-width="15424*"/>
    </style:style>
    <style:style style:name="Table112.D" style:family="table-column">
      <style:table-column-properties style:column-width="5.085cm" style:rel-column-width="19834*"/>
    </style:style>
    <style:style style:name="Table112.A1" style:family="table-cell">
      <style:table-cell-properties fo:padding="0.097cm" fo:border="none"/>
    </style:style>
    <style:style style:name="Table112.D1" style:family="table-cell">
      <style:table-cell-properties fo:background-color="#e6e6ff" fo:padding="0.097cm" fo:border="0.002cm solid #000000">
        <style:background-image/>
      </style:table-cell-properties>
    </style:style>
    <style:style style:name="Table112.A2" style:family="table-cell">
      <style:table-cell-properties fo:padding="0.097cm" fo:border-left="0.002cm solid #000000" fo:border-right="none" fo:border-top="0.002cm solid #000000" fo:border-bottom="0.002cm solid #000000"/>
    </style:style>
    <style:style style:name="Table112.B2" style:family="table-cell">
      <style:table-cell-properties fo:padding="0.097cm" fo:border="0.002cm solid #000000"/>
    </style:style>
    <style:style style:name="Table112.A3" style:family="table-cell">
      <style:table-cell-properties fo:padding="0.097cm" fo:border-left="0.002cm solid #000000" fo:border-right="none" fo:border-top="none" fo:border-bottom="0.002cm solid #000000"/>
    </style:style>
    <style:style style:name="Table112.C3"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3.531cm" style:rel-column-width="13615*"/>
    </style:style>
    <style:style style:name="Table53.B" style:family="table-column">
      <style:table-column-properties style:column-width="13.467cm" style:rel-column-width="51920*"/>
    </style:style>
    <style:style style:name="Table53.A1" style:family="table-cell">
      <style:table-cell-properties fo:background-color="#cccc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805cm" table:align="margins"/>
    </style:style>
    <style:style style:name="Table54.A" style:family="table-column">
      <style:table-column-properties style:column-width="3.457cm" style:rel-column-width="13484*"/>
    </style:style>
    <style:style style:name="Table54.B" style:family="table-column">
      <style:table-column-properties style:column-width="4.306cm" style:rel-column-width="16793*"/>
    </style:style>
    <style:style style:name="Table54.C" style:family="table-column">
      <style:table-column-properties style:column-width="3.955cm" style:rel-column-width="15424*"/>
    </style:style>
    <style:style style:name="Table54.D" style:family="table-column">
      <style:table-column-properties style:column-width="5.085cm" style:rel-column-width="19834*"/>
    </style:style>
    <style:style style:name="Table54.A1" style:family="table-cell">
      <style:table-cell-properties fo:padding="0.097cm" fo:border="none"/>
    </style:style>
    <style:style style:name="Table54.D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0.002cm solid #000000" fo:border-bottom="0.002cm solid #000000"/>
    </style:style>
    <style:style style:name="Table54.B2" style:family="table-cell">
      <style:table-cell-properties fo:padding="0.097cm" fo:border="0.002cm solid #000000"/>
    </style:style>
    <style:style style:name="Table54.A3" style:family="table-cell">
      <style:table-cell-properties fo:padding="0.097cm" fo:border-left="0.002cm solid #000000" fo:border-right="none" fo:border-top="none" fo:border-bottom="0.002cm solid #000000"/>
    </style:style>
    <style:style style:name="Table54.C3"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3.531cm" style:rel-column-width="13615*"/>
    </style:style>
    <style:style style:name="Table55.B" style:family="table-column">
      <style:table-column-properties style:column-width="13.467cm" style:rel-column-width="51920*"/>
    </style:style>
    <style:style style:name="Table55.A1" style:family="table-cell">
      <style:table-cell-properties fo:background-color="#cccc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6.805cm" table:align="margins"/>
    </style:style>
    <style:style style:name="Table56.A" style:family="table-column">
      <style:table-column-properties style:column-width="3.457cm" style:rel-column-width="13484*"/>
    </style:style>
    <style:style style:name="Table56.B" style:family="table-column">
      <style:table-column-properties style:column-width="4.306cm" style:rel-column-width="16793*"/>
    </style:style>
    <style:style style:name="Table56.C" style:family="table-column">
      <style:table-column-properties style:column-width="3.955cm" style:rel-column-width="15424*"/>
    </style:style>
    <style:style style:name="Table56.D" style:family="table-column">
      <style:table-column-properties style:column-width="5.085cm" style:rel-column-width="19834*"/>
    </style:style>
    <style:style style:name="Table56.A1" style:family="table-cell">
      <style:table-cell-properties fo:padding="0.097cm" fo:border="none"/>
    </style:style>
    <style:style style:name="Table56.D1" style:family="table-cell">
      <style:table-cell-properties fo:background-color="#e6e6ff" fo:padding="0.097cm" fo:border="0.002cm solid #000000">
        <style:background-image/>
      </style:table-cell-properties>
    </style:style>
    <style:style style:name="Table56.A2" style:family="table-cell">
      <style:table-cell-properties fo:padding="0.097cm" fo:border-left="0.002cm solid #000000" fo:border-right="none" fo:border-top="0.002cm solid #000000" fo:border-bottom="0.002cm solid #000000"/>
    </style:style>
    <style:style style:name="Table56.B2" style:family="table-cell">
      <style:table-cell-properties fo:padding="0.097cm" fo:border="0.002cm solid #000000"/>
    </style:style>
    <style:style style:name="Table56.A3" style:family="table-cell">
      <style:table-cell-properties fo:padding="0.097cm" fo:border-left="0.002cm solid #000000" fo:border-right="none" fo:border-top="none" fo:border-bottom="0.002cm solid #000000"/>
    </style:style>
    <style:style style:name="Table56.B3.2" style:family="table-column">
      <style:table-column-properties style:column-width="9.042cm" style:rel-column-width="35258*"/>
    </style:style>
    <style:style style:name="Table56.B3.2.1"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3.531cm" style:rel-column-width="13615*"/>
    </style:style>
    <style:style style:name="Table57.B" style:family="table-column">
      <style:table-column-properties style:column-width="13.467cm" style:rel-column-width="51920*"/>
    </style:style>
    <style:style style:name="Table57.A1" style:family="table-cell">
      <style:table-cell-properties fo:background-color="#cccccc"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6.805cm" table:align="margins"/>
    </style:style>
    <style:style style:name="Table58.A" style:family="table-column">
      <style:table-column-properties style:column-width="3.457cm" style:rel-column-width="13484*"/>
    </style:style>
    <style:style style:name="Table58.B" style:family="table-column">
      <style:table-column-properties style:column-width="4.306cm" style:rel-column-width="16793*"/>
    </style:style>
    <style:style style:name="Table58.C" style:family="table-column">
      <style:table-column-properties style:column-width="3.955cm" style:rel-column-width="15424*"/>
    </style:style>
    <style:style style:name="Table58.D" style:family="table-column">
      <style:table-column-properties style:column-width="5.085cm" style:rel-column-width="19834*"/>
    </style:style>
    <style:style style:name="Table58.A1" style:family="table-cell">
      <style:table-cell-properties fo:padding="0.097cm" fo:border="none"/>
    </style:style>
    <style:style style:name="Table58.D1" style:family="table-cell">
      <style:table-cell-properties fo:background-color="#e6e6ff" fo:padding="0.097cm" fo:border="0.002cm solid #000000">
        <style:background-image/>
      </style:table-cell-properties>
    </style:style>
    <style:style style:name="Table58.A2" style:family="table-cell">
      <style:table-cell-properties fo:padding="0.097cm" fo:border-left="0.002cm solid #000000" fo:border-right="none" fo:border-top="0.002cm solid #000000" fo:border-bottom="0.002cm solid #000000"/>
    </style:style>
    <style:style style:name="Table58.B2" style:family="table-cell">
      <style:table-cell-properties fo:padding="0.097cm" fo:border="0.002cm solid #000000"/>
    </style:style>
    <style:style style:name="Table58.A3" style:family="table-cell">
      <style:table-cell-properties fo:padding="0.097cm" fo:border-left="0.002cm solid #000000" fo:border-right="none" fo:border-top="none" fo:border-bottom="0.002cm solid #000000"/>
    </style:style>
    <style:style style:name="Table58.B3.2" style:family="table-column">
      <style:table-column-properties style:column-width="9.042cm" style:rel-column-width="35258*"/>
    </style:style>
    <style:style style:name="Table58.B3.2.1"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3.531cm" style:rel-column-width="13615*"/>
    </style:style>
    <style:style style:name="Table59.B" style:family="table-column">
      <style:table-column-properties style:column-width="13.467cm" style:rel-column-width="51920*"/>
    </style:style>
    <style:style style:name="Table59.A1" style:family="table-cell">
      <style:table-cell-properties fo:background-color="#cccc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0" style:family="table">
      <style:table-properties style:width="16.805cm" table:align="margins"/>
    </style:style>
    <style:style style:name="Table60.A" style:family="table-column">
      <style:table-column-properties style:column-width="3.457cm" style:rel-column-width="13484*"/>
    </style:style>
    <style:style style:name="Table60.B" style:family="table-column">
      <style:table-column-properties style:column-width="4.306cm" style:rel-column-width="16793*"/>
    </style:style>
    <style:style style:name="Table60.C" style:family="table-column">
      <style:table-column-properties style:column-width="3.955cm" style:rel-column-width="15424*"/>
    </style:style>
    <style:style style:name="Table60.D" style:family="table-column">
      <style:table-column-properties style:column-width="5.085cm" style:rel-column-width="19834*"/>
    </style:style>
    <style:style style:name="Table60.A1" style:family="table-cell">
      <style:table-cell-properties fo:padding="0.097cm" fo:border="none"/>
    </style:style>
    <style:style style:name="Table60.D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0.002cm solid #000000" fo:border-bottom="0.002cm solid #000000"/>
    </style:style>
    <style:style style:name="Table60.B2" style:family="table-cell">
      <style:table-cell-properties fo:padding="0.097cm" fo:border="0.002cm solid #000000"/>
    </style:style>
    <style:style style:name="Table60.A3" style:family="table-cell">
      <style:table-cell-properties fo:padding="0.097cm" fo:border-left="0.002cm solid #000000" fo:border-right="none" fo:border-top="none" fo:border-bottom="0.002cm solid #000000"/>
    </style:style>
    <style:style style:name="Table60.B3.2" style:family="table-column">
      <style:table-column-properties style:column-width="9.042cm" style:rel-column-width="35258*"/>
    </style:style>
    <style:style style:name="Table60.B3.2.1"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3.531cm" style:rel-column-width="13615*"/>
    </style:style>
    <style:style style:name="Table11.B" style:family="table-column">
      <style:table-column-properties style:column-width="13.467cm" style:rel-column-width="51920*"/>
    </style:style>
    <style:style style:name="Table11.A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2" style:family="table">
      <style:table-properties style:width="16.805cm" table:align="margins"/>
    </style:style>
    <style:style style:name="Table52.A" style:family="table-column">
      <style:table-column-properties style:column-width="3.457cm" style:rel-column-width="13484*"/>
    </style:style>
    <style:style style:name="Table52.B" style:family="table-column">
      <style:table-column-properties style:column-width="4.306cm" style:rel-column-width="16793*"/>
    </style:style>
    <style:style style:name="Table52.C" style:family="table-column">
      <style:table-column-properties style:column-width="3.955cm" style:rel-column-width="15424*"/>
    </style:style>
    <style:style style:name="Table52.D" style:family="table-column">
      <style:table-column-properties style:column-width="5.085cm" style:rel-column-width="19834*"/>
    </style:style>
    <style:style style:name="Table52.A1" style:family="table-cell">
      <style:table-cell-properties fo:padding="0.097cm" fo:border="none"/>
    </style:style>
    <style:style style:name="Table52.D1" style:family="table-cell">
      <style:table-cell-properties fo:background-color="#e6e6ff" fo:padding="0.097cm" fo:border="0.002cm solid #000000">
        <style:background-image/>
      </style:table-cell-properties>
    </style:style>
    <style:style style:name="Table52.A2" style:family="table-cell">
      <style:table-cell-properties fo:padding="0.097cm" fo:border-left="0.002cm solid #000000" fo:border-right="none" fo:border-top="0.002cm solid #000000" fo:border-bottom="0.002cm solid #000000"/>
    </style:style>
    <style:style style:name="Table52.B2" style:family="table-cell">
      <style:table-cell-properties fo:padding="0.097cm" fo:border="0.002cm solid #000000"/>
    </style:style>
    <style:style style:name="Table52.A3" style:family="table-cell">
      <style:table-cell-properties fo:padding="0.097cm" fo:border-left="0.002cm solid #000000" fo:border-right="none" fo:border-top="none" fo:border-bottom="0.002cm solid #000000"/>
    </style:style>
    <style:style style:name="Table52.C3"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3.531cm" style:rel-column-width="13615*"/>
    </style:style>
    <style:style style:name="Table61.B" style:family="table-column">
      <style:table-column-properties style:column-width="13.467cm" style:rel-column-width="51920*"/>
    </style:style>
    <style:style style:name="Table61.A1" style:family="table-cell">
      <style:table-cell-properties fo:background-color="#cccc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2" style:family="table">
      <style:table-properties style:width="16.805cm" table:align="margins"/>
    </style:style>
    <style:style style:name="Table62.A" style:family="table-column">
      <style:table-column-properties style:column-width="3.457cm" style:rel-column-width="13484*"/>
    </style:style>
    <style:style style:name="Table62.B" style:family="table-column">
      <style:table-column-properties style:column-width="4.306cm" style:rel-column-width="16793*"/>
    </style:style>
    <style:style style:name="Table62.C" style:family="table-column">
      <style:table-column-properties style:column-width="3.955cm" style:rel-column-width="15424*"/>
    </style:style>
    <style:style style:name="Table62.D" style:family="table-column">
      <style:table-column-properties style:column-width="5.085cm" style:rel-column-width="19834*"/>
    </style:style>
    <style:style style:name="Table62.A1" style:family="table-cell">
      <style:table-cell-properties fo:padding="0.097cm" fo:border="none"/>
    </style:style>
    <style:style style:name="Table62.D1" style:family="table-cell">
      <style:table-cell-properties fo:background-color="#e6e6ff" fo:padding="0.097cm" fo:border="0.002cm solid #000000">
        <style:background-image/>
      </style:table-cell-properties>
    </style:style>
    <style:style style:name="Table62.A2" style:family="table-cell">
      <style:table-cell-properties fo:padding="0.097cm" fo:border-left="0.002cm solid #000000" fo:border-right="none" fo:border-top="0.002cm solid #000000" fo:border-bottom="0.002cm solid #000000"/>
    </style:style>
    <style:style style:name="Table62.B2" style:family="table-cell">
      <style:table-cell-properties fo:padding="0.097cm" fo:border="0.002cm solid #000000"/>
    </style:style>
    <style:style style:name="Table62.A3" style:family="table-cell">
      <style:table-cell-properties fo:padding="0.097cm" fo:border-left="0.002cm solid #000000" fo:border-right="none" fo:border-top="none" fo:border-bottom="0.002cm solid #000000"/>
    </style:style>
    <style:style style:name="Table62.C3" style:family="table-cell">
      <style:table-cell-properties fo:padding="0.097cm" fo:border-left="0.002cm solid #000000" fo:border-right="0.002cm solid #000000" fo:border-top="none" fo:border-bottom="0.002cm solid #000000"/>
    </style:style>
    <style:style style:name="Table62.B5.2" style:family="table-column">
      <style:table-column-properties style:column-width="9.042cm" style:rel-column-width="35258*"/>
    </style:style>
    <style:style style:name="Table63" style:family="table">
      <style:table-properties style:width="16.999cm" table:align="margins"/>
    </style:style>
    <style:style style:name="Table63.A" style:family="table-column">
      <style:table-column-properties style:column-width="3.531cm" style:rel-column-width="13615*"/>
    </style:style>
    <style:style style:name="Table63.B" style:family="table-column">
      <style:table-column-properties style:column-width="13.467cm" style:rel-column-width="51920*"/>
    </style:style>
    <style:style style:name="Table63.A1" style:family="table-cell">
      <style:table-cell-properties fo:background-color="#ccccc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6.805cm" table:align="margins"/>
    </style:style>
    <style:style style:name="Table64.A" style:family="table-column">
      <style:table-column-properties style:column-width="3.457cm" style:rel-column-width="13484*"/>
    </style:style>
    <style:style style:name="Table64.B" style:family="table-column">
      <style:table-column-properties style:column-width="4.306cm" style:rel-column-width="16793*"/>
    </style:style>
    <style:style style:name="Table64.C" style:family="table-column">
      <style:table-column-properties style:column-width="3.955cm" style:rel-column-width="15424*"/>
    </style:style>
    <style:style style:name="Table64.D" style:family="table-column">
      <style:table-column-properties style:column-width="5.085cm" style:rel-column-width="19834*"/>
    </style:style>
    <style:style style:name="Table64.A1" style:family="table-cell">
      <style:table-cell-properties fo:padding="0.097cm" fo:border="none"/>
    </style:style>
    <style:style style:name="Table64.D1" style:family="table-cell">
      <style:table-cell-properties fo:background-color="#e6e6ff" fo:padding="0.097cm" fo:border="0.002cm solid #000000">
        <style:background-image/>
      </style:table-cell-properties>
    </style:style>
    <style:style style:name="Table64.A2" style:family="table-cell">
      <style:table-cell-properties fo:padding="0.097cm" fo:border-left="0.002cm solid #000000" fo:border-right="none" fo:border-top="0.002cm solid #000000" fo:border-bottom="0.002cm solid #000000"/>
    </style:style>
    <style:style style:name="Table64.B2" style:family="table-cell">
      <style:table-cell-properties fo:padding="0.097cm" fo:border="0.002cm solid #000000"/>
    </style:style>
    <style:style style:name="Table64.A3" style:family="table-cell">
      <style:table-cell-properties fo:padding="0.097cm" fo:border-left="0.002cm solid #000000" fo:border-right="none" fo:border-top="none" fo:border-bottom="0.002cm solid #000000"/>
    </style:style>
    <style:style style:name="Table64.B3.2" style:family="table-column">
      <style:table-column-properties style:column-width="9.042cm" style:rel-column-width="35258*"/>
    </style:style>
    <style:style style:name="Table64.B3.2.1"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531cm" style:rel-column-width="13615*"/>
    </style:style>
    <style:style style:name="Table65.B" style:family="table-column">
      <style:table-column-properties style:column-width="13.467cm" style:rel-column-width="51920*"/>
    </style:style>
    <style:style style:name="Table65.A1" style:family="table-cell">
      <style:table-cell-properties fo:background-color="#cccc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6.805cm" table:align="margins"/>
    </style:style>
    <style:style style:name="Table66.A" style:family="table-column">
      <style:table-column-properties style:column-width="3.457cm" style:rel-column-width="13484*"/>
    </style:style>
    <style:style style:name="Table66.B" style:family="table-column">
      <style:table-column-properties style:column-width="4.306cm" style:rel-column-width="16793*"/>
    </style:style>
    <style:style style:name="Table66.C" style:family="table-column">
      <style:table-column-properties style:column-width="3.955cm" style:rel-column-width="15424*"/>
    </style:style>
    <style:style style:name="Table66.D" style:family="table-column">
      <style:table-column-properties style:column-width="5.085cm" style:rel-column-width="19834*"/>
    </style:style>
    <style:style style:name="Table66.A1" style:family="table-cell">
      <style:table-cell-properties fo:padding="0.097cm" fo:border="none"/>
    </style:style>
    <style:style style:name="Table66.D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none" fo:border-top="0.002cm solid #000000" fo:border-bottom="0.002cm solid #000000"/>
    </style:style>
    <style:style style:name="Table66.B2" style:family="table-cell">
      <style:table-cell-properties fo:padding="0.097cm" fo:border="0.002cm solid #000000"/>
    </style:style>
    <style:style style:name="Table66.A3" style:family="table-cell">
      <style:table-cell-properties fo:padding="0.097cm" fo:border-left="0.002cm solid #000000" fo:border-right="none" fo:border-top="none" fo:border-bottom="0.002cm solid #000000"/>
    </style:style>
    <style:style style:name="Table66.B3.2" style:family="table-column">
      <style:table-column-properties style:column-width="9.042cm" style:rel-column-width="35258*"/>
    </style:style>
    <style:style style:name="Table66.B3.2.1"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3.531cm" style:rel-column-width="13615*"/>
    </style:style>
    <style:style style:name="Table67.B" style:family="table-column">
      <style:table-column-properties style:column-width="13.467cm" style:rel-column-width="51920*"/>
    </style:style>
    <style:style style:name="Table67.A1" style:family="table-cell">
      <style:table-cell-properties fo:background-color="#cccc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6.805cm" table:align="margins"/>
    </style:style>
    <style:style style:name="Table68.A" style:family="table-column">
      <style:table-column-properties style:column-width="3.457cm" style:rel-column-width="13484*"/>
    </style:style>
    <style:style style:name="Table68.B" style:family="table-column">
      <style:table-column-properties style:column-width="4.306cm" style:rel-column-width="16793*"/>
    </style:style>
    <style:style style:name="Table68.C" style:family="table-column">
      <style:table-column-properties style:column-width="3.955cm" style:rel-column-width="15424*"/>
    </style:style>
    <style:style style:name="Table68.D" style:family="table-column">
      <style:table-column-properties style:column-width="5.085cm" style:rel-column-width="19834*"/>
    </style:style>
    <style:style style:name="Table68.A1" style:family="table-cell">
      <style:table-cell-properties fo:padding="0.097cm" fo:border="none"/>
    </style:style>
    <style:style style:name="Table68.D1" style:family="table-cell">
      <style:table-cell-properties fo:background-color="#e6e6ff" fo:padding="0.097cm" fo:border="0.002cm solid #000000">
        <style:background-image/>
      </style:table-cell-properties>
    </style:style>
    <style:style style:name="Table68.A2" style:family="table-cell">
      <style:table-cell-properties fo:padding="0.097cm" fo:border-left="0.002cm solid #000000" fo:border-right="none" fo:border-top="0.002cm solid #000000" fo:border-bottom="0.002cm solid #000000"/>
    </style:style>
    <style:style style:name="Table68.B2" style:family="table-cell">
      <style:table-cell-properties fo:padding="0.097cm" fo:border="0.002cm solid #000000"/>
    </style:style>
    <style:style style:name="Table68.A3" style:family="table-cell">
      <style:table-cell-properties fo:padding="0.097cm" fo:border-left="0.002cm solid #000000" fo:border-right="none" fo:border-top="none" fo:border-bottom="0.002cm solid #000000"/>
    </style:style>
    <style:style style:name="Table68.B3.2" style:family="table-column">
      <style:table-column-properties style:column-width="9.042cm" style:rel-column-width="35258*"/>
    </style:style>
    <style:style style:name="Table68.B3.2.1" style:family="table-cell">
      <style:table-cell-properties fo:padding="0.097cm" fo:border-left="0.002cm solid #000000" fo:border-right="0.002cm solid #000000" fo:border-top="none" fo:border-bottom="0.002cm solid #000000"/>
    </style:style>
    <style:style style:name="Table69" style:family="table">
      <style:table-properties style:width="16.999cm" table:align="margins"/>
    </style:style>
    <style:style style:name="Table69.A" style:family="table-column">
      <style:table-column-properties style:column-width="3.531cm" style:rel-column-width="13615*"/>
    </style:style>
    <style:style style:name="Table69.B" style:family="table-column">
      <style:table-column-properties style:column-width="13.467cm" style:rel-column-width="51920*"/>
    </style:style>
    <style:style style:name="Table69.A1" style:family="table-cell">
      <style:table-cell-properties fo:background-color="#ccccc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805cm" table:align="margins"/>
    </style:style>
    <style:style style:name="Table70.A" style:family="table-column">
      <style:table-column-properties style:column-width="3.457cm" style:rel-column-width="13484*"/>
    </style:style>
    <style:style style:name="Table70.B" style:family="table-column">
      <style:table-column-properties style:column-width="4.306cm" style:rel-column-width="16793*"/>
    </style:style>
    <style:style style:name="Table70.C" style:family="table-column">
      <style:table-column-properties style:column-width="3.955cm" style:rel-column-width="15424*"/>
    </style:style>
    <style:style style:name="Table70.D" style:family="table-column">
      <style:table-column-properties style:column-width="5.085cm" style:rel-column-width="19834*"/>
    </style:style>
    <style:style style:name="Table70.A1" style:family="table-cell">
      <style:table-cell-properties fo:padding="0.097cm" fo:border="none"/>
    </style:style>
    <style:style style:name="Table70.D1" style:family="table-cell">
      <style:table-cell-properties fo:background-color="#e6e6ff" fo:padding="0.097cm" fo:border="0.002cm solid #000000">
        <style:background-image/>
      </style:table-cell-properties>
    </style:style>
    <style:style style:name="Table70.A2" style:family="table-cell">
      <style:table-cell-properties fo:padding="0.097cm" fo:border-left="0.002cm solid #000000" fo:border-right="none" fo:border-top="0.002cm solid #000000" fo:border-bottom="0.002cm solid #000000"/>
    </style:style>
    <style:style style:name="Table70.B2" style:family="table-cell">
      <style:table-cell-properties fo:padding="0.097cm" fo:border="0.002cm solid #000000"/>
    </style:style>
    <style:style style:name="Table70.A3" style:family="table-cell">
      <style:table-cell-properties fo:padding="0.097cm" fo:border-left="0.002cm solid #000000" fo:border-right="none" fo:border-top="none" fo:border-bottom="0.002cm solid #000000"/>
    </style:style>
    <style:style style:name="Table70.C3"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style:style>
    <style:style style:name="Table71.A" style:family="table-column">
      <style:table-column-properties style:column-width="3.531cm" style:rel-column-width="13614*"/>
    </style:style>
    <style:style style:name="Table71.B" style:family="table-column">
      <style:table-column-properties style:column-width="13.467cm" style:rel-column-width="51921*"/>
    </style:style>
    <style:style style:name="Table71.A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6.805cm" table:align="margins"/>
    </style:style>
    <style:style style:name="Table72.A" style:family="table-column">
      <style:table-column-properties style:column-width="3.457cm" style:rel-column-width="13484*"/>
    </style:style>
    <style:style style:name="Table72.B" style:family="table-column">
      <style:table-column-properties style:column-width="4.306cm" style:rel-column-width="16793*"/>
    </style:style>
    <style:style style:name="Table72.C" style:family="table-column">
      <style:table-column-properties style:column-width="3.955cm" style:rel-column-width="15424*"/>
    </style:style>
    <style:style style:name="Table72.D" style:family="table-column">
      <style:table-column-properties style:column-width="5.085cm" style:rel-column-width="19834*"/>
    </style:style>
    <style:style style:name="Table72.A1" style:family="table-cell">
      <style:table-cell-properties fo:padding="0.097cm" fo:border="none"/>
    </style:style>
    <style:style style:name="Table72.D1" style:family="table-cell">
      <style:table-cell-properties fo:background-color="#e6e6ff" fo:padding="0.097cm" fo:border="0.002cm solid #000000">
        <style:background-image/>
      </style:table-cell-properties>
    </style:style>
    <style:style style:name="Table72.A2" style:family="table-cell">
      <style:table-cell-properties fo:padding="0.097cm" fo:border-left="0.002cm solid #000000" fo:border-right="none" fo:border-top="0.002cm solid #000000" fo:border-bottom="0.002cm solid #000000"/>
    </style:style>
    <style:style style:name="Table72.B2" style:family="table-cell">
      <style:table-cell-properties fo:padding="0.097cm" fo:border="0.002cm solid #000000"/>
    </style:style>
    <style:style style:name="Table72.A3" style:family="table-cell">
      <style:table-cell-properties fo:padding="0.097cm" fo:border-left="0.002cm solid #000000" fo:border-right="none" fo:border-top="none" fo:border-bottom="0.002cm solid #000000"/>
    </style:style>
    <style:style style:name="Table72.B3.2" style:family="table-column">
      <style:table-column-properties style:column-width="9.042cm" style:rel-column-width="35258*"/>
    </style:style>
    <style:style style:name="Table72.B3.2.1"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531cm" style:rel-column-width="13615*"/>
    </style:style>
    <style:style style:name="Table1.B" style:family="table-column">
      <style:table-column-properties style:column-width="13.467cm" style:rel-column-width="51920*"/>
    </style:style>
    <style:style style:name="Table1.A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3" style:family="table">
      <style:table-properties style:width="16.805cm" table:align="margins"/>
    </style:style>
    <style:style style:name="Table73.A" style:family="table-column">
      <style:table-column-properties style:column-width="3.457cm" style:rel-column-width="13484*"/>
    </style:style>
    <style:style style:name="Table73.B" style:family="table-column">
      <style:table-column-properties style:column-width="4.306cm" style:rel-column-width="16793*"/>
    </style:style>
    <style:style style:name="Table73.C" style:family="table-column">
      <style:table-column-properties style:column-width="3.955cm" style:rel-column-width="15424*"/>
    </style:style>
    <style:style style:name="Table73.D" style:family="table-column">
      <style:table-column-properties style:column-width="5.085cm" style:rel-column-width="19834*"/>
    </style:style>
    <style:style style:name="Table73.A1" style:family="table-cell">
      <style:table-cell-properties fo:padding="0.097cm" fo:border="none"/>
    </style:style>
    <style:style style:name="Table73.D1" style:family="table-cell">
      <style:table-cell-properties fo:background-color="#e6e6ff" fo:padding="0.097cm" fo:border="0.002cm solid #000000">
        <style:background-image/>
      </style:table-cell-properties>
    </style:style>
    <style:style style:name="Table73.A2" style:family="table-cell">
      <style:table-cell-properties fo:padding="0.097cm" fo:border-left="0.002cm solid #000000" fo:border-right="none" fo:border-top="0.002cm solid #000000" fo:border-bottom="0.002cm solid #000000"/>
    </style:style>
    <style:style style:name="Table73.B2" style:family="table-cell">
      <style:table-cell-properties fo:padding="0.097cm" fo:border="0.002cm solid #000000"/>
    </style:style>
    <style:style style:name="Table73.A3" style:family="table-cell">
      <style:table-cell-properties fo:padding="0.097cm" fo:border-left="0.002cm solid #000000" fo:border-right="none" fo:border-top="none" fo:border-bottom="0.002cm solid #000000"/>
    </style:style>
    <style:style style:name="Table73.B3.2" style:family="table-column">
      <style:table-column-properties style:column-width="9.042cm" style:rel-column-width="35258*"/>
    </style:style>
    <style:style style:name="Table73.B3.2.1"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3.531cm" style:rel-column-width="13615*"/>
    </style:style>
    <style:style style:name="Table74.B" style:family="table-column">
      <style:table-column-properties style:column-width="13.467cm" style:rel-column-width="51920*"/>
    </style:style>
    <style:style style:name="Table74.A1" style:family="table-cell">
      <style:table-cell-properties fo:background-color="#cccc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6.805cm" table:align="margins"/>
    </style:style>
    <style:style style:name="Table75.A" style:family="table-column">
      <style:table-column-properties style:column-width="3.457cm" style:rel-column-width="13484*"/>
    </style:style>
    <style:style style:name="Table75.B" style:family="table-column">
      <style:table-column-properties style:column-width="4.306cm" style:rel-column-width="16793*"/>
    </style:style>
    <style:style style:name="Table75.C" style:family="table-column">
      <style:table-column-properties style:column-width="3.955cm" style:rel-column-width="15424*"/>
    </style:style>
    <style:style style:name="Table75.D" style:family="table-column">
      <style:table-column-properties style:column-width="5.085cm" style:rel-column-width="19834*"/>
    </style:style>
    <style:style style:name="Table75.A1" style:family="table-cell">
      <style:table-cell-properties fo:padding="0.097cm" fo:border="none"/>
    </style:style>
    <style:style style:name="Table75.D1" style:family="table-cell">
      <style:table-cell-properties fo:background-color="#e6e6ff" fo:padding="0.097cm" fo:border="0.002cm solid #000000">
        <style:background-image/>
      </style:table-cell-properties>
    </style:style>
    <style:style style:name="Table75.A2" style:family="table-cell">
      <style:table-cell-properties fo:padding="0.097cm" fo:border-left="0.002cm solid #000000" fo:border-right="none" fo:border-top="0.002cm solid #000000" fo:border-bottom="0.002cm solid #000000"/>
    </style:style>
    <style:style style:name="Table75.B2" style:family="table-cell">
      <style:table-cell-properties fo:padding="0.097cm" fo:border="0.002cm solid #000000"/>
    </style:style>
    <style:style style:name="Table75.A3" style:family="table-cell">
      <style:table-cell-properties fo:padding="0.097cm" fo:border-left="0.002cm solid #000000" fo:border-right="none" fo:border-top="none" fo:border-bottom="0.002cm solid #000000"/>
    </style:style>
    <style:style style:name="Table75.B3.2" style:family="table-column">
      <style:table-column-properties style:column-width="9.042cm" style:rel-column-width="35258*"/>
    </style:style>
    <style:style style:name="Table75.B3.2.1"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3.531cm" style:rel-column-width="13615*"/>
    </style:style>
    <style:style style:name="Table76.B" style:family="table-column">
      <style:table-column-properties style:column-width="13.467cm" style:rel-column-width="51920*"/>
    </style:style>
    <style:style style:name="Table76.A1" style:family="table-cell">
      <style:table-cell-properties fo:background-color="#cccc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6.805cm" table:align="margins"/>
    </style:style>
    <style:style style:name="Table77.A" style:family="table-column">
      <style:table-column-properties style:column-width="3.457cm" style:rel-column-width="13484*"/>
    </style:style>
    <style:style style:name="Table77.B" style:family="table-column">
      <style:table-column-properties style:column-width="4.306cm" style:rel-column-width="16793*"/>
    </style:style>
    <style:style style:name="Table77.C" style:family="table-column">
      <style:table-column-properties style:column-width="3.955cm" style:rel-column-width="15424*"/>
    </style:style>
    <style:style style:name="Table77.D" style:family="table-column">
      <style:table-column-properties style:column-width="5.085cm" style:rel-column-width="19834*"/>
    </style:style>
    <style:style style:name="Table77.A1" style:family="table-cell">
      <style:table-cell-properties fo:padding="0.097cm" fo:border="none"/>
    </style:style>
    <style:style style:name="Table77.D1" style:family="table-cell">
      <style:table-cell-properties fo:background-color="#e6e6ff" fo:padding="0.097cm" fo:border="0.002cm solid #000000">
        <style:background-image/>
      </style:table-cell-properties>
    </style:style>
    <style:style style:name="Table77.A2" style:family="table-cell">
      <style:table-cell-properties fo:padding="0.097cm" fo:border-left="0.002cm solid #000000" fo:border-right="none" fo:border-top="0.002cm solid #000000" fo:border-bottom="0.002cm solid #000000"/>
    </style:style>
    <style:style style:name="Table77.B2" style:family="table-cell">
      <style:table-cell-properties fo:padding="0.097cm" fo:border="0.002cm solid #000000"/>
    </style:style>
    <style:style style:name="Table77.A3" style:family="table-cell">
      <style:table-cell-properties fo:padding="0.097cm" fo:border-left="0.002cm solid #000000" fo:border-right="none" fo:border-top="none" fo:border-bottom="0.002cm solid #000000"/>
    </style:style>
    <style:style style:name="Table77.B3.2" style:family="table-column">
      <style:table-column-properties style:column-width="9.042cm" style:rel-column-width="35258*"/>
    </style:style>
    <style:style style:name="Table77.B3.2.1"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3.531cm" style:rel-column-width="13615*"/>
    </style:style>
    <style:style style:name="Table78.B" style:family="table-column">
      <style:table-column-properties style:column-width="13.467cm" style:rel-column-width="51920*"/>
    </style:style>
    <style:style style:name="Table78.A1" style:family="table-cell">
      <style:table-cell-properties fo:background-color="#ccccc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805cm" table:align="margins"/>
    </style:style>
    <style:style style:name="Table79.A" style:family="table-column">
      <style:table-column-properties style:column-width="3.457cm" style:rel-column-width="13484*"/>
    </style:style>
    <style:style style:name="Table79.B" style:family="table-column">
      <style:table-column-properties style:column-width="8.26cm" style:rel-column-width="32217*"/>
    </style:style>
    <style:style style:name="Table79.C" style:family="table-column">
      <style:table-column-properties style:column-width="5.085cm" style:rel-column-width="19834*"/>
    </style:style>
    <style:style style:name="Table79.A1" style:family="table-cell">
      <style:table-cell-properties fo:padding="0.097cm" fo:border="none"/>
    </style:style>
    <style:style style:name="Table79.C1" style:family="table-cell">
      <style:table-cell-properties fo:background-color="#e6e6ff" fo:padding="0.097cm" fo:border="0.002cm solid #000000">
        <style:background-image/>
      </style:table-cell-properties>
    </style:style>
    <style:style style:name="Table79.A2" style:family="table-cell">
      <style:table-cell-properties fo:padding="0.097cm" fo:border-left="0.002cm solid #000000" fo:border-right="none" fo:border-top="0.002cm solid #000000" fo:border-bottom="0.002cm solid #000000"/>
    </style:style>
    <style:style style:name="Table79.B2" style:family="table-cell">
      <style:table-cell-properties fo:padding="0.097cm" fo:border="0.002cm solid #000000"/>
    </style:style>
    <style:style style:name="Table79.A3" style:family="table-cell">
      <style:table-cell-properties fo:padding="0.097cm" fo:border-left="0.002cm solid #000000" fo:border-right="none" fo:border-top="none" fo:border-bottom="0.002cm solid #000000"/>
    </style:style>
    <style:style style:name="Table79.B3.1" style:family="table-column">
      <style:table-column-properties style:column-width="4.306cm" style:rel-column-width="16793*"/>
    </style:style>
    <style:style style:name="Table79.B3.2" style:family="table-column">
      <style:table-column-properties style:column-width="9.042cm" style:rel-column-width="35258*"/>
    </style:style>
    <style:style style:name="Table79.B3.2.1" style:family="table-cell">
      <style:table-cell-properties fo:padding="0.097cm" fo:border-left="0.002cm solid #000000" fo:border-right="0.002cm solid #000000" fo:border-top="none" fo:border-bottom="0.002cm solid #000000"/>
    </style:style>
    <style:style style:name="Table80" style:family="table">
      <style:table-properties style:width="16.999cm" table:align="margins"/>
    </style:style>
    <style:style style:name="Table80.A" style:family="table-column">
      <style:table-column-properties style:column-width="3.531cm" style:rel-column-width="13615*"/>
    </style:style>
    <style:style style:name="Table80.B" style:family="table-column">
      <style:table-column-properties style:column-width="13.467cm" style:rel-column-width="51920*"/>
    </style:style>
    <style:style style:name="Table80.A1" style:family="table-cell">
      <style:table-cell-properties fo:background-color="#cccc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1" style:family="table">
      <style:table-properties style:width="16.805cm" table:align="margins"/>
    </style:style>
    <style:style style:name="Table81.A" style:family="table-column">
      <style:table-column-properties style:column-width="3.457cm" style:rel-column-width="13484*"/>
    </style:style>
    <style:style style:name="Table81.B" style:family="table-column">
      <style:table-column-properties style:column-width="4.306cm" style:rel-column-width="16793*"/>
    </style:style>
    <style:style style:name="Table81.C" style:family="table-column">
      <style:table-column-properties style:column-width="3.955cm" style:rel-column-width="15424*"/>
    </style:style>
    <style:style style:name="Table81.D" style:family="table-column">
      <style:table-column-properties style:column-width="5.085cm" style:rel-column-width="19834*"/>
    </style:style>
    <style:style style:name="Table81.A1" style:family="table-cell">
      <style:table-cell-properties fo:padding="0.097cm" fo:border="none"/>
    </style:style>
    <style:style style:name="Table81.D1" style:family="table-cell">
      <style:table-cell-properties fo:background-color="#e6e6ff" fo:padding="0.097cm" fo:border="0.002cm solid #000000">
        <style:background-image/>
      </style:table-cell-properties>
    </style:style>
    <style:style style:name="Table81.A2" style:family="table-cell">
      <style:table-cell-properties fo:padding="0.097cm" fo:border-left="0.002cm solid #000000" fo:border-right="none" fo:border-top="0.002cm solid #000000" fo:border-bottom="0.002cm solid #000000"/>
    </style:style>
    <style:style style:name="Table81.B2" style:family="table-cell">
      <style:table-cell-properties fo:padding="0.097cm" fo:border="0.002cm solid #000000"/>
    </style:style>
    <style:style style:name="Table81.A3" style:family="table-cell">
      <style:table-cell-properties fo:padding="0.097cm" fo:border-left="0.002cm solid #000000" fo:border-right="none" fo:border-top="none" fo:border-bottom="0.002cm solid #000000"/>
    </style:style>
    <style:style style:name="Table81.C3"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531cm" style:rel-column-width="13615*"/>
    </style:style>
    <style:style style:name="Table2.B" style:family="table-column">
      <style:table-column-properties style:column-width="13.467cm" style:rel-column-width="51920*"/>
    </style:style>
    <style:style style:name="Table2.A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805cm" table:align="margins"/>
    </style:style>
    <style:style style:name="Table8.A" style:family="table-column">
      <style:table-column-properties style:column-width="3.457cm" style:rel-column-width="13484*"/>
    </style:style>
    <style:style style:name="Table8.B" style:family="table-column">
      <style:table-column-properties style:column-width="4.306cm" style:rel-column-width="16793*"/>
    </style:style>
    <style:style style:name="Table8.C" style:family="table-column">
      <style:table-column-properties style:column-width="3.955cm" style:rel-column-width="15424*"/>
    </style:style>
    <style:style style:name="Table8.D" style:family="table-column">
      <style:table-column-properties style:column-width="5.085cm" style:rel-column-width="19834*"/>
    </style:style>
    <style:style style:name="Table8.A1" style:family="table-cell">
      <style:table-cell-properties fo:padding="0.097cm" fo:border="none"/>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padding="0.097cm" fo:border-left="0.002cm solid #000000" fo:border-right="none" fo:border-top="0.002cm solid #000000" fo:border-bottom="0.002cm solid #000000"/>
    </style:style>
    <style:style style:name="Table8.B2" style:family="table-cell">
      <style:table-cell-properties fo:padding="0.097cm" fo:border="0.002cm solid #000000"/>
    </style:style>
    <style:style style:name="Table8.A3" style:family="table-cell">
      <style:table-cell-properties fo:padding="0.097cm" fo:border-left="0.002cm solid #000000" fo:border-right="none" fo:border-top="none" fo:border-bottom="0.002cm solid #000000"/>
    </style:style>
    <style:style style:name="Table8.C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31cm" style:rel-column-width="13615*"/>
    </style:style>
    <style:style style:name="Table4.B" style:family="table-column">
      <style:table-column-properties style:column-width="13.467cm" style:rel-column-width="51920*"/>
    </style:style>
    <style:style style:name="Table4.A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2" style:family="table">
      <style:table-properties style:width="16.805cm" table:align="margins"/>
    </style:style>
    <style:style style:name="Table82.A" style:family="table-column">
      <style:table-column-properties style:column-width="3.457cm" style:rel-column-width="13484*"/>
    </style:style>
    <style:style style:name="Table82.B" style:family="table-column">
      <style:table-column-properties style:column-width="4.306cm" style:rel-column-width="16793*"/>
    </style:style>
    <style:style style:name="Table82.C" style:family="table-column">
      <style:table-column-properties style:column-width="3.955cm" style:rel-column-width="15424*"/>
    </style:style>
    <style:style style:name="Table82.D" style:family="table-column">
      <style:table-column-properties style:column-width="5.085cm" style:rel-column-width="19834*"/>
    </style:style>
    <style:style style:name="Table82.A1" style:family="table-cell">
      <style:table-cell-properties fo:padding="0.097cm" fo:border="none"/>
    </style:style>
    <style:style style:name="Table82.D1" style:family="table-cell">
      <style:table-cell-properties fo:background-color="#e6e6ff" fo:padding="0.097cm" fo:border="0.002cm solid #000000">
        <style:background-image/>
      </style:table-cell-properties>
    </style:style>
    <style:style style:name="Table82.A2" style:family="table-cell">
      <style:table-cell-properties fo:padding="0.097cm" fo:border-left="0.002cm solid #000000" fo:border-right="none" fo:border-top="0.002cm solid #000000" fo:border-bottom="0.002cm solid #000000"/>
    </style:style>
    <style:style style:name="Table82.B2" style:family="table-cell">
      <style:table-cell-properties fo:padding="0.097cm" fo:border="0.002cm solid #000000"/>
    </style:style>
    <style:style style:name="Table82.A3" style:family="table-cell">
      <style:table-cell-properties fo:padding="0.097cm" fo:border-left="0.002cm solid #000000" fo:border-right="none" fo:border-top="none" fo:border-bottom="0.002cm solid #000000"/>
    </style:style>
    <style:style style:name="Table82.C3"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3.531cm" style:rel-column-width="13615*"/>
    </style:style>
    <style:style style:name="Table13.B" style:family="table-column">
      <style:table-column-properties style:column-width="13.467cm" style:rel-column-width="51920*"/>
    </style:style>
    <style:style style:name="Table13.A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83" style:family="table">
      <style:table-properties style:width="16.805cm" table:align="margins"/>
    </style:style>
    <style:style style:name="Table83.A" style:family="table-column">
      <style:table-column-properties style:column-width="3.457cm" style:rel-column-width="13484*"/>
    </style:style>
    <style:style style:name="Table83.B" style:family="table-column">
      <style:table-column-properties style:column-width="4.306cm" style:rel-column-width="16793*"/>
    </style:style>
    <style:style style:name="Table83.C" style:family="table-column">
      <style:table-column-properties style:column-width="3.955cm" style:rel-column-width="15424*"/>
    </style:style>
    <style:style style:name="Table83.D" style:family="table-column">
      <style:table-column-properties style:column-width="5.085cm" style:rel-column-width="19834*"/>
    </style:style>
    <style:style style:name="Table83.A1" style:family="table-cell">
      <style:table-cell-properties fo:padding="0.097cm" fo:border="none"/>
    </style:style>
    <style:style style:name="Table83.D1" style:family="table-cell">
      <style:table-cell-properties fo:background-color="#e6e6ff" fo:padding="0.097cm" fo:border="0.002cm solid #000000">
        <style:background-image/>
      </style:table-cell-properties>
    </style:style>
    <style:style style:name="Table83.A2" style:family="table-cell">
      <style:table-cell-properties fo:padding="0.097cm" fo:border-left="0.002cm solid #000000" fo:border-right="none" fo:border-top="0.002cm solid #000000" fo:border-bottom="0.002cm solid #000000"/>
    </style:style>
    <style:style style:name="Table83.B2" style:family="table-cell">
      <style:table-cell-properties fo:padding="0.097cm" fo:border="0.002cm solid #000000"/>
    </style:style>
    <style:style style:name="Table83.A3" style:family="table-cell">
      <style:table-cell-properties fo:padding="0.097cm" fo:border-left="0.002cm solid #000000" fo:border-right="none" fo:border-top="none" fo:border-bottom="0.002cm solid #000000"/>
    </style:style>
    <style:style style:name="Table83.C3" style:family="table-cell">
      <style:table-cell-properties fo:padding="0.097cm" fo:border-left="0.002cm solid #000000" fo:border-right="0.002cm solid #000000" fo:border-top="none" fo:border-bottom="0.002cm solid #000000"/>
    </style:style>
    <style:style style:name="Table84" style:family="table">
      <style:table-properties style:width="16.999cm" table:align="margins"/>
    </style:style>
    <style:style style:name="Table84.A" style:family="table-column">
      <style:table-column-properties style:column-width="3.531cm" style:rel-column-width="13615*"/>
    </style:style>
    <style:style style:name="Table84.B" style:family="table-column">
      <style:table-column-properties style:column-width="13.467cm" style:rel-column-width="51920*"/>
    </style:style>
    <style:style style:name="Table84.A1" style:family="table-cell">
      <style:table-cell-properties fo:background-color="#ccccc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6.805cm" table:align="margins"/>
    </style:style>
    <style:style style:name="Table85.A" style:family="table-column">
      <style:table-column-properties style:column-width="3.457cm" style:rel-column-width="13484*"/>
    </style:style>
    <style:style style:name="Table85.B" style:family="table-column">
      <style:table-column-properties style:column-width="4.306cm" style:rel-column-width="16793*"/>
    </style:style>
    <style:style style:name="Table85.C" style:family="table-column">
      <style:table-column-properties style:column-width="3.955cm" style:rel-column-width="15424*"/>
    </style:style>
    <style:style style:name="Table85.D" style:family="table-column">
      <style:table-column-properties style:column-width="5.085cm" style:rel-column-width="19834*"/>
    </style:style>
    <style:style style:name="Table85.A1" style:family="table-cell">
      <style:table-cell-properties fo:padding="0.097cm" fo:border="none"/>
    </style:style>
    <style:style style:name="Table85.D1" style:family="table-cell">
      <style:table-cell-properties fo:background-color="#e6e6ff" fo:padding="0.097cm" fo:border="0.002cm solid #000000">
        <style:background-image/>
      </style:table-cell-properties>
    </style:style>
    <style:style style:name="Table85.A2" style:family="table-cell">
      <style:table-cell-properties fo:padding="0.097cm" fo:border-left="0.002cm solid #000000" fo:border-right="none" fo:border-top="0.002cm solid #000000" fo:border-bottom="0.002cm solid #000000"/>
    </style:style>
    <style:style style:name="Table85.B2" style:family="table-cell">
      <style:table-cell-properties fo:padding="0.097cm" fo:border="0.002cm solid #000000"/>
    </style:style>
    <style:style style:name="Table85.A3" style:family="table-cell">
      <style:table-cell-properties fo:padding="0.097cm" fo:border-left="0.002cm solid #000000" fo:border-right="none" fo:border-top="none" fo:border-bottom="0.002cm solid #000000"/>
    </style:style>
    <style:style style:name="Table85.C3" style:family="table-cell">
      <style:table-cell-properties fo:padding="0.097cm" fo:border-left="0.002cm solid #000000" fo:border-right="0.002cm solid #000000" fo:border-top="none" fo:border-bottom="0.002cm solid #000000"/>
    </style:style>
    <style:style style:name="Table85.B5.2" style:family="table-column">
      <style:table-column-properties style:column-width="9.042cm" style:rel-column-width="35258*"/>
    </style:style>
    <style:style style:name="Table12" style:family="table">
      <style:table-properties style:width="16.999cm" table:align="margins"/>
    </style:style>
    <style:style style:name="Table12.A" style:family="table-column">
      <style:table-column-properties style:column-width="3.531cm" style:rel-column-width="13615*"/>
    </style:style>
    <style:style style:name="Table12.B" style:family="table-column">
      <style:table-column-properties style:column-width="13.467cm" style:rel-column-width="51920*"/>
    </style:style>
    <style:style style:name="Table12.A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2" style:family="table">
      <style:table-properties style:width="16.805cm" table:align="margins"/>
    </style:style>
    <style:style style:name="Table132.A" style:family="table-column">
      <style:table-column-properties style:column-width="3.457cm" style:rel-column-width="13484*"/>
    </style:style>
    <style:style style:name="Table132.B" style:family="table-column">
      <style:table-column-properties style:column-width="4.306cm" style:rel-column-width="16793*"/>
    </style:style>
    <style:style style:name="Table132.C" style:family="table-column">
      <style:table-column-properties style:column-width="3.955cm" style:rel-column-width="15424*"/>
    </style:style>
    <style:style style:name="Table132.D" style:family="table-column">
      <style:table-column-properties style:column-width="5.085cm" style:rel-column-width="19834*"/>
    </style:style>
    <style:style style:name="Table132.A1" style:family="table-cell">
      <style:table-cell-properties fo:padding="0.097cm" fo:border="none"/>
    </style:style>
    <style:style style:name="Table132.D1" style:family="table-cell">
      <style:table-cell-properties fo:background-color="#e6e6ff" fo:padding="0.097cm" fo:border="0.002cm solid #000000">
        <style:background-image/>
      </style:table-cell-properties>
    </style:style>
    <style:style style:name="Table132.A2" style:family="table-cell">
      <style:table-cell-properties fo:padding="0.097cm" fo:border-left="0.002cm solid #000000" fo:border-right="none" fo:border-top="0.002cm solid #000000" fo:border-bottom="0.002cm solid #000000"/>
    </style:style>
    <style:style style:name="Table132.B2" style:family="table-cell">
      <style:table-cell-properties fo:padding="0.097cm" fo:border="0.002cm solid #000000"/>
    </style:style>
    <style:style style:name="Table132.A3" style:family="table-cell">
      <style:table-cell-properties fo:padding="0.097cm" fo:border-left="0.002cm solid #000000" fo:border-right="none" fo:border-top="none" fo:border-bottom="0.002cm solid #000000"/>
    </style:style>
    <style:style style:name="Table132.C3" style:family="table-cell">
      <style:table-cell-properties fo:padding="0.097cm" fo:border-left="0.002cm solid #000000" fo:border-right="0.002cm solid #000000" fo:border-top="none" fo:border-bottom="0.002cm solid #000000"/>
    </style:style>
    <style:style style:name="Table132.B5.2" style:family="table-column">
      <style:table-column-properties style:column-width="9.042cm" style:rel-column-width="35258*"/>
    </style:style>
    <style:style style:name="Table132.B9.1" style:family="table-column">
      <style:table-column-properties style:column-width="4.293cm" style:rel-column-width="16744*"/>
    </style:style>
    <style:style style:name="Table132.B9.2" style:family="table-column">
      <style:table-column-properties style:column-width="9.054cm" style:rel-column-width="35307*"/>
    </style:style>
    <style:style style:name="Table86" style:family="table">
      <style:table-properties style:width="16.805cm" table:align="margins"/>
    </style:style>
    <style:style style:name="Table86.A" style:family="table-column">
      <style:table-column-properties style:column-width="3.457cm" style:rel-column-width="13484*"/>
    </style:style>
    <style:style style:name="Table86.B" style:family="table-column">
      <style:table-column-properties style:column-width="4.306cm" style:rel-column-width="16793*"/>
    </style:style>
    <style:style style:name="Table86.C" style:family="table-column">
      <style:table-column-properties style:column-width="3.955cm" style:rel-column-width="15424*"/>
    </style:style>
    <style:style style:name="Table86.D" style:family="table-column">
      <style:table-column-properties style:column-width="5.085cm" style:rel-column-width="19834*"/>
    </style:style>
    <style:style style:name="Table86.A1" style:family="table-cell">
      <style:table-cell-properties fo:padding="0.097cm" fo:border="none"/>
    </style:style>
    <style:style style:name="Table86.D1" style:family="table-cell">
      <style:table-cell-properties fo:background-color="#e6e6ff" fo:padding="0.097cm" fo:border="0.002cm solid #000000">
        <style:background-image/>
      </style:table-cell-properties>
    </style:style>
    <style:style style:name="Table86.A2" style:family="table-cell">
      <style:table-cell-properties fo:padding="0.097cm" fo:border-left="0.002cm solid #000000" fo:border-right="none" fo:border-top="0.002cm solid #000000" fo:border-bottom="0.002cm solid #000000"/>
    </style:style>
    <style:style style:name="Table86.B2" style:family="table-cell">
      <style:table-cell-properties fo:padding="0.097cm" fo:border="0.002cm solid #000000"/>
    </style:style>
    <style:style style:name="Table86.A3" style:family="table-cell">
      <style:table-cell-properties fo:padding="0.097cm" fo:border-left="0.002cm solid #000000" fo:border-right="none" fo:border-top="none" fo:border-bottom="0.002cm solid #000000"/>
    </style:style>
    <style:style style:name="Table86.C3" style:family="table-cell">
      <style:table-cell-properties fo:padding="0.097cm" fo:border-left="0.002cm solid #000000" fo:border-right="0.002cm solid #000000" fo:border-top="none" fo:border-bottom="0.002cm solid #000000"/>
    </style:style>
    <style:style style:name="Table86.B5.2" style:family="table-column">
      <style:table-column-properties style:column-width="9.042cm" style:rel-column-width="35258*"/>
    </style:style>
    <style:style style:name="Table86.B9.1" style:family="table-column">
      <style:table-column-properties style:column-width="4.293cm" style:rel-column-width="16744*"/>
    </style:style>
    <style:style style:name="Table86.B9.2" style:family="table-column">
      <style:table-column-properties style:column-width="9.054cm" style:rel-column-width="35307*"/>
    </style:style>
    <style:style style:name="Table109" style:family="table">
      <style:table-properties style:width="16.805cm" table:align="margins"/>
    </style:style>
    <style:style style:name="Table109.A" style:family="table-column">
      <style:table-column-properties style:column-width="3.457cm" style:rel-column-width="13484*"/>
    </style:style>
    <style:style style:name="Table109.B" style:family="table-column">
      <style:table-column-properties style:column-width="4.306cm" style:rel-column-width="16793*"/>
    </style:style>
    <style:style style:name="Table109.C" style:family="table-column">
      <style:table-column-properties style:column-width="3.955cm" style:rel-column-width="15424*"/>
    </style:style>
    <style:style style:name="Table109.D" style:family="table-column">
      <style:table-column-properties style:column-width="5.085cm" style:rel-column-width="19834*"/>
    </style:style>
    <style:style style:name="Table109.A1" style:family="table-cell">
      <style:table-cell-properties fo:padding="0.097cm" fo:border="none"/>
    </style:style>
    <style:style style:name="Table109.D1" style:family="table-cell">
      <style:table-cell-properties fo:background-color="#e6e6ff" fo:padding="0.097cm" fo:border="0.002cm solid #000000">
        <style:background-image/>
      </style:table-cell-properties>
    </style:style>
    <style:style style:name="Table109.A2" style:family="table-cell">
      <style:table-cell-properties fo:padding="0.097cm" fo:border-left="0.002cm solid #000000" fo:border-right="none" fo:border-top="0.002cm solid #000000" fo:border-bottom="0.002cm solid #000000"/>
    </style:style>
    <style:style style:name="Table109.B2" style:family="table-cell">
      <style:table-cell-properties fo:padding="0.097cm" fo:border="0.002cm solid #000000"/>
    </style:style>
    <style:style style:name="Table109.A3" style:family="table-cell">
      <style:table-cell-properties fo:padding="0.097cm" fo:border-left="0.002cm solid #000000" fo:border-right="none" fo:border-top="none" fo:border-bottom="0.002cm solid #000000"/>
    </style:style>
    <style:style style:name="Table109.C3" style:family="table-cell">
      <style:table-cell-properties fo:padding="0.097cm" fo:border-left="0.002cm solid #000000" fo:border-right="0.002cm solid #000000" fo:border-top="none" fo:border-bottom="0.002cm solid #000000"/>
    </style:style>
    <style:style style:name="Table109.B5.2" style:family="table-column">
      <style:table-column-properties style:column-width="9.042cm" style:rel-column-width="35258*"/>
    </style:style>
    <style:style style:name="Table109.B9.1" style:family="table-column">
      <style:table-column-properties style:column-width="4.293cm" style:rel-column-width="16744*"/>
    </style:style>
    <style:style style:name="Table109.B9.2" style:family="table-column">
      <style:table-column-properties style:column-width="9.054cm" style:rel-column-width="35307*"/>
    </style:style>
    <style:style style:name="Table89" style:family="table">
      <style:table-properties style:width="16.999cm" fo:break-before="page" table:align="margins"/>
    </style:style>
    <style:style style:name="Table89.A" style:family="table-column">
      <style:table-column-properties style:column-width="3.531cm" style:rel-column-width="13615*"/>
    </style:style>
    <style:style style:name="Table89.B" style:family="table-column">
      <style:table-column-properties style:column-width="13.467cm" style:rel-column-width="51920*"/>
    </style:style>
    <style:style style:name="Table89.A1" style:family="table-cell">
      <style:table-cell-properties fo:background-color="#cccc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6.805cm" table:align="margins"/>
    </style:style>
    <style:style style:name="Table90.A" style:family="table-column">
      <style:table-column-properties style:column-width="3.457cm" style:rel-column-width="13484*"/>
    </style:style>
    <style:style style:name="Table90.B" style:family="table-column">
      <style:table-column-properties style:column-width="4.306cm" style:rel-column-width="16793*"/>
    </style:style>
    <style:style style:name="Table90.C" style:family="table-column">
      <style:table-column-properties style:column-width="3.955cm" style:rel-column-width="15424*"/>
    </style:style>
    <style:style style:name="Table90.D" style:family="table-column">
      <style:table-column-properties style:column-width="5.085cm" style:rel-column-width="19834*"/>
    </style:style>
    <style:style style:name="Table90.A1" style:family="table-cell">
      <style:table-cell-properties fo:padding="0.097cm" fo:border="none"/>
    </style:style>
    <style:style style:name="Table90.D1" style:family="table-cell">
      <style:table-cell-properties fo:background-color="#e6e6ff" fo:padding="0.097cm" fo:border="0.002cm solid #000000">
        <style:background-image/>
      </style:table-cell-properties>
    </style:style>
    <style:style style:name="Table90.A2" style:family="table-cell">
      <style:table-cell-properties fo:padding="0.097cm" fo:border-left="0.002cm solid #000000" fo:border-right="none" fo:border-top="0.002cm solid #000000" fo:border-bottom="0.002cm solid #000000"/>
    </style:style>
    <style:style style:name="Table90.B2" style:family="table-cell">
      <style:table-cell-properties fo:padding="0.097cm" fo:border="0.002cm solid #000000"/>
    </style:style>
    <style:style style:name="Table90.A3" style:family="table-cell">
      <style:table-cell-properties fo:padding="0.097cm" fo:border-left="0.002cm solid #000000" fo:border-right="none" fo:border-top="none" fo:border-bottom="0.002cm solid #000000"/>
    </style:style>
    <style:style style:name="Table90.C3" style:family="table-cell">
      <style:table-cell-properties fo:padding="0.097cm" fo:border-left="0.002cm solid #000000" fo:border-right="0.002cm solid #000000" fo:border-top="none" fo:border-bottom="0.002cm solid #000000"/>
    </style:style>
    <style:style style:name="Table90.B5.2" style:family="table-column">
      <style:table-column-properties style:column-width="9.042cm" style:rel-column-width="35258*"/>
    </style:style>
    <style:style style:name="Table90.B9.1" style:family="table-column">
      <style:table-column-properties style:column-width="4.293cm" style:rel-column-width="16744*"/>
    </style:style>
    <style:style style:name="Table90.B9.2" style:family="table-column">
      <style:table-column-properties style:column-width="9.054cm" style:rel-column-width="35307*"/>
    </style:style>
    <style:style style:name="Table108" style:family="table">
      <style:table-properties style:width="16.805cm" table:align="margins"/>
    </style:style>
    <style:style style:name="Table108.A" style:family="table-column">
      <style:table-column-properties style:column-width="3.457cm" style:rel-column-width="13484*"/>
    </style:style>
    <style:style style:name="Table108.B" style:family="table-column">
      <style:table-column-properties style:column-width="4.306cm" style:rel-column-width="16793*"/>
    </style:style>
    <style:style style:name="Table108.C" style:family="table-column">
      <style:table-column-properties style:column-width="3.955cm" style:rel-column-width="15424*"/>
    </style:style>
    <style:style style:name="Table108.D" style:family="table-column">
      <style:table-column-properties style:column-width="5.085cm" style:rel-column-width="19834*"/>
    </style:style>
    <style:style style:name="Table108.A1" style:family="table-cell">
      <style:table-cell-properties fo:padding="0.097cm" fo:border="none"/>
    </style:style>
    <style:style style:name="Table108.D1" style:family="table-cell">
      <style:table-cell-properties fo:background-color="#e6e6ff" fo:padding="0.097cm" fo:border="0.002cm solid #000000">
        <style:background-image/>
      </style:table-cell-properties>
    </style:style>
    <style:style style:name="Table108.A2" style:family="table-cell">
      <style:table-cell-properties fo:padding="0.097cm" fo:border-left="0.002cm solid #000000" fo:border-right="none" fo:border-top="0.002cm solid #000000" fo:border-bottom="0.002cm solid #000000"/>
    </style:style>
    <style:style style:name="Table108.B2" style:family="table-cell">
      <style:table-cell-properties fo:padding="0.097cm" fo:border="0.002cm solid #000000"/>
    </style:style>
    <style:style style:name="Table108.A3" style:family="table-cell">
      <style:table-cell-properties fo:padding="0.097cm" fo:border-left="0.002cm solid #000000" fo:border-right="none" fo:border-top="none" fo:border-bottom="0.002cm solid #000000"/>
    </style:style>
    <style:style style:name="Table108.C3" style:family="table-cell">
      <style:table-cell-properties fo:padding="0.097cm" fo:border-left="0.002cm solid #000000" fo:border-right="0.002cm solid #000000" fo:border-top="none" fo:border-bottom="0.002cm solid #000000"/>
    </style:style>
    <style:style style:name="Table108.B5.2" style:family="table-column">
      <style:table-column-properties style:column-width="9.042cm" style:rel-column-width="35258*"/>
    </style:style>
    <style:style style:name="Table108.B9.1" style:family="table-column">
      <style:table-column-properties style:column-width="4.293cm" style:rel-column-width="16744*"/>
    </style:style>
    <style:style style:name="Table108.B9.2" style:family="table-column">
      <style:table-column-properties style:column-width="9.054cm" style:rel-column-width="35307*"/>
    </style:style>
    <style:style style:name="Table87" style:family="table">
      <style:table-properties style:width="16.999cm" table:align="margins"/>
    </style:style>
    <style:style style:name="Table87.A" style:family="table-column">
      <style:table-column-properties style:column-width="3.531cm" style:rel-column-width="13615*"/>
    </style:style>
    <style:style style:name="Table87.B" style:family="table-column">
      <style:table-column-properties style:column-width="13.467cm" style:rel-column-width="51920*"/>
    </style:style>
    <style:style style:name="Table87.A1" style:family="table-cell">
      <style:table-cell-properties fo:background-color="#ccccc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805cm" table:align="margins"/>
    </style:style>
    <style:style style:name="Table88.A" style:family="table-column">
      <style:table-column-properties style:column-width="3.457cm" style:rel-column-width="13484*"/>
    </style:style>
    <style:style style:name="Table88.B" style:family="table-column">
      <style:table-column-properties style:column-width="4.306cm" style:rel-column-width="16793*"/>
    </style:style>
    <style:style style:name="Table88.C" style:family="table-column">
      <style:table-column-properties style:column-width="3.955cm" style:rel-column-width="15424*"/>
    </style:style>
    <style:style style:name="Table88.D" style:family="table-column">
      <style:table-column-properties style:column-width="5.085cm" style:rel-column-width="19834*"/>
    </style:style>
    <style:style style:name="Table88.A1" style:family="table-cell">
      <style:table-cell-properties fo:padding="0.097cm" fo:border="none"/>
    </style:style>
    <style:style style:name="Table88.D1" style:family="table-cell">
      <style:table-cell-properties fo:background-color="#e6e6ff" fo:padding="0.097cm" fo:border="0.002cm solid #000000">
        <style:background-image/>
      </style:table-cell-properties>
    </style:style>
    <style:style style:name="Table88.A2" style:family="table-cell">
      <style:table-cell-properties fo:padding="0.097cm" fo:border-left="0.002cm solid #000000" fo:border-right="none" fo:border-top="0.002cm solid #000000" fo:border-bottom="0.002cm solid #000000"/>
    </style:style>
    <style:style style:name="Table88.B2" style:family="table-cell">
      <style:table-cell-properties fo:padding="0.097cm" fo:border="0.002cm solid #000000"/>
    </style:style>
    <style:style style:name="Table88.A3" style:family="table-cell">
      <style:table-cell-properties fo:padding="0.097cm" fo:border-left="0.002cm solid #000000" fo:border-right="none" fo:border-top="none" fo:border-bottom="0.002cm solid #000000"/>
    </style:style>
    <style:style style:name="Table88.C3" style:family="table-cell">
      <style:table-cell-properties fo:padding="0.097cm" fo:border-left="0.002cm solid #000000" fo:border-right="0.002cm solid #000000" fo:border-top="none" fo:border-bottom="0.002cm solid #000000"/>
    </style:style>
    <style:style style:name="Table88.B5.2" style:family="table-column">
      <style:table-column-properties style:column-width="9.042cm" style:rel-column-width="35258*"/>
    </style:style>
    <style:style style:name="Table91" style:family="table">
      <style:table-properties style:width="16.999cm" table:align="margins"/>
    </style:style>
    <style:style style:name="Table91.A" style:family="table-column">
      <style:table-column-properties style:column-width="3.531cm" style:rel-column-width="13615*"/>
    </style:style>
    <style:style style:name="Table91.B" style:family="table-column">
      <style:table-column-properties style:column-width="13.467cm" style:rel-column-width="51920*"/>
    </style:style>
    <style:style style:name="Table91.A1" style:family="table-cell">
      <style:table-cell-properties fo:background-color="#cccc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2" style:family="table">
      <style:table-properties style:width="16.805cm" table:align="margins"/>
    </style:style>
    <style:style style:name="Table92.A" style:family="table-column">
      <style:table-column-properties style:column-width="3.457cm" style:rel-column-width="13484*"/>
    </style:style>
    <style:style style:name="Table92.B" style:family="table-column">
      <style:table-column-properties style:column-width="4.306cm" style:rel-column-width="16793*"/>
    </style:style>
    <style:style style:name="Table92.C" style:family="table-column">
      <style:table-column-properties style:column-width="3.955cm" style:rel-column-width="15424*"/>
    </style:style>
    <style:style style:name="Table92.D" style:family="table-column">
      <style:table-column-properties style:column-width="5.085cm" style:rel-column-width="19834*"/>
    </style:style>
    <style:style style:name="Table92.A1" style:family="table-cell">
      <style:table-cell-properties fo:padding="0.097cm" fo:border="none"/>
    </style:style>
    <style:style style:name="Table92.D1" style:family="table-cell">
      <style:table-cell-properties fo:background-color="#e6e6ff" fo:padding="0.097cm" fo:border="0.002cm solid #000000">
        <style:background-image/>
      </style:table-cell-properties>
    </style:style>
    <style:style style:name="Table92.A2" style:family="table-cell">
      <style:table-cell-properties fo:padding="0.097cm" fo:border-left="0.002cm solid #000000" fo:border-right="none" fo:border-top="0.002cm solid #000000" fo:border-bottom="0.002cm solid #000000"/>
    </style:style>
    <style:style style:name="Table92.B2" style:family="table-cell">
      <style:table-cell-properties fo:padding="0.097cm" fo:border="0.002cm solid #000000"/>
    </style:style>
    <style:style style:name="Table92.A3" style:family="table-cell">
      <style:table-cell-properties fo:padding="0.097cm" fo:border-left="0.002cm solid #000000" fo:border-right="none" fo:border-top="none" fo:border-bottom="0.002cm solid #000000"/>
    </style:style>
    <style:style style:name="Table92.C3" style:family="table-cell">
      <style:table-cell-properties fo:padding="0.097cm" fo:border-left="0.002cm solid #000000" fo:border-right="0.002cm solid #000000" fo:border-top="none" fo:border-bottom="0.002cm solid #000000"/>
    </style:style>
    <style:style style:name="Table92.B5.2" style:family="table-column">
      <style:table-column-properties style:column-width="9.042cm" style:rel-column-width="35258*"/>
    </style:style>
    <style:style style:name="Table92.B7.1" style:family="table-column">
      <style:table-column-properties style:column-width="4.293cm" style:rel-column-width="16744*"/>
    </style:style>
    <style:style style:name="Table92.B7.2" style:family="table-column">
      <style:table-column-properties style:column-width="9.054cm" style:rel-column-width="35307*"/>
    </style:style>
    <style:style style:name="Table130" style:family="table">
      <style:table-properties style:width="16.999cm" table:align="margins"/>
    </style:style>
    <style:style style:name="Table130.A" style:family="table-column">
      <style:table-column-properties style:column-width="3.531cm" style:rel-column-width="13615*"/>
    </style:style>
    <style:style style:name="Table130.B" style:family="table-column">
      <style:table-column-properties style:column-width="13.467cm" style:rel-column-width="51920*"/>
    </style:style>
    <style:style style:name="Table130.A1" style:family="table-cell">
      <style:table-cell-properties fo:background-color="#cccc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fo:padding="0.097cm" fo:border-left="0.002cm solid #000000" fo:border-right="0.002cm solid #000000" fo:border-top="none" fo:border-bottom="0.002cm solid #000000"/>
    </style:style>
    <style:style style:name="Table131" style:family="table">
      <style:table-properties style:width="16.805cm" table:align="margins"/>
    </style:style>
    <style:style style:name="Table131.A" style:family="table-column">
      <style:table-column-properties style:column-width="3.457cm" style:rel-column-width="13484*"/>
    </style:style>
    <style:style style:name="Table131.B" style:family="table-column">
      <style:table-column-properties style:column-width="4.306cm" style:rel-column-width="16793*"/>
    </style:style>
    <style:style style:name="Table131.C" style:family="table-column">
      <style:table-column-properties style:column-width="3.955cm" style:rel-column-width="15424*"/>
    </style:style>
    <style:style style:name="Table131.D" style:family="table-column">
      <style:table-column-properties style:column-width="5.085cm" style:rel-column-width="19834*"/>
    </style:style>
    <style:style style:name="Table131.A1" style:family="table-cell">
      <style:table-cell-properties fo:padding="0.097cm" fo:border="none"/>
    </style:style>
    <style:style style:name="Table131.D1" style:family="table-cell">
      <style:table-cell-properties fo:background-color="#e6e6ff" fo:padding="0.097cm" fo:border="0.002cm solid #000000">
        <style:background-image/>
      </style:table-cell-properties>
    </style:style>
    <style:style style:name="Table131.A2" style:family="table-cell">
      <style:table-cell-properties fo:padding="0.097cm" fo:border-left="0.002cm solid #000000" fo:border-right="none" fo:border-top="0.002cm solid #000000" fo:border-bottom="0.002cm solid #000000"/>
    </style:style>
    <style:style style:name="Table131.B2" style:family="table-cell">
      <style:table-cell-properties fo:padding="0.097cm" fo:border="0.002cm solid #000000"/>
    </style:style>
    <style:style style:name="Table131.A3" style:family="table-cell">
      <style:table-cell-properties fo:padding="0.097cm" fo:border-left="0.002cm solid #000000" fo:border-right="none" fo:border-top="none" fo:border-bottom="0.002cm solid #000000"/>
    </style:style>
    <style:style style:name="Table131.C3" style:family="table-cell">
      <style:table-cell-properties fo:padding="0.097cm" fo:border-left="0.002cm solid #000000" fo:border-right="0.002cm solid #000000" fo:border-top="none" fo:border-bottom="0.002cm solid #000000"/>
    </style:style>
    <style:style style:name="Table131.B5.2" style:family="table-column">
      <style:table-column-properties style:column-width="9.042cm" style:rel-column-width="35258*"/>
    </style:style>
    <style:style style:name="Tabelle4" style:family="table">
      <style:table-properties style:width="16.999cm" table:align="margins"/>
    </style:style>
    <style:style style:name="Tabelle4.A" style:family="table-column">
      <style:table-column-properties style:column-width="3.531cm" style:rel-column-width="13614*"/>
    </style:style>
    <style:style style:name="Tabelle4.B" style:family="table-column">
      <style:table-column-properties style:column-width="13.467cm" style:rel-column-width="51921*"/>
    </style:style>
    <style:style style:name="Tabelle4.A1" style:family="table-cell">
      <style:table-cell-properties fo:background-color="#cccccc"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805cm" table:align="margins"/>
    </style:style>
    <style:style style:name="Tabelle5.A" style:family="table-column">
      <style:table-column-properties style:column-width="3.457cm" style:rel-column-width="13484*"/>
    </style:style>
    <style:style style:name="Tabelle5.B" style:family="table-column">
      <style:table-column-properties style:column-width="4.293cm" style:rel-column-width="16744*"/>
    </style:style>
    <style:style style:name="Tabelle5.C" style:family="table-column">
      <style:table-column-properties style:column-width="0.012cm" style:rel-column-width="49*"/>
    </style:style>
    <style:style style:name="Tabelle5.D" style:family="table-column">
      <style:table-column-properties style:column-width="3.955cm" style:rel-column-width="15424*"/>
    </style:style>
    <style:style style:name="Tabelle5.E" style:family="table-column">
      <style:table-column-properties style:column-width="5.085cm" style:rel-column-width="19834*"/>
    </style:style>
    <style:style style:name="Tabelle5.A1" style:family="table-cell">
      <style:table-cell-properties fo:padding="0.097cm" fo:border="none"/>
    </style:style>
    <style:style style:name="Tabelle5.E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0.002cm solid #000000" fo:border-bottom="0.002cm solid #000000"/>
    </style:style>
    <style:style style:name="Tabelle5.B2" style:family="table-cell">
      <style:table-cell-properties fo:padding="0.097cm" fo:border="0.002cm solid #000000"/>
    </style:style>
    <style:style style:name="Tabelle5.A3" style:family="table-cell">
      <style:table-cell-properties fo:padding="0.097cm" fo:border-left="0.002cm solid #000000" fo:border-right="none" fo:border-top="none" fo:border-bottom="0.002cm solid #000000"/>
    </style:style>
    <style:style style:name="Tabelle5.D3" style:family="table-cell">
      <style:table-cell-properties fo:padding="0.097cm" fo:border-left="0.002cm solid #000000" fo:border-right="0.002cm solid #000000" fo:border-top="none" fo:border-bottom="0.002cm solid #000000"/>
    </style:style>
    <style:style style:name="Tabelle5.B5.1" style:family="table-column">
      <style:table-column-properties style:column-width="4.306cm" style:rel-column-width="16793*"/>
    </style:style>
    <style:style style:name="Tabelle5.B5.2" style:family="table-column">
      <style:table-column-properties style:column-width="9.042cm" style:rel-column-width="35258*"/>
    </style:style>
    <style:style style:name="Tabelle5.13" style:family="table-row">
      <style:table-row-properties style:min-row-height="0.305cm"/>
    </style:style>
    <style:style style:name="Tabelle6" style:family="table">
      <style:table-properties style:width="16.999cm" table:align="margins"/>
    </style:style>
    <style:style style:name="Tabelle6.A" style:family="table-column">
      <style:table-column-properties style:column-width="3.531cm" style:rel-column-width="13615*"/>
    </style:style>
    <style:style style:name="Tabelle6.B" style:family="table-column">
      <style:table-column-properties style:column-width="13.467cm" style:rel-column-width="51920*"/>
    </style:style>
    <style:style style:name="Tabelle6.A1" style:family="table-cell">
      <style:table-cell-properties fo:background-color="#cccccc"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805cm" table:align="margins"/>
    </style:style>
    <style:style style:name="Tabelle7.A" style:family="table-column">
      <style:table-column-properties style:column-width="3.457cm" style:rel-column-width="13484*"/>
    </style:style>
    <style:style style:name="Tabelle7.B" style:family="table-column">
      <style:table-column-properties style:column-width="4.306cm" style:rel-column-width="16793*"/>
    </style:style>
    <style:style style:name="Tabelle7.C" style:family="table-column">
      <style:table-column-properties style:column-width="3.955cm" style:rel-column-width="15424*"/>
    </style:style>
    <style:style style:name="Tabelle7.D" style:family="table-column">
      <style:table-column-properties style:column-width="5.085cm" style:rel-column-width="19834*"/>
    </style:style>
    <style:style style:name="Tabelle7.A1" style:family="table-cell">
      <style:table-cell-properties fo:padding="0.097cm" fo:border="none"/>
    </style:style>
    <style:style style:name="Tabelle7.D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none" fo:border-top="0.002cm solid #000000" fo:border-bottom="0.002cm solid #000000"/>
    </style:style>
    <style:style style:name="Tabelle7.B2" style:family="table-cell">
      <style:table-cell-properties fo:padding="0.097cm" fo:border="0.002cm solid #000000"/>
    </style:style>
    <style:style style:name="Tabelle7.A3" style:family="table-cell">
      <style:table-cell-properties fo:padding="0.097cm" fo:border-left="0.002cm solid #000000" fo:border-right="none" fo:border-top="none" fo:border-bottom="0.002cm solid #000000"/>
    </style:style>
    <style:style style:name="Tabelle7.C3" style:family="table-cell">
      <style:table-cell-properties fo:padding="0.097cm" fo:border-left="0.002cm solid #000000" fo:border-right="0.002cm solid #000000" fo:border-top="none" fo:border-bottom="0.002cm solid #000000"/>
    </style:style>
    <style:style style:name="Tabelle7.B5.2" style:family="table-column">
      <style:table-column-properties style:column-width="9.042cm" style:rel-column-width="35258*"/>
    </style:style>
    <style:style style:name="Table100" style:family="table">
      <style:table-properties style:width="16.999cm" table:align="margins"/>
    </style:style>
    <style:style style:name="Table100.A" style:family="table-column">
      <style:table-column-properties style:column-width="3.531cm" style:rel-column-width="13615*"/>
    </style:style>
    <style:style style:name="Table100.B" style:family="table-column">
      <style:table-column-properties style:column-width="13.467cm" style:rel-column-width="51920*"/>
    </style:style>
    <style:style style:name="Table100.A1" style:family="table-cell">
      <style:table-cell-properties fo:background-color="#cccc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fo:padding="0.097cm" fo:border-left="0.002cm solid #000000" fo:border-right="0.002cm solid #000000" fo:border-top="none" fo:border-bottom="0.002cm solid #000000"/>
    </style:style>
    <style:style style:name="Table101" style:family="table">
      <style:table-properties style:width="16.805cm" table:align="margins"/>
    </style:style>
    <style:style style:name="Table101.A" style:family="table-column">
      <style:table-column-properties style:column-width="3.457cm" style:rel-column-width="13484*"/>
    </style:style>
    <style:style style:name="Table101.B" style:family="table-column">
      <style:table-column-properties style:column-width="4.306cm" style:rel-column-width="16793*"/>
    </style:style>
    <style:style style:name="Table101.C" style:family="table-column">
      <style:table-column-properties style:column-width="3.955cm" style:rel-column-width="15424*"/>
    </style:style>
    <style:style style:name="Table101.D" style:family="table-column">
      <style:table-column-properties style:column-width="5.085cm" style:rel-column-width="19834*"/>
    </style:style>
    <style:style style:name="Table101.A1" style:family="table-cell">
      <style:table-cell-properties fo:padding="0.097cm" fo:border="none"/>
    </style:style>
    <style:style style:name="Table101.D1" style:family="table-cell">
      <style:table-cell-properties fo:background-color="#e6e6ff" fo:padding="0.097cm" fo:border="0.002cm solid #000000">
        <style:background-image/>
      </style:table-cell-properties>
    </style:style>
    <style:style style:name="Table101.A2" style:family="table-cell">
      <style:table-cell-properties fo:padding="0.097cm" fo:border-left="0.002cm solid #000000" fo:border-right="none" fo:border-top="0.002cm solid #000000" fo:border-bottom="0.002cm solid #000000"/>
    </style:style>
    <style:style style:name="Table101.B2" style:family="table-cell">
      <style:table-cell-properties fo:padding="0.097cm" fo:border="0.002cm solid #000000"/>
    </style:style>
    <style:style style:name="Table101.A3" style:family="table-cell">
      <style:table-cell-properties fo:padding="0.097cm" fo:border-left="0.002cm solid #000000" fo:border-right="none" fo:border-top="none" fo:border-bottom="0.002cm solid #000000"/>
    </style:style>
    <style:style style:name="Table101.C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976cm" style:rel-column-width="19183*"/>
    </style:style>
    <style:style style:name="Tabelle8.B" style:family="table-column">
      <style:table-column-properties style:column-width="1.383cm" style:rel-column-width="5331*"/>
    </style:style>
    <style:style style:name="Tabelle8.C" style:family="table-column">
      <style:table-column-properties style:column-width="10.64cm" style:rel-column-width="41021*"/>
    </style:style>
    <style:style style:name="Tabelle8.A1" style:family="table-cell">
      <style:table-cell-properties fo:background-color="#e4e4e4"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4e4e4"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842cm" style:rel-column-width="10956*"/>
    </style:style>
    <style:style style:name="Tabelle2.B" style:family="table-column">
      <style:table-column-properties style:column-width="3.115cm" style:rel-column-width="12010*"/>
    </style:style>
    <style:style style:name="Tabelle2.C" style:family="table-column">
      <style:table-column-properties style:column-width="11.042cm" style:rel-column-width="4256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le113" style:family="table">
      <style:table-properties style:width="16.999cm" table:align="margins"/>
    </style:style>
    <style:style style:name="Table113.A" style:family="table-column">
      <style:table-column-properties style:column-width="3.531cm" style:rel-column-width="13614*"/>
    </style:style>
    <style:style style:name="Table113.B" style:family="table-column">
      <style:table-column-properties style:column-width="13.467cm" style:rel-column-width="51921*"/>
    </style:style>
    <style:style style:name="Table113.A1" style:family="table-cell">
      <style:table-cell-properties fo:background-color="#cccc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0.002cm solid #000000" fo:border-top="none" fo:border-bottom="0.002cm solid #000000"/>
    </style:style>
    <style:style style:name="Table114" style:family="table">
      <style:table-properties style:width="16.805cm" table:align="margins"/>
    </style:style>
    <style:style style:name="Table114.A" style:family="table-column">
      <style:table-column-properties style:column-width="3.457cm" style:rel-column-width="13484*"/>
    </style:style>
    <style:style style:name="Table114.B" style:family="table-column">
      <style:table-column-properties style:column-width="4.306cm" style:rel-column-width="16793*"/>
    </style:style>
    <style:style style:name="Table114.C" style:family="table-column">
      <style:table-column-properties style:column-width="3.955cm" style:rel-column-width="15424*"/>
    </style:style>
    <style:style style:name="Table114.D" style:family="table-column">
      <style:table-column-properties style:column-width="5.085cm" style:rel-column-width="19834*"/>
    </style:style>
    <style:style style:name="Table114.A1" style:family="table-cell">
      <style:table-cell-properties fo:padding="0.097cm" fo:border="none"/>
    </style:style>
    <style:style style:name="Table114.D1" style:family="table-cell">
      <style:table-cell-properties fo:background-color="#e6e6ff" fo:padding="0.097cm" fo:border="0.002cm solid #000000">
        <style:background-image/>
      </style:table-cell-properties>
    </style:style>
    <style:style style:name="Table114.A2" style:family="table-cell">
      <style:table-cell-properties fo:padding="0.097cm" fo:border-left="0.002cm solid #000000" fo:border-right="none" fo:border-top="0.002cm solid #000000" fo:border-bottom="0.002cm solid #000000"/>
    </style:style>
    <style:style style:name="Table114.B2" style:family="table-cell">
      <style:table-cell-properties fo:padding="0.097cm" fo:border="0.002cm solid #000000"/>
    </style:style>
    <style:style style:name="Table114.A3" style:family="table-cell">
      <style:table-cell-properties fo:padding="0.097cm" fo:border-left="0.002cm solid #000000" fo:border-right="none" fo:border-top="none" fo:border-bottom="0.002cm solid #000000"/>
    </style:style>
    <style:style style:name="Table114.B3.2" style:family="table-column">
      <style:table-column-properties style:column-width="9.042cm" style:rel-column-width="35258*"/>
    </style:style>
    <style:style style:name="Table114.B3.2.1" style:family="table-cell">
      <style:table-cell-properties fo:padding="0.097cm" fo:border-left="0.002cm solid #000000" fo:border-right="0.002cm solid #000000" fo:border-top="none" fo:border-bottom="0.002cm solid #000000"/>
    </style:style>
    <style:style style:name="Table115" style:family="table">
      <style:table-properties style:width="16.999cm" table:align="margins"/>
    </style:style>
    <style:style style:name="Table115.A" style:family="table-column">
      <style:table-column-properties style:column-width="3.531cm" style:rel-column-width="13614*"/>
    </style:style>
    <style:style style:name="Table115.B" style:family="table-column">
      <style:table-column-properties style:column-width="13.467cm" style:rel-column-width="51921*"/>
    </style:style>
    <style:style style:name="Table115.A1" style:family="table-cell">
      <style:table-cell-properties fo:background-color="#cccc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fo:padding="0.097cm" fo:border-left="0.002cm solid #000000" fo:border-right="0.002cm solid #000000" fo:border-top="none" fo:border-bottom="0.002cm solid #000000"/>
    </style:style>
    <style:style style:name="Table116" style:family="table">
      <style:table-properties style:width="16.805cm" table:align="margins"/>
    </style:style>
    <style:style style:name="Table116.A" style:family="table-column">
      <style:table-column-properties style:column-width="3.457cm" style:rel-column-width="13484*"/>
    </style:style>
    <style:style style:name="Table116.B" style:family="table-column">
      <style:table-column-properties style:column-width="4.306cm" style:rel-column-width="16793*"/>
    </style:style>
    <style:style style:name="Table116.C" style:family="table-column">
      <style:table-column-properties style:column-width="3.955cm" style:rel-column-width="15424*"/>
    </style:style>
    <style:style style:name="Table116.D" style:family="table-column">
      <style:table-column-properties style:column-width="5.085cm" style:rel-column-width="19834*"/>
    </style:style>
    <style:style style:name="Table116.A1" style:family="table-cell">
      <style:table-cell-properties fo:padding="0.097cm" fo:border="none"/>
    </style:style>
    <style:style style:name="Table116.D1" style:family="table-cell">
      <style:table-cell-properties fo:background-color="#e6e6ff" fo:padding="0.097cm" fo:border="0.002cm solid #000000">
        <style:background-image/>
      </style:table-cell-properties>
    </style:style>
    <style:style style:name="Table116.A2" style:family="table-cell">
      <style:table-cell-properties fo:padding="0.097cm" fo:border-left="0.002cm solid #000000" fo:border-right="none" fo:border-top="0.002cm solid #000000" fo:border-bottom="0.002cm solid #000000"/>
    </style:style>
    <style:style style:name="Table116.B2" style:family="table-cell">
      <style:table-cell-properties fo:padding="0.097cm" fo:border="0.002cm solid #000000"/>
    </style:style>
    <style:style style:name="Table116.A3" style:family="table-cell">
      <style:table-cell-properties fo:padding="0.097cm" fo:border-left="0.002cm solid #000000" fo:border-right="none" fo:border-top="none" fo:border-bottom="0.002cm solid #000000"/>
    </style:style>
    <style:style style:name="Table116.C3" style:family="table-cell">
      <style:table-cell-properties fo:padding="0.097cm" fo:border-left="0.002cm solid #000000" fo:border-right="0.002cm solid #000000" fo:border-top="none" fo:border-bottom="0.002cm solid #000000"/>
    </style:style>
    <style:style style:name="Table117" style:family="table">
      <style:table-properties style:width="16.999cm" table:align="margins"/>
    </style:style>
    <style:style style:name="Table117.A" style:family="table-column">
      <style:table-column-properties style:column-width="3.531cm" style:rel-column-width="13614*"/>
    </style:style>
    <style:style style:name="Table117.B" style:family="table-column">
      <style:table-column-properties style:column-width="13.467cm" style:rel-column-width="51921*"/>
    </style:style>
    <style:style style:name="Table117.A1" style:family="table-cell">
      <style:table-cell-properties fo:background-color="#cccccc" fo:padding="0.097cm" fo:border="0.002cm solid #000000">
        <style:background-image/>
      </style:table-cell-properties>
    </style:style>
    <style:style style:name="Table117.A2" style:family="table-cell">
      <style:table-cell-properties fo:padding="0.097cm" fo:border-left="0.002cm solid #000000" fo:border-right="none" fo:border-top="none" fo:border-bottom="0.002cm solid #000000"/>
    </style:style>
    <style:style style:name="Table117.B2" style:family="table-cell">
      <style:table-cell-properties fo:padding="0.097cm" fo:border-left="0.002cm solid #000000" fo:border-right="0.002cm solid #000000" fo:border-top="none" fo:border-bottom="0.002cm solid #000000"/>
    </style:style>
    <style:style style:name="Table118" style:family="table">
      <style:table-properties style:width="16.805cm" table:align="margins"/>
    </style:style>
    <style:style style:name="Table118.A" style:family="table-column">
      <style:table-column-properties style:column-width="3.457cm" style:rel-column-width="13484*"/>
    </style:style>
    <style:style style:name="Table118.B" style:family="table-column">
      <style:table-column-properties style:column-width="4.306cm" style:rel-column-width="16793*"/>
    </style:style>
    <style:style style:name="Table118.C" style:family="table-column">
      <style:table-column-properties style:column-width="3.955cm" style:rel-column-width="15424*"/>
    </style:style>
    <style:style style:name="Table118.D" style:family="table-column">
      <style:table-column-properties style:column-width="5.085cm" style:rel-column-width="19834*"/>
    </style:style>
    <style:style style:name="Table118.A1" style:family="table-cell">
      <style:table-cell-properties fo:padding="0.097cm" fo:border="none"/>
    </style:style>
    <style:style style:name="Table118.D1" style:family="table-cell">
      <style:table-cell-properties fo:background-color="#e6e6ff" fo:padding="0.097cm" fo:border="0.002cm solid #000000">
        <style:background-image/>
      </style:table-cell-properties>
    </style:style>
    <style:style style:name="Table118.A2" style:family="table-cell">
      <style:table-cell-properties fo:padding="0.097cm" fo:border-left="0.002cm solid #000000" fo:border-right="none" fo:border-top="0.002cm solid #000000" fo:border-bottom="0.002cm solid #000000"/>
    </style:style>
    <style:style style:name="Table118.B2" style:family="table-cell">
      <style:table-cell-properties fo:padding="0.097cm" fo:border="0.002cm solid #000000"/>
    </style:style>
    <style:style style:name="Table118.A3" style:family="table-cell">
      <style:table-cell-properties fo:padding="0.097cm" fo:border-left="0.002cm solid #000000" fo:border-right="none" fo:border-top="none" fo:border-bottom="0.002cm solid #000000"/>
    </style:style>
    <style:style style:name="Table118.B3.2" style:family="table-column">
      <style:table-column-properties style:column-width="9.042cm" style:rel-column-width="35258*"/>
    </style:style>
    <style:style style:name="Table118.B3.2.1" style:family="table-cell">
      <style:table-cell-properties fo:padding="0.097cm" fo:border-left="0.002cm solid #000000" fo:border-right="0.002cm solid #000000" fo:border-top="none" fo:border-bottom="0.002cm solid #000000"/>
    </style:style>
    <style:style style:name="Table119" style:family="table">
      <style:table-properties style:width="16.999cm" table:align="margins"/>
    </style:style>
    <style:style style:name="Table119.A" style:family="table-column">
      <style:table-column-properties style:column-width="3.531cm" style:rel-column-width="13614*"/>
    </style:style>
    <style:style style:name="Table119.B" style:family="table-column">
      <style:table-column-properties style:column-width="13.467cm" style:rel-column-width="51921*"/>
    </style:style>
    <style:style style:name="Table119.A1" style:family="table-cell">
      <style:table-cell-properties fo:background-color="#cccc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0.002cm solid #000000" fo:border-top="none" fo:border-bottom="0.002cm solid #000000"/>
    </style:style>
    <style:style style:name="Table120" style:family="table">
      <style:table-properties style:width="16.805cm" table:align="margins"/>
    </style:style>
    <style:style style:name="Table120.A" style:family="table-column">
      <style:table-column-properties style:column-width="3.457cm" style:rel-column-width="13484*"/>
    </style:style>
    <style:style style:name="Table120.B" style:family="table-column">
      <style:table-column-properties style:column-width="4.306cm" style:rel-column-width="16793*"/>
    </style:style>
    <style:style style:name="Table120.C" style:family="table-column">
      <style:table-column-properties style:column-width="3.955cm" style:rel-column-width="15424*"/>
    </style:style>
    <style:style style:name="Table120.D" style:family="table-column">
      <style:table-column-properties style:column-width="5.085cm" style:rel-column-width="19834*"/>
    </style:style>
    <style:style style:name="Table120.A1" style:family="table-cell">
      <style:table-cell-properties fo:padding="0.097cm" fo:border="none"/>
    </style:style>
    <style:style style:name="Table120.D1" style:family="table-cell">
      <style:table-cell-properties fo:background-color="#e6e6ff" fo:padding="0.097cm" fo:border="0.002cm solid #000000">
        <style:background-image/>
      </style:table-cell-properties>
    </style:style>
    <style:style style:name="Table120.A2" style:family="table-cell">
      <style:table-cell-properties fo:padding="0.097cm" fo:border-left="0.002cm solid #000000" fo:border-right="none" fo:border-top="0.002cm solid #000000" fo:border-bottom="0.002cm solid #000000"/>
    </style:style>
    <style:style style:name="Table120.B2" style:family="table-cell">
      <style:table-cell-properties fo:padding="0.097cm" fo:border="0.002cm solid #000000"/>
    </style:style>
    <style:style style:name="Table120.A3" style:family="table-cell">
      <style:table-cell-properties fo:padding="0.097cm" fo:border-left="0.002cm solid #000000" fo:border-right="none" fo:border-top="none" fo:border-bottom="0.002cm solid #000000"/>
    </style:style>
    <style:style style:name="Table120.B3.2" style:family="table-column">
      <style:table-column-properties style:column-width="9.042cm" style:rel-column-width="35258*"/>
    </style:style>
    <style:style style:name="Table120.B3.2.1" style:family="table-cell">
      <style:table-cell-properties fo:padding="0.097cm" fo:border-left="0.002cm solid #000000" fo:border-right="0.002cm solid #000000" fo:border-top="none" fo:border-bottom="0.002cm solid #000000"/>
    </style:style>
    <style:style style:name="Table125" style:family="table">
      <style:table-properties style:width="16.999cm" table:align="margins"/>
    </style:style>
    <style:style style:name="Table125.A" style:family="table-column">
      <style:table-column-properties style:column-width="3.531cm" style:rel-column-width="13614*"/>
    </style:style>
    <style:style style:name="Table125.B" style:family="table-column">
      <style:table-column-properties style:column-width="13.467cm" style:rel-column-width="51921*"/>
    </style:style>
    <style:style style:name="Table125.A1" style:family="table-cell">
      <style:table-cell-properties fo:background-color="#cccc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fo:padding="0.097cm" fo:border-left="0.002cm solid #000000" fo:border-right="0.002cm solid #000000" fo:border-top="none" fo:border-bottom="0.002cm solid #000000"/>
    </style:style>
    <style:style style:name="Table129" style:family="table">
      <style:table-properties style:width="16.805cm" table:align="margins"/>
    </style:style>
    <style:style style:name="Table129.A" style:family="table-column">
      <style:table-column-properties style:column-width="3.457cm" style:rel-column-width="13484*"/>
    </style:style>
    <style:style style:name="Table129.B" style:family="table-column">
      <style:table-column-properties style:column-width="4.306cm" style:rel-column-width="16793*"/>
    </style:style>
    <style:style style:name="Table129.C" style:family="table-column">
      <style:table-column-properties style:column-width="3.955cm" style:rel-column-width="15424*"/>
    </style:style>
    <style:style style:name="Table129.D" style:family="table-column">
      <style:table-column-properties style:column-width="5.085cm" style:rel-column-width="19834*"/>
    </style:style>
    <style:style style:name="Table129.A1" style:family="table-cell">
      <style:table-cell-properties fo:padding="0.097cm" fo:border="none"/>
    </style:style>
    <style:style style:name="Table129.D1" style:family="table-cell">
      <style:table-cell-properties fo:background-color="#e6e6ff" fo:padding="0.097cm" fo:border="0.002cm solid #000000">
        <style:background-image/>
      </style:table-cell-properties>
    </style:style>
    <style:style style:name="Table129.A2" style:family="table-cell">
      <style:table-cell-properties fo:padding="0.097cm" fo:border-left="0.002cm solid #000000" fo:border-right="none" fo:border-top="0.002cm solid #000000" fo:border-bottom="0.002cm solid #000000"/>
    </style:style>
    <style:style style:name="Table129.B2" style:family="table-cell">
      <style:table-cell-properties fo:padding="0.097cm" fo:border="0.002cm solid #000000"/>
    </style:style>
    <style:style style:name="Table129.A3" style:family="table-cell">
      <style:table-cell-properties fo:padding="0.097cm" fo:border-left="0.002cm solid #000000" fo:border-right="none" fo:border-top="none" fo:border-bottom="0.002cm solid #000000"/>
    </style:style>
    <style:style style:name="Table129.B3.2" style:family="table-column">
      <style:table-column-properties style:column-width="9.042cm" style:rel-column-width="35258*"/>
    </style:style>
    <style:style style:name="Table129.B3.2.1" style:family="table-cell">
      <style:table-cell-properties fo:padding="0.097cm" fo:border-left="0.002cm solid #000000" fo:border-right="0.002cm solid #000000" fo:border-top="none" fo:border-bottom="0.002cm solid #000000"/>
    </style:style>
    <style:style style:name="Table126" style:family="table">
      <style:table-properties style:width="16.805cm" table:align="margins"/>
    </style:style>
    <style:style style:name="Table126.A" style:family="table-column">
      <style:table-column-properties style:column-width="3.457cm" style:rel-column-width="13484*"/>
    </style:style>
    <style:style style:name="Table126.B" style:family="table-column">
      <style:table-column-properties style:column-width="4.306cm" style:rel-column-width="16793*"/>
    </style:style>
    <style:style style:name="Table126.C" style:family="table-column">
      <style:table-column-properties style:column-width="3.955cm" style:rel-column-width="15424*"/>
    </style:style>
    <style:style style:name="Table126.D" style:family="table-column">
      <style:table-column-properties style:column-width="5.085cm" style:rel-column-width="19834*"/>
    </style:style>
    <style:style style:name="Table126.A1" style:family="table-cell">
      <style:table-cell-properties fo:padding="0.097cm" fo:border="none"/>
    </style:style>
    <style:style style:name="Table126.D1" style:family="table-cell">
      <style:table-cell-properties fo:background-color="#e6e6ff" fo:padding="0.097cm" fo:border="0.002cm solid #000000">
        <style:background-image/>
      </style:table-cell-properties>
    </style:style>
    <style:style style:name="Table126.A2" style:family="table-cell">
      <style:table-cell-properties fo:padding="0.097cm" fo:border-left="0.002cm solid #000000" fo:border-right="none" fo:border-top="0.002cm solid #000000" fo:border-bottom="0.002cm solid #000000"/>
    </style:style>
    <style:style style:name="Table126.B2" style:family="table-cell">
      <style:table-cell-properties fo:padding="0.097cm" fo:border="0.002cm solid #000000"/>
    </style:style>
    <style:style style:name="Table126.A3" style:family="table-cell">
      <style:table-cell-properties fo:padding="0.097cm" fo:border-left="0.002cm solid #000000" fo:border-right="none" fo:border-top="none" fo:border-bottom="0.002cm solid #000000"/>
    </style:style>
    <style:style style:name="Table126.C3" style:family="table-cell">
      <style:table-cell-properties fo:padding="0.097cm" fo:border-left="0.002cm solid #000000" fo:border-right="0.002cm solid #000000" fo:border-top="none" fo:border-bottom="0.002cm solid #000000"/>
    </style:style>
    <style:style style:name="Table123" style:family="table">
      <style:table-properties style:width="16.999cm" table:align="margins"/>
    </style:style>
    <style:style style:name="Table123.A" style:family="table-column">
      <style:table-column-properties style:column-width="3.531cm" style:rel-column-width="13614*"/>
    </style:style>
    <style:style style:name="Table123.B" style:family="table-column">
      <style:table-column-properties style:column-width="13.467cm" style:rel-column-width="51921*"/>
    </style:style>
    <style:style style:name="Table123.A1" style:family="table-cell">
      <style:table-cell-properties fo:background-color="#cccccc" fo:padding="0.097cm" fo:border="0.002cm solid #000000">
        <style:background-image/>
      </style:table-cell-properties>
    </style:style>
    <style:style style:name="Table123.A2" style:family="table-cell">
      <style:table-cell-properties fo:padding="0.097cm" fo:border-left="0.002cm solid #000000" fo:border-right="none" fo:border-top="none" fo:border-bottom="0.002cm solid #000000"/>
    </style:style>
    <style:style style:name="Table123.B2" style:family="table-cell">
      <style:table-cell-properties fo:padding="0.097cm" fo:border-left="0.002cm solid #000000" fo:border-right="0.002cm solid #000000" fo:border-top="none" fo:border-bottom="0.002cm solid #000000"/>
    </style:style>
    <style:style style:name="Table124" style:family="table">
      <style:table-properties style:width="16.805cm" table:align="margins"/>
    </style:style>
    <style:style style:name="Table124.A" style:family="table-column">
      <style:table-column-properties style:column-width="3.457cm" style:rel-column-width="13484*"/>
    </style:style>
    <style:style style:name="Table124.B" style:family="table-column">
      <style:table-column-properties style:column-width="4.306cm" style:rel-column-width="16793*"/>
    </style:style>
    <style:style style:name="Table124.C" style:family="table-column">
      <style:table-column-properties style:column-width="3.955cm" style:rel-column-width="15424*"/>
    </style:style>
    <style:style style:name="Table124.D" style:family="table-column">
      <style:table-column-properties style:column-width="5.085cm" style:rel-column-width="19834*"/>
    </style:style>
    <style:style style:name="Table124.A1" style:family="table-cell">
      <style:table-cell-properties fo:padding="0.097cm" fo:border="none"/>
    </style:style>
    <style:style style:name="Table124.D1" style:family="table-cell">
      <style:table-cell-properties fo:background-color="#e6e6ff" fo:padding="0.097cm" fo:border="0.002cm solid #000000">
        <style:background-image/>
      </style:table-cell-properties>
    </style:style>
    <style:style style:name="Table124.A2" style:family="table-cell">
      <style:table-cell-properties fo:padding="0.097cm" fo:border-left="0.002cm solid #000000" fo:border-right="none" fo:border-top="0.002cm solid #000000" fo:border-bottom="0.002cm solid #000000"/>
    </style:style>
    <style:style style:name="Table124.B2" style:family="table-cell">
      <style:table-cell-properties fo:padding="0.097cm" fo:border="0.002cm solid #000000"/>
    </style:style>
    <style:style style:name="Table124.3" style:family="table-row">
      <style:table-row-properties style:min-row-height="0.099cm"/>
    </style:style>
    <style:style style:name="Table124.A3" style:family="table-cell">
      <style:table-cell-properties fo:padding="0.097cm" fo:border-left="0.002cm solid #000000" fo:border-right="none" fo:border-top="none" fo:border-bottom="0.002cm solid #000000"/>
    </style:style>
    <style:style style:name="Table124.C3" style:family="table-cell">
      <style:table-cell-properties fo:padding="0.097cm" fo:border-left="0.002cm solid #000000" fo:border-right="0.002cm solid #000000" fo:border-top="none" fo:border-bottom="0.002cm solid #000000"/>
    </style:style>
    <style:style style:name="Table127" style:family="table">
      <style:table-properties style:width="16.999cm" table:align="margins"/>
    </style:style>
    <style:style style:name="Table127.A" style:family="table-column">
      <style:table-column-properties style:column-width="3.531cm" style:rel-column-width="13614*"/>
    </style:style>
    <style:style style:name="Table127.B" style:family="table-column">
      <style:table-column-properties style:column-width="13.467cm" style:rel-column-width="51921*"/>
    </style:style>
    <style:style style:name="Table127.A1" style:family="table-cell">
      <style:table-cell-properties fo:background-color="#cccc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fo:padding="0.097cm" fo:border-left="0.002cm solid #000000" fo:border-right="0.002cm solid #000000" fo:border-top="none" fo:border-bottom="0.002cm solid #000000"/>
    </style:style>
    <style:style style:name="Table128" style:family="table">
      <style:table-properties style:width="16.805cm" table:align="margins"/>
    </style:style>
    <style:style style:name="Table128.A" style:family="table-column">
      <style:table-column-properties style:column-width="3.457cm" style:rel-column-width="13484*"/>
    </style:style>
    <style:style style:name="Table128.B" style:family="table-column">
      <style:table-column-properties style:column-width="4.306cm" style:rel-column-width="16793*"/>
    </style:style>
    <style:style style:name="Table128.C" style:family="table-column">
      <style:table-column-properties style:column-width="3.955cm" style:rel-column-width="15424*"/>
    </style:style>
    <style:style style:name="Table128.D" style:family="table-column">
      <style:table-column-properties style:column-width="5.085cm" style:rel-column-width="19834*"/>
    </style:style>
    <style:style style:name="Table128.A1" style:family="table-cell">
      <style:table-cell-properties fo:padding="0.097cm" fo:border="none"/>
    </style:style>
    <style:style style:name="Table128.D1" style:family="table-cell">
      <style:table-cell-properties fo:background-color="#e6e6ff" fo:padding="0.097cm" fo:border="0.002cm solid #000000">
        <style:background-image/>
      </style:table-cell-properties>
    </style:style>
    <style:style style:name="Table128.A2" style:family="table-cell">
      <style:table-cell-properties fo:padding="0.097cm" fo:border-left="0.002cm solid #000000" fo:border-right="none" fo:border-top="0.002cm solid #000000" fo:border-bottom="0.002cm solid #000000"/>
    </style:style>
    <style:style style:name="Table128.B2" style:family="table-cell">
      <style:table-cell-properties fo:padding="0.097cm" fo:border="0.002cm solid #000000"/>
    </style:style>
    <style:style style:name="Table128.A3" style:family="table-cell">
      <style:table-cell-properties fo:padding="0.097cm" fo:border-left="0.002cm solid #000000" fo:border-right="none" fo:border-top="none" fo:border-bottom="0.002cm solid #000000"/>
    </style:style>
    <style:style style:name="Table128.C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text-properties style:font-name="Nimbus Sans L" fo:font-size="10pt" style:font-size-asian="10pt" style:font-size-complex="10pt"/>
    </style:style>
    <style:style style:name="P5" style:family="paragraph" style:parent-style-name="Table_20_Contents">
      <style:paragraph-properties fo:text-align="start" style:justify-single-word="false"/>
      <style:text-properties style:font-name="Nimbus Sans L" fo:font-size="10pt" style:font-size-asian="10pt" style:font-size-complex="10pt"/>
    </style:style>
    <style:style style:name="P6"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8" style:family="paragraph" style:parent-style-name="Table_20_Contents">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9" style:family="paragraph" style:parent-style-name="Table_20_Contents">
      <style:text-properties style:font-name="Nimbus Sans L"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Nimbus Sans L"/>
    </style:style>
    <style:style style:name="P11" style:family="paragraph" style:parent-style-name="Table_20_Contents">
      <style:paragraph-properties fo:text-align="start" style:justify-single-word="false"/>
      <style:text-properties style:font-name="Courier"/>
    </style:style>
    <style:style style:name="P12"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13" style:family="paragraph" style:parent-style-name="Table_20_Contents">
      <style:paragraph-properties fo:text-align="start" style:justify-single-word="false"/>
      <style:text-properties style:font-name="Courier"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Courier" fo:font-size="10pt" style:font-size-asian="10pt" style:font-size-complex="10pt"/>
    </style:style>
    <style:style style:name="P15" style:family="paragraph" style:parent-style-name="Table_20_Contents">
      <style:paragraph-properties fo:text-align="center" style:justify-single-word="false"/>
      <style:text-properties style:font-name="Courier" fo:font-size="10pt" style:font-size-asian="10pt" style:font-size-complex="10pt"/>
    </style:style>
    <style:style style:name="P16" style:family="paragraph" style:parent-style-name="Table_20_Contents">
      <style:paragraph-properties fo:text-align="center" style:justify-single-word="false"/>
      <style:text-properties style:font-name="Courier"/>
    </style:style>
    <style:style style:name="P1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8"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19" style:family="paragraph" style:parent-style-name="Table_20_Contents">
      <style:text-properties style:font-name="Lucida Sans Typewriter" fo:font-size="10pt" style:font-size-asian="10pt" style:font-size-complex="10pt"/>
    </style:style>
    <style:style style:name="P20" style:family="paragraph" style:parent-style-name="Standard">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lbany AMT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Standard">
      <style:text-properties style:font-name="Bitstream Vera Sans Mono1"/>
    </style:style>
    <style:style style:name="P28" style:family="paragraph" style:parent-style-name="Standard">
      <style:text-properties style:font-name="Courier"/>
    </style:style>
    <style:style style:name="P29" style:family="paragraph" style:parent-style-name="Standard">
      <style:text-properties fo:font-size="10pt" style:font-size-asian="10pt" style:font-size-complex="10pt"/>
    </style:style>
    <style:style style:name="P30" style:family="paragraph" style:parent-style-name="Standard">
      <style:text-properties fo:language="en" fo:country="GB"/>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1.251cm" fo:margin-right="0cm" fo:text-indent="0cm" style:auto-text-indent="false">
        <style:tab-stops>
          <style:tab-stop style:position="7.237cm"/>
        </style:tab-stops>
      </style:paragraph-properties>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align="start" style:justify-single-word="false" fo:text-indent="0cm" style:auto-text-indent="false"/>
      <style:text-properties style:font-name="Courier"/>
    </style:style>
    <style:style style:name="P35" style:family="paragraph" style:parent-style-name="Standard">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36" style:family="paragraph" style:parent-style-name="Table_20_Heading">
      <style:paragraph-properties fo:text-align="start" style:justify-single-word="false"/>
      <style:text-properties style:font-name="Nimbus Sans L"/>
    </style:style>
    <style:style style:name="P37" style:family="paragraph" style:parent-style-name="Table_20_Heading">
      <style:text-properties fo:font-style="normal" style:font-style-asian="normal" style:font-style-complex="normal"/>
    </style:style>
    <style:style style:name="P38"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39"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40" style:family="paragraph" style:parent-style-name="Table_20_Contents">
      <style:paragraph-properties fo:margin-top="0cm" fo:margin-bottom="0cm" fo:text-align="start" style:justify-single-word="false"/>
      <style:text-properties style:font-name="Nimbus Sans L" fo:font-size="10pt" style:font-size-asian="10pt" style:font-size-complex="10pt"/>
    </style:style>
    <style:style style:name="P41" style:family="paragraph" style:parent-style-name="Text_20_body">
      <style:paragraph-properties fo:margin-top="0cm" fo:margin-bottom="0cm" fo:text-align="start" style:justify-single-word="false"/>
      <style:text-properties style:font-name="Nimbus Sans L" fo:font-size="10pt" style:font-size-asian="10pt" style:font-size-complex="10pt"/>
    </style:style>
    <style:style style:name="P42" style:family="paragraph" style:parent-style-name="Standard">
      <style:paragraph-properties fo:margin-top="0cm" fo:margin-bottom="0cm"/>
    </style:style>
    <style:style style:name="P43" style:family="paragraph" style:parent-style-name="Heading_20_3">
      <style:text-properties style:font-name="Albany AMT1"/>
    </style:style>
    <style:style style:name="P44" style:family="paragraph" style:parent-style-name="Table_20_Contents">
      <style:paragraph-properties fo:margin-left="0.445cm" fo:margin-right="-0.004cm" fo:text-align="start" style:justify-single-word="false" fo:text-indent="0cm" style:auto-text-indent="false">
        <style:tab-stops/>
      </style:paragraph-properties>
      <style:text-properties style:font-name="Nimbus Sans L" fo:font-size="10pt" style:font-size-asian="10pt" style:font-size-complex="10pt"/>
    </style:style>
    <style:style style:name="P45" style:family="paragraph" style:parent-style-name="Standard" style:list-style-name="L1"/>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3"/>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4"/>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list-style-name="L2"/>
    <style:style style:name="P62" style:family="paragraph" style:parent-style-name="Standard" style:list-style-name="L2"/>
    <style:style style:name="P63" style:family="paragraph" style:parent-style-name="Standard" style:list-style-name="L2"/>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5"/>
    <style:style style:name="P67" style:family="paragraph" style:parent-style-name="Standard" style:list-style-name="L3"/>
    <style:style style:name="P68" style:family="paragraph" style:parent-style-name="Standard" style:list-style-name="L3"/>
    <style:style style:name="P69" style:family="paragraph" style:parent-style-name="Standard" style:list-style-name="L17"/>
    <style:style style:name="P70" style:family="paragraph" style:parent-style-name="Standard" style:list-style-name="L17"/>
    <style:style style:name="P71" style:family="paragraph" style:parent-style-name="Standard" style:list-style-name="L17"/>
    <style:style style:name="P72" style:family="paragraph" style:parent-style-name="Standard" style:list-style-name="L17"/>
    <style:style style:name="P73" style:family="paragraph" style:parent-style-name="Standard" style:list-style-name="L17"/>
    <style:style style:name="P74" style:family="paragraph" style:parent-style-name="Standard" style:list-style-name="L2"/>
    <style:style style:name="P75" style:family="paragraph" style:parent-style-name="Standard">
      <style:paragraph-properties fo:margin-left="1.251cm" fo:margin-right="0cm" fo:text-indent="0cm" style:auto-text-indent="false">
        <style:tab-stops>
          <style:tab-stop style:position="7.237cm"/>
        </style:tab-stops>
      </style:paragraph-properties>
    </style:style>
    <style:style style:name="P76"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77"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78" style:family="paragraph" style:parent-style-name="Text_20_body" style:list-style-name="L6">
      <style:paragraph-properties fo:margin-top="0cm" fo:margin-bottom="0cm" fo:text-align="start" style:justify-single-word="false"/>
      <style:text-properties style:font-name="Courier" fo:font-size="10pt" style:font-size-asian="10pt" style:font-size-complex="10pt"/>
    </style:style>
    <style:style style:name="P79" style:family="paragraph" style:parent-style-name="Heading_20_1">
      <style:paragraph-properties fo:break-before="page"/>
    </style:style>
    <style:style style:name="P80"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1"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2"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3"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4"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5"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6"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7"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88"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89"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90"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1"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2"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93" style:family="paragraph" style:parent-style-name="Table_20_Contents" style:list-style-name="L10">
      <style:paragraph-properties fo:text-align="start" style:justify-single-word="false"/>
      <style:text-properties style:font-name="Courier" fo:font-size="10pt" style:font-size-asian="10pt" style:font-size-complex="10pt"/>
    </style:style>
    <style:style style:name="P94" style:family="paragraph" style:parent-style-name="Table_20_Contents" style:list-style-name="L11">
      <style:paragraph-properties fo:text-align="start" style:justify-single-word="false"/>
      <style:text-properties style:font-name="Courier" fo:font-size="10pt" style:font-size-asian="10pt" style:font-size-complex="10pt"/>
    </style:style>
    <style:style style:name="P95"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96"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97"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98"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99" style:family="paragraph" style:parent-style-name="Table_20_Contents" style:list-style-name="L14">
      <style:paragraph-properties fo:text-align="start" style:justify-single-word="false"/>
      <style:text-properties style:font-name="Courier" fo:font-size="10pt" style:font-size-asian="10pt" style:font-size-complex="10pt"/>
    </style:style>
    <style:style style:name="P100" style:family="paragraph" style:parent-style-name="Table_20_Contents" style:list-style-name="L15">
      <style:paragraph-properties fo:text-align="start" style:justify-single-word="false"/>
      <style:text-properties style:font-name="Courier" fo:font-size="10pt" style:font-size-asian="10pt" style:font-size-complex="10pt"/>
    </style:style>
    <style:style style:name="P101" style:family="paragraph" style:parent-style-name="Table_20_Contents" style:list-style-name="L16">
      <style:paragraph-properties fo:text-align="start" style:justify-single-word="false"/>
      <style:text-properties style:font-name="Courier" fo:font-size="10pt" style:font-size-asian="10pt" style:font-size-complex="10pt"/>
    </style:style>
    <style:style style:name="P102" style:family="paragraph" style:parent-style-name="Table_20_Contents">
      <style:text-properties fo:font-size="10pt" style:font-size-asian="10pt" style:font-size-complex="10pt"/>
    </style:style>
    <style:style style:name="P103" style:family="paragraph" style:parent-style-name="Table_20_Contents">
      <style:paragraph-properties fo:text-align="start" style:justify-single-word="false"/>
      <style:text-properties fo:font-size="10pt" style:font-size-asian="10pt" style:font-size-complex="10pt"/>
    </style:style>
    <style:style style:name="P104" style:family="paragraph">
      <style:paragraph-properties fo:margin-left="0cm" fo:margin-right="0cm" fo:margin-top="0cm" fo:margin-bottom="0cm" fo:line-height="100%" fo:text-align="center" text:enable-numbering="false" fo:text-indent="0cm"/>
    </style:style>
    <style:style style:name="P10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P10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AMT2" fo:font-size="18pt" fo:font-style="normal" fo:text-shadow="none" style:text-underline-style="none" fo:font-weight="normal" style:letter-kerning="true" style:font-name-asian="Albany AMT4" style:font-size-asian="18pt" style:font-style-asian="normal" style:font-weight-asian="normal" style:font-name-complex="Lucidasans1" style:font-size-complex="18pt" style:font-style-complex="normal" style:font-weight-complex="normal" style:text-emphasize="none" style:font-relief="none"/>
    </style:style>
    <style:style style:name="P107" style:family="paragraph">
      <style:paragraph-properties fo:margin-left="0cm" fo:margin-right="0cm" fo:margin-top="0cm" fo:margin-bottom="0cm" fo:line-height="100%" text:enable-numbering="false" fo:text-indent="0cm"/>
    </style:style>
    <style:style style:name="P10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P109" style:family="paragraph">
      <style:paragraph-properties fo:margin-left="0cm" fo:margin-right="0cm" fo:margin-top="0cm" fo:margin-bottom="0cm" fo:line-height="100%" text:enable-numbering="false" fo:text-indent="0cm"/>
      <style:text-properties fo:color="#00ae00" style:text-outline="false" style:text-line-through-style="none" style:font-name="Albany AMT2" fo:font-size="24pt" fo:font-style="normal" fo:text-shadow="none" style:text-underline-style="none" fo:font-weight="normal" style:letter-kerning="true" style:font-name-asian="Albany AMT4"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style:font-name="Bitstream Vera Sans Mono1"/>
    </style:style>
    <style:style style:name="T2" style:family="text">
      <style:text-properties style:font-name="Bitstream Vera Sans Mono1" fo:font-size="10pt" style:font-size-asian="10pt" style:font-size-complex="10pt"/>
    </style:style>
    <style:style style:name="T3" style:family="text">
      <style:text-properties style:font-name="Bitstream Vera Sans Mono1" fo:font-size="10pt" fo:font-style="italic" style:font-size-asian="10pt" style:font-style-asian="italic" style:font-size-complex="10pt"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Bitstream Vera Sans Mono2" fo:font-size="12pt" style:font-size-asian="12pt" style:font-size-complex="12pt"/>
    </style:style>
    <style:style style:name="T8" style:family="text">
      <style:text-properties style:font-name="Thorndale AMT"/>
    </style:style>
    <style:style style:name="T9" style:family="text">
      <style:text-properties style:font-name="Thorndale AMT" fo:font-weight="normal" style:font-weight-asian="normal" style:font-weight-complex="normal"/>
    </style:style>
    <style:style style:name="T10" style:family="text">
      <style:text-properties style:font-name="Thorndale AMT" fo:font-style="italic" fo:font-weight="normal" style:font-style-asian="italic" style:font-weight-asian="normal" style:font-style-complex="italic" style:font-weight-complex="normal"/>
    </style:style>
    <style:style style:name="T11" style:family="text">
      <style:text-properties style:font-name="Thorndale AMT" fo:font-style="normal" fo:font-weight="normal" style:font-style-asian="normal" style:font-weight-asian="normal" style:font-style-complex="normal" style:font-weight-complex="normal"/>
    </style:style>
    <style:style style:name="T12" style:family="text">
      <style:text-properties style:font-name="Thorndale AMT" fo:font-size="10pt" fo:font-weight="normal" style:font-size-asian="10pt" style:font-weight-asian="normal" style:font-size-complex="10pt" style:font-weight-complex="normal"/>
    </style:style>
    <style:style style:name="T13" style:family="text">
      <style:text-properties style:font-name="Courier"/>
    </style:style>
    <style:style style:name="T14" style:family="text">
      <style:text-properties style:font-name="Courier" fo:font-size="10pt" style:font-size-asian="10pt" style:font-size-complex="10pt"/>
    </style:style>
    <style:style style:name="T15" style:family="text">
      <style:text-properties style:font-name="Courier" fo:font-size="10pt" fo:font-style="normal" style:font-size-asian="10pt" style:font-style-asian="normal" style:font-size-complex="10pt" style:font-style-complex="normal"/>
    </style:style>
    <style:style style:name="T1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fo:font-size="10pt" fo:font-weight="normal" style:font-size-asian="10pt" style:font-weight-asian="normal" style:font-size-complex="10pt" style:font-weight-complex="normal"/>
    </style:style>
    <style:style style:name="T18" style:family="text">
      <style:text-properties style:font-name="Courier"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name="Albany AMT1"/>
    </style:style>
    <style:style style:name="T23" style:family="text">
      <style:text-properties style:font-name="Albany AMT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Thorndale AMT1"/>
    </style:style>
    <style:style style:name="T25" style:family="text">
      <style:text-properties style:font-name="Nimbus Sans L"/>
    </style:style>
    <style:style style:name="T26" style:family="text">
      <style:text-properties style:font-name="Nimbus Sans L" fo:font-style="normal" fo:font-weight="bold" style:font-style-asian="normal" style:font-weight-asian="bold" style:font-style-complex="normal"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Sans L" fo:font-size="10pt" fo:font-style="normal" style:font-size-asian="10pt" style:font-style-asian="normal" style:font-size-complex="10pt" style:font-style-complex="normal"/>
    </style:style>
    <style:style style:name="T29" style:family="text">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Nimbus Sans L" fo:font-size="10pt" fo:font-style="italic" style:font-size-asian="10pt" style:font-style-asian="italic" style:font-size-complex="10pt" style:font-style-complex="italic"/>
    </style:style>
    <style:style style:name="T31" style:family="text">
      <style:text-properties style:font-name="Nimbus Sans L" fo:font-size="10pt" fo:font-weight="normal" style:font-size-asian="10pt" style:font-weight-asian="normal" style:font-size-complex="10pt" style:font-weight-complex="normal"/>
    </style:style>
    <style:style style:name="T32" style:family="text">
      <style:text-properties style:font-name="Nimbus Sans L"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font-name="Bitstream Vera Sans Mono" fo:font-size="10pt" fo:font-style="normal" style:font-size-asian="10pt" style:font-style-asian="normal" style:font-size-complex="10pt" style:font-style-complex="normal"/>
    </style:style>
    <style:style style:name="T35" style:family="text">
      <style:text-properties fo:font-weight="normal" style:font-weight-asian="normal" style:font-weight-complex="normal"/>
    </style:style>
    <style:style style:name="T36" style:family="text">
      <style:text-properties style:font-name="Albany AMT" fo:font-weight="bold" style:font-weight-asian="bold" style:font-weight-complex="bold"/>
    </style:style>
    <style:style style:name="T37" style:family="text">
      <style:text-properties style:font-name="Albany AMT" fo:font-weight="normal" style:font-weight-asian="normal" style:font-weight-complex="normal"/>
    </style:style>
    <style:style style:name="T38" style:family="text">
      <style:text-properties style:use-window-font-color="true" style:text-outline="false" style:text-line-through-style="none" style:font-name="Albany AMT2" fo:font-size="10pt" fo:font-style="normal" fo:text-shadow="none" style:text-underline-style="none" fo:font-weight="bold" style:letter-kerning="true" style:font-name-asian="Albany AMT4" style:font-size-asian="10pt" style:font-style-asian="normal" style:font-weight-asian="bold" style:font-name-complex="Lucidasans1" style:font-size-complex="10pt" style:font-style-complex="normal" style:font-weight-complex="bold" style:text-emphasize="none" style:font-relief="none"/>
    </style:style>
    <style:style style:name="T39" style:family="text">
      <style:text-properties style:use-window-font-color="true" style:text-outline="false" style:text-line-through-style="none" style:font-name="DejaVu Sans Mono" fo:font-size="8pt" fo:font-style="normal" fo:text-shadow="none" style:text-underline-style="none" fo:font-weight="normal" style:letter-kerning="true" style:font-name-asian="Albany AMT4" style:font-size-asian="8pt" style:font-style-asian="normal" style:font-weight-asian="normal" style:font-name-complex="Lucidasans1" style:font-size-complex="8pt" style:font-style-complex="normal" style:font-weight-complex="normal" style:text-emphasize="none" style:font-relief="none"/>
    </style:style>
    <style:style style:name="T40" style:family="text">
      <style:text-properties fo:color="#00ae00" style:text-outline="false" style:text-line-through-style="none" style:font-name="OpenSymbol" fo:font-size="24pt" fo:font-style="normal" fo:text-shadow="none" style:text-underline-style="none" fo:font-weight="normal" style:letter-kerning="true" style:font-name-asian="OpenSymbol" style:font-size-asian="24pt" style:font-style-asian="normal" style:font-weight-asian="normal" style:font-name-complex="OpenSymbol" style:font-size-complex="24pt" style:font-style-complex="normal" style:font-weight-complex="normal" style:text-emphasize="none"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1"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3"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4"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7"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9"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20"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22"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24"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26"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27"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7cm" draw:marker-start-center="false" draw:marker-end="Arrow"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3"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4"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none" svg:stroke-width="0.03cm" svg:stroke-color="#000000" draw:marker-start="" draw:marker-start-width="0.7cm" draw:marker-start-center="false" draw:marker-end="" draw:marker-end-width="0.7cm" draw:marker-end-center="false" draw:fill="none" draw:fill-color="#ffffff"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nal XtreemFS Protocol Description</text:h>
      <text:p text:style-name="Standard"/>
      <text:p text:style-name="Standard">This document describes the internal protocols between XtreemFS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Table_20_Contents">Date</text:p>
          </table:table-cell>
          <table:table-cell table:style-name="Tabelle25.A1" office:value-type="string">
            <text:p text:style-name="P1">Version</text:p>
          </table:table-cell>
          <table:table-cell table:style-name="Tabelle25.A1" office:value-type="string">
            <text:p text:style-name="Table_20_Contents">Author</text:p>
          </table:table-cell>
          <table:table-cell table:style-name="Tabelle25.D1" office:value-type="string">
            <text:p text:style-name="Table_20_Contents">Changes</text:p>
          </table:table-cell>
        </table:table-row>
        <table:table-row>
          <table:table-cell table:style-name="Tabelle25.A2" office:value-type="string">
            <text:p text:style-name="P2">14-FEB-07</text:p>
          </table:table-cell>
          <table:table-cell table:style-name="Tabelle25.A2" office:value-type="string">
            <text:p text:style-name="P3">1, draft</text:p>
          </table:table-cell>
          <table:table-cell table:style-name="Tabelle25.A2" office:value-type="string">
            <text:p text:style-name="P2">B. Kolbeck /<text:line-break/>J. Stender</text:p>
          </table:table-cell>
          <table:table-cell table:style-name="Tabelle25.D2" office:value-type="string">
            <text:p text:style-name="P2">initial version</text:p>
          </table:table-cell>
        </table:table-row>
        <table:table-row>
          <table:table-cell table:style-name="Tabelle25.A2" office:value-type="string">
            <text:p text:style-name="P2">14-FEB-07</text:p>
          </table:table-cell>
          <table:table-cell table:style-name="Tabelle25.A2" office:value-type="string">
            <text:p text:style-name="P3">2, draft</text:p>
          </table:table-cell>
          <table:table-cell table:style-name="Tabelle25.A2" office:value-type="string">
            <text:p text:style-name="P2">J. Malo</text:p>
          </table:table-cell>
          <table:table-cell table:style-name="Tabelle25.D2" office:value-type="string">
            <text:p text:style-name="P2">fixed main misprints (Unofficial)</text:p>
          </table:table-cell>
        </table:table-row>
        <table:table-row>
          <table:table-cell table:style-name="Tabelle25.A2" office:value-type="string">
            <text:p text:style-name="P2">15-FEB-07</text:p>
          </table:table-cell>
          <table:table-cell table:style-name="Tabelle25.A2" office:value-type="string">
            <text:p text:style-name="P3">3, draft</text:p>
          </table:table-cell>
          <table:table-cell table:style-name="Tabelle25.A2" office:value-type="string">
            <text:p text:style-name="P2">J. Stender</text:p>
          </table:table-cell>
          <table:table-cell table:style-name="Tabelle25.D2" office:value-type="string">
            <text:p text:style-name="P2">changed MRC client interface: createFile and addReplica require structured striping policies rather than flat strings</text:p>
          </table:table-cell>
        </table:table-row>
        <table:table-row>
          <table:table-cell table:style-name="Tabelle25.A2" office:value-type="string">
            <text:p text:style-name="P2">15-FEB-07</text:p>
          </table:table-cell>
          <table:table-cell table:style-name="Tabelle25.A2" office:value-type="string">
            <text:p text:style-name="P3">4, draft</text:p>
          </table:table-cell>
          <table:table-cell table:style-name="Tabelle25.A2" office:value-type="string">
            <text:p text:style-name="P2">J. Malo</text:p>
          </table:table-cell>
          <table:table-cell table:style-name="Tabelle25.D2" office:value-type="string">
            <text:p text:style-name="P2">- The OSDs expects the X-Capability and X-Locations headers for every operation.</text:p>
            <text:p text:style-name="P2">- The GET operation in the OSD also is for warning to the OSD about the use of a file.</text:p>
            <text:p text:style-name="P2">- The X-Object-Number header is only madatory in the GET operation in the OSD interface if it's for transferring. It isn'r required for noticing the use of the file.</text:p>
            <text:p text:style-name="P2">- The DELETE operation in the OSD deletes a file (all the objects of a file in the OSD).</text:p>
            <text:p text:style-name="P2">- The DELETE operation doesn't require the X-Object-Number header</text:p>
          </table:table-cell>
        </table:table-row>
        <table:table-row>
          <table:table-cell table:style-name="Tabelle25.A2" office:value-type="string">
            <text:p text:style-name="P2">16-FEB-07</text:p>
          </table:table-cell>
          <table:table-cell table:style-name="Tabelle25.A2" office:value-type="string">
            <text:p text:style-name="P3">5, draft</text:p>
          </table:table-cell>
          <table:table-cell table:style-name="Tabelle25.A2" office:value-type="string">
            <text:p text:style-name="P2">J. Stender</text:p>
          </table:table-cell>
          <table:table-cell table:style-name="Tabelle25.D2" office:value-type="string">
            <text:p text:style-name="P2">- changed type of parameter 'stripingPolicy' at MRC operation 'createVolume()' to 'StripingPolicy'</text:p>
            <text:p text:style-name="P2">- added argument descriptions of MRC operations where missing</text:p>
          </table:table-cell>
        </table:table-row>
        <table:table-row>
          <table:table-cell table:style-name="Tabelle25.A2" office:value-type="string">
            <text:p text:style-name="P2">27-FEB-07</text:p>
          </table:table-cell>
          <table:table-cell table:style-name="Tabelle25.A2" office:value-type="string">
            <text:p text:style-name="P3">6, draft</text:p>
          </table:table-cell>
          <table:table-cell table:style-name="Tabelle25.A2" office:value-type="string">
            <text:p text:style-name="P2">J. Malo</text:p>
          </table:table-cell>
          <table:table-cell table:style-name="Tabelle25.D2" office:value-type="string">
            <text:p text:style-name="P2">- added the token 'bytes' to value for the Content-Range headers</text:p>
          </table:table-cell>
        </table:table-row>
        <table:table-row>
          <table:table-cell table:style-name="Tabelle25.A2" office:value-type="string">
            <text:p text:style-name="P2">27-FEB-07</text:p>
          </table:table-cell>
          <table:table-cell table:style-name="Tabelle25.A2" office:value-type="string">
            <text:p text:style-name="P3">7, draft</text:p>
          </table:table-cell>
          <table:table-cell table:style-name="Tabelle25.A2" office:value-type="string">
            <text:p text:style-name="P2">J. Malo</text:p>
          </table:table-cell>
          <table:table-cell table:style-name="Tabelle25.D2" office:value-type="string">
            <text:p text:style-name="P2">- added the Content-Length header to the OSD put message</text:p>
            <text:p text:style-name="P2">- remove the Content-Length header to the OSD delete and put <text:soft-page-break/>response messages</text:p>
          </table:table-cell>
        </table:table-row>
        <table:table-row>
          <table:table-cell table:style-name="Tabelle25.A2" office:value-type="string">
            <text:p text:style-name="P2">01-MAR-07</text:p>
          </table:table-cell>
          <table:table-cell table:style-name="Tabelle25.A2" office:value-type="string">
            <text:p text:style-name="P3">8, draft</text:p>
          </table:table-cell>
          <table:table-cell table:style-name="Tabelle25.A2" office:value-type="string">
            <text:p text:style-name="P2">J. Stender</text:p>
          </table:table-cell>
          <table:table-cell table:style-name="Tabelle25.D2" office:value-type="string">
            <text:p text:style-name="P2">- MRC 'open()' operation: added 'delete' access mode</text:p>
            <text:p text:style-name="P2">- added 'acl' argument to MRC method 'createVolume()'</text:p>
            <text:p text:style-name="P2">- corrected remark for MRC 'move()' operation: target directories will only be replaced if they are empty</text:p>
          </table:table-cell>
        </table:table-row>
        <table:table-row>
          <table:table-cell table:style-name="Tabelle25.A2" office:value-type="string">
            <text:p text:style-name="P2">12-MAR-07</text:p>
          </table:table-cell>
          <table:table-cell table:style-name="Tabelle25.A2" office:value-type="string">
            <text:p text:style-name="P3">9, draft</text:p>
          </table:table-cell>
          <table:table-cell table:style-name="Tabelle25.A2" office:value-type="string">
            <text:p text:style-name="P2">J. Stender</text:p>
          </table:table-cell>
          <table:table-cell table:style-name="Tabelle25.D2" office:value-type="string">
            <text:p text:style-name="P2">- specified &lt;UserIDString&gt; pattern for HTTP Authorization header</text:p>
            <text:p text:style-name="P2">- added 'umask' parameter to MRC operations 'createFile()' and 'createDir()'</text:p>
            <text:p text:style-name="P2">- added HTTP redirect response to MRC responses, added corresponding remark to MRC operation 'open()'</text:p>
            <text:p text:style-name="P2">- added access control error codes to MRC operations</text:p>
            <text:p text:style-name="P2">- added MRC operations 'changeAccessMode()', 'setACLEntries()' and 'removeACLEntries()'</text:p>
          </table:table-cell>
        </table:table-row>
        <table:table-row>
          <table:table-cell table:style-name="Tabelle25.A2" office:value-type="string">
            <text:p text:style-name="P2">20-MAR-07</text:p>
          </table:table-cell>
          <table:table-cell table:style-name="Tabelle25.A2" office:value-type="string">
            <text:p text:style-name="P3">10, draft</text:p>
          </table:table-cell>
          <table:table-cell table:style-name="Tabelle25.A2" office:value-type="string">
            <text:p text:style-name="P2">J. Stender</text:p>
          </table:table-cell>
          <table:table-cell table:style-name="Tabelle25.D2" office:value-type="string">
            <text:p text:style-name="P2">- added 'partitioningPolicyId' parameter to MRC operation 'createVolume()'</text:p>
            <text:p text:style-name="P2">- added some documentation to the different policy IDs used with 'createVolume()'</text:p>
          </table:table-cell>
        </table:table-row>
        <table:table-row>
          <table:table-cell table:style-name="Tabelle25.A2" office:value-type="string">
            <text:p text:style-name="P2">22-MAR-07</text:p>
          </table:table-cell>
          <table:table-cell table:style-name="Tabelle25.A2" office:value-type="string">
            <text:p text:style-name="P3">11, draft</text:p>
          </table:table-cell>
          <table:table-cell table:style-name="Tabelle25.A2" office:value-type="string">
            <text:p text:style-name="P2">J. Malo</text:p>
          </table:table-cell>
          <table:table-cell table:style-name="Tabelle25.D2" office:value-type="string">
            <text:p text:style-name="P2">- improved the documentation of the striping policies</text:p>
            <text:p text:style-name="P2">- improved the documentation Location header of OSD's responses</text:p>
          </table:table-cell>
        </table:table-row>
        <table:table-row>
          <table:table-cell table:style-name="Tabelle25.A2" office:value-type="string">
            <text:p text:style-name="P2">07-MAY-07</text:p>
          </table:table-cell>
          <table:table-cell table:style-name="Tabelle25.A2" office:value-type="string">
            <text:p text:style-name="P3">12, draft</text:p>
          </table:table-cell>
          <table:table-cell table:style-name="Tabelle25.A2" office:value-type="string">
            <text:p text:style-name="P2">J. Stender</text:p>
          </table:table-cell>
          <table:table-cell table:style-name="Tabelle25.D2" office:value-type="string">
            <text:p text:style-name="P2">- changed pattern for OSD communication endpoints in xLoc lists and MRC operation 'addReplica()'</text:p>
          </table:table-cell>
        </table:table-row>
        <table:table-row>
          <table:table-cell table:style-name="Tabelle25.A2" office:value-type="string">
            <text:p text:style-name="P2">04-JUN-07</text:p>
          </table:table-cell>
          <table:table-cell table:style-name="Tabelle25.A2" office:value-type="string">
            <text:p text:style-name="P3">13, draft</text:p>
          </table:table-cell>
          <table:table-cell table:style-name="Tabelle25.A2" office:value-type="string">
            <text:p text:style-name="P2">J. Stender</text:p>
          </table:table-cell>
          <table:table-cell table:style-name="Tabelle25.D2" office:value-type="string">
            <text:p text:style-name="P2">- changed MRC operations 'createFile()' and 'createDir()': instead of the umask, the access mode is provided, ACLs were removed</text:p>
          </table:table-cell>
        </table:table-row>
        <table:table-row>
          <table:table-cell table:style-name="Tabelle25.A2" office:value-type="string">
            <text:p text:style-name="P2">13-JUN-07</text:p>
          </table:table-cell>
          <table:table-cell table:style-name="Tabelle25.A2" office:value-type="string">
            <text:p text:style-name="P3">14, draft</text:p>
          </table:table-cell>
          <table:table-cell table:style-name="Tabelle25.A2" office:value-type="string">
            <text:p text:style-name="P2">J. Malo</text:p>
          </table:table-cell>
          <table:table-cell table:style-name="Tabelle25.D2" office:value-type="string">
            <text:p text:style-name="P2">- Added the 'truncate' method to OSDs</text:p>
            <text:p text:style-name="P2">- Added internal version control to the document</text:p>
          </table:table-cell>
        </table:table-row>
        <table:table-row>
          <table:table-cell table:style-name="Tabelle25.A2" office:value-type="string">
            <text:p text:style-name="P2">22-JUN-07</text:p>
          </table:table-cell>
          <table:table-cell table:style-name="Tabelle25.A2" office:value-type="string">
            <text:p text:style-name="P3">15, draft</text:p>
          </table:table-cell>
          <table:table-cell table:style-name="Tabelle25.A2" office:value-type="string">
            <text:p text:style-name="P2">J. Stender</text:p>
          </table:table-cell>
          <table:table-cell table:style-name="Tabelle25.D2" office:value-type="string">
            <text:p text:style-name="P2">- added MRC method 'createLink()'</text:p>
          </table:table-cell>
        </table:table-row>
        <table:table-row>
          <table:table-cell table:style-name="Tabelle25.A2" office:value-type="string">
            <text:p text:style-name="P2">15-JUL-07</text:p>
          </table:table-cell>
          <table:table-cell table:style-name="Tabelle25.A2" office:value-type="string">
            <text:p text:style-name="P3">16, draft</text:p>
          </table:table-cell>
          <table:table-cell table:style-name="Tabelle25.A2" office:value-type="string">
            <text:p text:style-name="P2">J. Stender</text:p>
          </table:table-cell>
          <table:table-cell table:style-name="Tabelle25.D2" office:value-type="string">
            <text:p text:style-name="P2">- added version number to X-Locations list</text:p>
          </table:table-cell>
        </table:table-row>
        <table:table-row>
          <table:table-cell table:style-name="Tabelle25.A2" office:value-type="string">
            <text:p text:style-name="P2">15-AUG-07</text:p>
          </table:table-cell>
          <table:table-cell table:style-name="Tabelle25.A2" office:value-type="string">
            <text:p text:style-name="P3">17, draft</text:p>
          </table:table-cell>
          <table:table-cell table:style-name="Tabelle25.A2" office:value-type="string">
            <text:p text:style-name="P2">J. Stender</text:p>
          </table:table-cell>
          <table:table-cell table:style-name="Tabelle25.D2" office:value-type="string">
            <text:p text:style-name="P2">- added replication update policy to X-Locations list</text:p>
          </table:table-cell>
        </table:table-row>
        <table:table-row>
          <table:table-cell table:style-name="Tabelle25.A2" office:value-type="string">
            <text:p text:style-name="P2">22-AUG-07</text:p>
          </table:table-cell>
          <table:table-cell table:style-name="Tabelle25.A2" office:value-type="string">
            <text:p text:style-name="P3">18, draft</text:p>
          </table:table-cell>
          <table:table-cell table:style-name="Tabelle25.A2" office:value-type="string">
            <text:p text:style-name="P2">J. Stender</text:p>
          </table:table-cell>
          <table:table-cell table:style-name="Tabelle25.D2" office:value-type="string">
            <text:p text:style-name="P2">- <text:bookmark-start text:name="DDE_LINK5"/>added MRC functionality for removing replicas ('removeReplica()') and explicitly setting an X-Locations list for a file ('setReplicas()')<text:bookmark-end text:name="DDE_LINK5"/></text:p>
          </table:table-cell>
        </table:table-row>
        <table:table-row>
          <table:table-cell table:style-name="Tabelle25.A2" office:value-type="string">
            <text:p text:style-name="P2">25-SEP-07</text:p>
          </table:table-cell>
          <table:table-cell table:style-name="Tabelle25.A2" office:value-type="string">
            <text:p text:style-name="P3">19, draft</text:p>
          </table:table-cell>
          <table:table-cell table:style-name="Tabelle25.A2" office:value-type="string">
            <text:p text:style-name="P2">J. Stender</text:p>
          </table:table-cell>
          <table:table-cell table:style-name="Tabelle25.D2" office:value-type="string">
            <text:p text:style-name="P2">- added MRC functionality for changing owner and owning group of a file/directory</text:p>
            <text:p text:style-name="P2">- MRC method 'stat()' also returns group ID of a file</text:p>
          </table:table-cell>
        </table:table-row>
        <table:table-row>
          <table:table-cell table:style-name="Tabelle25.A2" office:value-type="string">
            <text:p text:style-name="P2">11-OCT-07</text:p>
          </table:table-cell>
          <table:table-cell table:style-name="Tabelle25.A2" office:value-type="string">
            <text:p text:style-name="P3">20, draft</text:p>
          </table:table-cell>
          <table:table-cell table:style-name="Tabelle25.A2" office:value-type="string">
            <text:p text:style-name="P2">J. Stender</text:p>
          </table:table-cell>
          <table:table-cell table:style-name="Tabelle25.D2" office:value-type="string">
            <text:p text:style-name="P2">- MRC: added 'linkCount' to the results returned by 'stat()'</text:p>
          </table:table-cell>
        </table:table-row>
        <table:table-row>
          <table:table-cell table:style-name="Tabelle25.A2" office:value-type="string">
            <text:p text:style-name="P2">14-NOV-07</text:p>
          </table:table-cell>
          <table:table-cell table:style-name="Tabelle25.A2" office:value-type="string">
            <text:p text:style-name="P3">21, draft</text:p>
          </table:table-cell>
          <table:table-cell table:style-name="Tabelle25.A2" office:value-type="string">
            <text:p text:style-name="P2">J. Stender</text:p>
          </table:table-cell>
          <table:table-cell table:style-name="Tabelle25.D2" office:value-type="string">
            <text:p text:style-name="P2">- MRC: added method 'updateFileSize()' for explicit file size updates w/o renewing the capability</text:p>
            <text:p text:style-name="P2">- added 'truncateEpoch' attribute to Xcap type</text:p>
          </table:table-cell>
        </table:table-row>
        <table:table-row>
          <table:table-cell table:style-name="Tabelle25.A2" office:value-type="string">
            <text:p text:style-name="P2">15-NOV-07</text:p>
          </table:table-cell>
          <table:table-cell table:style-name="Tabelle25.A2" office:value-type="string">
            <text:p text:style-name="P3">22, draft</text:p>
          </table:table-cell>
          <table:table-cell table:style-name="Tabelle25.A2" office:value-type="string">
            <text:p text:style-name="P2">J. Stender</text:p>
          </table:table-cell>
          <table:table-cell table:style-name="Tabelle25.D2" office:value-type="string">
            <text:p text:style-name="P2">- OSD: some changes to Truncate and Delete operations</text:p>
          </table:table-cell>
        </table:table-row>
        <table:table-row>
          <table:table-cell table:style-name="Tabelle25.A2" office:value-type="string">
            <text:p text:style-name="P2">19-NOV-07</text:p>
          </table:table-cell>
          <table:table-cell table:style-name="Tabelle25.A2" office:value-type="string">
            <text:p text:style-name="P3">23, draft</text:p>
          </table:table-cell>
          <table:table-cell table:style-name="Tabelle25.A2" office:value-type="string">
            <text:p text:style-name="P2">J. Stender</text:p>
          </table:table-cell>
          <table:table-cell table:style-name="Tabelle25.D2" office:value-type="string">
            <text:p text:style-name="P2">- OSD: changed format of X-NewFileSize header</text:p>
          </table:table-cell>
        </table:table-row>
        <table:table-row>
          <table:table-cell table:style-name="Tabelle25.A2" office:value-type="string">
            <text:p text:style-name="P2">20-NOV-07</text:p>
          </table:table-cell>
          <table:table-cell table:style-name="Tabelle25.A2" office:value-type="string">
            <text:p text:style-name="P3">24, draft</text:p>
          </table:table-cell>
          <table:table-cell table:style-name="Tabelle25.A2" office:value-type="string">
            <text:p text:style-name="P2">J. Stender</text:p>
          </table:table-cell>
          <table:table-cell table:style-name="Tabelle25.D2" office:value-type="string">
            <text:p text:style-name="P2">- changed format of X-NewFileSize header to JSON </text:p>
          </table:table-cell>
        </table:table-row>
        <table:table-row>
          <table:table-cell table:style-name="Tabelle25.A2" office:value-type="string">
            <text:p text:style-name="P2">31-JAN-08</text:p>
          </table:table-cell>
          <table:table-cell table:style-name="Tabelle25.A2" office:value-type="string">
            <text:p text:style-name="P3">25, draft</text:p>
          </table:table-cell>
          <table:table-cell table:style-name="Tabelle25.A2" office:value-type="string">
            <text:p text:style-name="P2">M. Heß</text:p>
          </table:table-cell>
          <table:table-cell table:style-name="Tabelle25.D2" office:value-type="string">
            <text:p text:style-name="P2">- added Lease definition to global types</text:p>
            <text:p text:style-name="P2">- added Lease operations between OSD and client</text:p>
          </table:table-cell>
        </table:table-row>
        <table:table-row>
          <table:table-cell table:style-name="Tabelle25.A2" office:value-type="string">
            <text:p text:style-name="P2">08-FEB-08</text:p>
          </table:table-cell>
          <table:table-cell table:style-name="Tabelle25.A2" office:value-type="string">
            <text:p text:style-name="P3">26, draft</text:p>
          </table:table-cell>
          <table:table-cell table:style-name="Tabelle25.A2" office:value-type="string">
            <text:p text:style-name="P2">J. Stender</text:p>
          </table:table-cell>
          <table:table-cell table:style-name="Tabelle25.D2" office:value-type="string">
            <text:p text:style-name="P2">- added MRC interface for setting default striping policies at directory level</text:p>
          </table:table-cell>
        </table:table-row>
        <table:table-row>
          <table:table-cell table:style-name="Tabelle25.A2" office:value-type="string">
            <text:p text:style-name="P2">18-FEB-08</text:p>
          </table:table-cell>
          <table:table-cell table:style-name="Tabelle25.A2" office:value-type="string">
            <text:p text:style-name="P3">27, draft</text:p>
          </table:table-cell>
          <table:table-cell table:style-name="Tabelle25.A2" office:value-type="string">
            <text:p text:style-name="P2">J. Stender</text:p>
          </table:table-cell>
          <table:table-cell table:style-name="Tabelle25.D2" office:value-type="string">
            <text:p text:style-name="P2">- added MRC method for retrieving default striping policies</text:p>
          </table:table-cell>
        </table:table-row>
        <table:table-row>
          <table:table-cell table:style-name="Tabelle25.A2" office:value-type="string">
            <text:p text:style-name="P2">29-FEB-08</text:p>
          </table:table-cell>
          <table:table-cell table:style-name="Tabelle25.A2" office:value-type="string">
            <text:p text:style-name="P3">28, draft</text:p>
          </table:table-cell>
          <table:table-cell table:style-name="Tabelle25.A2" office:value-type="string">
            <text:p text:style-name="P2">J. Stender</text:p>
          </table:table-cell>
          <table:table-cell table:style-name="Tabelle25.D2" office:value-type="string">
            <text:p text:style-name="P2">- added truncate epoch to MRC 'stat' operation output</text:p>
            <text:p text:style-name="P2">- documented system calls for dumping and restoring MRC databases</text:p>
          </table:table-cell>
        </table:table-row>
        <table:table-row>
          <table:table-cell table:style-name="Tabelle25.A2" office:value-type="string">
            <text:p text:style-name="P2">06-MAR-08</text:p>
          </table:table-cell>
          <table:table-cell table:style-name="Tabelle25.A2" office:value-type="string">
            <text:p text:style-name="P3">29, draft</text:p>
          </table:table-cell>
          <table:table-cell table:style-name="Tabelle25.A2" office:value-type="string">
            <text:p text:style-name="P2">M. Heß</text:p>
          </table:table-cell>
          <table:table-cell table:style-name="Tabelle25.D2" office:value-type="string">
            <text:p text:style-name="P2">- ranges in leases</text:p>
            <text:p text:style-name="P2">- object attributes for RAID implementation</text:p>
            <text:p text:style-name="P2">- deleted 'acquireLeaseObj'</text:p>
            <text:p text:style-name="P2">- deleted 'returnLeaseObj'</text:p>
          </table:table-cell>
        </table:table-row>
        <table:table-row>
          <table:table-cell table:style-name="Tabelle25.A2" office:value-type="string">
            <text:p text:style-name="P2">19-MAR-08</text:p>
          </table:table-cell>
          <table:table-cell table:style-name="Tabelle25.A2" office:value-type="string">
            <text:p text:style-name="P3">30</text:p>
          </table:table-cell>
          <table:table-cell table:style-name="Tabelle25.A2" office:value-type="string">
            <text:p text:style-name="P2">J. Stender /<text:line-break/>B. Kolbeck</text:p>
          </table:table-cell>
          <table:table-cell table:style-name="Tabelle25.D2" office:value-type="string">
            <text:p text:style-name="P2">- Re-arranged the whole document. Instead of having separate documents to reflect planned and implemented changes, each <text:soft-page-break/>implemented operation is now associated with a version number, while changes planned in the future will be marked accordingly.</text:p>
            <text:p text:style-name="P2">- added version number protocol handshake operation</text:p>
            <text:p text:style-name="P2">- modified error handling section</text:p>
            <text:p text:style-name="P2">- removed the 'getServerConfiguration' MRC call, as it is not needed</text:p>
          </table:table-cell>
        </table:table-row>
        <table:table-row>
          <table:table-cell table:style-name="Tabelle25.A2" office:value-type="string">
            <text:p text:style-name="P2">17-APR-08</text:p>
          </table:table-cell>
          <table:table-cell table:style-name="Tabelle25.A2" office:value-type="string">
            <text:p text:style-name="P3">31</text:p>
          </table:table-cell>
          <table:table-cell table:style-name="Tabelle25.A2" office:value-type="string">
            <text:p text:style-name="P2">J. Stender</text:p>
          </table:table-cell>
          <table:table-cell table:style-name="Tabelle25.D2" office:value-type="string">
            <text:p text:style-name="P2">- added a new interface to the MRC operation 'createFile()' that supports O_CREAT opens</text:p>
            <text:p text:style-name="P2">- added 'checkAccess()' operation</text:p>
          </table:table-cell>
        </table:table-row>
        <table:table-row>
          <table:table-cell table:style-name="Tabelle25.A2" office:value-type="string">
            <text:p text:style-name="P2">05-JUN-08</text:p>
          </table:table-cell>
          <table:table-cell table:style-name="Tabelle25.A2" office:value-type="string">
            <text:p text:style-name="P3">32</text:p>
          </table:table-cell>
          <table:table-cell table:style-name="Tabelle25.A2" office:value-type="string">
            <text:p text:style-name="P2">J. Stender</text:p>
          </table:table-cell>
          <table:table-cell table:style-name="Tabelle25.D2" office:value-type="string">
            <text:p text:style-name="P2">- corrected error codes returned by the OSD (this is just a correction, not a protocol version change)</text:p>
          </table:table-cell>
        </table:table-row>
        <table:table-row>
          <table:table-cell table:style-name="Tabelle25.A2" office:value-type="string">
            <text:p text:style-name="P2">12-JUN-08</text:p>
          </table:table-cell>
          <table:table-cell table:style-name="Tabelle25.A2" office:value-type="string">
            <text:p text:style-name="P3">33</text:p>
          </table:table-cell>
          <table:table-cell table:style-name="Tabelle25.A2" office:value-type="string">
            <text:p text:style-name="P2">J. Stender</text:p>
          </table:table-cell>
          <table:table-cell table:style-name="Tabelle25.D2" office:value-type="string">
            <text:p text:style-name="P2">- added 'shutdown()' management call for OSD</text:p>
          </table:table-cell>
        </table:table-row>
        <table:table-row>
          <table:table-cell table:style-name="Tabelle25.A2" office:value-type="string">
            <text:p text:style-name="P2">13-JUN-08</text:p>
          </table:table-cell>
          <table:table-cell table:style-name="Tabelle25.A2" office:value-type="string">
            <text:p text:style-name="P3">34</text:p>
          </table:table-cell>
          <table:table-cell table:style-name="Tabelle25.A2" office:value-type="string">
            <text:p text:style-name="P2">J. Stender</text:p>
          </table:table-cell>
          <table:table-cell table:style-name="Tabelle25.D2" office:value-type="string">
            <text:p text:style-name="P2">- added new proposals for different caching-related OSD calls</text:p>
          </table:table-cell>
        </table:table-row>
        <table:table-row>
          <table:table-cell table:style-name="Tabelle25.A2" office:value-type="string">
            <text:p text:style-name="P2">07-JUL-08</text:p>
          </table:table-cell>
          <table:table-cell table:style-name="Tabelle25.A2" office:value-type="string">
            <text:p text:style-name="P3">35</text:p>
          </table:table-cell>
          <table:table-cell table:style-name="Tabelle25.A2" office:value-type="string">
            <text:p text:style-name="P2">J. Stender</text:p>
          </table:table-cell>
          <table:table-cell table:style-name="Tabelle25.D2" office:value-type="string">
            <text:p text:style-name="P2">- added new MRC call 'getXAttr()' for directly retrieving a single extended file attribute</text:p>
          </table:table-cell>
        </table:table-row>
        <table:table-row>
          <table:table-cell table:style-name="Tabelle25.A2" office:value-type="string">
            <text:p text:style-name="P2">28-JUL-08</text:p>
          </table:table-cell>
          <table:table-cell table:style-name="Tabelle25.A2" office:value-type="string">
            <text:p text:style-name="P3">36</text:p>
          </table:table-cell>
          <table:table-cell table:style-name="Tabelle25.A2" office:value-type="string">
            <text:p text:style-name="P2">J. Stender</text:p>
          </table:table-cell>
          <table:table-cell table:style-name="Tabelle25.D2" office:value-type="string">
            <text:p text:style-name="P2">- added Directory Service documentation</text:p>
          </table:table-cell>
        </table:table-row>
        <table:table-row>
          <table:table-cell table:style-name="Tabelle25.A2" office:value-type="string">
            <text:p text:style-name="P2">30-JUL-08</text:p>
          </table:table-cell>
          <table:table-cell table:style-name="Tabelle25.A2" office:value-type="string">
            <text:p text:style-name="P3">37</text:p>
          </table:table-cell>
          <table:table-cell table:style-name="Tabelle25.A2" office:value-type="string">
            <text:p text:style-name="P2">J. Stender</text:p>
          </table:table-cell>
          <table:table-cell table:style-name="Tabelle25.D2" office:value-type="string">
            <text:p text:style-name="P2">minor modifications to Directory Service interface</text:p>
          </table:table-cell>
        </table:table-row>
        <table:table-row>
          <table:table-cell table:style-name="Tabelle25.A2" office:value-type="string">
            <text:p text:style-name="P2">14-AUG-08</text:p>
          </table:table-cell>
          <table:table-cell table:style-name="Tabelle25.A2" office:value-type="string">
            <text:p text:style-name="P3">38</text:p>
          </table:table-cell>
          <table:table-cell table:style-name="Tabelle25.A2" office:value-type="string">
            <text:p text:style-name="P2">J. Stender</text:p>
          </table:table-cell>
          <table:table-cell table:style-name="Tabelle25.D2" office:value-type="string">
            <text:p text:style-name="P2">- added new OSD call 'checkObject' for scrubbing</text:p>
          </table:table-cell>
        </table:table-row>
        <table:table-row>
          <table:table-cell table:style-name="Tabelle25.A2" office:value-type="string">
            <text:p text:style-name="P2">19-AUG-08</text:p>
          </table:table-cell>
          <table:table-cell table:style-name="Tabelle25.A2" office:value-type="string">
            <text:p text:style-name="P3">39</text:p>
          </table:table-cell>
          <table:table-cell table:style-name="Tabelle25.A2" office:value-type="string">
            <text:p text:style-name="P2">J. Stender</text:p>
          </table:table-cell>
          <table:table-cell table:style-name="Tabelle25.D2" office:value-type="string">
            <text:p text:style-name="P2">- added proper error handling documentation</text:p>
            <text:p text:style-name="P2">- corrected error codes returned by OSD operations</text:p>
            <text:p text:style-name="P2">- introduced a new header field 'X-Invalid-Checksum' with the OSD 'get()' call that indicates that a checksum mismatch has occurred</text:p>
          </table:table-cell>
        </table:table-row>
        <table:table-row>
          <table:table-cell table:style-name="Tabelle25.A2" office:value-type="string">
            <text:p text:style-name="P2">29-AUG-08</text:p>
          </table:table-cell>
          <table:table-cell table:style-name="Tabelle25.A2" office:value-type="string">
            <text:p text:style-name="P3">40</text:p>
          </table:table-cell>
          <table:table-cell table:style-name="Tabelle25.A2" office:value-type="string">
            <text:p text:style-name="P2">B. Kolbeck</text:p>
          </table:table-cell>
          <table:table-cell table:style-name="Tabelle25.D2" office:value-type="string">
            <text:p text:style-name="P2">removed old proposals for leases, added new proposal</text:p>
          </table:table-cell>
        </table:table-row>
        <table:table-row>
          <table:table-cell table:style-name="Tabelle25.A2" office:value-type="string">
            <text:p text:style-name="P2">01-SEP-08</text:p>
          </table:table-cell>
          <table:table-cell table:style-name="Tabelle25.A2" office:value-type="string">
            <text:p text:style-name="P3">41</text:p>
          </table:table-cell>
          <table:table-cell table:style-name="Tabelle25.A2" office:value-type="string">
            <text:p text:style-name="P2">B. Kolbeck</text:p>
          </table:table-cell>
          <table:table-cell table:style-name="Tabelle25.D2" office:value-type="string">
            <text:p text:style-name="P2">- modified the lease operations<text:line-break/>- changed Lease from array to map<text:line-break/>- added the OSD Error Codes</text:p>
          </table:table-cell>
        </table:table-row>
        <table:table-row>
          <table:table-cell table:style-name="Tabelle25.A2" office:value-type="string">
            <text:p text:style-name="P2">15-JAN-09</text:p>
          </table:table-cell>
          <table:table-cell table:style-name="Tabelle25.A2" office:value-type="string">
            <text:p text:style-name="P3">42</text:p>
          </table:table-cell>
          <table:table-cell table:style-name="Tabelle25.A2" office:value-type="string">
            <text:p text:style-name="P2">B.Kolbeck</text:p>
          </table:table-cell>
          <table:table-cell table:style-name="Tabelle25.D2" office:value-type="string">
            <text:p text:style-name="P2">- added examples to headers</text:p>
            <text:p text:style-name="P2">- introduced range limits for integers</text:p>
            <text:p text:style-name="P2">- added interactions as examples</text:p>
          </table:table-cell>
        </table:table-row>
      </table:table>
      <text:p text:style-name="Standard"/>
      <text:p text:style-name="P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4">Internal XtreemFS Protocol Description<text:tab/>1</text:p>
          <text:p text:style-name="P25">Basic Information<text:tab/>5</text:p>
          <text:p text:style-name="P25">Requests<text:tab/>5</text:p>
          <text:p text:style-name="P26">Request Headers<text:tab/>5</text:p>
          <text:p text:style-name="P26">Request Body<text:tab/>6</text:p>
          <text:p text:style-name="P25">Responses<text:tab/>6</text:p>
          <text:p text:style-name="P26">Response Headers<text:tab/>7</text:p>
          <text:p text:style-name="P26">Response Body<text:tab/>7</text:p>
          <text:p text:style-name="P25">Error Handling<text:tab/>7</text:p>
          <text:p text:style-name="P25">Examples<text:tab/>8</text:p>
          <text:p text:style-name="P25">System Interfaces<text:tab/>9</text:p>
          <text:p text:style-name="P26">JSON Interface Schema Definitions <text:tab/>9</text:p>
          <text:p text:style-name="P26">Documentation of Types and Operations<text:tab/>10</text:p>
          <text:p text:style-name="P26">Data Types<text:tab/>12</text:p>
          <text:p text:style-name="P26">Common Interface (OSD and MRC)<text:tab/>17</text:p>
          <text:p text:style-name="P26">MRC Interface<text:tab/>18</text:p>
          <text:p text:style-name="P26">OSD Interface<text:tab/>36</text:p>
          <text:p text:style-name="P26">DIR Interface<text:tab/>47</text:p>
        </text:index-body>
      </text:table-of-content>
      <text:p text:style-name="Standard"/>
      <text:h text:style-name="Heading_20_2" text:outline-level="2"/>
      <text:h text:style-name="P21" text:outline-level="2">Basic Information</text:h>
      <text:p text:style-name="Standard">A subset of HTTP v1.1 (<text:a xlink:type="simple" xlink:href="http://www.w3.org/Protocols/rfc2616/rfc2616.html">http://www.w3.org/Protocols/rfc2616/rfc2616.html</text:a>) is used for communication between CLIENT and SERVER (MRC or OSD).</text:p>
      <text:p text:style-name="Standard">The SERVER is capable of pipe-lining, i.e. the CLIENT can send other requests</text:p>
      <text:p text:style-name="Standard">before the SERVER has sent a response.</text:p>
      <text:p text:style-name="Standard"/>
      <text:p text:style-name="Standard">A simple request looks like this:</text:p>
      <text:p text:style-name="Standard"/>
      <text:p text:style-name="Standard"><text:s text:c="2"/><text:span text:style-name="Source_20_Text"><text:span text:style-name="T1">CLIENT <text:s text:c="26"/>SERVER</text:span></text:span></text:p>
      <text:p text:style-name="P27"><text:span text:style-name="Source_20_Text"><text:s text:c="3"/>---------------------------------&gt;</text:span></text:p>
      <text:p text:style-name="P27"><text:span text:style-name="Source_20_Text"><text:s text:c="3"/>POST serverInfo HTTP/1.1\r\n</text:span></text:p>
      <text:p text:style-name="P27"><text:span text:style-name="Source_20_Text"><text:s text:c="3"/>\r\n</text:span></text:p>
      <text:p text:style-name="P27"><text:span text:style-name="Source_20_Text"/></text:p>
      <text:p text:style-name="P27"><text:span text:style-name="Source_20_Text"><text:s text:c="3"/>&lt;--------------------------------</text:span></text:p>
      <text:p text:style-name="P27"><text:span text:style-name="Source_20_Text"><text:s text:c="3"/>HTTP/1.1 200 OK\r\n</text:span></text:p>
      <text:p text:style-name="P27"><text:span text:style-name="Source_20_Text"><text:s text:c="3"/>Content-Length:6\r\n</text:span></text:p>
      <text:p text:style-name="P27"><text:span text:style-name="Source_20_Text"><text:s text:c="3"/>\r\n</text:span></text:p>
      <text:p text:style-name="P27"><text:span text:style-name="Source_20_Text"><text:s text:c="3"/>["OK"]</text:span></text:p>
      <text:p text:style-name="Standard"><text:span text:style-name="Source_20_Text"/></text:p>
      <text:p text:style-name="Standard"/>
      <text:p text:style-name="Standard">There are two request modes:</text:p>
      <text:list text:style-name="L1">
        <text:list-item>
          <text:p text:style-name="P45">data transfer (used by the OSD)<text:line-break/>The body used to transfer binary data, additional information is encoded using the HTTP method (e.g. PUT and DELETE) and header fields.</text:p>
        </text:list-item>
        <text:list-item>
          <text:p text:style-name="P45">RPC (used primarily by the MRC)<text:line-break/>The messages (procedure arguments for RPC, errors and responses) are encoded using JSON (<text:a xlink:type="simple" xlink:href="http://www.json.org/">www.json.org</text:a>) and in UTF-8. The <text:span text:style-name="Source_20_Text">\uXXXX</text:span> notation for escaping Unicode characters is not supported since all messages are UTF-8 encoded.</text:p>
        </text:list-item>
      </text:list>
      <text:p text:style-name="Standard"/>
      <text:h text:style-name="Heading_20_2" text:outline-level="2">Integer types used in the Protocol</text:h>
      <text:p text:style-name="Text_20_body">In general, an <text:span text:style-name="Source_20_Text">Integer</text:span> refers to a 64-bit signed integer. If the range of a parameter can be further limited, we use the following attributes to indicate that the parameter accepts only a limited range:</text:p>
      <text:p text:style-name="Text_20_body"><text:span text:style-name="Source_20_Text">uint_8, int_8, uint_16, int_16, uint_32, int_32</text:span></text:p>
      <text:p text:style-name="Text_20_body">see <text:a xlink:type="simple" xlink:href="http://en.wikipedia.org/wiki/Integer_(computer_science)">http://en.wikipedia.org/wiki/Integer_(computer_science)</text:a> for the ranges for each type.</text:p>
      <text:h text:style-name="Heading_20_2" text:outline-level="2">Requests</text:h>
      <text:p text:style-name="Standard">The MRC accepts only HTTP <text:span text:style-name="Source_20_Text">POST</text:span> requests. The OSD accepts <text:span text:style-name="Source_20_Text">GET</text:span>, <text:span text:style-name="Source_20_Text">PUT</text:span>, <text:span text:style-name="Source_20_Text">DELETE</text:span> for data transfer and <text:span text:style-name="Source_20_Text">POST</text:span> for RPCs The request must be well formed according to HTTP v1.1 (RFC 2616).</text:p>
      <text:p text:style-name="Standard"/>
      <text:h text:style-name="Heading_20_3" text:outline-level="3"><text:reference-mark-start text:name="requestHdrs"/>Request Headers<text:reference-mark-end text:name="requestHdrs"/></text:h>
      <text:p text:style-name="Standard">For RPC calls the URI contains the name of the procedure the CLIENT wants to execute.</text:p>
      <text:p text:style-name="Standard">Example for executing a procedure called serverInfo without any arguments:</text:p>
      <text:p text:style-name="Standard"><text:s text:c="3"/>POST<text:span text:style-name="Source_20_Text"> serverInfo HTTP/1.1</text:span></text:p>
      <text:p text:style-name="Standard"><text:span text:style-name="Source_20_Text"/></text:p>
      <text:p text:style-name="Standard">For data transfer the fileID is sent in the URI.</text:p>
      <text:p text:style-name="Standard"/>
      <text:p text:style-name="Standard">The following headers are supported:</text:p>
      <text:p text:style-name="Standard"><text:soft-page-break/></text:p>
      <text:list text:style-name="L2">
        <text:list-item>
          <text:p text:style-name="P47"><text:span text:style-name="Source_20_Text"><text:span text:style-name="T4">Content-Length: Integer</text:span></text:span><text:span text:style-name="Source_20_Text"><text:line-break/></text:span>The body length in bytes.<text:span text:style-name="Source_20_Text"><text:line-break/>R</text:span>equired, if a body is sent. Optional otherwise.<text:line-break/>Example: <text:span text:style-name="Source_20_Text">Content-Length: 128</text:span></text:p>
        </text:list-item>
        <text:list-item>
          <text:p text:style-name="P47"><text:span text:style-name="Source_20_Text"><text:span text:style-name="T6">Authorization: { "mechanism" : String, ...}</text:span></text:span><text:span text:style-name="Source_20_Text"><text:line-break/></text:span>Authorization header required by the MRC.<text:line-break/>A JSON map. The mechanism field is mandatory, other fields depend on the AuthenticationProvider used by the MRC.<text:line-break/>Example: <text:span text:style-name="Source_20_Text">Authorization: { "mechanism": "nullauth", "guid": "stender", "ggids": [ "users" ] }</text:span></text:p>
        </text:list-item>
        <text:list-item>
          <text:p text:style-name="P47"><text:span text:style-name="Source_20_Text"><text:span text:style-name="T6">Connection: Close</text:span></text:span><text:span text:style-name="Source_20_Text"><text:line-break/>O</text:span>ptional header instructing the SERVER to close the connection after the request.</text:p>
        </text:list-item>
        <text:list-item>
          <text:p text:style-name="P47"><text:span text:style-name="Source_20_Text"><text:span text:style-name="T6">Content-Range: bytes Integer-Integer/*</text:span></text:span><text:line-break/>Specifies a byte range within the object identified by the <text:span text:style-name="T7">X-Object-Number</text:span> header, can be used to request parts of an object (startByte-endByte). Supported by the OSD only.<text:line-break/>Example: <text:span text:style-name="Source_20_Text">Content-Range: bytes 0-5/*</text:span></text:p>
        </text:list-item>
        <text:list-item>
          <text:p text:style-name="P47"><text:span text:style-name="Source_20_Text"><text:span text:style-name="T6">X-New-File-Size: [ sizeInBytes:Integer, epoch:Integer ]</text:span></text:span><text:span text:style-name="Source_20_Text"><text:line-break/>Optional, used by OSDs to report file size changes. </text:span>The client is expected to pass this header to the MRC. When receiving such a header, the MRC may change the file size in the metadata.</text:p>
          <text:p text:style-name="P47">The client is allowed to cache the X-New-File-Size headers and pass them on to the MRC from time to time, on capcbility renewal, on close and on fsync. The client must then send the latest header value. Values are according to epoch and then the sizeInBytes. This means that [ 125, 2 ] is larger than [ 12524566, 1 ] but smaller than [ 126, 2 ].<text:line-break/>Example: <text:span text:style-name="Source_20_Text">X-New-File-Size: [6,1]</text:span></text:p>
        </text:list-item>
        <text:list-item>
          <text:p text:style-name="P47"><text:span text:style-name="Source_20_Text"><text:span text:style-name="T6">X-Capability: </text:span></text:span><text:a xlink:type="simple" xlink:href="#1.6.1.Global Types|outline"><text:span text:style-name="Source_20_Text"><text:span text:style-name="T6">xcap</text:span></text:span></text:a><text:span text:style-name="Source_20_Text"><text:line-break/>Contains a capability. </text:span>The OSD expects this header with all operations. The MRC requires this header with some operations (see Interface description). <text:line-break/>Example: <text:span text:style-name="Source_20_Text">X-Capability: [ "0004760EDB989891BD4774E2:400933", "w", 1232025711, "*", 1, "0CE5115F08D2FDF4914918819B457528" ]</text:span></text:p>
        </text:list-item>
        <text:list-item>
          <text:p text:style-name="P47"><text:span text:style-name="Source_20_Text"><text:span text:style-name="T6">X-Locations: </text:span></text:span><text:a xlink:type="simple" xlink:href="#1.6.1.Global Types|outline"><text:span text:style-name="Source_20_Text"><text:span text:style-name="T4">xloc</text:span></text:span></text:a><text:span text:style-name="Source_20_Text"><text:line-break/>Contains an X-Locations list. </text:span>The OSD expects this header for all operations.</text:p>
          <text:p text:style-name="P47">Example: <text:span text:style-name="Source_20_Text">X-Locations: [ [ [ { "width": 2, "policy": "RAID0", "stripe-size": 512 }, [ "http:\/\/xtreemfs2:32641", "http:\/\/xtreemfs1:32641" ] ] ], 1 ]</text:span></text:p>
        </text:list-item>
        <text:list-item>
          <text:p text:style-name="P47"><text:span text:style-name="Source_20_Text"><text:span text:style-name="T6">X-Object-Number: Integer</text:span></text:span><text:line-break/>Specifies the sequence number of the affected object. Required by the OSD for some operations. Ignored by the MRC.<text:line-break/><text:span text:style-name="Source_20_Text">X-Object-Number: 0</text:span></text:p>
        </text:list-item>
        <text:list-item>
          <text:p text:style-name="P47"><text:span text:style-name="Source_20_Text"><text:span text:style-name="T6">X-Lease-Timeout: Integer</text:span></text:span><text:line-break/>Sent by a client to the OSD with GET/PUT/truncate/delete requests. OSDs have loosley synced clocks and will check, if the lease has timed out. <text:line-break/></text:p>
        </text:list-item>
      </text:list>
      <text:p text:style-name="Standard">All other headers are ignored.</text:p>
      <text:p text:style-name="Standard"/>
      <text:h text:style-name="Heading_20_3" text:outline-level="3">Request Body</text:h>
      <text:p text:style-name="Standard">For RPC calls it contains the JSON encoded arguments to the procedure called in a single JSON root value. The SERVER always assumes the data to be UTF-8 encoded, the <text:span text:style-name="Source_20_Text">Content-Type </text:span>header is ignored. There is no translation of char-sets.</text:p>
      <text:p text:style-name="Standard"/>
      <text:p text:style-name="Standard"><text:soft-page-break/>Procedure arguments are enclosed in a JSON Array, e.g.</text:p>
      <text:p text:style-name="Standard"><text:span text:style-name="Source_20_Text">["Param1","Param2","Param3"]</text:span>.</text:p>
      <text:p text:style-name="Standard">They are passed to the procedure in exactly the same order as given in</text:p>
      <text:p text:style-name="Standard">the JSON message.</text:p>
      <text:p text:style-name="Standard"/>
      <text:p text:style-name="Standard">For data transfers the body is not interpreted and regarded as plain binary data.</text:p>
      <text:p text:style-name="Standard"/>
      <text:h text:style-name="Heading_20_2" text:outline-level="2"><text:reference-mark-start text:name="Responses"/>Responses<text:reference-mark-end text:name="Responses"/></text:h>
      <text:p text:style-name="Standard">The SERVER responds with a HTTP compliant response, </text:p>
      <text:p text:style-name="Standard">e.g. <text:span text:style-name="Source_20_Text">HTTP/1.1 200 OK\r\n\r\n</text:span></text:p>
      <text:p text:style-name="Standard"/>
      <text:p text:style-name="Standard">The MRC and OSD send the following Status Codes:</text:p>
      <text:list text:style-name="L3">
        <text:list-item>
          <text:p text:style-name="P52"><text:span text:style-name="Source_20_Text"><text:span text:style-name="T6">200 OK</text:span></text:span><text:line-break/>Procedure/data transfer was executed successfully.<text:line-break/>If the procedure has any return values these are sent in the body encoded in JSON. If the data transfer returns data (e.g. a <text:span text:style-name="Source_20_Text">GET</text:span> request) it is sent in the body.</text:p>
        </text:list-item>
        <text:list-item>
          <text:p text:style-name="P52"><text:span text:style-name="Source_20_Text"><text:span text:style-name="T6">303 SEE OTHER</text:span></text:span><text:span text:style-name="Source_20_Text"><text:line-break/>T</text:span><text:span text:style-name="Source_20_Text"><text:span text:style-name="T8">he request needs to be processed by a different server. This is e.g. the case if a wrong OSD is contacted when reading a certain object of a striped file.</text:span></text:span></text:p>
        </text:list-item>
        <text:list-item>
          <text:p text:style-name="P52"><text:span text:style-name="Source_20_Text"><text:span text:style-name="T6">400 BAD REQUEST</text:span></text:span><text:line-break/>The request is malformed or exceeds the maximum header/body size configured on the SERVER. <text:bookmark-start text:name="DDE_LINK1"/>The SERVER will close the connection immediately and discard any pipelined requests.<text:bookmark-end text:name="DDE_LINK1"/></text:p>
        </text:list-item>
        <text:list-item>
          <text:p text:style-name="P52"><text:span text:style-name="Source_20_Text"><text:span text:style-name="T6">420 USER EXCEPTION</text:span></text:span><text:line-break/>Error caused by the CLIENT's request are answered with this status code. (This code is non-standard but HTTP 1.1 allows custom codes).<text:line-break/>E.g. if a CLIENT tries to create a file that already exists, the SERVER will return a User Exception.</text:p>
        </text:list-item>
        <text:list-item>
          <text:p text:style-name="P52"><text:span text:style-name="Source_20_Text"><text:span text:style-name="T6">500 INTERNAL SERVER ERROR</text:span></text:span><text:line-break/>Sent if the SERVER cannot answer the request due to technical difficulties. The SERVER will close the connection immediately and discard any pipelined requests.</text:p>
        </text:list-item>
      </text:list>
      <text:p text:style-name="Standard"/>
      <text:h text:style-name="Heading_20_3" text:outline-level="3">Response Headers</text:h>
      <text:p text:style-name="Standard">The <text:span text:style-name="Source_20_Text">Content-Length</text:span> header is used to indicate the length of the response. In addition X headers may be returned, depending on the operation.</text:p>
      <text:p text:style-name="Standard"/>
      <text:h text:style-name="Heading_20_3" text:outline-level="3">Response Body</text:h>
      <text:p text:style-name="Standard">Response bodies may either contain binary data, JSON-encoded strings or UTF-8-encoded strings. Data transfer operations always return binary data, while RPCs usually return JSON-encoded data. In case of an error or exception, a JSON-encoded object with error information is returned in any case.</text:p>
      <text:p text:style-name="Standard"/>
      <text:h text:style-name="Heading_20_2" text:outline-level="2">Error Handling<text:reference-mark text:name="ErrHandling"/></text:h>
      <text:p text:style-name="Standard">Remote operations may cause two different types of exceptions:</text:p>
      <text:list text:style-name="L4">
        <text:list-item>
          <text:p text:style-name="P55">User exceptions<text:line-break/>Such errors are returned if an error occurred on the server side due to invalid data sent by the CLIENT. This is e.g. the case if the CLIENT sends an <text:span text:style-name="T13">open</text:span> request for a non-existing file.</text:p>
        </text:list-item>
        <text:list-item>
          <text:p text:style-name="P55">Server exceptions<text:line-break/><text:soft-page-break/>Such errors occur if the SERVER cannot serve the CLIENT's request <text:s/>due to internal problems. Server exceptions are beyond the control of the client and require intervention on the server side.</text:p>
        </text:list-item>
      </text:list>
      <text:p text:style-name="Standard"/>
      <text:p text:style-name="Standard">When a user exception is thrown, the SERVER responds with a <text:span text:style-name="Source_20_Text">420</text:span> Status Code and sends a JSON Object containing the exception details (name, error code etc.) in the response body.</text:p>
      <text:p text:style-name="Standard">Exceptions are formatted as follows:</text:p>
      <text:p text:style-name="Standard"/>
      <text:p text:style-name="P28">{ "errorMessage" -&gt; msg:String,</text:p>
      <text:p text:style-name="P28"><text:s text:c="2"/>"exceptionName" -&gt; exc:String,</text:p>
      <text:p text:style-name="P28"><text:s text:c="2"/>"errno" -&gt; errNo:Integer,</text:p>
      <text:p text:style-name="P28"><text:s text:c="2"/>"stackTrace" -&gt; trace:String }</text:p>
      <text:p text:style-name="Standard"/>
      <text:list text:style-name="L5">
        <text:list-item>
          <text:p text:style-name="P57"><text:span text:style-name="Source_20_Text"><text:span text:style-name="T4">msg</text:span></text:span><text:span text:style-name="Source_20_Text"><text:line-break/>contains an error message describing the problem</text:span></text:p>
        </text:list-item>
        <text:list-item>
          <text:p text:style-name="P57"><text:span text:style-name="Source_20_Text"><text:span text:style-name="T4">errNo</text:span></text:span><text:span text:style-name="Source_20_Text"> (optional)<text:line-break/>contains a POSIX error number describing the problem (for the MRC) or an OSD Error code (see OSD Section)</text:span></text:p>
        </text:list-item>
        <text:list-item>
          <text:p text:style-name="P57"><text:span text:style-name="Source_20_Text"><text:span text:style-name="T6">exc</text:span></text:span><text:span text:style-name="Source_20_Text"> (optional)<text:line-break/></text:span><text:span text:style-name="Source_20_Text">contains the name of the exception thrown on the server side</text:span></text:p>
        </text:list-item>
        <text:list-item>
          <text:p text:style-name="P57"><text:span text:style-name="Source_20_Text"><text:span text:style-name="T6">stacktrace</text:span></text:span><text:span text:style-name="Source_20_Text"> (optional)<text:line-break/>contains a stack trace of the exception thrown on the server side, for debugging purposes</text:span></text:p>
          <text:p text:style-name="P57"><text:span text:style-name="Source_20_Text"/></text:p>
        </text:list-item>
      </text:list>
      <text:h text:style-name="Heading_20_2" text:outline-level="2">Example Requests</text:h>
      <text:p text:style-name="Standard">Simple request without response values:</text:p>
      <text:p text:style-name="Standard"/>
      <text:p text:style-name="P31"><text:span text:style-name="Source_20_Text"><text:span text:style-name="T19">POST createVolume HTTP/1.1\r\n</text:span></text:span></text:p>
      <text:p text:style-name="P31"><text:span text:style-name="Source_20_Text"><text:span text:style-name="T19">Content-Length: 16\r\n</text:span></text:span></text:p>
      <text:p text:style-name="P31"><text:span text:style-name="Source_20_Text"><text:span text:style-name="T19">Authorization: { "mechanism": "nullauth", "guid": "bjko", "ggids": [ "users" ] }\r\n</text:span></text:span></text:p>
      <text:p text:style-name="P31"><text:span text:style-name="Source_20_Text"><text:span text:style-name="T19">\r\n</text:span></text:span></text:p>
      <text:p text:style-name="P31"><text:span text:style-name="Source_20_Text"><text:span text:style-name="T19">["myNewVolume"]</text:span></text:span></text:p>
      <text:p text:style-name="P29"/>
      <text:p text:style-name="P31"><text:span text:style-name="Source_20_Text"><text:span text:style-name="T19">HTTP/1.1 200 OK\r\n</text:span></text:span></text:p>
      <text:p text:style-name="P31"><text:span text:style-name="Source_20_Text"><text:span text:style-name="T19">Content-Length: 0\r\n</text:span></text:span></text:p>
      <text:p text:style-name="P31"><text:span text:style-name="Source_20_Text"><text:span text:style-name="T19">Content-Type: text/plain; charset=utf-8\r\n</text:span></text:span></text:p>
      <text:p text:style-name="P31"><text:span text:style-name="Source_20_Text"><text:span text:style-name="T19">\r\n</text:span></text:span></text:p>
      <text:p text:style-name="Standard"/>
      <text:p text:style-name="Standard"/>
      <text:p text:style-name="Standard">Request with reponse values:</text:p>
      <text:p text:style-name="Standard"/>
      <text:p text:style-name="P31"><text:span text:style-name="Source_20_Text"><text:span text:style-name="T19">POST getVolumeInfos HTTP/1.1\r\n</text:span></text:span></text:p>
      <text:p text:style-name="P31"><text:span text:style-name="Source_20_Text"><text:span text:style-name="T19">\r\n</text:span></text:span></text:p>
      <text:p text:style-name="P31"><text:span text:style-name="Source_20_Text"><text:span text:style-name="T19"/></text:span></text:p>
      <text:p text:style-name="P31"><text:span text:style-name="Source_20_Text"><text:span text:style-name="T19">HTTP/1.1 200 OK</text:span></text:span><text:span text:style-name="Source_20_Text"><text:span text:style-name="T20">\r\n</text:span></text:span></text:p>
      <text:p text:style-name="P31"><text:span text:style-name="Source_20_Text"><text:span text:style-name="T19">Content-Type: text/plain; charset=UTF-8\r\n</text:span></text:span></text:p>
      <text:p text:style-name="P31"><text:span text:style-name="Source_20_Text"><text:span text:style-name="T19">Cache-Control: no-cache\r\n</text:span></text:span></text:p>
      <text:p text:style-name="P31"><text:span text:style-name="Source_20_Text"><text:span text:style-name="T19">Content-Length: 100\r\n</text:span></text:span></text:p>
      <text:p text:style-name="P31"><text:span text:style-name="Source_20_Text"><text:span text:style-name="T19">\r\n</text:span></text:span></text:p>
      <text:p text:style-name="P31"><text:span text:style-name="Source_20_Text"><text:span text:style-name="T19">[{"id":1,"mrcMap":{"127.0.1.1:32636":[{"id":0,"rangeStart":"","rangeEnd":null}]},"name":"myVolume"}]</text:span></text:span></text:p>
      <text:p text:style-name="Standard"/>
      <text:p text:style-name="Standard"/>
      <text:p text:style-name="Standard">Request with wrong procedure name generating an exception:</text:p>
      <text:p text:style-name="Standard"><text:soft-page-break/><text:span text:style-name="Source_20_Text"><text:span text:style-name="T19"/></text:span></text:p>
      <text:p text:style-name="P32"><text:span text:style-name="Source_20_Text"><text:span text:style-name="T19">POST doesnotexist HTTP/1.1\r\n</text:span></text:span></text:p>
      <text:p text:style-name="P32"><text:span text:style-name="Source_20_Text"><text:span text:style-name="T19">Content-Length: 0\r\n</text:span></text:span></text:p>
      <text:p text:style-name="P32"><text:span text:style-name="Source_20_Text"><text:span text:style-name="T19">\r\n</text:span></text:span></text:p>
      <text:p text:style-name="P32"><text:span text:style-name="Source_20_Text"><text:span text:style-name="T19"/></text:span></text:p>
      <text:p text:style-name="P32"><text:span text:style-name="Source_20_Text"><text:span text:style-name="T19">HTTP/1.1 420\r\n</text:span></text:span></text:p>
      <text:p text:style-name="P32"><text:span text:style-name="Source_20_Text"><text:span text:style-name="T19">Content-Type: text/plain; charset=UTF-8\r\n</text:span></text:span></text:p>
      <text:p text:style-name="P32"><text:span text:style-name="Source_20_Text"><text:span text:style-name="T19">Content-Length: 64\r\n</text:span></text:span></text:p>
      <text:p text:style-name="P32"><text:span text:style-name="Source_20_Text"><text:span text:style-name="T19">\r\n</text:span></text:span></text:p>
      <text:p text:style-name="P32"><text:span text:style-name="Source_20_Text"><text:span text:style-name="T19">{ "errno": 4, "errorMessage" : "doesnotexist not implemented" }</text:span></text:span></text:p>
      <text:p text:style-name="P31"><text:span text:style-name="Source_20_Text"/></text:p>
      <text:p text:style-name="P33">Data transfer request:</text:p>
      <text:p text:style-name="P33"/>
      <text:p text:style-name="P33"><text:span text:style-name="Source_20_Text"><text:tab/></text:span><text:span text:style-name="Source_20_Text"><text:span text:style-name="T19">GET 15AF2165DE213CC21358A5BB HTTP/1.1\r\n</text:span></text:span></text:p>
      <text:p text:style-name="P33"><text:span text:style-name="Source_20_Text"><text:span text:style-name="T19"><text:tab/>Content-Range: bytes 0-100/*\r\n</text:span></text:span></text:p>
      <text:p text:style-name="P33"><text:span text:style-name="Source_20_Text"><text:span text:style-name="T19"><text:tab/>X-Capability: 000000000000000000\r\n</text:span></text:span></text:p>
      <text:p text:style-name="P33"><text:span text:style-name="Source_20_Text"><text:span text:style-name="T19"><text:tab/>X-Locations: [ [ {"policy":"RAID0","width":64},<text:line-break/><text:tab/> <text:s text:c="12"/>[ "osd1.xtreemfs.org:99999" ] ] ]\r\n</text:span></text:span></text:p>
      <text:p text:style-name="P33"><text:span text:style-name="Source_20_Text"><text:span text:style-name="T19"><text:tab/>X-ObjectNumber: 3\r\n</text:span></text:span></text:p>
      <text:p text:style-name="P33"><text:span text:style-name="Source_20_Text"><text:span text:style-name="T19"><text:tab/>\r\n</text:span></text:span></text:p>
      <text:p text:style-name="P29"/>
      <text:p text:style-name="Standard"><text:span text:style-name="T19"><text:tab/></text:span><text:span text:style-name="Source_20_Text"><text:span text:style-name="T19">HTTP/1.1 200 OK\r\n</text:span></text:span></text:p>
      <text:p text:style-name="Standard"><text:span text:style-name="Source_20_Text"><text:span text:style-name="T19"><text:tab/>Content-Range: bytes 0-100/*\r\n</text:span></text:span></text:p>
      <text:p text:style-name="Standard"><text:span text:style-name="Source_20_Text"><text:span text:style-name="T19"><text:tab/>Content-Length: 100\r\n</text:span></text:span></text:p>
      <text:p text:style-name="Standard"><text:span text:style-name="Source_20_Text"><text:span text:style-name="T19"><text:tab/>\r\n</text:span></text:span></text:p>
      <text:p text:style-name="Standard"><text:span text:style-name="Source_20_Text"><text:span text:style-name="T19"><text:tab/></text:span></text:span><text:span text:style-name="Source_20_Text"><text:span text:style-name="T21">100 bytes...</text:span></text:span></text:p>
      <text:p text:style-name="Standard"/>
      <text:h text:style-name="Heading_20_2" text:outline-level="2" text:is-list-header="true">System Interfaces</text:h>
      <text:p text:style-name="Standard">This section describes the interface to the XtreemFS services.</text:p>
      <text:p text:style-name="Standard"/>
      <text:h text:style-name="Heading_20_3" text:outline-level="3">JSON Interface Schema Definitions <text:reference-mark text:name="JSONSchemaDef"/></text:h>
      <text:p text:style-name="Standard">We use a simple schema to describe interface arguments:<text:line-break/><text:line-break/>The argument name is followed by a colon and the argument type: <text:span text:style-name="Source_20_Text"><text:span text:style-name="T13">argument:type</text:span></text:span>. <text:span text:style-name="T13">Type</text:span> can be either a JSON value type like <text:span text:style-name="Source_20_Text"><text:span text:style-name="T13">String</text:span></text:span>, <text:span text:style-name="Source_20_Text"><text:span text:style-name="T13">Number</text:span></text:span>, <text:span text:style-name="Source_20_Text"><text:span text:style-name="T13">Boolean</text:span></text:span> <text:span text:style-name="T8">(</text:span><text:span text:style-name="Source_20_Text"><text:span text:style-name="T8">true/false</text:span></text:span><text:span text:style-name="T8">)</text:span>, or a complex type like <text:span text:style-name="Source_20_Text"><text:span text:style-name="T13">Object</text:span></text:span>, <text:span text:style-name="Source_20_Text"><text:span text:style-name="T13">Array</text:span></text:span> or <text:span text:style-name="T13">Map</text:span>. <text:span text:style-name="Source_20_Text"><text:span text:style-name="T13">Number</text:span></text:span> can be refined by <text:span text:style-name="Source_20_Text"><text:span text:style-name="T13">Integer</text:span></text:span> (limited to signed 64 bit) and <text:span text:style-name="Source_20_Text"><text:span text:style-name="T13">Float</text:span></text:span> which are both encoded using the JSON <text:span text:style-name="Source_20_Text"><text:span text:style-name="T13">Number</text:span></text:span> type.</text:p>
      <text:p text:style-name="Standard"><text:line-break/>To define Arrays and Objects, the JSON notation can be used, where <text:span text:style-name="Source_20_Text"><text:span text:style-name="T13">arg1:Array</text:span></text:span> can also be written as <text:span text:style-name="Source_20_Text"><text:span text:style-name="T13">arg1:[ name:Type, ... ]</text:span></text:span><text:span text:style-name="Source_20_Text">.</text:span> Maps with arbitrary keys can be written as <text:span text:style-name="Source_20_Text"><text:span text:style-name="T13">arg1:{ key -&gt; Type }</text:span></text:span>. Objects or Maps with a defined set of keys can be written as <text:span text:style-name="Source_20_Text"><text:span text:style-name="T13">arg1:{ "someKey" -&gt; someValue:Integer, ... }</text:span></text:span>. <text:span text:style-name="Source_20_Text"><text:span text:style-name="T13">Type</text:span></text:span> may be any argument type; this allows a creation of complex data structures. Note that JSON Objects only allow <text:span text:style-name="Source_20_Text"><text:span text:style-name="T13">Strings</text:span></text:span> as keys, so the key type is not explicitly specified.<text:line-break/><text:line-break/>Lists and Maps may associated with cardinalities. If no quantifier annotated, the argument has to occur exactly once.<text:line-break/><text:span text:style-name="Source_20_Text"><text:span text:style-name="T13">*</text:span></text:span><text:span text:style-name="Source_20_Text"> </text:span>indicates that an argument can occur 0 or more times,</text:p>
      <text:p text:style-name="Standard"><text:span text:style-name="Source_20_Text"><text:span text:style-name="T13">+</text:span></text:span><text:span text:style-name="Source_20_Text"> </text:span>indicates that the argument must occur at least once,</text:p>
      <text:p text:style-name="Standard"><text:span text:style-name="Source_20_Text"><text:span text:style-name="T13">?</text:span></text:span><text:span text:style-name="Source_20_Text"> </text:span>indicates that the argument is optional (may also be used with primitive types).<text:line-break/><text:line-break/>Examples:<text:line-break/><text:line-break/><text:soft-page-break/>a simple argument list: <text:span text:style-name="Source_20_Text"><text:span text:style-name="T13">[ arg1:String, arg2:Integer, arg3:Integer ]</text:span></text:span><text:line-break/>a list with a nested complex type: <text:span text:style-name="Source_20_Text"><text:span text:style-name="T13">[ pathname:String, attributes:{ key -&gt; valueList:[ value:String *] *} ]</text:span></text:span></text:p>
      <text:p text:style-name="Standard"><text:span text:style-name="Source_20_Text"><text:span text:style-name="T13"/></text:span></text:p>
      <text:h text:style-name="Heading_20_3" text:outline-level="3"><text:span text:style-name="Source_20_Text"><text:span text:style-name="T22">Documentation of Types and Operations</text:span></text:span></text:h>
      <text:p text:style-name="Text_20_body"><text:span text:style-name="Source_20_Text"><text:span text:style-name="T24"/></text:span></text:p>
      <text:p text:style-name="Standard"><text:span text:style-name="Source_20_Text"><text:span text:style-name="T24">Complex data types are documented as follows:</text:span></text:span></text:p>
      <text:p text:style-name="Standard"><text:span text:style-name="Source_20_Text"><text:span text:style-name="T24"/></text:span></text:p>
      <table:table table:name="Table16" table:style-name="Table16">
        <table:table-column table:style-name="Table16.A"/>
        <table:table-column table:style-name="Table16.B"/>
        <table:table-row>
          <table:table-cell table:style-name="Table16.A1" table:number-columns-spanned="2" office:value-type="string">
            <text:p text:style-name="P36"><text:span text:style-name="Source_20_Text"><text:span text:style-name="T4">&lt;type name&gt;</text:span></text:span></text:p>
          </table:table-cell>
          <table:covered-table-cell/>
        </table:table-row>
        <table:table-row>
          <table:table-cell table:style-name="Table16.A2" office:value-type="string">
            <text:p text:style-name="P38">Description</text:p>
          </table:table-cell>
          <table:table-cell table:style-name="Table16.B2" office:value-type="string">
            <text:p text:style-name="P5">a brief description of the data type</text:p>
          </table:table-cell>
        </table:table-row>
        <table:table-row>
          <table:table-cell table:style-name="Table16.B2" table:number-columns-spanned="2" office:value-type="string">
            <text:p text:style-name="Table_20_Contents"/>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
                </table:table-cell>
                <table:covered-table-cell/>
                <table:table-cell table:style-name="Table17.C1" office:value-type="string">
                  <text:p text:style-name="P39">[Version &lt;number&gt; | proposal] </text:p>
                </table:table-cell>
              </table:table-row>
              <table:table-row>
                <table:table-cell table:style-name="Table17.A2" office:value-type="string">
                  <text:p text:style-name="P39">Definition</text:p>
                </table:table-cell>
                <table:table-cell table:style-name="Table17.B2" table:number-columns-spanned="2" office:value-type="string">
                  <text:p text:style-name="P34"><text:span text:style-name="Source_20_Text"><text:span text:style-name="T14">a JSON definition of the complex data type</text:span></text:span></text:p>
                </table:table-cell>
                <table:covered-table-cell/>
              </table:table-row>
              <table:table-row>
                <table:table-cell table:style-name="Table17.A3" office:value-type="string">
                  <text:p text:style-name="Table_20_Contents"/>
                </table:table-cell>
                <table:table-cell table:number-columns-spanned="2">
                  <table:table table:is-sub-table="true">
                    <table:table-column table:style-name="Table17.B3.1"/>
                    <table:table-column table:style-name="Table17.B3.2"/>
                    <table:table-row>
                      <table:table-cell table:style-name="Table17.A3" office:value-type="string">
                        <text:p text:style-name="P5">attribute 1</text:p>
                      </table:table-cell>
                      <table:table-cell table:style-name="Table17.B3.2.1" office:value-type="string">
                        <text:p text:style-name="P5">a brief explanation of the first attribute occuring in the JSON description</text:p>
                      </table:table-cell>
                    </table:table-row>
                    <table:table-row>
                      <table:table-cell table:style-name="Table17.A3" office:value-type="string">
                        <text:p text:style-name="P5">...</text:p>
                      </table:table-cell>
                      <table:table-cell table:style-name="Table17.B3.2.1" office:value-type="string">
                        <text:p text:style-name="P40">...</text:p>
                      </table:table-cell>
                    </table:table-row>
                    <table:table-row>
                      <table:table-cell table:style-name="Table17.A3" office:value-type="string">
                        <text:p text:style-name="P5">attribute n</text:p>
                      </table:table-cell>
                      <table:table-cell table:style-name="Table17.B3.2.1" office:value-type="string">
                        <text:p text:style-name="P5">a brief explanation of the last attribute occuring in the JSON description</text:p>
                      </table:table-cell>
                    </table:table-row>
                  </table:table>
                </table:table-cell>
                <table:covered-table-cell/>
              </table:table-row>
            </table:table>
            <text:p text:style-name="Table_20_Contents"/>
            <text:p text:style-name="Table_20_Contents">... </text:p>
            <text:p text:style-name="Table_20_Contents"/>
          </table:table-cell>
          <table:covered-table-cell/>
        </table:table-row>
      </table:table>
      <text:p text:style-name="Standard"/>
      <text:p text:style-name="Standard"/>
      <text:p text:style-name="Standard"><text:span text:style-name="Source_20_Text"><text:span text:style-name="T24">MRC and common operations <text:s/>are documented as follows:</text:span></text:span></text:p>
      <text:p text:style-name="Standard"/>
      <table:table table:name="Table7" table:style-name="Table7">
        <table:table-column table:style-name="Table7.A"/>
        <table:table-column table:style-name="Table7.B"/>
        <table:table-row>
          <table:table-cell table:style-name="Table7.A1" table:number-columns-spanned="2" office:value-type="string">
            <text:p text:style-name="P36"><text:span text:style-name="Source_20_Text"><text:span text:style-name="T26">&lt;operation name&gt;</text:span></text:span></text:p>
          </table:table-cell>
          <table:covered-table-cell/>
        </table:table-row>
        <table:table-row>
          <table:table-cell table:style-name="Table7.A2" office:value-type="string">
            <text:p text:style-name="P38">Description</text:p>
          </table:table-cell>
          <table:table-cell table:style-name="Table7.B2" office:value-type="string">
            <text:p text:style-name="P5">a brief description of the operation</text:p>
          </table:table-cell>
        </table:table-row>
        <table:table-row>
          <table:table-cell table:style-name="Table7.B2" table:number-columns-spanned="2" office:value-type="string">
            <text:p text:style-name="Table_20_Contents"/>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
                </table:table-cell>
                <table:covered-table-cell/>
                <table:table-cell table:style-name="Table19.C1" office:value-type="string">
                  <text:p text:style-name="P39">[Version &lt;number&gt; | proposal] </text:p>
                </table:table-cell>
              </table:table-row>
              <table:table-row>
                <table:table-cell table:style-name="Table19.A2" office:value-type="string">
                  <text:p text:style-name="P38">Arguments</text:p>
                </table:table-cell>
                <table:table-cell table:style-name="Table19.B2" table:number-columns-spanned="2" office:value-type="string">
                  <text:p text:style-name="P11"><text:span text:style-name="Source_20_Text"><text:span text:style-name="T14">a JSON definition of the argument list</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rgument 1</text:p>
                      </table:table-cell>
                      <table:table-cell table:style-name="Table19.B3.2.1" office:value-type="string">
                        <text:p text:style-name="P5">a brief explanation of the first argument occuring in the JSON description of the argument list</text:p>
                      </table:table-cell>
                    </table:table-row>
                    <table:table-row>
                      <table:table-cell table:style-name="Table19.A3" office:value-type="string">
                        <text:p text:style-name="P5">...</text:p>
                      </table:table-cell>
                      <table:table-cell table:style-name="Table19.B3.2.1" office:value-type="string">
                        <text:p text:style-name="P40">...</text:p>
                      </table:table-cell>
                    </table:table-row>
                    <table:table-row>
                      <table:table-cell table:style-name="Table19.A3" office:value-type="string">
                        <text:p text:style-name="P5">argument n</text:p>
                      </table:table-cell>
                      <table:table-cell table:style-name="Table19.B3.2.1" office:value-type="string">
                        <text:p text:style-name="P5">a brief explanation of the last argument occuring in the JSON description of the argument list</text:p>
                      </table:table-cell>
                    </table:table-row>
                  </table:table>
                </table:table-cell>
                <table:covered-table-cell/>
              </table:table-row>
              <table:table-row>
                <table:table-cell table:style-name="Table19.A3" office:value-type="string">
                  <text:p text:style-name="P38">Returns</text:p>
                </table:table-cell>
                <table:table-cell table:style-name="Table19.B3.2.1" table:number-columns-spanned="2" office:value-type="string">
                  <text:p text:style-name="P11"><text:span text:style-name="Source_20_Text"><text:span text:style-name="T14">a JSON definition of the return value</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5">attribute 1</text:p>
                      </table:table-cell>
                      <table:table-cell table:style-name="Table19.B3.2.1" office:value-type="string">
                        <text:p text:style-name="P5">a brief explanation of the first attribute occuring in the JSON description of the return value</text:p>
                      </table:table-cell>
                    </table:table-row>
                    <table:table-row>
                      <table:table-cell table:style-name="Table19.A3" office:value-type="string">
                        <text:p text:style-name="P5">...</text:p>
                      </table:table-cell>
                      <table:table-cell table:style-name="Table19.B3.2.1" office:value-type="string">
                        <text:p text:style-name="P40">...</text:p>
                      </table:table-cell>
                    </table:table-row>
                    <table:table-row>
                      <table:table-cell table:style-name="Table19.A3" office:value-type="string">
                        <text:p text:style-name="P5">attribute n</text:p>
                      </table:table-cell>
                      <table:table-cell table:style-name="Table19.B3.2.1" office:value-type="string">
                        <text:p text:style-name="P5">a brief explanation of the last attribute occuring in the JSON description of the return value</text:p>
                      </table:table-cell>
                    </table:table-row>
                  </table:table>
                </table:table-cell>
                <table:covered-table-cell/>
              </table:table-row>
              <table:table-row>
                <table:table-cell table:style-name="Table19.A3" office:value-type="string">
                  <text:p text:style-name="P38">Errors</text:p>
                </table:table-cell>
                <table:table-cell table:style-name="Table19.B3.2.1" table:number-columns-spanned="2" office:value-type="string">
                  <text:p text:style-name="P5">a list of error values and their causes that may occur</text:p>
                </table:table-cell>
                <table:covered-table-cell/>
              </table:table-row>
              <table:table-row>
                <table:table-cell table:style-name="Table19.A3" office:value-type="string">
                  <text:p text:style-name="P38">Remarks</text:p>
                </table:table-cell>
                <table:table-cell table:style-name="Table19.B3.2.1" table:number-columns-spanned="2" office:value-type="string">
                  <text:p text:style-name="P5">optional remarks</text:p>
                </table:table-cell>
                <table:covered-table-cell/>
              </table:table-row>
            </table:table>
            <text:p text:style-name="Table_20_Contents"/>
            <text:p text:style-name="Table_20_Contents"><text:soft-page-break/>...</text:p>
            <text:p text:style-name="Table_20_Contents"/>
          </table:table-cell>
          <table:covered-table-cell/>
        </table:table-row>
      </table:table>
      <text:p text:style-name="Standard"/>
      <text:p text:style-name="Standard">OSD operations are documented as follows:</text:p>
      <text:p text:style-name="Standard"/>
      <table:table table:name="Table10" table:style-name="Table10">
        <table:table-column table:style-name="Table10.A"/>
        <table:table-column table:style-name="Table10.B"/>
        <table:table-row>
          <table:table-cell table:style-name="Table10.A1" table:number-columns-spanned="2" office:value-type="string">
            <text:p text:style-name="P36"><text:span text:style-name="Source_20_Text"><text:span text:style-name="T26">&lt;operation name&gt;</text:span></text:span></text:p>
          </table:table-cell>
          <table:covered-table-cell/>
        </table:table-row>
        <table:table-row>
          <table:table-cell table:style-name="Table10.A2" office:value-type="string">
            <text:p text:style-name="P38">Description</text:p>
          </table:table-cell>
          <table:table-cell table:style-name="Table10.B2" office:value-type="string">
            <text:p text:style-name="P5">a brief description of the operation</text:p>
          </table:table-cell>
        </table:table-row>
        <table:table-row>
          <table:table-cell table:style-name="Table10.B2" table:number-columns-spanned="2" office:value-type="string">
            <text:p text:style-name="Table_20_Contents"/>
            <table:table table:name="Table96" table:style-name="Table96">
              <table:table-column table:style-name="Table96.A"/>
              <table:table-column table:style-name="Table96.B"/>
              <table:table-column table:style-name="Table96.C"/>
              <table:table-row>
                <table:table-cell table:style-name="Table96.A1" table:number-columns-spanned="2" office:value-type="string">
                  <text:p text:style-name="Table_20_Contents"/>
                </table:table-cell>
                <table:covered-table-cell/>
                <table:table-cell table:style-name="Table96.C1" office:value-type="string">
                  <text:p text:style-name="P39">[Version &lt;number&gt; | proposal] </text:p>
                </table:table-cell>
              </table:table-row>
              <table:table-row>
                <table:table-cell table:style-name="Table96.A2" office:value-type="string">
                  <text:p text:style-name="P38">Req. Line</text:p>
                </table:table-cell>
                <table:table-cell table:style-name="Table96.B2" table:number-columns-spanned="2" office:value-type="string">
                  <text:p text:style-name="P11"><text:span text:style-name="Source_20_Text"><text:span text:style-name="T2">the HTTP request line</text:span></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5">parameter 1</text:p>
                      </table:table-cell>
                      <table:table-cell table:style-name="Table96.B3.2.1" office:value-type="string">
                        <text:p text:style-name="P5">a brief explanation of the first variable parameter occuring in the request line</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parameter n</text:p>
                      </table:table-cell>
                      <table:table-cell table:style-name="Table96.B3.2.1" office:value-type="string">
                        <text:p text:style-name="P5">a brief explanation of the last variable parameter occuring in the request line</text:p>
                      </table:table-cell>
                    </table:table-row>
                  </table:table>
                </table:table-cell>
                <table:covered-table-cell/>
              </table:table-row>
              <table:table-row>
                <table:table-cell table:style-name="Table96.A3" office:value-type="string">
                  <text:p text:style-name="P38">Req. Headers</text:p>
                </table:table-cell>
                <table:table-cell table:style-name="Table96.B3.2.1" table:number-columns-spanned="2" office:value-type="string">
                  <text:p text:style-name="P11"><text:span text:style-name="Source_20_Text"><text:span text:style-name="T14"/></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quest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style-name="Table96.B5.3">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quest header field and the associated JSON type</text:p>
                      </table:table-cell>
                    </table:table-row>
                  </table:table>
                </table:table-cell>
                <table:covered-table-cell/>
              </table:table-row>
              <table:table-row>
                <table:table-cell table:style-name="Table96.A3" office:value-type="string">
                  <text:p text:style-name="P38">Req. Body</text:p>
                </table:table-cell>
                <table:table-cell table:style-name="Table96.B3.2.1" table:number-columns-spanned="2" office:value-type="string">
                  <text:p text:style-name="P12"><text:span text:style-name="Source_20_Text"><text:span text:style-name="T28">a description of the body sent with the request (JSON or binary)</text:span></text:span></text:p>
                </table:table-cell>
                <table:covered-table-cell/>
              </table:table-row>
              <table:table-row>
                <table:table-cell table:style-name="Table96.A3" office:value-type="string">
                  <text:p text:style-name="P38"/>
                </table:table-cell>
                <table:table-cell table:number-columns-spanned="2">
                  <table:table table:is-sub-table="true">
                    <table:table-column table:style-name="Table96.B7.1"/>
                    <table:table-column table:style-name="Table96.B7.2"/>
                    <table:table-row>
                      <table:table-cell table:style-name="Table96.A3" office:value-type="string">
                        <text:p text:style-name="P5">argument 1</text:p>
                      </table:table-cell>
                      <table:table-cell table:style-name="Table96.B3.2.1" office:value-type="string">
                        <text:p text:style-name="P5">a description of the first argument occuring in the body</text:p>
                      </table:table-cell>
                    </table:table-row>
                    <table:table-row>
                      <table:table-cell table:style-name="Table96.A3" office:value-type="string">
                        <text:p text:style-name="P5">...</text:p>
                      </table:table-cell>
                      <table:table-cell table:style-name="Table96.B3.2.1" office:value-type="string">
                        <text:p text:style-name="P5"/>
                      </table:table-cell>
                    </table:table-row>
                    <table:table-row>
                      <table:table-cell table:style-name="Table96.A3" office:value-type="string">
                        <text:p text:style-name="P5">argument n</text:p>
                      </table:table-cell>
                      <table:table-cell table:style-name="Table96.B3.2.1" office:value-type="string">
                        <text:p text:style-name="P5">a description of the last argument occuring in the body</text:p>
                      </table:table-cell>
                    </table:table-row>
                  </table:table>
                </table:table-cell>
                <table:covered-table-cell/>
              </table:table-row>
              <table:table-row>
                <table:table-cell table:style-name="Table96.A3" office:value-type="string">
                  <text:p text:style-name="P38">Resp. Codes</text:p>
                </table:table-cell>
                <table:table-cell table:style-name="Table96.B3.2.1" table:number-columns-spanned="2" office:value-type="string">
                  <text:p text:style-name="P5">a list of all possible response codes and their meanings</text:p>
                </table:table-cell>
                <table:covered-table-cell/>
              </table:table-row>
              <table:table-row>
                <table:table-cell table:style-name="Table96.A3" office:value-type="string">
                  <text:p text:style-name="P38">Resp. Headers</text:p>
                </table:table-cell>
                <table:table-cell table:style-name="Table96.B3.2.1" table:number-columns-spanned="2" office:value-type="string">
                  <text:p text:style-name="P5"/>
                </table:table-cell>
                <table:covered-table-cell/>
              </table:table-row>
              <table:table-row>
                <table:table-cell table:style-name="Table96.A3" office:value-type="string">
                  <text:p text:style-name="P38"/>
                </table:table-cell>
                <table:table-cell table:number-columns-spanned="2">
                  <table:table table:is-sub-table="true">
                    <table:table-column table:style-name="Table96.B7.1"/>
                    <table:table-column table:style-name="Table96.B7.2"/>
                    <table:table-row>
                      <table:table-cell table:style-name="Table96.A3" office:value-type="string">
                        <text:p text:style-name="P10"><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5">a description of a supported response header field and the associated JSON type</text:p>
                      </table:table-cell>
                    </table:table-row>
                    <table:table-row>
                      <table:table-cell table:style-name="Table96.A3" office:value-type="string">
                        <text:p text:style-name="P10"><text:span text:style-name="Source_20_Text"><text:span text:style-name="T14">...</text:span></text:span></text:p>
                      </table:table-cell>
                      <table:table-cell table:style-name="Table96.B3.2.1" office:value-type="string">
                        <text:p text:style-name="P5"/>
                      </table:table-cell>
                    </table:table-row>
                    <table:table-row>
                      <table:table-cell table:style-name="Table96.A3" office:value-type="string">
                        <text:p text:style-name="P5"><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5">a description of a supported response header field and the associated JSON type</text:p>
                      </table:table-cell>
                    </table:table-row>
                  </table:table>
                </table:table-cell>
                <table:covered-table-cell/>
              </table:table-row>
              <table:table-row>
                <table:table-cell table:style-name="Table96.A3" office:value-type="string">
                  <text:p text:style-name="P38">Resp. Body</text:p>
                </table:table-cell>
                <table:table-cell table:style-name="Table96.B3.2.1" table:number-columns-spanned="2" office:value-type="string">
                  <text:p text:style-name="P12"><text:span text:style-name="Source_20_Text"><text:span text:style-name="T28">a description of the body received with the response (JSON or binary)</text:span></text:span></text:p>
                </table:table-cell>
                <table:covered-table-cell/>
              </table:table-row>
              <table:table-row>
                <table:table-cell table:style-name="Table96.A3" office:value-type="string">
                  <text:p text:style-name="P38"/>
                </table:table-cell>
                <table:table-cell table:number-columns-spanned="2">
                  <table:table table:is-sub-table="true">
                    <table:table-column table:style-name="Table96.B12.1"/>
                    <table:table-column table:style-name="Table96.B12.2"/>
                    <table:table-row>
                      <table:table-cell table:style-name="Table96.A3" office:value-type="string">
                        <text:p text:style-name="P6">argument 1</text:p>
                      </table:table-cell>
                      <table:table-cell table:style-name="Table96.B3.2.1" office:value-type="string">
                        <text:p text:style-name="P6">a description of the first argument occuring in the body</text:p>
                      </table:table-cell>
                    </table:table-row>
                    <table:table-row>
                      <table:table-cell table:style-name="Table96.A3" office:value-type="string">
                        <text:p text:style-name="P7">...</text:p>
                      </table:table-cell>
                      <table:table-cell table:style-name="Table96.B3.2.1" office:value-type="string">
                        <text:p text:style-name="P13"/>
                      </table:table-cell>
                    </table:table-row>
                    <table:table-row>
                      <table:table-cell table:style-name="Table96.A3" office:value-type="string">
                        <text:p text:style-name="P5">argument n</text:p>
                      </table:table-cell>
                      <table:table-cell table:style-name="Table96.B3.2.1" office:value-type="string">
                        <text:p text:style-name="P6">a description of the last argument occuring in the body</text:p>
                      </table:table-cell>
                    </table:table-row>
                  </table:table>
                </table:table-cell>
                <table:covered-table-cell/>
              </table:table-row>
            </table:table>
            <text:p text:style-name="Table_20_Contents"/>
            <text:p text:style-name="Table_20_Contents">...</text:p>
            <text:p text:style-name="Table_20_Contents"/>
          </table:table-cell>
          <table:covered-table-cell/>
        </table:table-row>
      </table:table>
      <text:h text:style-name="P43" text:outline-level="3"/>
      <text:h text:style-name="P23" text:outline-level="3"><text:reference-mark-start text:name="GlobalTypes"/>Data Types<text:reference-mark-end text:name="GlobalTypes"/></text:h>
      <text:p text:style-name="Text_20_body"><text:span text:style-name="Source_20_Text"><text:span text:style-name="T24"/></text:span></text:p>
      <table:table table:name="Table9" table:style-name="Table9">
        <table:table-column table:style-name="Table9.A"/>
        <table:table-column table:style-name="Table9.B"/>
        <table:table-row>
          <table:table-cell table:style-name="Table9.A1" table:number-columns-spanned="2" office:value-type="string">
            <text:p text:style-name="P36"><text:reference-mark-start text:name="Xcap"/><text:span text:style-name="Source_20_Text"><text:span text:style-name="T26">Xcap</text:span></text:span><text:reference-mark-end text:name="Xcap"/></text:p>
          </table:table-cell>
          <table:covered-table-cell/>
        </table:table-row>
        <table:table-row>
          <table:table-cell table:style-name="Table9.A2" office:value-type="string">
            <text:p text:style-name="P38">Description</text:p>
          </table:table-cell>
          <table:table-cell table:style-name="Table9.B2" office:value-type="string">
            <text:p text:style-name="P5">Contains a capability which is sent in the <text:span text:style-name="Source_20_Text">X-Capability</text:span> header.</text:p>
          </table:table-cell>
        </table:table-row>
        <table:table-row>
          <table:table-cell table:style-name="Table9.B2" table:number-columns-spanned="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
                </table:table-cell>
                <table:covered-table-cell/>
                <table:table-cell table:style-name="Table15.C1" office:value-type="string">
                  <text:p text:style-name="P39">Version 30</text:p>
                </table:table-cell>
              </table:table-row>
              <table:table-row>
                <table:table-cell table:style-name="Table15.A2" office:value-type="string">
                  <text:p text:style-name="P38">Definition</text:p>
                </table:table-cell>
                <table:table-cell table:style-name="Table15.B2" table:number-columns-spanned="2" office:value-type="string">
                  <text:p text:style-name="P34"><text:span text:style-name="Source_20_Text"><text:span text:style-name="T14">Xcap: [ fileID:String, accessMode:String, expires:Integer, clientIdentity:String, truncateEpoch:Integer, serverSignature:String ]</text:span></text:span></text:p>
                </table:table-cell>
                <table:covered-table-cell/>
              </table:table-row>
              <table:table-row>
                <table:table-cell table:style-name="Table15.A3" office:value-type="string">
                  <text:p text:style-name="Table_20_Contents"/>
                </table:table-cell>
                <table:table-cell table:number-columns-spanned="2">
                  <table:table table:is-sub-table="true">
                    <table:table-column table:style-name="Table15.B3.1"/>
                    <table:table-column table:style-name="Table15.B3.2"/>
                    <table:table-row>
                      <table:table-cell table:style-name="Table15.A3" office:value-type="string">
                        <text:p text:style-name="P5">fileID</text:p>
                      </table:table-cell>
                      <table:table-cell table:style-name="Table15.B3.2.1" office:value-type="string">
                        <text:p text:style-name="P5">ID of the file</text:p>
                      </table:table-cell>
                    </table:table-row>
                    <table:table-row>
                      <table:table-cell table:style-name="Table15.A3" office:value-type="string">
                        <text:p text:style-name="P5">accessMode</text:p>
                      </table:table-cell>
                      <table:table-cell table:style-name="Table15.B3.2.1" office:value-type="string">
                        <text:p text:style-name="P40">see open operation</text:p>
                      </table:table-cell>
                    </table:table-row>
                    <table:table-row>
                      <table:table-cell table:style-name="Table15.A3" office:value-type="string">
                        <text:p text:style-name="P5">expires</text:p>
                      </table:table-cell>
                      <table:table-cell table:style-name="Table15.B3.2.1" office:value-type="string">
                        <text:p text:style-name="P41">UNIX timestamp (seconds since 01/01/1970) of expiry time</text:p>
                      </table:table-cell>
                    </table:table-row>
                    <table:table-row>
                      <table:table-cell table:style-name="Table15.A3" office:value-type="string">
                        <text:p text:style-name="P5">clientIdentity</text:p>
                      </table:table-cell>
                      <table:table-cell table:style-name="Table15.B3.2.1" office:value-type="string">
                        <text:p text:style-name="P41">he client's IP, IP":"Port or certificate</text:p>
                      </table:table-cell>
                    </table:table-row>
                    <table:table-row>
                      <table:table-cell table:style-name="Table15.A3" office:value-type="string">
                        <text:p text:style-name="P5">truncateEpoch</text:p>
                      </table:table-cell>
                      <table:table-cell table:style-name="Table15.B3.2.1" office:value-type="string">
                        <text:p text:style-name="P41">the number of the current truncate epoch</text:p>
                      </table:table-cell>
                    </table:table-row>
                    <table:table-row>
                      <table:table-cell table:style-name="Table15.A3" office:value-type="string">
                        <text:p text:style-name="P5">serverSignature</text:p>
                      </table:table-cell>
                      <table:table-cell table:style-name="Table15.B3.2.1" office:value-type="string">
                        <text:p text:style-name="P41">the server's signature for the Xcap structure with an empty signature</text:p>
                      </table:table-cell>
                    </table:table-row>
                  </table:table>
                </table:table-cell>
                <table:covered-table-cell/>
              </table:table-row>
            </table:table>
            <text:p text:style-name="Table_20_Contents"/>
          </table:table-cell>
          <table:covered-table-cell/>
        </table:table-row>
      </table:table>
      <text:p text:style-name="Standard"><text:span text:style-name="Source_20_Text"><text:span text:style-name="T13"/></text:span></text:p>
      <text:p text:style-name="Standard"><text:span text:style-name="Source_20_Text"><text:span text:style-name="T13"/></text:span></text:p>
      <table:table table:name="Table18" table:style-name="Table18">
        <table:table-column table:style-name="Table18.A"/>
        <table:table-column table:style-name="Table18.B"/>
        <table:table-row>
          <table:table-cell table:style-name="Table18.A1" table:number-columns-spanned="2" office:value-type="string">
            <text:p text:style-name="P36"><text:reference-mark-start text:name="Xloc"/><text:span text:style-name="Source_20_Text"><text:span text:style-name="T26">Xloc</text:span></text:span><text:reference-mark-end text:name="Xloc"/></text:p>
          </table:table-cell>
          <table:covered-table-cell/>
        </table:table-row>
        <table:table-row>
          <table:table-cell table:style-name="Table18.A2" office:value-type="string">
            <text:p text:style-name="P38">Description</text:p>
          </table:table-cell>
          <table:table-cell table:style-name="Table18.B2" office:value-type="string">
            <text:p text:style-name="P5">Contains replica locations with associated striping policy. In addition, versioning information is included.</text:p>
          </table:table-cell>
        </table:table-row>
        <table:table-row>
          <table:table-cell table:style-name="Table18.B2" table:number-columns-spanned="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
                </table:table-cell>
                <table:covered-table-cell/>
                <table:table-cell table:style-name="Table20.C1" office:value-type="string">
                  <text:p text:style-name="P39">Version 30</text:p>
                </table:table-cell>
              </table:table-row>
              <table:table-row>
                <table:table-cell table:style-name="Table20.A2" office:value-type="string">
                  <text:p text:style-name="P38">Definition</text:p>
                </table:table-cell>
                <table:table-cell table:style-name="Table20.B2" table:number-columns-spanned="2" office:value-type="string">
                  <text:p text:style-name="P34"><text:span text:style-name="Source_20_Text"><text:span text:style-name="T14">Xloc: [ [ [ policy:StripingPolicy,</text:span></text:span></text:p>
                  <text:p text:style-name="P34"><text:span text:style-name="Source_20_Text"><text:span text:style-name="T14"><text:s text:c="12"/>osdList:[ osdAddress:String * ] ]* ],</text:span></text:span></text:p>
                  <text:p text:style-name="P34"><text:span text:style-name="Source_20_Text"><text:span text:style-name="T14"><text:s text:c="6"/>version:Integer,</text:span></text:span></text:p>
                  <text:p text:style-name="P34"><text:span text:style-name="Source_20_Text"><text:span text:style-name="T14"><text:s text:c="6"/>repUpdatePolicy:String ]</text:span></text:span></text:p>
                </table:table-cell>
                <table:covered-table-cell/>
              </table:table-row>
              <table:table-row>
                <table:table-cell table:style-name="Table20.A3" office:value-type="string">
                  <text:p text:style-name="Table_20_Contents"/>
                </table:table-cell>
                <table:table-cell table:number-columns-spanned="2">
                  <table:table table:is-sub-table="true">
                    <table:table-column table:style-name="Table20.B3.1"/>
                    <table:table-column table:style-name="Table20.B3.2"/>
                    <table:table-row>
                      <table:table-cell table:style-name="Table20.A3" office:value-type="string">
                        <text:p text:style-name="P5">policy</text:p>
                      </table:table-cell>
                      <table:table-cell table:style-name="Table20.B3.2.1" office:value-type="string">
                        <text:p text:style-name="P5">the Striping Policy for the X-Locations-list entry</text:p>
                      </table:table-cell>
                    </table:table-row>
                    <table:table-row>
                      <table:table-cell table:style-name="Table20.A3" office:value-type="string">
                        <text:p text:style-name="P5">osdList</text:p>
                      </table:table-cell>
                      <table:table-cell table:style-name="Table20.B3.2.1" office:value-type="string">
                        <text:p text:style-name="P40">the list of OSDs associated with the Striping Policy for the X-Locations-list entry</text:p>
                      </table:table-cell>
                    </table:table-row>
                    <table:table-row>
                      <table:table-cell table:style-name="Table20.A3" office:value-type="string">
                        <text:p text:style-name="P5">osdAddress</text:p>
                      </table:table-cell>
                      <table:table-cell table:style-name="Table20.B3.2.1" office:value-type="string">
                        <text:p text:style-name="P41">The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row>
                      <table:table-cell table:style-name="Table20.A3" office:value-type="string">
                        <text:p text:style-name="P5">repUpdatePolicy</text:p>
                      </table:table-cell>
                      <table:table-cell table:style-name="Table20.B3.2.1" office:value-type="string">
                        <text:p text:style-name="P41">A string representing the replication update policy.</text:p>
                        <text:p text:style-name="P41">Currently, the following policies are supported:</text:p>
                        <text:list text:style-name="L6">
                          <text:list-item>
                            <text:p text:style-name="P76"><text:span text:style-name="T13">sync</text:span><text:line-break/>blocks until all replicas have acknowledged a write</text:p>
                          </text:list-item>
                          <text:list-item>
                            <text:p text:style-name="P76"><text:span text:style-name="T13">sync:&lt;number&gt;</text:span><text:line-break/>blocks until <text:span text:style-name="T13">&lt;number&gt;</text:span> replicas have acknowledged a write</text:p>
                          </text:list-item>
                          <text:list-item>
                            <text:p text:style-name="P78">lazy<text:line-break/><text:span text:style-name="T25">does not disseminate any writes</text:span></text:p>
                          </text:list-item>
                        </text:list>
                      </table:table-cell>
                    </table:table-row>
                    <table:table-row>
                      <table:table-cell table:style-name="Table20.A3" office:value-type="string">
                        <text:p text:style-name="P5">version</text:p>
                      </table:table-cell>
                      <table:table-cell table:style-name="Table20.B3.2.1" office:value-type="string">
                        <text:p text:style-name="P41">the version number of the Xloc list</text:p>
                      </table:table-cell>
                    </table:table-row>
                  </table:table>
                </table:table-cell>
                <table:covered-table-cell/>
              </table:table-row>
            </table:table>
            <text:p text:style-name="Table_20_Contents"><text:soft-page-break/></text:p>
          </table:table-cell>
          <table:covered-table-cell/>
        </table:table-row>
      </table:table>
      <text:p text:style-name="P33"><text:span text:style-name="Source_20_Text"/></text:p>
      <table:table table:name="Table21" table:style-name="Table21">
        <table:table-column table:style-name="Table21.A"/>
        <table:table-column table:style-name="Table21.B"/>
        <table:table-row>
          <table:table-cell table:style-name="Table21.A1" table:number-columns-spanned="2" office:value-type="string">
            <text:p text:style-name="P36"><text:reference-mark-start text:name="StripingPolicy"/><text:span text:style-name="Source_20_Text"><text:span text:style-name="T26">StripingPolicy</text:span></text:span><text:reference-mark-end text:name="StripingPolicy"/></text:p>
          </table:table-cell>
          <table:covered-table-cell/>
        </table:table-row>
        <table:table-row>
          <table:table-cell table:style-name="Table21.A2" office:value-type="string">
            <text:p text:style-name="P38">Description</text:p>
          </table:table-cell>
          <table:table-cell table:style-name="Table21.B2" office:value-type="string">
            <text:p text:style-name="P5">Contains details on the striping policy used for a replica of a file.</text:p>
          </table:table-cell>
        </table:table-row>
        <table:table-row>
          <table:table-cell table:style-name="Table21.B2" table:number-columns-spanned="2" office:value-type="string">
            <text:p text:style-name="Table_20_Contents"/>
            <table:table table:name="Table22" table:style-name="Table22">
              <table:table-column table:style-name="Table22.A"/>
              <table:table-column table:style-name="Table22.B"/>
              <table:table-column table:style-name="Table22.C"/>
              <table:table-row>
                <table:table-cell table:style-name="Table22.A1" table:number-columns-spanned="2" office:value-type="string">
                  <text:p text:style-name="Table_20_Contents"/>
                </table:table-cell>
                <table:covered-table-cell/>
                <table:table-cell table:style-name="Table22.C1" office:value-type="string">
                  <text:p text:style-name="P39">Version 30</text:p>
                </table:table-cell>
              </table:table-row>
              <table:table-row>
                <table:table-cell table:style-name="Table22.A2" office:value-type="string">
                  <text:p text:style-name="P38">Definition</text:p>
                </table:table-cell>
                <table:table-cell table:style-name="Table22.B2" table:number-columns-spanned="2" office:value-type="string">
                  <text:p text:style-name="P34"><text:span text:style-name="Source_20_Text"><text:span text:style-name="T14">StripingPolicy: </text:span></text:span><text:span text:style-name="Source_20_Text"><text:span text:style-name="T15">{"policy" -&gt; String, "stripe-size" -&gt; Integer, "width" -&gt; Integer }</text:span></text:span></text:p>
                </table:table-cell>
                <table:covered-table-cell/>
              </table:table-row>
              <table:table-row>
                <table:table-cell table:style-name="Table22.A3" office:value-type="string">
                  <text:p text:style-name="P38"/>
                </table:table-cell>
                <table:table-cell table:number-columns-spanned="2">
                  <table:table table:is-sub-table="true">
                    <table:table-column table:style-name="Table22.B3.1"/>
                    <table:table-column table:style-name="Table22.B3.2"/>
                    <table:table-row>
                      <table:table-cell table:style-name="Table22.A3" office:value-type="string">
                        <text:p text:style-name="P5">policy</text:p>
                      </table:table-cell>
                      <table:table-cell table:style-name="Table22.B3.2.1" office:value-type="string">
                        <text:p text:style-name="P5">Name of the policy to use, e.g. "RAID0" (mandatory)</text:p>
                      </table:table-cell>
                    </table:table-row>
                    <table:table-row>
                      <table:table-cell table:style-name="Table22.A3" office:value-type="string">
                        <text:p text:style-name="P5">stripe-size</text:p>
                      </table:table-cell>
                      <table:table-cell table:style-name="Table22.B3.2.1" office:value-type="string">
                        <text:p text:style-name="P40">size of a single stripe in kilobytes (optional, mandatory if policy is "RAID0")</text:p>
                      </table:table-cell>
                    </table:table-row>
                    <table:table-row>
                      <table:table-cell table:style-name="Table22.A3" office:value-type="string">
                        <text:p text:style-name="P5">width</text:p>
                      </table:table-cell>
                      <table:table-cell table:style-name="Table22.B3.2.1" office:value-type="string">
                        <text:p text:style-name="P41">number of OSDs to use (mandatory)</text:p>
                      </table:table-cell>
                    </table:table-row>
                  </table:table>
                </table:table-cell>
                <table:covered-table-cell/>
              </table:table-row>
            </table:table>
            <text:p text:style-name="Table_20_Contents"/>
          </table:table-cell>
          <table:covered-table-cell/>
        </table:table-row>
      </table:table>
      <text:p text:style-name="P33"><text:span text:style-name="Source_20_Text"><text:span text:style-name="T5"/></text:span></text:p>
      <table:table table:name="Tabelle1" table:style-name="Tabelle1">
        <table:table-column table:style-name="Tabelle1.A"/>
        <table:table-column table:style-name="Tabelle1.B"/>
        <table:table-row>
          <table:table-cell table:style-name="Tabelle1.A1" table:number-columns-spanned="2" office:value-type="string">
            <text:p text:style-name="P36"><text:reference-mark-start text:name="Lease"/><text:span text:style-name="Source_20_Text"><text:span text:style-name="T26">Lease</text:span></text:span><text:reference-mark-end text:name="Lease"/></text:p>
          </table:table-cell>
          <table:covered-table-cell/>
        </table:table-row>
        <table:table-row>
          <table:table-cell table:style-name="Tabelle1.A2" office:value-type="string">
            <text:p text:style-name="P38">Description</text:p>
          </table:table-cell>
          <table:table-cell table:style-name="Tabelle1.B2" office:value-type="string">
            <text:p text:style-name="P5">Contains details of leases for I/O operations issued by OSDs to clients.</text:p>
          </table:table-cell>
        </table:table-row>
        <table:table-row>
          <table:table-cell table:style-name="Tabelle1.B2" table:number-columns-spanned="2" office:value-type="string">
            <text:p text:style-name="Table_20_Contents"/>
            <table:table table:name="Tabelle3" table:style-name="Tabelle3">
              <table:table-column table:style-name="Tabelle3.A"/>
              <table:table-column table:style-name="Tabelle3.B"/>
              <table:table-column table:style-name="Tabelle3.C"/>
              <table:table-row>
                <table:table-cell table:style-name="Tabelle3.A1" table:number-columns-spanned="2" office:value-type="string">
                  <text:p text:style-name="Table_20_Contents"/>
                </table:table-cell>
                <table:covered-table-cell/>
                <table:table-cell table:style-name="Tabelle3.C1" office:value-type="string">
                  <text:p text:style-name="P39">Proposal</text:p>
                </table:table-cell>
              </table:table-row>
              <table:table-row>
                <table:table-cell table:style-name="Tabelle3.A2" office:value-type="string">
                  <text:p text:style-name="P38">Definition</text:p>
                </table:table-cell>
                <table:table-cell table:style-name="Tabelle3.B2" table:number-columns-spanned="2" office:value-type="string">
                  <text:p text:style-name="P34"><text:span text:style-name="Source_20_Text"><text:span text:style-name="T14">Lease: { "clientId" -&gt; String, "leaseId" -&gt; String, "fileId" ­&gt; String, "firstObject" -&gt;Integer, "lastObject" -&gt; Integer, "expires" -&gt; Integer, "operation" -&gt; String ]</text:span></text:span><text:span text:style-name="Source_20_Text"><text:span text:style-name="T19"> </text:span></text:span></text:p>
                </table:table-cell>
                <table:covered-table-cell/>
              </table:table-row>
              <table:table-row>
                <table:table-cell table:style-name="Tabelle3.A3" office:value-type="string">
                  <text:p text:style-name="P38"/>
                </table:table-cell>
                <table:table-cell table:number-columns-spanned="2">
                  <table:table table:is-sub-table="true">
                    <table:table-column table:style-name="Tabelle3.B3.1"/>
                    <table:table-column table:style-name="Tabelle3.B3.2"/>
                    <table:table-row>
                      <table:table-cell table:style-name="Tabelle3.A3" office:value-type="string">
                        <text:p text:style-name="P5">clientId</text:p>
                      </table:table-cell>
                      <table:table-cell table:style-name="Tabelle3.B3.2.1" office:value-type="string">
                        <text:p text:style-name="P5">The client's UUID.</text:p>
                      </table:table-cell>
                    </table:table-row>
                    <table:table-row>
                      <table:table-cell table:style-name="Tabelle3.A3" office:value-type="string">
                        <text:p text:style-name="P5">leaseId</text:p>
                      </table:table-cell>
                      <table:table-cell table:style-name="Tabelle3.B3.2.1" office:value-type="string">
                        <text:p text:style-name="P5">Identifier of the lease. This identifier is unique for a given file.</text:p>
                      </table:table-cell>
                    </table:table-row>
                    <table:table-row>
                      <table:table-cell table:style-name="Tabelle3.A3" office:value-type="string">
                        <text:p text:style-name="P5">fileId</text:p>
                      </table:table-cell>
                      <table:table-cell table:style-name="Tabelle3.B3.2.1" office:value-type="string">
                        <text:p text:style-name="P40">Identifier of the file this lease was issued for. The combination of leaseId and fileId will be globally unique.</text:p>
                      </table:table-cell>
                    </table:table-row>
                    <table:table-row>
                      <table:table-cell table:style-name="Tabelle3.A3" office:value-type="string">
                        <text:p text:style-name="P5">firstObject</text:p>
                      </table:table-cell>
                      <table:table-cell table:style-name="Tabelle3.B3.2.1" office:value-type="string">
                        <text:p text:style-name="P41">Start of the object range the lease is valid for. 0 is the first object.</text:p>
                      </table:table-cell>
                    </table:table-row>
                    <table:table-row>
                      <table:table-cell table:style-name="Tabelle3.A3" office:value-type="string">
                        <text:p text:style-name="P5">lastObject</text:p>
                      </table:table-cell>
                      <table:table-cell table:style-name="Tabelle3.B3.2.1" office:value-type="string">
                        <text:p text:style-name="P41">End of the object range the lease is valid for. The object with the object number lastObject ist part of the object range. A value of -1 indicates that the object range is until EOF (append lease).</text:p>
                      </table:table-cell>
                    </table:table-row>
                    <table:table-row>
                      <table:table-cell table:style-name="Tabelle3.A3" office:value-type="string">
                        <text:p text:style-name="P5">expires</text:p>
                      </table:table-cell>
                      <table:table-cell table:style-name="Tabelle3.B3.2.1" office:value-type="string">
                        <text:p text:style-name="P41">expiry date of the lease as seconds since 01/01/70.</text:p>
                      </table:table-cell>
                    </table:table-row>
                    <table:table-row>
                      <table:table-cell table:style-name="Tabelle3.A3" office:value-type="string">
                        <text:p text:style-name="P5">operation</text:p>
                      </table:table-cell>
                      <table:table-cell table:style-name="Tabelle3.B3.2.1" office:value-type="string">
                        <text:p text:style-name="P41">Operation this lease was issued for. Currently all leases are exclusive read/write ("w").</text:p>
                      </table:table-cell>
                    </table:table-row>
                  </table:table>
                </table:table-cell>
                <table:covered-table-cell/>
              </table:table-row>
            </table:table>
            <text:p text:style-name="Table_20_Contents"/>
          </table:table-cell>
          <table:covered-table-cell/>
        </table:table-row>
      </table:table>
      <text:p text:style-name="P33"><text:span text:style-name="Source_20_Text"><text:span text:style-name="T5"/></text:span></text:p>
      <table:table table:name="Table121" table:style-name="Table121">
        <table:table-column table:style-name="Table121.A"/>
        <table:table-column table:style-name="Table121.B"/>
        <table:table-row>
          <table:table-cell table:style-name="Table121.A1" table:number-columns-spanned="2" office:value-type="string">
            <text:p text:style-name="P36"><text:reference-mark-start text:name="AddressMapping"/><text:span text:style-name="Source_20_Text"><text:span text:style-name="T26">AddressMapping</text:span></text:span><text:reference-mark-end text:name="AddressMapping"/></text:p>
          </table:table-cell>
          <table:covered-table-cell/>
        </table:table-row>
        <table:table-row>
          <table:table-cell table:style-name="Table121.A2" office:value-type="string">
            <text:p text:style-name="P38">Description</text:p>
          </table:table-cell>
          <table:table-cell table:style-name="Table121.B2" office:value-type="string">
            <text:p text:style-name="P5">Describes a service communication endpoint.</text:p>
          </table:table-cell>
        </table:table-row>
        <text:soft-page-break/>
        <table:table-row>
          <table:table-cell table:style-name="Table121.B2" table:number-columns-spanned="2" office:value-type="string">
            <text:p text:style-name="Table_20_Contents"/>
            <table:table table:name="Table122" table:style-name="Table122">
              <table:table-column table:style-name="Table122.A"/>
              <table:table-column table:style-name="Table122.B"/>
              <table:table-column table:style-name="Table122.C"/>
              <table:table-row>
                <table:table-cell table:style-name="Table122.A1" table:number-columns-spanned="2" office:value-type="string">
                  <text:p text:style-name="Table_20_Contents"/>
                </table:table-cell>
                <table:covered-table-cell/>
                <table:table-cell table:style-name="Table122.C1" office:value-type="string">
                  <text:p text:style-name="P39">Version 36</text:p>
                </table:table-cell>
              </table:table-row>
              <table:table-row>
                <table:table-cell table:style-name="Table122.A2" office:value-type="string">
                  <text:p text:style-name="P38">Definition</text:p>
                </table:table-cell>
                <table:table-cell table:style-name="Table122.B2" table:number-columns-spanned="2" office:value-type="string">
                  <text:p text:style-name="P35"><text:span text:style-name="Source_20_Text"><text:span text:style-name="T14">AddressMapping: </text:span></text:span><text:span text:style-name="Source_20_Text"><text:span text:style-name="T14">[ {</text:span></text:span></text:p>
                  <text:p text:style-name="P11"><text:span text:style-name="Source_20_Text"><text:span text:style-name="T14"><text:s text:c="4"/>"protocol" -&gt; String,</text:span></text:span></text:p>
                  <text:p text:style-name="P11"><text:span text:style-name="Source_20_Text"><text:span text:style-name="T14"><text:s text:c="4"/>"address" -&gt; String,</text:span></text:span></text:p>
                  <text:p text:style-name="P11"><text:span text:style-name="Source_20_Text"><text:span text:style-name="T14"><text:s text:c="4"/>"port" -&gt; Integer,</text:span></text:span></text:p>
                  <text:p text:style-name="P11"><text:span text:style-name="Source_20_Text"><text:span text:style-name="T14"><text:s text:c="4"/></text:span></text:span><text:span text:style-name="Source_20_Text"><text:span text:style-name="T14">"match_network" -&gt; String,</text:span></text:span></text:p>
                  <text:p text:style-name="P35"><text:span text:style-name="Source_20_Text"><text:span text:style-name="T34"><text:s text:c="4"/></text:span></text:span><text:span text:style-name="Source_20_Text"><text:span text:style-name="T15">"ttl" -&gt; Integer</text:span></text:span><text:span text:style-name="Source_20_Text"><text:span text:style-name="T15"> }</text:span></text:span><text:span text:style-name="Source_20_Text"><text:span text:style-name="T15"> *]</text:span></text:span></text:p>
                </table:table-cell>
                <table:covered-table-cell/>
              </table:table-row>
              <table:table-row>
                <table:table-cell table:style-name="Table122.A3" office:value-type="string">
                  <text:p text:style-name="P38"/>
                </table:table-cell>
                <table:table-cell table:number-columns-spanned="2">
                  <table:table table:is-sub-table="true">
                    <table:table-column table:style-name="Table122.B3.1"/>
                    <table:table-column table:style-name="Table122.B3.2"/>
                    <table:table-row>
                      <table:table-cell table:style-name="Table122.A2" office:value-type="string">
                        <text:p text:style-name="P5">protocol</text:p>
                      </table:table-cell>
                      <table:table-cell table:style-name="Table122.B2" office:value-type="string">
                        <text:p text:style-name="P5">The communication protocol. Currently, possible values are <text:span text:style-name="T13">http</text:span> and <text:span text:style-name="T13">https</text:span>.</text:p>
                      </table:table-cell>
                    </table:table-row>
                    <table:table-row>
                      <table:table-cell table:style-name="Table122.A3" office:value-type="string">
                        <text:p text:style-name="P5">address</text:p>
                      </table:table-cell>
                      <table:table-cell table:style-name="Table122.B3.2.2" office:value-type="string">
                        <text:p text:style-name="P40">the IP address or host name of the endpoint</text:p>
                      </table:table-cell>
                    </table:table-row>
                    <table:table-row>
                      <table:table-cell table:style-name="Table122.A3" office:value-type="string">
                        <text:p text:style-name="P5">port</text:p>
                      </table:table-cell>
                      <table:table-cell table:style-name="Table122.B3.2.2" office:value-type="string">
                        <text:p text:style-name="P41">the port number of the endpoint</text:p>
                      </table:table-cell>
                    </table:table-row>
                    <table:table-row>
                      <table:table-cell table:style-name="Table122.A3" office:value-type="string">
                        <text:p text:style-name="P5">match_network</text:p>
                      </table:table-cell>
                      <table:table-cell table:style-name="Table122.B3.2.2" office:value-type="string">
                        <text:p text:style-name="P41">A subnet mask formatted as <text:span text:style-name="T13">address/netmask</text:span>, e.g. <text:span text:style-name="T13">123.111.222.321/255.255.255.0</text:span>.</text:p>
                      </table:table-cell>
                    </table:table-row>
                    <table:table-row>
                      <table:table-cell table:style-name="Table122.A3" office:value-type="string">
                        <text:p text:style-name="P5">ttl</text:p>
                      </table:table-cell>
                      <table:table-cell table:style-name="Table122.B3.2.2" office:value-type="string">
                        <text:p text:style-name="P41">a time-to-live value indicating how long the entry may be cached by a client, before it has to be refreshed</text:p>
                      </table:table-cell>
                    </table:table-row>
                  </table:table>
                </table:table-cell>
                <table:covered-table-cell/>
              </table:table-row>
            </table:table>
            <text:p text:style-name="Table_20_Contents"/>
          </table:table-cell>
          <table:covered-table-cell/>
        </table:table-row>
      </table:table>
      <text:p text:style-name="P34"><text:span text:style-name="Source_20_Text"><text:span text:style-name="T16"/></text:span></text:p>
      <text:h text:style-name="Heading_20_3" text:outline-level="3"><text:span text:style-name="Source_20_Text"><text:span text:style-name="T23"/></text:span></text:h>
      <text:h text:style-name="P22" text:outline-level="3"><text:span text:style-name="Source_20_Text"><text:span text:style-name="T23">Common Interface (OSD and MRC)</text:span></text:span></text:h>
      <text:p text:style-name="P33"><text:span text:style-name="Source_20_Text"><text:span text:style-name="T5"/></text:span></text:p>
      <table:table table:name="Table5" table:style-name="Table5">
        <table:table-column table:style-name="Table5.A"/>
        <table:table-column table:style-name="Table5.B"/>
        <table:table-row>
          <table:table-cell table:style-name="Table5.A1" table:number-columns-spanned="2" office:value-type="string">
            <text:p text:style-name="P36"><text:span text:style-name="Source_20_Text"><text:span text:style-name="T32">getProtocolVersion</text:span></text:span></text:p>
          </table:table-cell>
          <table:covered-table-cell/>
        </table:table-row>
        <table:table-row>
          <table:table-cell table:style-name="Table5.A2" office:value-type="string">
            <text:p text:style-name="P38">Description</text:p>
          </table:table-cell>
          <table:table-cell table:style-name="Table5.B2" office:value-type="string">
            <text:p text:style-name="P5">Returns a matching protocol version for client and service.</text:p>
          </table:table-cell>
        </table:table-row>
        <table:table-row>
          <table:table-cell table:style-name="Table5.B2" table:number-columns-spanned="2" office:value-type="string">
            <text:p text:style-name="Table_20_Contents"/>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3" office:value-type="string">
                  <text:p text:style-name="Table_20_Contents"/>
                </table:table-cell>
                <table:covered-table-cell/>
                <table:covered-table-cell/>
                <table:table-cell table:style-name="Table28.D1" office:value-type="string">
                  <text:p text:style-name="P39">Version 30</text:p>
                </table:table-cell>
              </table:table-row>
              <table:table-row>
                <table:table-cell table:style-name="Table28.A2" office:value-type="string">
                  <text:p text:style-name="P38">Arguments</text:p>
                </table:table-cell>
                <table:table-cell table:style-name="Table28.B2" table:number-columns-spanned="3" office:value-type="string">
                  <text:p text:style-name="P11"><text:span text:style-name="Source_20_Text"><text:span text:style-name="T14">[ version:Integer *]</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a version number supported by the client</text:p>
                </table:table-cell>
                <table:covered-table-cell/>
              </table:table-row>
              <table:table-row>
                <table:table-cell table:style-name="Table28.A3" office:value-type="string">
                  <text:p text:style-name="P38">Returns</text:p>
                </table:table-cell>
                <table:table-cell table:style-name="Table28.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5">version</text:p>
                </table:table-cell>
                <table:table-cell table:style-name="Table28.C3" table:number-columns-spanned="2" office:value-type="string">
                  <text:p text:style-name="P5">the highest version number from the argument list that is supported by the server</text:p>
                </table:table-cell>
                <table:covered-table-cell/>
              </table:table-row>
              <table:table-row>
                <table:table-cell table:style-name="Table28.A3" office:value-type="string">
                  <text:p text:style-name="P38">Errors</text:p>
                </table:table-cell>
                <table:table-cell table:style-name="Table28.C3"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28.A3" office:value-type="string">
                  <text:p text:style-name="P38">Remarks</text:p>
                </table:table-cell>
                <table:table-cell table:style-name="Table28.C3" table:number-columns-spanned="3" office:value-type="string">
                  <text:p text:style-name="P5">Must be called as first operation after opening a connection to a MRC or OSD. The list of arguments has to be ordered, in a way that it starts with the highest version number and ends with the lowest.</text:p>
                </table:table-cell>
                <table:covered-table-cell/>
                <table:covered-table-cell/>
              </table:table-row>
            </table:table>
            <text:p text:style-name="Table_20_Contents"/>
          </table:table-cell>
          <table:covered-table-cell/>
        </table:table-row>
      </table:table>
      <text:h text:style-name="Heading_20_3" text:outline-level="3"/>
      <text:h text:style-name="P22" text:outline-level="3">MRC Interface</text:h>
      <text:p text:style-name="Text_20_body">In this section, the client interface to the MRC is described in detail.</text:p>
      <text:p text:style-name="Text_20_body"/>
      <text:p text:style-name="Text_20_body">Most operations expect a path to identify a file or directory. A path argument has to match the following pattern:</text:p>
      <text:p text:style-name="Text_20_body"><text:span text:style-name="Source_20_Text"><text:span text:style-name="T13"><text:tab/>volumeName/path/on/the/volume/and_file</text:span></text:span></text:p>
      <text:p text:style-name="Text_20_body">Some operations require files to be identified by means of file IDs, which have to match the following pattern:</text:p>
      <text:p text:style-name="Text_20_body"><text:tab/><text:span text:style-name="Source_20_Text"><text:span text:style-name="T13">volumeId:fileIdInVolume</text:span></text:span></text:p>
      <text:p text:style-name="Text_20_body"/>
      <text:p text:style-name="Standard">Client Calls</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36"><text:span text:style-name="Source_20_Text"><text:span text:style-name="T32">addReplica</text:span></text:span></text:p>
          </table:table-cell>
          <table:covered-table-cell/>
        </table:table-row>
        <table:table-row>
          <table:table-cell table:style-name="Table29.A2" office:value-type="string">
            <text:p text:style-name="P38">Description</text:p>
          </table:table-cell>
          <table:table-cell table:style-name="Table29.B2" office:value-type="string">
            <text:p text:style-name="P5">Adds a replica to a file.</text:p>
          </table:table-cell>
        </table:table-row>
        <table:table-row>
          <table:table-cell table:style-name="Table29.B2" table:number-columns-spanned="2" office:value-type="string">
            <text:p text:style-name="Table_20_Contents"/>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
                </table:table-cell>
                <table:covered-table-cell/>
                <table:covered-table-cell/>
                <table:table-cell table:style-name="Table30.D1" office:value-type="string">
                  <text:p text:style-name="P39">Version 30</text:p>
                </table:table-cell>
              </table:table-row>
              <table:table-row>
                <table:table-cell table:style-name="Table30.A2" office:value-type="string">
                  <text:p text:style-name="P38">Arguments</text:p>
                </table:table-cell>
                <table:table-cell table:style-name="Table30.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30.A3" office:value-type="string">
                  <text:p text:style-name="Table_20_Contents"/>
                </table:table-cell>
                <table:table-cell table:number-columns-spanned="3">
                  <table:table table:is-sub-table="true">
                    <table:table-column table:style-name="Table30.B"/>
                    <table:table-column table:style-name="Table30.B3.2"/>
                    <table:table-row>
                      <table:table-cell table:style-name="Table30.A3" office:value-type="string">
                        <text:p text:style-name="P5">fileID</text:p>
                      </table:table-cell>
                      <table:table-cell table:style-name="Table30.B3.2.1" office:value-type="string">
                        <text:p text:style-name="P5">ID of the file</text:p>
                      </table:table-cell>
                    </table:table-row>
                    <table:table-row>
                      <table:table-cell table:style-name="Table30.A3" office:value-type="string">
                        <text:p text:style-name="P5">stripingPolicy</text:p>
                      </table:table-cell>
                      <table:table-cell table:style-name="Table30.B3.2.1" office:value-type="string">
                        <text:p text:style-name="P40">the striping policy used to create this replica of the file. If this argument is empty the file's policy is used. If the file policy is not set, the default volume policy is used.</text:p>
                      </table:table-cell>
                    </table:table-row>
                    <table:table-row>
                      <table:table-cell table:style-name="Table30.A3" office:value-type="string">
                        <text:p text:style-name="P5">osdList</text:p>
                      </table:table-cell>
                      <table:table-cell table:style-name="Table30.B3.2.1" office:value-type="string">
                        <text:p text:style-name="P41">an ordered list of OSD endpoints</text:p>
                      </table:table-cell>
                    </table:table-row>
                    <table:table-row>
                      <table:table-cell table:style-name="Table30.A3" office:value-type="string">
                        <text:p text:style-name="P5">osdAddress</text:p>
                      </table:table-cell>
                      <table:table-cell table:style-name="Table30.B3.2.1" office:value-type="string">
                        <text:p text:style-name="P41">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30.A3" office:value-type="string">
                  <text:p text:style-name="P38">Returns</text:p>
                </table:table-cell>
                <table:table-cell table:style-name="Table30.B3.2.1" table:number-columns-spanned="3" office:value-type="string">
                  <text:p text:style-name="P11"><text:span text:style-name="Source_20_Text"><text:span text:style-name="T14"/></text:span></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P5"/>
                </table:table-cell>
                <table:table-cell table:style-name="Table30.B3.2.1" table:number-columns-spanned="2" office:value-type="string">
                  <text:p text:style-name="P5"/>
                </table:table-cell>
                <table:covered-table-cell/>
              </table:table-row>
              <table:table-row>
                <table:table-cell table:style-name="Table30.A3" office:value-type="string">
                  <text:p text:style-name="P38">Errors</text:p>
                </table:table-cell>
                <table:table-cell table:style-name="Table30.B3.2.1" table:number-columns-spanned="3" office:value-type="string">
                  <text:p text:style-name="P5">ENOENT if the file does not exist</text:p>
                </table:table-cell>
                <table:covered-table-cell/>
                <table:covered-table-cell/>
              </table:table-row>
              <table:table-row>
                <table:table-cell table:style-name="Table30.A3" office:value-type="string">
                  <text:p text:style-name="P38">Remarks</text:p>
                </table:table-cell>
                <table:table-cell table:style-name="Table30.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36"><text:span text:style-name="Source_20_Text"><text:span text:style-name="T32">changeAccessMode</text:span></text:span></text:p>
          </table:table-cell>
          <table:covered-table-cell/>
        </table:table-row>
        <table:table-row>
          <table:table-cell table:style-name="Table31.A2" office:value-type="string">
            <text:p text:style-name="P38">Description</text:p>
          </table:table-cell>
          <table:table-cell table:style-name="Table31.B2" office:value-type="string">
            <text:p text:style-name="P5">Changes the access mode of a file or directory.</text:p>
          </table:table-cell>
        </table:table-row>
        <table:table-row>
          <table:table-cell table:style-name="Table31.B2" table:number-columns-spanned="2" office:value-type="string">
            <text:p text:style-name="Table_20_Contents"/>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
                </table:table-cell>
                <table:covered-table-cell/>
                <table:covered-table-cell/>
                <table:table-cell table:style-name="Table32.D1" office:value-type="string">
                  <text:p text:style-name="P39">Version 30</text:p>
                </table:table-cell>
              </table:table-row>
              <table:table-row>
                <table:table-cell table:style-name="Table32.A2" office:value-type="string">
                  <text:p text:style-name="P38">Arguments</text:p>
                </table:table-cell>
                <table:table-cell table:style-name="Table32.B2" table:number-columns-spanned="3" office:value-type="string">
                  <text:p text:style-name="P11"><text:span text:style-name="Source_20_Text"><text:span text:style-name="T14">[ path:String, mode:Integer ]</text:span></text:span></text:p>
                </table:table-cell>
                <table:covered-table-cell/>
                <table:covered-table-cell/>
              </table:table-row>
              <table:table-row>
                <table:table-cell table:style-name="Table32.A3" office:value-type="string">
                  <text:p text:style-name="Table_20_Contents"/>
                </table:table-cell>
                <table:table-cell table:number-columns-spanned="3">
                  <table:table table:is-sub-table="true">
                    <table:table-column table:style-name="Table32.B"/>
                    <table:table-column table:style-name="Table32.B3.2"/>
                    <table:table-row>
                      <table:table-cell table:style-name="Table32.A3" office:value-type="string">
                        <text:p text:style-name="P5">path</text:p>
                      </table:table-cell>
                      <table:table-cell table:style-name="Table32.B3.2.1" office:value-type="string">
                        <text:p text:style-name="P5">full path to the entity including volume name</text:p>
                      </table:table-cell>
                    </table:table-row>
                    <table:table-row>
                      <table:table-cell table:style-name="Table32.A3" office:value-type="string">
                        <text:p text:style-name="P5">mode</text:p>
                      </table:table-cell>
                      <table:table-cell table:style-name="Table32.B3.2.1" office:value-type="string">
                        <text:p text:style-name="P41">The access mode. How access modes are interpreted depends on the access control policy of the volume.</text:p>
                      </table:table-cell>
                    </table:table-row>
                  </table:table>
                </table:table-cell>
                <table:covered-table-cell/>
                <table:covered-table-cell/>
              </table:table-row>
              <table:table-row>
                <table:table-cell table:style-name="Table32.A3" office:value-type="string">
                  <text:p text:style-name="P38"><text:soft-page-break/>Returns</text:p>
                </table:table-cell>
                <table:table-cell table:style-name="Table32.B3.2.1" table:number-columns-spanned="3" office:value-type="string">
                  <text:p text:style-name="P11"><text:span text:style-name="Source_20_Text"><text:span text:style-name="T14"/></text:span></text:p>
                </table:table-cell>
                <table:covered-table-cell/>
                <table:covered-table-cell/>
              </table:table-row>
              <table:table-row>
                <table:table-cell table:style-name="Table32.A3" office:value-type="string">
                  <text:p text:style-name="Table_20_Contents"/>
                </table:table-cell>
                <table:table-cell table:style-name="Table32.A3" office:value-type="string">
                  <text:p text:style-name="P5"/>
                </table:table-cell>
                <table:table-cell table:style-name="Table32.B3.2.1" table:number-columns-spanned="2" office:value-type="string">
                  <text:p text:style-name="P5"/>
                </table:table-cell>
                <table:covered-table-cell/>
              </table:table-row>
              <table:table-row>
                <table:table-cell table:style-name="Table32.A3" office:value-type="string">
                  <text:p text:style-name="P38">Errors</text:p>
                </table:table-cell>
                <table:table-cell table:style-name="Table32.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32.A3" office:value-type="string">
                  <text:p text:style-name="P38">Remarks</text:p>
                </table:table-cell>
                <table:table-cell table:style-name="Table32.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3" table:style-name="Table33">
        <table:table-column table:style-name="Table33.A"/>
        <table:table-column table:style-name="Table33.B"/>
        <table:table-row>
          <table:table-cell table:style-name="Table33.A1" table:number-columns-spanned="2" office:value-type="string">
            <text:p text:style-name="P36"><text:span text:style-name="Source_20_Text"><text:span text:style-name="T32">changeOwner</text:span></text:span></text:p>
          </table:table-cell>
          <table:covered-table-cell/>
        </table:table-row>
        <table:table-row>
          <table:table-cell table:style-name="Table33.A2" office:value-type="string">
            <text:p text:style-name="P38">Description</text:p>
          </table:table-cell>
          <table:table-cell table:style-name="Table33.B2" office:value-type="string">
            <text:p text:style-name="P5">Changes the user and group ID associated with a file or directory.</text:p>
          </table:table-cell>
        </table:table-row>
        <table:table-row>
          <table:table-cell table:style-name="Table33.B2" table:number-columns-spanned="2" office:value-type="string">
            <text:p text:style-name="Table_20_Contents"/>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
                </table:table-cell>
                <table:covered-table-cell/>
                <table:covered-table-cell/>
                <table:table-cell table:style-name="Table34.D1" office:value-type="string">
                  <text:p text:style-name="P39">Version 30</text:p>
                </table:table-cell>
              </table:table-row>
              <table:table-row>
                <table:table-cell table:style-name="Table34.A2" office:value-type="string">
                  <text:p text:style-name="P38">Arguments</text:p>
                </table:table-cell>
                <table:table-cell table:style-name="Table34.B2" table:number-columns-spanned="3" office:value-type="string">
                  <text:p text:style-name="P11"><text:span text:style-name="Source_20_Text"><text:span text:style-name="T14">[ path:String, userId:String, groupId:String ]</text:span></text:span></text:p>
                </table:table-cell>
                <table:covered-table-cell/>
                <table:covered-table-cell/>
              </table:table-row>
              <table:table-row>
                <table:table-cell table:style-name="Table34.A3" office:value-type="string">
                  <text:p text:style-name="Table_20_Contents"/>
                </table:table-cell>
                <table:table-cell table:style-name="Table34.A3" office:value-type="string">
                  <text:p text:style-name="P5">version</text:p>
                </table:table-cell>
                <table:table-cell table:style-name="Table34.C3" table:number-columns-spanned="2" office:value-type="string">
                  <text:p text:style-name="P5">a version number supported by the client</text:p>
                </table:table-cell>
                <table:covered-table-cell/>
              </table:table-row>
              <table:table-row>
                <table:table-cell table:style-name="Table34.A3" office:value-type="string">
                  <text:p text:style-name="P38">Returns</text:p>
                </table:table-cell>
                <table:table-cell table:style-name="Table34.C3"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34.A3" office:value-type="string">
                  <text:p text:style-name="Table_20_Contents"/>
                </table:table-cell>
                <table:table-cell table:number-columns-spanned="3">
                  <table:table table:is-sub-table="true">
                    <table:table-column table:style-name="Table34.B"/>
                    <table:table-column table:style-name="Table34.B5.2"/>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path</text:p>
                      </table:table-cell>
                      <table:table-cell table:style-name="Table34.C3" office:value-type="string">
                        <text:p text:style-name="P5">full path to file or directory including volume name</text:p>
                      </table:table-cell>
                    </table:table-row>
                    <table:table-row>
                      <table:table-cell table:style-name="Table34.A3" office:value-type="string">
                        <text:p text:style-name="P5">userId</text:p>
                      </table:table-cell>
                      <table:table-cell table:style-name="Table34.C3" office:value-type="string">
                        <text:p text:style-name="P41">The user ID of the new owner. If <text:span text:style-name="T13">null</text:span>, the owner will remain unchanged.</text:p>
                      </table:table-cell>
                    </table:table-row>
                  </table:table>
                </table:table-cell>
                <table:covered-table-cell/>
                <table:covered-table-cell/>
              </table:table-row>
              <table:table-row>
                <table:table-cell table:style-name="Table34.A3" office:value-type="string">
                  <text:p text:style-name="P38">Errors</text:p>
                </table:table-cell>
                <table:table-cell table:style-name="Table34.C3" table:number-columns-spanned="3" office:value-type="string">
                  <text:p text:style-name="P5">ENOENT if the volume does not exist</text:p>
                  <text:p text:style-name="P5">ENOENT if the first n-1 of n components of the dir path do not point to a directory</text:p>
                  <text:p text:style-name="P5">EEXIST if a file or directory with the given path already exists</text:p>
                  <text:p text:style-name="P5">EACCESS if search permission is denied according to the access control policy of the volume</text:p>
                  <text:p text:style-name="P5">EPERM if the invoking process is not the owner of the file or directory</text:p>
                </table:table-cell>
                <table:covered-table-cell/>
                <table:covered-table-cell/>
              </table:table-row>
              <table:table-row>
                <table:table-cell table:style-name="Table34.A3" office:value-type="string">
                  <text:p text:style-name="P38">Remarks</text:p>
                </table:table-cell>
                <table:table-cell table:style-name="Table3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98" table:style-name="Table98">
        <table:table-column table:style-name="Table98.A"/>
        <table:table-column table:style-name="Table98.B"/>
        <table:table-row>
          <table:table-cell table:style-name="Table98.A1" table:number-columns-spanned="2" office:value-type="string">
            <text:p text:style-name="P36"><text:span text:style-name="Source_20_Text"><text:span text:style-name="T32">checkAccess</text:span></text:span></text:p>
          </table:table-cell>
          <table:covered-table-cell/>
        </table:table-row>
        <table:table-row>
          <table:table-cell table:style-name="Table98.A2" office:value-type="string">
            <text:p text:style-name="P38">Description</text:p>
          </table:table-cell>
          <table:table-cell table:style-name="Table98.B2" office:value-type="string">
            <text:p text:style-name="P5">Checks whether the invoker is allowed to access a given path with a given access mode.</text:p>
          </table:table-cell>
        </table:table-row>
        <table:table-row>
          <table:table-cell table:style-name="Table98.B2" table:number-columns-spanned="2" office:value-type="string">
            <text:p text:style-name="Table_20_Contents"/>
            <table:table table:name="Table99" table:style-name="Table99">
              <table:table-column table:style-name="Table99.A"/>
              <table:table-column table:style-name="Table99.B"/>
              <table:table-column table:style-name="Table99.C"/>
              <table:table-column table:style-name="Table99.D"/>
              <table:table-row>
                <table:table-cell table:style-name="Table99.A1" table:number-columns-spanned="3" office:value-type="string">
                  <text:p text:style-name="Table_20_Contents"/>
                </table:table-cell>
                <table:covered-table-cell/>
                <table:covered-table-cell/>
                <table:table-cell table:style-name="Table99.D1" office:value-type="string">
                  <text:p text:style-name="P39">Version 31</text:p>
                </table:table-cell>
              </table:table-row>
              <table:table-row>
                <table:table-cell table:style-name="Table99.A2" office:value-type="string">
                  <text:p text:style-name="P38">Arguments</text:p>
                </table:table-cell>
                <table:table-cell table:style-name="Table99.B2" table:number-columns-spanned="3" office:value-type="string">
                  <text:p text:style-name="P11"><text:span text:style-name="Source_20_Text"><text:span text:style-name="T14">[ path:String, mode:String ]</text:span></text:span></text:p>
                </table:table-cell>
                <table:covered-table-cell/>
                <table:covered-table-cell/>
              </table:table-row>
              <table:table-row>
                <table:table-cell table:style-name="Table99.A3" office:value-type="string">
                  <text:p text:style-name="Table_20_Contents"/>
                </table:table-cell>
                <table:table-cell table:number-columns-spanned="3">
                  <table:table table:is-sub-table="true">
                    <table:table-column table:style-name="Table99.B"/>
                    <table:table-column table:style-name="Table99.B3.2"/>
                    <table:table-row>
                      <table:table-cell table:style-name="Table99.A3" office:value-type="string">
                        <text:p text:style-name="P5">path</text:p>
                      </table:table-cell>
                      <table:table-cell table:style-name="Table99.B3.2.1" office:value-type="string">
                        <text:p text:style-name="P5">full path to the entity including volume name</text:p>
                      </table:table-cell>
                    </table:table-row>
                    <table:table-row>
                      <table:table-cell table:style-name="Table99.A3" office:value-type="string">
                        <text:p text:style-name="P5">mode</text:p>
                      </table:table-cell>
                      <table:table-cell table:style-name="Table99.B3.2.1" office:value-type="string">
                        <text:p text:style-name="P41">A string that may contain the characters 'r', 'w', and 'x'. 'r' is used to check for read access, 'w' to check for write access, and 'x' to check for execute/search access. For each such character, an individual access check will be performed, whose result depends on the access control policy of the volume. If the string consists of multiple characrers, success is reported only if all individual checks are successful.</text:p>
                      </table:table-cell>
                    </table:table-row>
                  </table:table>
                </table:table-cell>
                <table:covered-table-cell/>
                <table:covered-table-cell/>
              </table:table-row>
              <table:table-row>
                <table:table-cell table:style-name="Table99.A3" office:value-type="string">
                  <text:p text:style-name="P38"><text:soft-page-break/>Returns</text:p>
                </table:table-cell>
                <table:table-cell table:style-name="Table99.B3.2.1" table:number-columns-spanned="3" office:value-type="string">
                  <text:p text:style-name="P11"><text:span text:style-name="Source_20_Text"><text:span text:style-name="T14">accessGranted:Boolean</text:span></text:span></text:p>
                </table:table-cell>
                <table:covered-table-cell/>
                <table:covered-table-cell/>
              </table:table-row>
              <table:table-row>
                <table:table-cell table:style-name="Table99.A3" office:value-type="string">
                  <text:p text:style-name="Table_20_Contents"/>
                </table:table-cell>
                <table:table-cell table:style-name="Table99.A3" office:value-type="string">
                  <text:p text:style-name="P5">accessGranted</text:p>
                </table:table-cell>
                <table:table-cell table:style-name="Table99.B3.2.1" table:number-columns-spanned="2" office:value-type="string">
                  <text:p text:style-name="P5">a flag indicating whether the access check was successful</text:p>
                </table:table-cell>
                <table:covered-table-cell/>
              </table:table-row>
              <table:table-row>
                <table:table-cell table:style-name="Table99.A3" office:value-type="string">
                  <text:p text:style-name="P38">Errors</text:p>
                </table:table-cell>
                <table:table-cell table:style-name="Table99.B3.2.1" table:number-columns-spanned="3" office:value-type="string">
                  <text:p text:style-name="P5">ENOENT if the volume does not exist</text:p>
                  <text:p text:style-name="P5">ENOENT if the first n-1 of n components of the dir path do not point to a directory</text:p>
                  <text:p text:style-name="P5">EACCESS, EPERM if access is denied according to the access control policy of the <text:s text:c="2"/>volume</text:p>
                </table:table-cell>
                <table:covered-table-cell/>
                <table:covered-table-cell/>
              </table:table-row>
              <table:table-row>
                <table:table-cell table:style-name="Table99.A3" office:value-type="string">
                  <text:p text:style-name="P38">Remarks</text:p>
                </table:table-cell>
                <table:table-cell table:style-name="Table99.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3" table:style-name="Table3">
        <table:table-column table:style-name="Table3.A"/>
        <table:table-column table:style-name="Table3.B"/>
        <table:table-row>
          <table:table-cell table:style-name="Table3.A1" table:number-columns-spanned="2" office:value-type="string">
            <text:p text:style-name="P36"><text:span text:style-name="Source_20_Text"><text:span text:style-name="T32">createDir</text:span></text:span></text:p>
          </table:table-cell>
          <table:covered-table-cell/>
        </table:table-row>
        <table:table-row>
          <table:table-cell table:style-name="Table3.A2" office:value-type="string">
            <text:p text:style-name="P38">Description</text:p>
          </table:table-cell>
          <table:table-cell table:style-name="Table3.B2" office:value-type="string">
            <text:p text:style-name="P5">Creates a new directory.</text:p>
          </table:table-cell>
        </table:table-row>
        <table:table-row>
          <table:table-cell table:style-name="Table3.B2" table:number-columns-spanned="2" office:value-type="string">
            <text:p text:style-name="Table_20_Contents"/>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3" office:value-type="string">
                  <text:p text:style-name="Table_20_Contents"/>
                </table:table-cell>
                <table:covered-table-cell/>
                <table:covered-table-cell/>
                <table:table-cell table:style-name="Table35.D1" office:value-type="string">
                  <text:p text:style-name="P39">Version 30</text:p>
                </table:table-cell>
              </table:table-row>
              <table:table-row>
                <table:table-cell table:style-name="Table35.A2" office:value-type="string">
                  <text:p text:style-name="P38">Arguments</text:p>
                </table:table-cell>
                <table:table-cell table:style-name="Table35.B2" table:number-columns-spanned="3" office:value-type="string">
                  <text:p text:style-name="P11"><text:span text:style-name="Source_20_Text"><text:span text:style-name="T14">[ dirPath:String ]</text:span></text:span></text:p>
                  <text:p text:style-name="P11"><text:span text:style-name="Source_20_Text"><text:span text:style-name="T14">[ dirPath:String,</text:span></text:span></text:p>
                  <text:p text:style-name="P11"><text:span text:style-name="Source_20_Text"><text:span text:style-name="T14"><text:s text:c="2"/>xAttrs:{ name -&gt; val:String *},</text:span></text:span></text:p>
                  <text:p text:style-name="P11"><text:span text:style-name="Source_20_Text"><text:span text:style-name="T14"><text:s text:c="2"/>mode:Integer ]</text:span></text:span></text:p>
                </table:table-cell>
                <table:covered-table-cell/>
                <table:covered-table-cell/>
              </table:table-row>
              <table:table-row>
                <table:table-cell table:style-name="Table35.A3" office:value-type="string">
                  <text:p text:style-name="Table_20_Contents"/>
                </table:table-cell>
                <table:table-cell table:number-columns-spanned="3">
                  <table:table table:is-sub-table="true">
                    <table:table-column table:style-name="Table35.B"/>
                    <table:table-column table:style-name="Table35.B3.2"/>
                    <table:table-row>
                      <table:table-cell table:style-name="Table35.A3" office:value-type="string">
                        <text:p text:style-name="P5">dirPath</text:p>
                      </table:table-cell>
                      <table:table-cell table:style-name="Table35.B3.2.1" office:value-type="string">
                        <text:p text:style-name="P5">full path to directory including volume name</text:p>
                      </table:table-cell>
                    </table:table-row>
                    <table:table-row>
                      <table:table-cell table:style-name="Table35.A3" office:value-type="string">
                        <text:p text:style-name="P5">xAttrs</text:p>
                      </table:table-cell>
                      <table:table-cell table:style-name="Table35.B3.2.1" office:value-type="string">
                        <text:p text:style-name="P41">A map of extended meta attributes. Each such attribute is a key-value pair, where keys and values are both strings</text:p>
                      </table:table-cell>
                    </table:table-row>
                    <table:table-row>
                      <table:table-cell table:style-name="Table35.A3" office:value-type="string">
                        <text:p text:style-name="P5">mode</text:p>
                      </table:table-cell>
                      <table:table-cell table:style-name="Table35.B3.2.1" office:value-type="string">
                        <text:p text:style-name="P41">The access mode for the directory. This is required by certain access control policies.</text:p>
                      </table:table-cell>
                    </table:table-row>
                  </table:table>
                </table:table-cell>
                <table:covered-table-cell/>
                <table:covered-table-cell/>
              </table:table-row>
              <table:table-row>
                <table:table-cell table:style-name="Table35.A3" office:value-type="string">
                  <text:p text:style-name="P38">Returns</text:p>
                </table:table-cell>
                <table:table-cell table:style-name="Table35.B3.2.1" table:number-columns-spanned="3" office:value-type="string">
                  <text:p text:style-name="P11"><text:span text:style-name="Source_20_Text"><text:span text:style-name="T14"/></text:span></text:p>
                </table:table-cell>
                <table:covered-table-cell/>
                <table:covered-table-cell/>
              </table:table-row>
              <table:table-row>
                <table:table-cell table:style-name="Table35.A3" office:value-type="string">
                  <text:p text:style-name="Table_20_Contents"/>
                </table:table-cell>
                <table:table-cell table:style-name="Table35.A3" office:value-type="string">
                  <text:p text:style-name="P5"/>
                </table:table-cell>
                <table:table-cell table:style-name="Table35.B3.2.1" table:number-columns-spanned="2" office:value-type="string">
                  <text:p text:style-name="P5"/>
                </table:table-cell>
                <table:covered-table-cell/>
              </table:table-row>
              <table:table-row>
                <table:table-cell table:style-name="Table35.A3" office:value-type="string">
                  <text:p text:style-name="P38">Errors</text:p>
                </table:table-cell>
                <table:table-cell table:style-name="Table35.B3.2.1" table:number-columns-spanned="3" office:value-type="string">
                  <text:p text:style-name="P5">ENOENT if the volume does not exist</text:p>
                  <text:p text:style-name="P5">ENOENT if the first n-1 of n components <text:s/>of the dir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5.A3" office:value-type="string">
                  <text:p text:style-name="P38">Remarks</text:p>
                </table:table-cell>
                <table:table-cell table:style-name="Table35.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33"><text:span text:style-name="Source_20_Text"><text:span text:style-name="T5"/></text:span></text:p>
      <table:table table:name="Table36" table:style-name="Table36">
        <table:table-column table:style-name="Table36.A"/>
        <table:table-column table:style-name="Table36.B"/>
        <table:table-row>
          <table:table-cell table:style-name="Table36.A1" table:number-columns-spanned="2" office:value-type="string">
            <text:p text:style-name="P36"><text:span text:style-name="Source_20_Text"><text:span text:style-name="T32">createFile</text:span></text:span></text:p>
          </table:table-cell>
          <table:covered-table-cell/>
        </table:table-row>
        <table:table-row>
          <table:table-cell table:style-name="Table36.A2" office:value-type="string">
            <text:p text:style-name="P38">Description</text:p>
          </table:table-cell>
          <table:table-cell table:style-name="Table36.B2" office:value-type="string">
            <text:p text:style-name="P5">Creates a new file.</text:p>
          </table:table-cell>
        </table:table-row>
        <table:table-row>
          <table:table-cell table:style-name="Table36.B2" table:number-columns-spanned="2" office:value-type="string">
            <text:p text:style-name="Table_20_Contents"/>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3" office:value-type="string">
                  <text:p text:style-name="Table_20_Contents"/>
                </table:table-cell>
                <table:covered-table-cell/>
                <table:covered-table-cell/>
                <table:table-cell table:style-name="Table37.D1" office:value-type="string">
                  <text:p text:style-name="P39">Version 30</text:p>
                </table:table-cell>
              </table:table-row>
              <table:table-row>
                <table:table-cell table:style-name="Table37.A2" office:value-type="string">
                  <text:p text:style-name="P38">Arguments</text:p>
                </table:table-cell>
                <table:table-cell table:style-name="Table3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able:table-cell>
                <table:covered-table-cell/>
                <table:covered-table-cell/>
              </table:table-row>
              <table:table-row>
                <table:table-cell table:style-name="Table37.A3" office:value-type="string">
                  <text:p text:style-name="Table_20_Contents"/>
                </table:table-cell>
                <table:table-cell table:number-columns-spanned="3">
                  <table:table table:is-sub-table="true">
                    <table:table-column table:style-name="Table37.B"/>
                    <table:table-column table:style-name="Table37.B3.2"/>
                    <table:table-row>
                      <table:table-cell table:style-name="Table37.A3" office:value-type="string">
                        <text:p text:style-name="P5">filePath</text:p>
                      </table:table-cell>
                      <table:table-cell table:style-name="Table37.B3.2.1" office:value-type="string">
                        <text:p text:style-name="P5">full path to file including volume name</text:p>
                      </table:table-cell>
                    </table:table-row>
                    <table:table-row>
                      <table:table-cell table:style-name="Table37.A3" office:value-type="string">
                        <text:p text:style-name="P5">xAttrs</text:p>
                      </table:table-cell>
                      <table:table-cell table:style-name="Table37.B3.2.1" office:value-type="string">
                        <text:p text:style-name="P41">A map of extended meta attributes. Each such attribute is a key-value pair, where keys and values are both strings</text:p>
                      </table:table-cell>
                    </table:table-row>
                    <table:table-row>
                      <table:table-cell table:style-name="Table37.A3" office:value-type="string">
                        <text:p text:style-name="P5">stripingPolicy</text:p>
                      </table:table-cell>
                      <table:table-cell table:style-name="Table37.B3.2.1" office:value-type="string">
                        <text:p text:style-name="P41">A string describing the striping policy used for this file. If this argument is empty the file's policy is used. If the file policy is not set, the default volume policy is used.</text:p>
                      </table:table-cell>
                    </table:table-row>
                    <table:table-row>
                      <table:table-cell table:style-name="Table37.A3" office:value-type="string">
                        <text:p text:style-name="P5">mode</text:p>
                      </table:table-cell>
                      <table:table-cell table:style-name="Table37.B3.2.1" office:value-type="string">
                        <text:p text:style-name="P41">The access mode for the file. This is required by certain access control policies.</text:p>
                      </table:table-cell>
                    </table:table-row>
                  </table:table>
                </table:table-cell>
                <table:covered-table-cell/>
                <table:covered-table-cell/>
              </table:table-row>
              <table:table-row>
                <table:table-cell table:style-name="Table37.A3" office:value-type="string">
                  <text:p text:style-name="P38">Returns</text:p>
                </table:table-cell>
                <table:table-cell table:style-name="Table37.B3.2.1" table:number-columns-spanned="3" office:value-type="string">
                  <text:p text:style-name="P11"><text:span text:style-name="Source_20_Text"><text:span text:style-name="T14"/></text:span></text:p>
                </table:table-cell>
                <table:covered-table-cell/>
                <table:covered-table-cell/>
              </table:table-row>
              <table:table-row>
                <table:table-cell table:style-name="Table37.A3" office:value-type="string">
                  <text:p text:style-name="Table_20_Contents"/>
                </table:table-cell>
                <table:table-cell table:style-name="Table37.A3" office:value-type="string">
                  <text:p text:style-name="P5"/>
                </table:table-cell>
                <table:table-cell table:style-name="Table37.B3.2.1" table:number-columns-spanned="2" office:value-type="string">
                  <text:p text:style-name="P5"/>
                </table:table-cell>
                <table:covered-table-cell/>
              </table:table-row>
              <table:table-row>
                <table:table-cell table:style-name="Table37.A3" office:value-type="string">
                  <text:p text:style-name="P38">Errors</text:p>
                </table:table-cell>
                <table:table-cell table:style-name="Table3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37.A3" office:value-type="string">
                  <text:p text:style-name="P38">Remarks</text:p>
                </table:table-cell>
                <table:table-cell table:style-name="Table37.B3.2.1" table:number-columns-spanned="3" office:value-type="string">
                  <text:p text:style-name="P5"/>
                </table:table-cell>
                <table:covered-table-cell/>
                <table:covered-table-cell/>
              </table:table-row>
            </table:table>
            <text:p text:style-name="Table_20_Contents"/>
            <text:p text:style-name="Table_20_Contents"/>
            <table:table table:name="Table97" table:style-name="Table97">
              <table:table-column table:style-name="Table97.A"/>
              <table:table-column table:style-name="Table97.B"/>
              <table:table-column table:style-name="Table97.C"/>
              <table:table-column table:style-name="Table97.D"/>
              <table:table-row>
                <table:table-cell table:style-name="Table97.A1" table:number-columns-spanned="3" office:value-type="string">
                  <text:p text:style-name="Table_20_Contents"/>
                </table:table-cell>
                <table:covered-table-cell/>
                <table:covered-table-cell/>
                <table:table-cell table:style-name="Table97.D1" office:value-type="string">
                  <text:p text:style-name="P39">Version 31</text:p>
                </table:table-cell>
              </table:table-row>
              <table:table-row>
                <table:table-cell table:style-name="Table97.A2" office:value-type="string">
                  <text:p text:style-name="P38">Arguments</text:p>
                </table:table-cell>
                <table:table-cell table:style-name="Table97.B2" table:number-columns-spanned="3" office:value-type="string">
                  <text:p text:style-name="P11"><text:span text:style-name="Source_20_Text"><text:span text:style-name="T14">[ filePath:String ]</text:span></text:span></text:p>
                  <text:p text:style-name="P11"><text:span text:style-name="Source_20_Text"><text:span text:style-name="T14">[ 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 ]</text:span></text:span></text:p>
                  <text:p text:style-name="P11"><text:span text:style-name="Source_20_Text"><text:span text:style-name="T14">[ </text:span></text:span><text:span text:style-name="Source_20_Text"><text:span text:style-name="T14">filePath:String,</text:span></text:span></text:p>
                  <text:p text:style-name="P11"><text:span text:style-name="Source_20_Text"><text:span text:style-name="T14"><text:s text:c="2"/>xAttrs:{ name -&gt; val:String *},</text:span></text:span></text:p>
                  <text:p text:style-name="P11"><text:span text:style-name="Source_20_Text"><text:span text:style-name="T14"><text:s text:c="2"/>stripingPolicy:StripingPolicy,</text:span></text:span></text:p>
                  <text:p text:style-name="P11"><text:span text:style-name="Source_20_Text"><text:span text:style-name="T14"><text:s text:c="2"/>mode:Integer,</text:span></text:span></text:p>
                  <text:p text:style-name="P11"><text:span text:style-name="Source_20_Text"><text:span text:style-name="T14"><text:s text:c="2"/>open:Boolean</text:span></text:span></text:p>
                  <text:p text:style-name="P11"><text:span text:style-name="Source_20_Text"><text:span text:style-name="T14">]</text:span></text:span></text:p>
                </table:table-cell>
                <table:covered-table-cell/>
                <table:covered-table-cell/>
              </table:table-row>
              <table:table-row>
                <table:table-cell table:style-name="Table97.A3" office:value-type="string">
                  <text:p text:style-name="Table_20_Contents"/>
                </table:table-cell>
                <table:table-cell table:number-columns-spanned="3">
                  <table:table table:is-sub-table="true">
                    <table:table-column table:style-name="Table97.B"/>
                    <table:table-column table:style-name="Table97.B3.2"/>
                    <table:table-row table:style-name="Table97.B3.1">
                      <table:table-cell table:style-name="Table97.A3" office:value-type="string">
                        <text:p text:style-name="P5">filePath</text:p>
                      </table:table-cell>
                      <table:table-cell table:style-name="Table97.B3.2.1" office:value-type="string">
                        <text:p text:style-name="P5">full path to file including volume name</text:p>
                      </table:table-cell>
                    </table:table-row>
                    <table:table-row>
                      <table:table-cell table:style-name="Table97.A3" office:value-type="string">
                        <text:p text:style-name="P5">xAttrs</text:p>
                      </table:table-cell>
                      <table:table-cell table:style-name="Table97.B3.2.1" office:value-type="string">
                        <text:p text:style-name="P41">A map of extended meta attributes. Each such attribute is a key-value pair, where keys and values are both strings</text:p>
                      </table:table-cell>
                    </table:table-row>
                    <table:table-row>
                      <table:table-cell table:style-name="Table97.A3" office:value-type="string">
                        <text:p text:style-name="P5">stripingPolicy</text:p>
                      </table:table-cell>
                      <table:table-cell table:style-name="Table97.B3.2.1" office:value-type="string">
                        <text:p text:style-name="P41">A string describing the striping policy used for this file. If this argument is empty the file's policy is used. If the file policy is not set, the default volume policy is used.</text:p>
                      </table:table-cell>
                    </table:table-row>
                    <table:table-row>
                      <table:table-cell table:style-name="Table97.A3" office:value-type="string">
                        <text:p text:style-name="P5">mode</text:p>
                      </table:table-cell>
                      <table:table-cell table:style-name="Table97.B3.2.1" office:value-type="string">
                        <text:p text:style-name="P41">The access mode for the file. This is required by certain access control policies.</text:p>
                      </table:table-cell>
                    </table:table-row>
                    <table:table-row>
                      <table:table-cell table:style-name="Table97.A3" office:value-type="string">
                        <text:p text:style-name="P5">open</text:p>
                      </table:table-cell>
                      <table:table-cell table:style-name="Table97.B3.2.1" office:value-type="string">
                        <text:p text:style-name="P41">A flag indicating whether the file is immediately opened, i.e. OSDs are assigned and a capability is returned.</text:p>
                      </table:table-cell>
                    </table:table-row>
                  </table:table>
                </table:table-cell>
                <table:covered-table-cell/>
                <table:covered-table-cell/>
              </table:table-row>
              <table:table-row>
                <table:table-cell table:style-name="Table97.A3" office:value-type="string">
                  <text:p text:style-name="P38">Returns</text:p>
                </table:table-cell>
                <table:table-cell table:style-name="Table97.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span text:style-name="Source_20_Text"><text:span text:style-name="T27"> that grants write permission</text:span></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97.A3" office:value-type="string">
                  <text:p text:style-name="Table_20_Contents"><text:soft-page-break/></text:p>
                </table:table-cell>
                <table:table-cell table:style-name="Table97.A3" office:value-type="string">
                  <text:p text:style-name="P5"/>
                </table:table-cell>
                <table:table-cell table:style-name="Table97.B3.2.1" table:number-columns-spanned="2" office:value-type="string">
                  <text:p text:style-name="P5"/>
                </table:table-cell>
                <table:covered-table-cell/>
              </table:table-row>
              <table:table-row>
                <table:table-cell table:style-name="Table97.A3" office:value-type="string">
                  <text:p text:style-name="P38">Errors</text:p>
                </table:table-cell>
                <table:table-cell table:style-name="Table97.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97.A3" office:value-type="string">
                  <text:p text:style-name="P38">Remarks</text:p>
                </table:table-cell>
                <table:table-cell table:style-name="Table97.B3.2.1" table:number-columns-spanned="3" office:value-type="string">
                  <text:p text:style-name="P5">The returned capability can be used to write to a file without explicitly opening it. This is e.g. the case when a file is opened with O_CREAT flag.</text:p>
                </table:table-cell>
                <table:covered-table-cell/>
                <table:covered-table-cell/>
              </table:table-row>
            </table:table>
            <text:p text:style-name="Table_20_Contents"/>
          </table:table-cell>
          <table:covered-table-cell/>
        </table:table-row>
      </table:table>
      <text:p text:style-name="P33"/>
      <text:p text:style-name="Standard"/>
      <text:p text:style-name="P33"><text:span text:style-name="Source_20_Text"><text:span text:style-name="T5"/></text:span></text:p>
      <table:table table:name="Table38" table:style-name="Table38">
        <table:table-column table:style-name="Table38.A"/>
        <table:table-column table:style-name="Table38.B"/>
        <table:table-row>
          <table:table-cell table:style-name="Table38.A1" table:number-columns-spanned="2" office:value-type="string">
            <text:p text:style-name="P36"><text:span text:style-name="Source_20_Text"><text:span text:style-name="T32">createLink</text:span></text:span></text:p>
          </table:table-cell>
          <table:covered-table-cell/>
        </table:table-row>
        <table:table-row>
          <table:table-cell table:style-name="Table38.A2" office:value-type="string">
            <text:p text:style-name="P38">Description</text:p>
          </table:table-cell>
          <table:table-cell table:style-name="Table38.B2" office:value-type="string">
            <text:p text:style-name="P5">Creates a (hard-)link.</text:p>
          </table:table-cell>
        </table:table-row>
        <table:table-row>
          <table:table-cell table:style-name="Table38.B2" table:number-columns-spanned="2" office:value-type="string">
            <text:p text:style-name="Table_20_Contents"/>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3" office:value-type="string">
                  <text:p text:style-name="Table_20_Contents"/>
                </table:table-cell>
                <table:covered-table-cell/>
                <table:covered-table-cell/>
                <table:table-cell table:style-name="Table39.D1" office:value-type="string">
                  <text:p text:style-name="P39">Version 30</text:p>
                </table:table-cell>
              </table:table-row>
              <table:table-row>
                <table:table-cell table:style-name="Table39.A2" office:value-type="string">
                  <text:p text:style-name="P38">Arguments</text:p>
                </table:table-cell>
                <table:table-cell table:style-name="Table39.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39.A3" office:value-type="string">
                  <text:p text:style-name="Table_20_Contents"/>
                </table:table-cell>
                <table:table-cell table:number-columns-spanned="3">
                  <table:table table:is-sub-table="true">
                    <table:table-column table:style-name="Table39.B"/>
                    <table:table-column table:style-name="Table39.B3.2"/>
                    <table:table-row>
                      <table:table-cell table:style-name="Table39.A3" office:value-type="string">
                        <text:p text:style-name="P5">linkPath</text:p>
                      </table:table-cell>
                      <table:table-cell table:style-name="Table39.B3.2.1" office:value-type="string">
                        <text:p text:style-name="P5">full path to link including volume name</text:p>
                      </table:table-cell>
                    </table:table-row>
                    <table:table-row>
                      <table:table-cell table:style-name="Table39.A3" office:value-type="string">
                        <text:p text:style-name="P5">targetPath</text:p>
                      </table:table-cell>
                      <table:table-cell table:style-name="Table39.B3.2.1" office:value-type="string">
                        <text:p text:style-name="P41">The target path for the link.</text:p>
                      </table:table-cell>
                    </table:table-row>
                  </table:table>
                </table:table-cell>
                <table:covered-table-cell/>
                <table:covered-table-cell/>
              </table:table-row>
              <table:table-row>
                <table:table-cell table:style-name="Table39.A3" office:value-type="string">
                  <text:p text:style-name="P38"/>
                </table:table-cell>
                <table:table-cell table:style-name="Table39.B3.2.1" table:number-columns-spanned="3" office:value-type="string">
                  <text:p text:style-name="P11"><text:span text:style-name="Source_20_Text"><text:span text:style-name="T14"/></text:span></text:p>
                </table:table-cell>
                <table:covered-table-cell/>
                <table:covered-table-cell/>
              </table:table-row>
              <table:table-row>
                <table:table-cell table:style-name="Table39.A3" office:value-type="string">
                  <text:p text:style-name="Table_20_Contents"/>
                </table:table-cell>
                <table:table-cell table:style-name="Table39.A3" office:value-type="string">
                  <text:p text:style-name="P5"/>
                </table:table-cell>
                <table:table-cell table:style-name="Table39.B3.2.1" table:number-columns-spanned="2" office:value-type="string">
                  <text:p text:style-name="P5"/>
                </table:table-cell>
                <table:covered-table-cell/>
              </table:table-row>
              <table:table-row>
                <table:table-cell table:style-name="Table39.A3" office:value-type="string">
                  <text:p text:style-name="P38">Errors</text:p>
                </table:table-cell>
                <table:table-cell table:style-name="Table39.B3.2.1" table:number-columns-spanned="3" office:value-type="string">
                  <text:p text:style-name="P5">ENOENT if the volume does not exist</text:p>
                  <text:p text:style-name="P5">ENOENT if the first n-1 of n components of the file path do not point to a directory</text:p>
                  <text:p text:style-name="P5">EEXIST if a file or directory with the given path already exists</text:p>
                  <text:p text:style-name="P5">EACCESS if access is denied according to the access control policy of the volume</text:p>
                  <text:p text:style-name="P5">EXDEV if the link path and the target path refer to different volumes</text:p>
                </table:table-cell>
                <table:covered-table-cell/>
                <table:covered-table-cell/>
              </table:table-row>
              <table:table-row>
                <table:table-cell table:style-name="Table39.A3" office:value-type="string">
                  <text:p text:style-name="P38">Remarks</text:p>
                </table:table-cell>
                <table:table-cell table:style-name="Table39.B3.2.1" table:number-columns-spanned="3" office:value-type="string">
                  <text:p text:style-name="P5">Hardlinks will not be supported across volume boundaries.</text:p>
                </table:table-cell>
                <table:covered-table-cell/>
                <table:covered-table-cell/>
              </table:table-row>
            </table:table>
            <text:p text:style-name="Table_20_Contents"/>
          </table:table-cell>
          <table:covered-table-cell/>
        </table:table-row>
      </table:table>
      <text:p text:style-name="P33"/>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36"><text:span text:style-name="Source_20_Text"><text:span text:style-name="T32">createSymbolicLink</text:span></text:span></text:p>
          </table:table-cell>
          <table:covered-table-cell/>
        </table:table-row>
        <table:table-row>
          <table:table-cell table:style-name="Table40.A2" office:value-type="string">
            <text:p text:style-name="P38">Description</text:p>
          </table:table-cell>
          <table:table-cell table:style-name="Table40.B2" office:value-type="string">
            <text:p text:style-name="P5">Creates a symbolic link.</text:p>
          </table:table-cell>
        </table:table-row>
        <table:table-row>
          <table:table-cell table:style-name="Table40.B2" table:number-columns-spanned="2" office:value-type="string">
            <text:p text:style-name="Table_20_Contents"/>
            <table:table table:name="Table41" table:style-name="Table41">
              <table:table-column table:style-name="Table41.A"/>
              <table:table-column table:style-name="Table41.B"/>
              <table:table-column table:style-name="Table41.C"/>
              <table:table-column table:style-name="Table41.D"/>
              <table:table-row>
                <table:table-cell table:style-name="Table41.A1" table:number-columns-spanned="3" office:value-type="string">
                  <text:p text:style-name="Table_20_Contents"/>
                </table:table-cell>
                <table:covered-table-cell/>
                <table:covered-table-cell/>
                <table:table-cell table:style-name="Table41.D1" office:value-type="string">
                  <text:p text:style-name="P39">Version 30</text:p>
                </table:table-cell>
              </table:table-row>
              <table:table-row>
                <table:table-cell table:style-name="Table41.A2" office:value-type="string">
                  <text:p text:style-name="P38">Arguments</text:p>
                </table:table-cell>
                <table:table-cell table:style-name="Table41.B2" table:number-columns-spanned="3" office:value-type="string">
                  <text:p text:style-name="P11"><text:span text:style-name="Source_20_Text"><text:span text:style-name="T14">[ linkPath:String, targetPath:String ]</text:span></text:span></text:p>
                </table:table-cell>
                <table:covered-table-cell/>
                <table:covered-table-cell/>
              </table:table-row>
              <table:table-row>
                <table:table-cell table:style-name="Table41.A3" office:value-type="string">
                  <text:p text:style-name="Table_20_Contents"/>
                </table:table-cell>
                <table:table-cell table:number-columns-spanned="3">
                  <table:table table:is-sub-table="true">
                    <table:table-column table:style-name="Table41.B"/>
                    <table:table-column table:style-name="Table41.B3.2"/>
                    <table:table-row>
                      <table:table-cell table:style-name="Table41.A3" office:value-type="string">
                        <text:p text:style-name="P5">linkPath</text:p>
                      </table:table-cell>
                      <table:table-cell table:style-name="Table41.B3.2.1" office:value-type="string">
                        <text:p text:style-name="P5">full path to link including volume name</text:p>
                      </table:table-cell>
                    </table:table-row>
                    <table:table-row>
                      <table:table-cell table:style-name="Table41.A3" office:value-type="string">
                        <text:p text:style-name="P5">targetPath</text:p>
                      </table:table-cell>
                      <table:table-cell table:style-name="Table41.B3.2.1" office:value-type="string">
                        <text:p text:style-name="P41">The target path for the link.</text:p>
                      </table:table-cell>
                    </table:table-row>
                  </table:table>
                </table:table-cell>
                <table:covered-table-cell/>
                <table:covered-table-cell/>
              </table:table-row>
              <table:table-row>
                <table:table-cell table:style-name="Table41.A3" office:value-type="string">
                  <text:p text:style-name="P38">Returns</text:p>
                </table:table-cell>
                <table:table-cell table:style-name="Table41.B3.2.1" table:number-columns-spanned="3" office:value-type="string">
                  <text:p text:style-name="P11"><text:span text:style-name="Source_20_Text"><text:span text:style-name="T14"/></text:span></text:p>
                </table:table-cell>
                <table:covered-table-cell/>
                <table:covered-table-cell/>
              </table:table-row>
              <table:table-row>
                <table:table-cell table:style-name="Table41.A3" office:value-type="string">
                  <text:p text:style-name="Table_20_Contents"/>
                </table:table-cell>
                <table:table-cell table:style-name="Table41.A3" office:value-type="string">
                  <text:p text:style-name="P5"/>
                </table:table-cell>
                <table:table-cell table:style-name="Table41.B3.2.1" table:number-columns-spanned="2" office:value-type="string">
                  <text:p text:style-name="P5"/>
                </table:table-cell>
                <table:covered-table-cell/>
              </table:table-row>
              <table:table-row>
                <table:table-cell table:style-name="Table41.A3" office:value-type="string">
                  <text:p text:style-name="P38">Errors</text:p>
                </table:table-cell>
                <table:table-cell table:style-name="Table41.B3.2.1" table:number-columns-spanned="3" office:value-type="string">
                  <text:p text:style-name="P5">ENOENT if the volume does not exist</text:p>
                  <text:p text:style-name="P5">ENOENT if the first n-1 of n components of the link path do not point to a directory</text:p>
                  <text:p text:style-name="P5">EEXIST if a file or directory with the given path already exists</text:p>
                  <text:p text:style-name="P5">EACCESS if access is denied according to the access control policy of the volume</text:p>
                </table:table-cell>
                <table:covered-table-cell/>
                <table:covered-table-cell/>
              </table:table-row>
              <table:table-row>
                <table:table-cell table:style-name="Table41.A3" office:value-type="string">
                  <text:p text:style-name="P38">Remarks</text:p>
                </table:table-cell>
                <table:table-cell table:style-name="Table41.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text:soft-page-break/></text:p>
      <table:table table:name="Table42" table:style-name="Table42">
        <table:table-column table:style-name="Table42.A"/>
        <table:table-column table:style-name="Table42.B"/>
        <table:table-row>
          <table:table-cell table:style-name="Table42.A1" table:number-columns-spanned="2" office:value-type="string">
            <text:p text:style-name="P36"><text:span text:style-name="Source_20_Text"><text:span text:style-name="T32">createVolume</text:span></text:span></text:p>
          </table:table-cell>
          <table:covered-table-cell/>
        </table:table-row>
        <table:table-row>
          <table:table-cell table:style-name="Table42.A2" office:value-type="string">
            <text:p text:style-name="P38">Description</text:p>
          </table:table-cell>
          <table:table-cell table:style-name="Table42.B2" office:value-type="string">
            <text:p text:style-name="P5">Creates a new volume.</text:p>
          </table:table-cell>
        </table:table-row>
        <table:table-row>
          <table:table-cell table:style-name="Table42.B2" table:number-columns-spanned="2" office:value-type="string">
            <text:p text:style-name="Table_20_Contents"/>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3" office:value-type="string">
                  <text:p text:style-name="Table_20_Contents"/>
                </table:table-cell>
                <table:covered-table-cell/>
                <table:covered-table-cell/>
                <table:table-cell table:style-name="Table43.D1" office:value-type="string">
                  <text:p text:style-name="P39">Version 30</text:p>
                </table:table-cell>
              </table:table-row>
              <table:table-row>
                <table:table-cell table:style-name="Table43.A2" office:value-type="string">
                  <text:p text:style-name="P38">Arguments</text:p>
                </table:table-cell>
                <table:table-cell table:style-name="Table43.B2" table:number-columns-spanned="3" office:value-type="string">
                  <text:p text:style-name="P11"><text:span text:style-name="Source_20_Text"><text:span text:style-name="T14">[ volumeName:String ]</text:span></text:span></text:p>
                  <text:p text:style-name="P11"><text:span text:style-name="Source_20_Text"><text:span text:style-name="T14">[ volumeName:String,</text:span></text:span></text:p>
                  <text:p text:style-name="P11"><text:span text:style-name="Source_20_Text"><text:span text:style-name="T14"><text:s text:c="2"/>osdSelectionPolicyId:Integer,</text:span></text:span></text:p>
                  <text:p text:style-name="P11"><text:span text:style-name="Source_20_Text"><text:span text:style-name="T14"><text:s text:c="2"/>defaultStripingPolicy:StripingPolicy,</text:span></text:span></text:p>
                  <text:p text:style-name="P11"><text:span text:style-name="Source_20_Text"><text:span text:style-name="T14"><text:s text:c="2"/>acPolicyId:Integer,</text:span></text:span></text:p>
                  <text:p text:style-name="P11"><text:span text:style-name="Source_20_Text"><text:span text:style-name="T14"><text:s text:c="2"/>partitioningPolicyId,</text:span></text:span></text:p>
                  <text:p text:style-name="P11"><text:span text:style-name="Source_20_Text"><text:span text:style-name="T14"><text:s text:c="2"/>acl:{ accessControlEntity -&gt; rights:Integer *} ]</text:span></text:span></text:p>
                </table:table-cell>
                <table:covered-table-cell/>
                <table:covered-table-cell/>
              </table:table-row>
              <table:table-row>
                <table:table-cell table:style-name="Table43.A3" office:value-type="string">
                  <text:p text:style-name="Table_20_Contents"/>
                </table:table-cell>
                <table:table-cell table:number-columns-spanned="3">
                  <table:table table:is-sub-table="true">
                    <table:table-column table:style-name="Table43.B"/>
                    <table:table-column table:style-name="Table43.B3.2"/>
                    <table:table-row>
                      <table:table-cell table:style-name="Table43.A3" office:value-type="string">
                        <text:p text:style-name="P5">volumeName</text:p>
                      </table:table-cell>
                      <table:table-cell table:style-name="Table43.B3.2.1" office:value-type="string">
                        <text:p text:style-name="P41">name of the volume to create, must not contain "/" or "\" characters</text:p>
                      </table:table-cell>
                    </table:table-row>
                    <table:table-row>
                      <table:table-cell table:style-name="Table43.A3" office:value-type="string">
                        <text:p text:style-name="P41">osdSelectionPolicyId</text:p>
                      </table:table-cell>
                      <table:table-cell table:style-name="Table43.B3.2.1" office:value-type="string">
                        <text:p text:style-name="P41">ID of a policy (implemented in the MRC) for selecting suitable OSDs</text:p>
                        <text:p text:style-name="P41">1: "simple OSD selection"</text:p>
                      </table:table-cell>
                    </table:table-row>
                    <table:table-row>
                      <table:table-cell table:style-name="Table43.A3" office:value-type="string">
                        <text:p text:style-name="P41">defaultStripingPolicy</text:p>
                      </table:table-cell>
                      <table:table-cell table:style-name="Table43.B3.2.1" office:value-type="string">
                        <text:p text:style-name="P41">the striping policy used with files in the volume for which no striping policy is explicitly assigned </text:p>
                      </table:table-cell>
                    </table:table-row>
                    <table:table-row>
                      <table:table-cell table:style-name="Table43.A3" office:value-type="string">
                        <text:p text:style-name="P41">acPolicyId</text:p>
                      </table:table-cell>
                      <table:table-cell table:style-name="Table43.B3.2.1" office:value-type="string">
                        <text:p text:style-name="P41">ID of a policy (implemented in the MRC) for access control</text:p>
                        <text:p text:style-name="P41">1: "yes to anyone"</text:p>
                        <text:p text:style-name="P41">2: access control based on POSIX ACLs</text:p>
                        <text:p text:style-name="P41">3: access control based on volume ACLs</text:p>
                      </table:table-cell>
                    </table:table-row>
                    <table:table-row>
                      <table:table-cell table:style-name="Table43.A3" office:value-type="string">
                        <text:p text:style-name="P41">partitioningPolicyId</text:p>
                      </table:table-cell>
                      <table:table-cell table:style-name="Table43.B3.2.1" office:value-type="string">
                        <text:p text:style-name="P41">ID of a policy (implemented in the MRC) for</text:p>
                        <text:p text:style-name="P41">metadata partitioning</text:p>
                        <text:p text:style-name="P41">1: "one slice per volume"</text:p>
                      </table:table-cell>
                    </table:table-row>
                    <table:table-row>
                      <table:table-cell table:style-name="Table43.A3" office:value-type="string">
                        <text:p text:style-name="P41">acl</text:p>
                      </table:table-cell>
                      <table:table-cell table:style-name="Table43.B3.2.1" office:value-type="string">
                        <text:p text:style-name="P41">An access control list for the volume. How its entries are interpreted depends on the effective access control policy installed for this volume.</text:p>
                      </table:table-cell>
                    </table:table-row>
                  </table:table>
                </table:table-cell>
                <table:covered-table-cell/>
                <table:covered-table-cell/>
              </table:table-row>
              <table:table-row>
                <table:table-cell table:style-name="Table43.A3" office:value-type="string">
                  <text:p text:style-name="P38">Returns</text:p>
                </table:table-cell>
                <table:table-cell table:style-name="Table43.B3.2.1" table:number-columns-spanned="3" office:value-type="string">
                  <text:p text:style-name="P11"><text:span text:style-name="Source_20_Text"><text:span text:style-name="T14"/></text:span></text:p>
                </table:table-cell>
                <table:covered-table-cell/>
                <table:covered-table-cell/>
              </table:table-row>
              <table:table-row>
                <table:table-cell table:style-name="Table43.A3" office:value-type="string">
                  <text:p text:style-name="Table_20_Contents"/>
                </table:table-cell>
                <table:table-cell table:style-name="Table43.A3" office:value-type="string">
                  <text:p text:style-name="P5"/>
                </table:table-cell>
                <table:table-cell table:style-name="Table43.B3.2.1" table:number-columns-spanned="2" office:value-type="string">
                  <text:p text:style-name="P5"/>
                </table:table-cell>
                <table:covered-table-cell/>
              </table:table-row>
              <table:table-row>
                <table:table-cell table:style-name="Table43.A3" office:value-type="string">
                  <text:p text:style-name="P38">Errors</text:p>
                </table:table-cell>
                <table:table-cell table:style-name="Table43.B3.2.1" table:number-columns-spanned="3" office:value-type="string">
                  <text:p text:style-name="P5">EINVAL if the volume name contains invalid characters</text:p>
                  <text:p text:style-name="P5">EEXIST if a volume with the given name already exists</text:p>
                </table:table-cell>
                <table:covered-table-cell/>
                <table:covered-table-cell/>
              </table:table-row>
              <table:table-row>
                <table:table-cell table:style-name="Table43.A3" office:value-type="string">
                  <text:p text:style-name="P38">Remarks</text:p>
                </table:table-cell>
                <table:table-cell table:style-name="Table43.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P42"/>
      <table:table table:name="Table44" table:style-name="Table44">
        <table:table-column table:style-name="Table44.A"/>
        <table:table-column table:style-name="Table44.B"/>
        <table:table-row>
          <table:table-cell table:style-name="Table44.A1" table:number-columns-spanned="2" office:value-type="string">
            <text:p text:style-name="P36"><text:span text:style-name="Source_20_Text"><text:span text:style-name="T32">delete</text:span></text:span></text:p>
          </table:table-cell>
          <table:covered-table-cell/>
        </table:table-row>
        <table:table-row>
          <table:table-cell table:style-name="Table44.A2" office:value-type="string">
            <text:p text:style-name="P38">Description</text:p>
          </table:table-cell>
          <table:table-cell table:style-name="Table44.B2" office:value-type="string">
            <text:p text:style-name="P5">Deletes all metadata associated with a file or directory.</text:p>
          </table:table-cell>
        </table:table-row>
        <table:table-row>
          <table:table-cell table:style-name="Table44.B2" table:number-columns-spanned="2" office:value-type="string">
            <text:p text:style-name="Table_20_Contents"/>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3" office:value-type="string">
                  <text:p text:style-name="Table_20_Contents"/>
                </table:table-cell>
                <table:covered-table-cell/>
                <table:covered-table-cell/>
                <table:table-cell table:style-name="Table45.D1" office:value-type="string">
                  <text:p text:style-name="P39">Version 30</text:p>
                </table:table-cell>
              </table:table-row>
              <table:table-row>
                <table:table-cell table:style-name="Table45.A2" office:value-type="string">
                  <text:p text:style-name="P38">Arguments</text:p>
                </table:table-cell>
                <table:table-cell table:style-name="Table45.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5">path</text:p>
                </table:table-cell>
                <table:table-cell table:style-name="Table45.C3" table:number-columns-spanned="2" office:value-type="string">
                  <text:p text:style-name="P5">full path to file or directory including volume name</text:p>
                </table:table-cell>
                <table:covered-table-cell/>
              </table:table-row>
              <table:table-row>
                <table:table-cell table:style-name="Table45.A3" office:value-type="string">
                  <text:p text:style-name="P38">Returns</text:p>
                </table:table-cell>
                <table:table-cell table:style-name="Table45.C3" table:number-columns-spanned="3" office:value-type="string">
                  <text:p text:style-name="P5">the following HTTP headers:</text:p>
                  <text:p text:style-name="P1"><text:span text:style-name="Source_20_Text"><text:span text:style-name="T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45.A3" office:value-type="string">
                  <text:p text:style-name="Table_20_Contents"><text:soft-page-break/></text:p>
                </table:table-cell>
                <table:table-cell table:style-name="Table45.A3" office:value-type="string">
                  <text:p text:style-name="P5"/>
                </table:table-cell>
                <table:table-cell table:style-name="Table45.C3" table:number-columns-spanned="2" office:value-type="string">
                  <text:p text:style-name="P5"/>
                </table:table-cell>
                <table:covered-table-cell/>
              </table:table-row>
              <table:table-row>
                <table:table-cell table:style-name="Table45.A3" office:value-type="string">
                  <text:p text:style-name="P38">Errors</text:p>
                </table:table-cell>
                <table:table-cell table:style-name="Table45.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NOTEMPTY if the path points to a non-empty directory</text:p>
                  <text:p text:style-name="P5">EACCESS if access is denied according to the access control policy of the volume</text:p>
                </table:table-cell>
                <table:covered-table-cell/>
                <table:covered-table-cell/>
              </table:table-row>
              <table:table-row>
                <table:table-cell table:style-name="Table45.A3" office:value-type="string">
                  <text:p text:style-name="P38">Remarks</text:p>
                </table:table-cell>
                <table:table-cell table:style-name="Table45.C3" table:number-columns-spanned="3" office:value-type="string">
                  <text:p text:style-name="P5">In case of a directory, the directory is required to be empty, i.e. it must neither contain files nor subdirectories. In case of a file, the client has to take care that the file content is deleted at the OSDs.</text:p>
                </table:table-cell>
                <table:covered-table-cell/>
                <table:covered-table-cell/>
              </table:table-row>
            </table:table>
            <text:p text:style-name="Table_20_Contents"/>
          </table:table-cell>
          <table:covered-table-cell/>
        </table:table-row>
      </table:table>
      <text:p text:style-name="P42"/>
      <text:p text:style-name="P42"/>
      <table:table table:name="Table46" table:style-name="Table46">
        <table:table-column table:style-name="Table46.A"/>
        <table:table-column table:style-name="Table46.B"/>
        <table:table-row>
          <table:table-cell table:style-name="Table46.A1" table:number-columns-spanned="2" office:value-type="string">
            <text:p text:style-name="P36"><text:span text:style-name="Source_20_Text"><text:span text:style-name="T32">deleteVolume</text:span></text:span></text:p>
          </table:table-cell>
          <table:covered-table-cell/>
        </table:table-row>
        <table:table-row>
          <table:table-cell table:style-name="Table46.A2" office:value-type="string">
            <text:p text:style-name="P38">Description</text:p>
          </table:table-cell>
          <table:table-cell table:style-name="Table46.B2" office:value-type="string">
            <text:p text:style-name="P5">Deletes an existing volume, including all file metadata associated with the volume.</text:p>
          </table:table-cell>
        </table:table-row>
        <table:table-row>
          <table:table-cell table:style-name="Table46.B2" table:number-columns-spanned="2" office:value-type="string">
            <text:p text:style-name="Table_20_Contents"/>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3" office:value-type="string">
                  <text:p text:style-name="Table_20_Contents"/>
                </table:table-cell>
                <table:covered-table-cell/>
                <table:covered-table-cell/>
                <table:table-cell table:style-name="Table47.D1" office:value-type="string">
                  <text:p text:style-name="P39">Version 30</text:p>
                </table:table-cell>
              </table:table-row>
              <table:table-row>
                <table:table-cell table:style-name="Table47.A2" office:value-type="string">
                  <text:p text:style-name="P38">Arguments</text:p>
                </table:table-cell>
                <table:table-cell table:style-name="Table47.B2" table:number-columns-spanned="3" office:value-type="string">
                  <text:p text:style-name="P11"><text:span text:style-name="Source_20_Text"><text:span text:style-name="T14">[ volumeName:String ]</text:span></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volumeName</text:p>
                </table:table-cell>
                <table:table-cell table:style-name="Table47.C3" table:number-columns-spanned="2" office:value-type="string">
                  <text:p text:style-name="P5">the name of the volume to delete</text:p>
                </table:table-cell>
                <table:covered-table-cell/>
              </table:table-row>
              <table:table-row>
                <table:table-cell table:style-name="Table47.A3" office:value-type="string">
                  <text:p text:style-name="P38">Returns</text:p>
                </table:table-cell>
                <table:table-cell table:style-name="Table47.C3" table:number-columns-spanned="3" office:value-type="string">
                  <text:p text:style-name="P11"><text:span text:style-name="Source_20_Text"><text:span text:style-name="T14"/></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5"/>
                </table:table-cell>
                <table:table-cell table:style-name="Table47.C3" table:number-columns-spanned="2" office:value-type="string">
                  <text:p text:style-name="P5"/>
                </table:table-cell>
                <table:covered-table-cell/>
              </table:table-row>
              <table:table-row>
                <table:table-cell table:style-name="Table47.A3" office:value-type="string">
                  <text:p text:style-name="P38">Errors</text:p>
                </table:table-cell>
                <table:table-cell table:style-name="Table47.C3" table:number-columns-spanned="3" office:value-type="string">
                  <text:p text:style-name="P5">ENOENT if the volume does not exist</text:p>
                </table:table-cell>
                <table:covered-table-cell/>
                <table:covered-table-cell/>
              </table:table-row>
              <table:table-row>
                <table:table-cell table:style-name="Table47.A3" office:value-type="string">
                  <text:p text:style-name="P38">Remarks</text:p>
                </table:table-cell>
                <table:table-cell table:style-name="Table47.C3" table:number-columns-spanned="3" office:value-type="string">
                  <text:p text:style-name="P5"/>
                </table:table-cell>
                <table:covered-table-cell/>
                <table:covered-table-cell/>
              </table:table-row>
            </table:table>
            <text:p text:style-name="Table_20_Contents"/>
          </table:table-cell>
          <table:covered-table-cell/>
        </table:table-row>
      </table:table>
      <text:p text:style-name="P42"/>
      <text:p text:style-name="P42"/>
      <table:table table:name="Table48" table:style-name="Table48">
        <table:table-column table:style-name="Table48.A"/>
        <table:table-column table:style-name="Table48.B"/>
        <table:table-row>
          <table:table-cell table:style-name="Table48.A1" table:number-columns-spanned="2" office:value-type="string">
            <text:p text:style-name="P36"><text:span text:style-name="Source_20_Text"><text:span text:style-name="T32">getDefaultStripingPolicy</text:span></text:span></text:p>
          </table:table-cell>
          <table:covered-table-cell/>
        </table:table-row>
        <table:table-row>
          <table:table-cell table:style-name="Table48.A2" office:value-type="string">
            <text:p text:style-name="P38">Description</text:p>
          </table:table-cell>
          <table:table-cell table:style-name="Table48.B2" office:value-type="string">
            <text:p text:style-name="P5">Gets the default striping policy associated with a directory or volume. </text:p>
          </table:table-cell>
        </table:table-row>
        <table:table-row>
          <table:table-cell table:style-name="Table48.B2" table:number-columns-spanned="2" office:value-type="string">
            <text:p text:style-name="Table_20_Contents"/>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able_20_Contents"/>
                </table:table-cell>
                <table:covered-table-cell/>
                <table:covered-table-cell/>
                <table:table-cell table:style-name="Table49.D1" office:value-type="string">
                  <text:p text:style-name="P39">Version 30</text:p>
                </table:table-cell>
              </table:table-row>
              <table:table-row>
                <table:table-cell table:style-name="Table49.A2" office:value-type="string">
                  <text:p text:style-name="P38">Arguments</text:p>
                </table:table-cell>
                <table:table-cell table:style-name="Table49.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ath</text:p>
                </table:table-cell>
                <table:table-cell table:style-name="Table49.C3" table:number-columns-spanned="2" office:value-type="string">
                  <text:p text:style-name="P5">full path to the directory including volume name</text:p>
                </table:table-cell>
                <table:covered-table-cell/>
              </table:table-row>
              <table:table-row>
                <table:table-cell table:style-name="Table49.A3" office:value-type="string">
                  <text:p text:style-name="P38">Returns</text:p>
                </table:table-cell>
                <table:table-cell table:style-name="Table49.C3" table:number-columns-spanned="3" office:value-type="string">
                  <text:p text:style-name="P14">policy:StripingPolicy</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5">policy</text:p>
                </table:table-cell>
                <table:table-cell table:style-name="Table49.C3" table:number-columns-spanned="2" office:value-type="string">
                  <text:p text:style-name="P5">If the path refers to a volume or directory, the corresponding default striping policy is returned. In case of a file, the striping policy used with the file is returned.</text:p>
                </table:table-cell>
                <table:covered-table-cell/>
              </table:table-row>
              <table:table-row>
                <table:table-cell table:style-name="Table49.A3" office:value-type="string">
                  <text:p text:style-name="P38">Errors</text:p>
                </table:table-cell>
                <table:table-cell table:style-name="Table49.C3"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49.A3" office:value-type="string">
                  <text:p text:style-name="P38">Remarks</text:p>
                </table:table-cell>
                <table:table-cell table:style-name="Table49.C3" table:number-columns-spanned="3" office:value-type="string">
                  <text:p text:style-name="P5"/>
                </table:table-cell>
                <table:covered-table-cell/>
                <table:covered-table-cell/>
              </table:table-row>
            </table:table>
            <text:p text:style-name="Table_20_Contents"/>
          </table:table-cell>
          <table:covered-table-cell/>
        </table:table-row>
      </table:table>
      <text:p text:style-name="P42"/>
      <text:p text:style-name="P42"/>
      <table:table table:name="Table50" table:style-name="Table50">
        <table:table-column table:style-name="Table50.A"/>
        <table:table-column table:style-name="Table50.B"/>
        <table:table-row>
          <table:table-cell table:style-name="Table50.A1" table:number-columns-spanned="2" office:value-type="string">
            <text:p text:style-name="P36"><text:span text:style-name="Source_20_Text"><text:span text:style-name="T32">getLocalVolumes</text:span></text:span></text:p>
          </table:table-cell>
          <table:covered-table-cell/>
        </table:table-row>
        <table:table-row>
          <table:table-cell table:style-name="Table50.A2" office:value-type="string">
            <text:p text:style-name="P38">Description</text:p>
          </table:table-cell>
          <table:table-cell table:style-name="Table50.B2" office:value-type="string">
            <text:p text:style-name="P5">Returns a map of all volumes held by the local MRC.</text:p>
          </table:table-cell>
        </table:table-row>
        <text:soft-page-break/>
        <table:table-row>
          <table:table-cell table:style-name="Table50.B2" table:number-columns-spanned="2" office:value-type="string">
            <text:p text:style-name="Table_20_Contents"/>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3" office:value-type="string">
                  <text:p text:style-name="Table_20_Contents"/>
                </table:table-cell>
                <table:covered-table-cell/>
                <table:covered-table-cell/>
                <table:table-cell table:style-name="Table51.D1" office:value-type="string">
                  <text:p text:style-name="P39">Version 30</text:p>
                </table:table-cell>
              </table:table-row>
              <table:table-row>
                <table:table-cell table:style-name="Table51.A2" office:value-type="string">
                  <text:p text:style-name="P38">Arguments</text:p>
                </table:table-cell>
                <table:table-cell table:style-name="Table51.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1.A3" office:value-type="string">
                  <text:p text:style-name="Table_20_Contents"/>
                </table:table-cell>
                <table:table-cell table:style-name="Table51.A3" office:value-type="string">
                  <text:p text:style-name="P5"/>
                </table:table-cell>
                <table:table-cell table:style-name="Table51.C3" table:number-columns-spanned="2" office:value-type="string">
                  <text:p text:style-name="P5"/>
                </table:table-cell>
                <table:covered-table-cell/>
              </table:table-row>
              <table:table-row>
                <table:table-cell table:style-name="Table51.A3" office:value-type="string">
                  <text:p text:style-name="P38">Returns</text:p>
                </table:table-cell>
                <table:table-cell table:style-name="Table51.C3" table:number-columns-spanned="3" office:value-type="string">
                  <text:p text:style-name="P11"><text:span text:style-name="Source_20_Text"><text:span text:style-name="T14">{ volumeId -&gt; volumeName:String *}</text:span></text:span></text:p>
                </table:table-cell>
                <table:covered-table-cell/>
                <table:covered-table-cell/>
              </table:table-row>
              <table:table-row>
                <table:table-cell table:style-name="Table51.A3" office:value-type="string">
                  <text:p text:style-name="Table_20_Contents"/>
                </table:table-cell>
                <table:table-cell table:number-columns-spanned="3">
                  <table:table table:is-sub-table="true">
                    <table:table-column table:style-name="Table51.B"/>
                    <table:table-column table:style-name="Table51.B5.2"/>
                    <table:table-row>
                      <table:table-cell table:style-name="Table51.A3" office:value-type="string">
                        <text:p text:style-name="P5">volumeId</text:p>
                      </table:table-cell>
                      <table:table-cell table:style-name="Table51.C3" office:value-type="string">
                        <text:p text:style-name="P5">the ID of the volume</text:p>
                      </table:table-cell>
                    </table:table-row>
                    <table:table-row>
                      <table:table-cell table:style-name="Table51.A3" office:value-type="string">
                        <text:p text:style-name="P5">volumeName</text:p>
                      </table:table-cell>
                      <table:table-cell table:style-name="Table51.C3" office:value-type="string">
                        <text:p text:style-name="P5">the name of the volume</text:p>
                      </table:table-cell>
                    </table:table-row>
                  </table:table>
                </table:table-cell>
                <table:covered-table-cell/>
                <table:covered-table-cell/>
              </table:table-row>
              <table:table-row>
                <table:table-cell table:style-name="Table51.A3" office:value-type="string">
                  <text:p text:style-name="P38">Errors</text:p>
                </table:table-cell>
                <table:table-cell table:style-name="Table51.C3" table:number-columns-spanned="3" office:value-type="string">
                  <text:p text:style-name="P5"/>
                </table:table-cell>
                <table:covered-table-cell/>
                <table:covered-table-cell/>
              </table:table-row>
              <table:table-row>
                <table:table-cell table:style-name="Table51.A3" office:value-type="string">
                  <text:p text:style-name="P38">Remarks</text:p>
                </table:table-cell>
                <table:table-cell table:style-name="Table51.C3" table:number-columns-spanned="3" office:value-type="string">
                  <text:p text:style-name="P5"/>
                </table:table-cell>
                <table:covered-table-cell/>
                <table:covered-table-cell/>
              </table:table-row>
            </table:table>
            <text:p text:style-name="Table_20_Contents"/>
          </table:table-cell>
          <table:covered-table-cell/>
        </table:table-row>
      </table:table>
      <text:p text:style-name="P42"/>
      <text:p text:style-name="P42"/>
      <table:table table:name="Table111" table:style-name="Table111">
        <table:table-column table:style-name="Table111.A"/>
        <table:table-column table:style-name="Table111.B"/>
        <table:table-row>
          <table:table-cell table:style-name="Table111.A1" table:number-columns-spanned="2" office:value-type="string">
            <text:p text:style-name="P36"><text:span text:style-name="Source_20_Text"><text:span text:style-name="T32">getXAttr</text:span></text:span></text:p>
          </table:table-cell>
          <table:covered-table-cell/>
        </table:table-row>
        <table:table-row>
          <table:table-cell table:style-name="Table111.A2" office:value-type="string">
            <text:p text:style-name="P38">Description</text:p>
          </table:table-cell>
          <table:table-cell table:style-name="Table111.B2" office:value-type="string">
            <text:p text:style-name="P5">Returns the value associated with a given extended attribute of a file.</text:p>
          </table:table-cell>
        </table:table-row>
        <table:table-row>
          <table:table-cell table:style-name="Table111.B2" table:number-columns-spanned="2" office:value-type="string">
            <text:p text:style-name="Table_20_Contents"/>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3" office:value-type="string">
                  <text:p text:style-name="Table_20_Contents"/>
                </table:table-cell>
                <table:covered-table-cell/>
                <table:covered-table-cell/>
                <table:table-cell table:style-name="Table112.D1" office:value-type="string">
                  <text:p text:style-name="P39">Version 35</text:p>
                </table:table-cell>
              </table:table-row>
              <table:table-row>
                <table:table-cell table:style-name="Table112.A2" office:value-type="string">
                  <text:p text:style-name="P38">Arguments</text:p>
                </table:table-cell>
                <table:table-cell table:style-name="Table112.B2" table:number-columns-spanned="3" office:value-type="string">
                  <text:p text:style-name="P11"><text:span text:style-name="Source_20_Text"><text:span text:style-name="T14">[ path:String, attrKey:String ]</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path</text:p>
                </table:table-cell>
                <table:table-cell table:style-name="Table112.C3" table:number-columns-spanned="2" office:value-type="string">
                  <text:p text:style-name="P5">full path to the file or directory including volume name</text:p>
                </table:table-cell>
                <table:covered-table-cell/>
              </table:table-row>
              <table:table-row>
                <table:table-cell table:style-name="Table112.A3" office:value-type="string">
                  <text:p text:style-name="Table_20_Contents"/>
                </table:table-cell>
                <table:table-cell table:style-name="Table112.A3" office:value-type="string">
                  <text:p text:style-name="P5">attrKey</text:p>
                </table:table-cell>
                <table:table-cell table:style-name="Table112.C3" table:number-columns-spanned="2" office:value-type="string">
                  <text:p text:style-name="P5">key of an extended attribute of the file or directory</text:p>
                </table:table-cell>
                <table:covered-table-cell/>
              </table:table-row>
              <table:table-row>
                <table:table-cell table:style-name="Table112.A3" office:value-type="string">
                  <text:p text:style-name="P38">Returns</text:p>
                </table:table-cell>
                <table:table-cell table:style-name="Table112.C3" table:number-columns-spanned="3" office:value-type="string">
                  <text:p text:style-name="P11"><text:span text:style-name="Source_20_Text"><text:span text:style-name="T14">attrValue:String</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5">attrValue</text:p>
                </table:table-cell>
                <table:table-cell table:style-name="Table112.C3" table:number-columns-spanned="2" office:value-type="string">
                  <text:p text:style-name="P5">The value associated with the given key. If the key does not exist, an empty string will be returned.</text:p>
                </table:table-cell>
                <table:covered-table-cell/>
              </table:table-row>
              <table:table-row>
                <table:table-cell table:style-name="Table112.A3" office:value-type="string">
                  <text:p text:style-name="P38">Errors</text:p>
                </table:table-cell>
                <table:table-cell table:style-name="Table11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112.A3" office:value-type="string">
                  <text:p text:style-name="P38">Remarks</text:p>
                </table:table-cell>
                <table:table-cell table:style-name="Table112.C3"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53" table:style-name="Table53">
        <table:table-column table:style-name="Table53.A"/>
        <table:table-column table:style-name="Table53.B"/>
        <table:table-row>
          <table:table-cell table:style-name="Table53.A1" table:number-columns-spanned="2" office:value-type="string">
            <text:p text:style-name="P36"><text:span text:style-name="Source_20_Text"><text:span text:style-name="T32">initFileSystem</text:span></text:span></text:p>
          </table:table-cell>
          <table:covered-table-cell/>
        </table:table-row>
        <table:table-row>
          <table:table-cell table:style-name="Table53.A2" office:value-type="string">
            <text:p text:style-name="P38">Description</text:p>
          </table:table-cell>
          <table:table-cell table:style-name="Table53.B2" office:value-type="string">
            <text:p text:style-name="P5">Removes all existing volumes from the MRC.</text:p>
          </table:table-cell>
        </table:table-row>
        <table:table-row>
          <table:table-cell table:style-name="Table53.B2" table:number-columns-spanned="2" office:value-type="string">
            <text:p text:style-name="Table_20_Contents"/>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3" office:value-type="string">
                  <text:p text:style-name="Table_20_Contents"/>
                </table:table-cell>
                <table:covered-table-cell/>
                <table:covered-table-cell/>
                <table:table-cell table:style-name="Table54.D1" office:value-type="string">
                  <text:p text:style-name="P39">Version 30</text:p>
                </table:table-cell>
              </table:table-row>
              <table:table-row>
                <table:table-cell table:style-name="Table54.A2" office:value-type="string">
                  <text:p text:style-name="P38">Arguments</text:p>
                </table:table-cell>
                <table:table-cell table:style-name="Table54.B2" table:number-columns-spanned="3" office:value-type="string">
                  <text:p text:style-name="P11"><text:span text:style-name="Source_20_Text"><text:span text:style-name="T14">[ ]</text:span></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8">Returns</text:p>
                </table:table-cell>
                <table:table-cell table:style-name="Table54.C3" table:number-columns-spanned="3" office:value-type="string">
                  <text:p text:style-name="P11"><text:span text:style-name="Source_20_Text"><text:span text:style-name="T14"/></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5"/>
                </table:table-cell>
                <table:table-cell table:style-name="Table54.C3" table:number-columns-spanned="2" office:value-type="string">
                  <text:p text:style-name="P5"/>
                </table:table-cell>
                <table:covered-table-cell/>
              </table:table-row>
              <table:table-row>
                <table:table-cell table:style-name="Table54.A3" office:value-type="string">
                  <text:p text:style-name="P38">Errors</text:p>
                </table:table-cell>
                <table:table-cell table:style-name="Table54.C3" table:number-columns-spanned="3" office:value-type="string">
                  <text:p text:style-name="P5"/>
                </table:table-cell>
                <table:covered-table-cell/>
                <table:covered-table-cell/>
              </table:table-row>
              <table:table-row>
                <table:table-cell table:style-name="Table54.A3" office:value-type="string">
                  <text:p text:style-name="P38">Remarks</text:p>
                </table:table-cell>
                <table:table-cell table:style-name="Table54.C3" table:number-columns-spanned="3" office:value-type="string">
                  <text:p text:style-name="P8">THIS OPERATION IS VERY DANGEROUS! ALL VOLUMES AND ALL FILES ON THEM WILL BE LOST! THERE IS NO WAY TO RESTORE THEM!</text:p>
                </table:table-cell>
                <table:covered-table-cell/>
                <table:covered-table-cell/>
              </table:table-row>
            </table:table>
            <text:p text:style-name="Table_20_Contents"/>
          </table:table-cell>
          <table:covered-table-cell/>
        </table:table-row>
      </table:table>
      <text:p text:style-name="P30"/>
      <text:p text:style-name="P30"><text:soft-page-break/></text:p>
      <table:table table:name="Table55" table:style-name="Table55">
        <table:table-column table:style-name="Table55.A"/>
        <table:table-column table:style-name="Table55.B"/>
        <table:table-row>
          <table:table-cell table:style-name="Table55.A1" table:number-columns-spanned="2" office:value-type="string">
            <text:p text:style-name="P36"><text:span text:style-name="Source_20_Text"><text:span text:style-name="T32">move</text:span></text:span></text:p>
          </table:table-cell>
          <table:covered-table-cell/>
        </table:table-row>
        <table:table-row>
          <table:table-cell table:style-name="Table55.A2" office:value-type="string">
            <text:p text:style-name="P38">Description</text:p>
          </table:table-cell>
          <table:table-cell table:style-name="Table55.B2" office:value-type="string">
            <text:p text:style-name="P5">Moves and renames files and directories.</text:p>
          </table:table-cell>
        </table:table-row>
        <table:table-row>
          <table:table-cell table:style-name="Table55.B2" table:number-columns-spanned="2" office:value-type="string">
            <text:p text:style-name="Table_20_Contents"/>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3" office:value-type="string">
                  <text:p text:style-name="Table_20_Contents"/>
                </table:table-cell>
                <table:covered-table-cell/>
                <table:covered-table-cell/>
                <table:table-cell table:style-name="Table56.D1" office:value-type="string">
                  <text:p text:style-name="P39">Version 30</text:p>
                </table:table-cell>
              </table:table-row>
              <table:table-row>
                <table:table-cell table:style-name="Table56.A2" office:value-type="string">
                  <text:p text:style-name="P38">Arguments</text:p>
                </table:table-cell>
                <table:table-cell table:style-name="Table56.B2" table:number-columns-spanned="3" office:value-type="string">
                  <text:p text:style-name="P11"><text:span text:style-name="Source_20_Text"><text:span text:style-name="T14">[ sourcePath:String, targetPath:String ]</text:span></text:span></text:p>
                </table:table-cell>
                <table:covered-table-cell/>
                <table:covered-table-cell/>
              </table:table-row>
              <table:table-row>
                <table:table-cell table:style-name="Table56.A3" office:value-type="string">
                  <text:p text:style-name="Table_20_Contents"/>
                </table:table-cell>
                <table:table-cell table:number-columns-spanned="3">
                  <table:table table:is-sub-table="true">
                    <table:table-column table:style-name="Table56.B"/>
                    <table:table-column table:style-name="Table56.B3.2"/>
                    <table:table-row>
                      <table:table-cell table:style-name="Table56.A3" office:value-type="string">
                        <text:p text:style-name="P5">sourcePath</text:p>
                      </table:table-cell>
                      <table:table-cell table:style-name="Table56.B3.2.1" office:value-type="string">
                        <text:p text:style-name="P5">file or directory subtree to be moved</text:p>
                      </table:table-cell>
                    </table:table-row>
                    <table:table-row>
                      <table:table-cell table:style-name="Table56.A3" office:value-type="string">
                        <text:p text:style-name="P5">targetPath</text:p>
                      </table:table-cell>
                      <table:table-cell table:style-name="Table56.B3.2.1" office:value-type="string">
                        <text:p text:style-name="P5">a file or directory to which the file or directory subtree is moved</text:p>
                      </table:table-cell>
                    </table:table-row>
                  </table:table>
                </table:table-cell>
                <table:covered-table-cell/>
                <table:covered-table-cell/>
              </table:table-row>
              <table:table-row>
                <table:table-cell table:style-name="Table56.A3" office:value-type="string">
                  <text:p text:style-name="P38">Returns</text:p>
                </table:table-cell>
                <table:table-cell table:style-name="Table56.B3.2.1" table:number-columns-spanned="3" office:value-type="string">
                  <text:p text:style-name="P10"><text:span text:style-name="Source_20_Text"><text:span text:style-name="T27">the following headers, if the operation was successful and the target was a file:</text:span></text:span></text:p>
                  <text:p text:style-name="P1"><text:span text:style-name="Source_20_Text"><text:span text:style-name="T2"><text:s text:c="2"/>X-Capability:</text:span></text:span><text:span text:style-name="T27"> a delete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6.A3" office:value-type="string">
                  <text:p text:style-name="Table_20_Contents"/>
                </table:table-cell>
                <table:table-cell table:style-name="Table56.A3" office:value-type="string">
                  <text:p text:style-name="P5"/>
                </table:table-cell>
                <table:table-cell table:style-name="Table56.B3.2.1" table:number-columns-spanned="2" office:value-type="string">
                  <text:p text:style-name="P5"/>
                </table:table-cell>
                <table:covered-table-cell/>
              </table:table-row>
              <table:table-row>
                <table:table-cell table:style-name="Table56.A3" office:value-type="string">
                  <text:p text:style-name="P38">Errors</text:p>
                </table:table-cell>
                <table:table-cell table:style-name="Table56.B3.2.1" table:number-columns-spanned="3" office:value-type="string">
                  <text:p text:style-name="P5">See POSIX specification of 'rename' operation for error numbers.</text:p>
                </table:table-cell>
                <table:covered-table-cell/>
                <table:covered-table-cell/>
              </table:table-row>
              <table:table-row>
                <table:table-cell table:style-name="Table56.A3" office:value-type="string">
                  <text:p text:style-name="P38">Remarks</text:p>
                </table:table-cell>
                <table:table-cell table:style-name="Table56.B3.2.1" table:number-columns-spanned="3" office:value-type="string">
                  <text:p text:style-name="P5">Source and target path have to refer to the same volume.</text:p>
                  <text:p text:style-name="P5"/>
                  <text:p text:style-name="P5">According to the POSIX specification, if source and target both point to a file and a directory respectively, the corresponding target entity has to be deleted before renaming can be performed. If the target path points to a file, a deletion capability will be issued to the client, in order to make sure that the file can be deleted at the OSD.</text:p>
                </table:table-cell>
                <table:covered-table-cell/>
                <table:covered-table-cell/>
              </table:table-row>
            </table:table>
            <text:p text:style-name="Table_20_Contents"/>
          </table:table-cell>
          <table:covered-table-cell/>
        </table:table-row>
      </table:table>
      <text:p text:style-name="P30"/>
      <text:p text:style-name="P30"/>
      <table:table table:name="Table57" table:style-name="Table57">
        <table:table-column table:style-name="Table57.A"/>
        <table:table-column table:style-name="Table57.B"/>
        <table:table-row>
          <table:table-cell table:style-name="Table57.A1" table:number-columns-spanned="2" office:value-type="string">
            <text:p text:style-name="P36"><text:span text:style-name="Source_20_Text"><text:span text:style-name="T32">open</text:span></text:span></text:p>
          </table:table-cell>
          <table:covered-table-cell/>
        </table:table-row>
        <table:table-row>
          <table:table-cell table:style-name="Table57.A2" office:value-type="string">
            <text:p text:style-name="P38">Description</text:p>
          </table:table-cell>
          <table:table-cell table:style-name="Table57.B2" office:value-type="string">
            <text:p text:style-name="P5">Returns a capability and a replica list for a file. These are necessary to pass to the OSDs.</text:p>
          </table:table-cell>
        </table:table-row>
        <table:table-row>
          <table:table-cell table:style-name="Table57.B2" table:number-columns-spanned="2" office:value-type="string">
            <text:p text:style-name="Table_20_Contents"/>
            <table:table table:name="Table58" table:style-name="Table58">
              <table:table-column table:style-name="Table58.A"/>
              <table:table-column table:style-name="Table58.B"/>
              <table:table-column table:style-name="Table58.C"/>
              <table:table-column table:style-name="Table58.D"/>
              <table:table-row>
                <table:table-cell table:style-name="Table58.A1" table:number-columns-spanned="3" office:value-type="string">
                  <text:p text:style-name="Table_20_Contents"/>
                </table:table-cell>
                <table:covered-table-cell/>
                <table:covered-table-cell/>
                <table:table-cell table:style-name="Table58.D1" office:value-type="string">
                  <text:p text:style-name="P39">Version 30</text:p>
                </table:table-cell>
              </table:table-row>
              <table:table-row>
                <table:table-cell table:style-name="Table58.A2" office:value-type="string">
                  <text:p text:style-name="P38">Arguments</text:p>
                </table:table-cell>
                <table:table-cell table:style-name="Table58.B2" table:number-columns-spanned="3" office:value-type="string">
                  <text:p text:style-name="P11"><text:span text:style-name="Source_20_Text"><text:span text:style-name="T14">[ path:String, accessMode:String ]</text:span></text:span></text:p>
                </table:table-cell>
                <table:covered-table-cell/>
                <table:covered-table-cell/>
              </table:table-row>
              <table:table-row>
                <table:table-cell table:style-name="Table58.A3" office:value-type="string">
                  <text:p text:style-name="Table_20_Contents"/>
                </table:table-cell>
                <table:table-cell table:number-columns-spanned="3">
                  <table:table table:is-sub-table="true">
                    <table:table-column table:style-name="Table58.B"/>
                    <table:table-column table:style-name="Table58.B3.2"/>
                    <table:table-row>
                      <table:table-cell table:style-name="Table58.A3" office:value-type="string">
                        <text:p text:style-name="P5">path</text:p>
                      </table:table-cell>
                      <table:table-cell table:style-name="Table58.B3.2.1" office:value-type="string">
                        <text:p text:style-name="P5">full path to the file</text:p>
                      </table:table-cell>
                    </table:table-row>
                    <table:table-row>
                      <table:table-cell table:style-name="Table58.A3" office:value-type="string">
                        <text:p text:style-name="P5">accessMode</text:p>
                      </table:table-cell>
                      <table:table-cell table:style-name="Table58.B3.2.1" office:value-type="string">
                        <text:p text:style-name="P5">mode for which the capability should be issued. Must be one of the following:</text:p>
                        <text:list text:style-name="L7">
                          <text:list-item>
                            <text:p text:style-name="P80">"r" for read only access</text:p>
                          </text:list-item>
                          <text:list-item>
                            <text:p text:style-name="P80">"w" for reading and writing</text:p>
                          </text:list-item>
                          <text:list-item>
                            <text:p text:style-name="P80">"a" for append</text:p>
                          </text:list-item>
                          <text:list-item>
                            <text:p text:style-name="P80">("ga" for GFS append)</text:p>
                          </text:list-item>
                          <text:list-item>
                            <text:p text:style-name="P80">"c" for create</text:p>
                          </text:list-item>
                          <text:list-item>
                            <text:p text:style-name="P80">"t" for truncate</text:p>
                          </text:list-item>
                          <text:list-item>
                            <text:p text:style-name="P80">"sr" for strict read only access</text:p>
                          </text:list-item>
                          <text:list-item>
                            <text:p text:style-name="P80">"d" for delete access</text:p>
                          </text:list-item>
                        </text:list>
                      </table:table-cell>
                    </table:table-row>
                  </table:table>
                </table:table-cell>
                <table:covered-table-cell/>
                <table:covered-table-cell/>
              </table:table-row>
              <table:table-row>
                <table:table-cell table:style-name="Table58.A3" office:value-type="string">
                  <text:p text:style-name="P38">Returns</text:p>
                </table:table-cell>
                <table:table-cell table:style-name="Table58.B3.2.1" table:number-columns-spanned="3" office:value-type="string">
                  <text:p text:style-name="P10"><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p>
                  <text:p text:style-name="P10"><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8.A3" office:value-type="string">
                  <text:p text:style-name="Table_20_Contents"/>
                </table:table-cell>
                <table:table-cell table:style-name="Table58.A3" office:value-type="string">
                  <text:p text:style-name="P5"/>
                </table:table-cell>
                <table:table-cell table:style-name="Table58.B3.2.1" table:number-columns-spanned="2" office:value-type="string">
                  <text:p text:style-name="P5"/>
                </table:table-cell>
                <table:covered-table-cell/>
              </table:table-row>
              <table:table-row>
                <table:table-cell table:style-name="Table58.A3" office:value-type="string">
                  <text:p text:style-name="P38">Errors</text:p>
                </table:table-cell>
                <table:table-cell table:style-name="Table58.B3.2.1" table:number-columns-spanned="3" office:value-type="string">
                  <text:p text:style-name="P5">Exception if no OSDs are available to create the file</text:p>
                  <text:p text:style-name="P5">EISDIR if the path refers to a directory</text:p>
                  <text:p text:style-name="P5">EACCESS if access is denied according to the access control policy of the volume</text:p>
                </table:table-cell>
                <table:covered-table-cell/>
                <table:covered-table-cell/>
              </table:table-row>
              <table:table-row>
                <table:table-cell table:style-name="Table58.A3" office:value-type="string">
                  <text:p text:style-name="P38"><text:soft-page-break/>Remarks</text:p>
                </table:table-cell>
                <table:table-cell table:style-name="Table58.B3.2.1" table:number-columns-spanned="3" office:value-type="string">
                  <text:p text:style-name="P5">If no replicas have been assigned to a file that is opened, a new replica will be implicitly created. How this is done depends on the OSD Selection Policy assigned to the volume.</text:p>
                </table:table-cell>
                <table:covered-table-cell/>
                <table:covered-table-cell/>
              </table:table-row>
            </table:table>
            <text:p text:style-name="Table_20_Contents"/>
          </table:table-cell>
          <table:covered-table-cell/>
        </table:table-row>
      </table:table>
      <text:p text:style-name="P30"/>
      <text:p text:style-name="P30"/>
      <table:table table:name="Table59" table:style-name="Table59">
        <table:table-column table:style-name="Table59.A"/>
        <table:table-column table:style-name="Table59.B"/>
        <table:table-row>
          <table:table-cell table:style-name="Table59.A1" table:number-columns-spanned="2" office:value-type="string">
            <text:p text:style-name="P36"><text:span text:style-name="Source_20_Text"><text:span text:style-name="T32">query</text:span></text:span></text:p>
          </table:table-cell>
          <table:covered-table-cell/>
        </table:table-row>
        <table:table-row>
          <table:table-cell table:style-name="Table59.A2" office:value-type="string">
            <text:p text:style-name="P38">Description</text:p>
          </table:table-cell>
          <table:table-cell table:style-name="Table59.B2" office:value-type="string">
            <text:p text:style-name="P5">Returns a list of names of file entities matching the query that are located in path or a subdirectory thereof.</text:p>
          </table:table-cell>
        </table:table-row>
        <table:table-row>
          <table:table-cell table:style-name="Table59.B2" table:number-columns-spanned="2" office:value-type="string">
            <text:p text:style-name="Table_20_Contents"/>
            <table:table table:name="Table60" table:style-name="Table60">
              <table:table-column table:style-name="Table60.A"/>
              <table:table-column table:style-name="Table60.B"/>
              <table:table-column table:style-name="Table60.C"/>
              <table:table-column table:style-name="Table60.D"/>
              <table:table-row>
                <table:table-cell table:style-name="Table60.A1" table:number-columns-spanned="3" office:value-type="string">
                  <text:p text:style-name="Table_20_Contents"/>
                </table:table-cell>
                <table:covered-table-cell/>
                <table:covered-table-cell/>
                <table:table-cell table:style-name="Table60.D1" office:value-type="string">
                  <text:p text:style-name="P39">Proposal</text:p>
                </table:table-cell>
              </table:table-row>
              <table:table-row>
                <table:table-cell table:style-name="Table60.A2" office:value-type="string">
                  <text:p text:style-name="P38">Arguments</text:p>
                </table:table-cell>
                <table:table-cell table:style-name="Table60.B2" table:number-columns-spanned="3" office:value-type="string">
                  <text:p text:style-name="P11"><text:span text:style-name="Source_20_Text"><text:span text:style-name="T14">[ path:String, queryString:String ]</text:span></text:span></text:p>
                </table:table-cell>
                <table:covered-table-cell/>
                <table:covered-table-cell/>
              </table:table-row>
              <table:table-row>
                <table:table-cell table:style-name="Table60.A3" office:value-type="string">
                  <text:p text:style-name="Table_20_Contents"/>
                </table:table-cell>
                <table:table-cell table:number-columns-spanned="3">
                  <table:table table:is-sub-table="true">
                    <table:table-column table:style-name="Table60.B"/>
                    <table:table-column table:style-name="Table60.B3.2"/>
                    <table:table-row>
                      <table:table-cell table:style-name="Table60.A3" office:value-type="string">
                        <text:p text:style-name="P5">path</text:p>
                      </table:table-cell>
                      <table:table-cell table:style-name="Table60.B3.2.1" office:value-type="string">
                        <text:p text:style-name="P5">full path to the file system entity to search in</text:p>
                      </table:table-cell>
                    </table:table-row>
                    <table:table-row>
                      <table:table-cell table:style-name="Table60.A3" office:value-type="string">
                        <text:p text:style-name="P5">queryString</text:p>
                      </table:table-cell>
                      <table:table-cell table:style-name="Table60.B3.2.1" office:value-type="string">
                        <text:p text:style-name="P5">a query string</text:p>
                      </table:table-cell>
                    </table:table-row>
                  </table:table>
                </table:table-cell>
                <table:covered-table-cell/>
                <table:covered-table-cell/>
              </table:table-row>
              <table:table-row>
                <table:table-cell table:style-name="Table60.A3" office:value-type="string">
                  <text:p text:style-name="P38">Returns</text:p>
                </table:table-cell>
                <table:table-cell table:style-name="Table60.B3.2.1"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0.A3" office:value-type="string">
                  <text:p text:style-name="Table_20_Contents"/>
                </table:table-cell>
                <table:table-cell table:style-name="Table60.A3" office:value-type="string">
                  <text:p text:style-name="P5">path</text:p>
                </table:table-cell>
                <table:table-cell table:style-name="Table60.B3.2.1" table:number-columns-spanned="2" office:value-type="string">
                  <text:p text:style-name="P5">full path to the file system entity that matches</text:p>
                </table:table-cell>
                <table:covered-table-cell/>
              </table:table-row>
              <table:table-row>
                <table:table-cell table:style-name="Table60.A3" office:value-type="string">
                  <text:p text:style-name="P38">Errors</text:p>
                </table:table-cell>
                <table:table-cell table:style-name="Table60.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0.A3" office:value-type="string">
                  <text:p text:style-name="P38">Remarks</text:p>
                </table:table-cell>
                <table:table-cell table:style-name="Table60.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11" table:style-name="Table11">
        <table:table-column table:style-name="Table11.A"/>
        <table:table-column table:style-name="Table11.B"/>
        <table:table-row>
          <table:table-cell table:style-name="Table11.A1" table:number-columns-spanned="2" office:value-type="string">
            <text:p text:style-name="P36"><text:span text:style-name="Source_20_Text"><text:span text:style-name="T32">readDir</text:span></text:span></text:p>
          </table:table-cell>
          <table:covered-table-cell/>
        </table:table-row>
        <table:table-row>
          <table:table-cell table:style-name="Table11.A2" office:value-type="string">
            <text:p text:style-name="P38">Description</text:p>
          </table:table-cell>
          <table:table-cell table:style-name="Table11.B2" office:value-type="string">
            <text:p text:style-name="P5">Returns a list of names of file entities in the directory specified by path.</text:p>
          </table:table-cell>
        </table:table-row>
        <table:table-row>
          <table:table-cell table:style-name="Table11.B2" table:number-columns-spanned="2" office:value-type="string">
            <text:p text:style-name="Table_20_Contents"/>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3" office:value-type="string">
                  <text:p text:style-name="Table_20_Contents"/>
                </table:table-cell>
                <table:covered-table-cell/>
                <table:covered-table-cell/>
                <table:table-cell table:style-name="Table52.D1" office:value-type="string">
                  <text:p text:style-name="P39">Version 30</text:p>
                </table:table-cell>
              </table:table-row>
              <table:table-row>
                <table:table-cell table:style-name="Table52.A2" office:value-type="string">
                  <text:p text:style-name="P38">Arguments</text:p>
                </table:table-cell>
                <table:table-cell table:style-name="Table5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52.A3" office:value-type="string">
                  <text:p text:style-name="Table_20_Contents"/>
                </table:table-cell>
                <table:table-cell table:style-name="Table52.A3" office:value-type="string">
                  <text:p text:style-name="P5">path</text:p>
                </table:table-cell>
                <table:table-cell table:style-name="Table52.C3" table:number-columns-spanned="2" office:value-type="string">
                  <text:p text:style-name="P5">full path to a directory</text:p>
                </table:table-cell>
                <table:covered-table-cell/>
              </table:table-row>
              <table:table-row>
                <table:table-cell table:style-name="Table52.A3" office:value-type="string">
                  <text:p text:style-name="P38">Returns</text:p>
                </table:table-cell>
                <table:table-cell table:style-name="Table52.C3" table:number-columns-spanned="3" office:value-type="string">
                  <text:p text:style-name="P11"><text:span text:style-name="Source_20_Text"><text:span text:style-name="T14">[ name:String *]</text:span></text:span></text:p>
                </table:table-cell>
                <table:covered-table-cell/>
                <table:covered-table-cell/>
              </table:table-row>
              <table:table-row>
                <table:table-cell table:style-name="Table52.A3" office:value-type="string">
                  <text:p text:style-name="P38"/>
                </table:table-cell>
                <table:table-cell table:style-name="Table52.A3" office:value-type="string">
                  <text:p text:style-name="P5">name</text:p>
                </table:table-cell>
                <table:table-cell table:style-name="Table52.C3" table:number-columns-spanned="2" office:value-type="string">
                  <text:p text:style-name="P5">the name of a nested file or directory</text:p>
                </table:table-cell>
                <table:covered-table-cell/>
              </table:table-row>
              <table:table-row>
                <table:table-cell table:style-name="Table52.A3" office:value-type="string">
                  <text:p text:style-name="P38">Errors</text:p>
                </table:table-cell>
                <table:table-cell table:style-name="Table52.C3" table:number-columns-spanned="3" office:value-type="string">
                  <text:p text:style-name="P5">ENOENT if the volume does not exist</text:p>
                  <text:p text:style-name="P5">ENOENT if the file system entity identified by file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52.A3" office:value-type="string">
                  <text:p text:style-name="P38">Remarks</text:p>
                </table:table-cell>
                <table:table-cell table:style-name="Table52.C3"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61" table:style-name="Table61">
        <table:table-column table:style-name="Table61.A"/>
        <table:table-column table:style-name="Table61.B"/>
        <table:table-row>
          <table:table-cell table:style-name="Table61.A1" table:number-columns-spanned="2" office:value-type="string">
            <text:p text:style-name="P36"><text:span text:style-name="Source_20_Text"><text:span text:style-name="T32">readDirAndStat</text:span></text:span></text:p>
          </table:table-cell>
          <table:covered-table-cell/>
        </table:table-row>
        <table:table-row>
          <table:table-cell table:style-name="Table61.A2" office:value-type="string">
            <text:p text:style-name="P38">Description</text:p>
          </table:table-cell>
          <table:table-cell table:style-name="Table61.B2" office:value-type="string">
            <text:p text:style-name="P5">Performs a readDir combined with a stat for each entity.</text:p>
          </table:table-cell>
        </table:table-row>
        <text:soft-page-break/>
        <table:table-row>
          <table:table-cell table:style-name="Table61.B2" table:number-columns-spanned="2" office:value-type="string">
            <text:p text:style-name="Table_20_Contents"/>
            <table:table table:name="Table62" table:style-name="Table62">
              <table:table-column table:style-name="Table62.A"/>
              <table:table-column table:style-name="Table62.B"/>
              <table:table-column table:style-name="Table62.C"/>
              <table:table-column table:style-name="Table62.D"/>
              <table:table-row>
                <table:table-cell table:style-name="Table62.A1" table:number-columns-spanned="3" office:value-type="string">
                  <text:p text:style-name="Table_20_Contents"/>
                </table:table-cell>
                <table:covered-table-cell/>
                <table:covered-table-cell/>
                <table:table-cell table:style-name="Table62.D1" office:value-type="string">
                  <text:p text:style-name="P39">Version 30</text:p>
                </table:table-cell>
              </table:table-row>
              <table:table-row>
                <table:table-cell table:style-name="Table62.A2" office:value-type="string">
                  <text:p text:style-name="P38">Arguments</text:p>
                </table:table-cell>
                <table:table-cell table:style-name="Table62.B2" table:number-columns-spanned="3" office:value-type="string">
                  <text:p text:style-name="P11"><text:span text:style-name="Source_20_Text"><text:span text:style-name="T14">[ path:String ]</text:span></text:span></text:p>
                </table:table-cell>
                <table:covered-table-cell/>
                <table:covered-table-cell/>
              </table:table-row>
              <table:table-row>
                <table:table-cell table:style-name="Table62.A3" office:value-type="string">
                  <text:p text:style-name="Table_20_Contents"/>
                </table:table-cell>
                <table:table-cell table:style-name="Table62.A3" office:value-type="string">
                  <text:p text:style-name="P5">path</text:p>
                </table:table-cell>
                <table:table-cell table:style-name="Table62.C3" table:number-columns-spanned="2" office:value-type="string">
                  <text:p text:style-name="P5">full path to a directory</text:p>
                </table:table-cell>
                <table:covered-table-cell/>
              </table:table-row>
              <table:table-row>
                <table:table-cell table:style-name="Table62.A3" office:value-type="string">
                  <text:p text:style-name="P38">Returns</text:p>
                </table:table-cell>
                <table:table-cell table:style-name="Table62.C3" table:number-columns-spanned="3" office:value-type="string">
                  <text:p text:style-name="P11"><text:span text:style-name="Source_20_Text"><text:span text:style-name="T14">{ name -&gt; info:StatInfo *}</text:span></text:span></text:p>
                </table:table-cell>
                <table:covered-table-cell/>
                <table:covered-table-cell/>
              </table:table-row>
              <table:table-row>
                <table:table-cell table:style-name="Table62.A3" office:value-type="string">
                  <text:p text:style-name="Table_20_Contents"/>
                </table:table-cell>
                <table:table-cell table:number-columns-spanned="3">
                  <table:table table:is-sub-table="true">
                    <table:table-column table:style-name="Table62.B"/>
                    <table:table-column table:style-name="Table62.B5.2"/>
                    <table:table-row>
                      <table:table-cell table:style-name="Table62.A3" office:value-type="string">
                        <text:p text:style-name="P5">name</text:p>
                      </table:table-cell>
                      <table:table-cell table:style-name="Table62.C3" office:value-type="string">
                        <text:p text:style-name="P5">the name of the nested file system entity</text:p>
                      </table:table-cell>
                    </table:table-row>
                    <table:table-row>
                      <table:table-cell table:style-name="Table62.A3" office:value-type="string">
                        <text:p text:style-name="P5">info</text:p>
                      </table:table-cell>
                      <table:table-cell table:style-name="Table62.C3" office:value-type="string">
                        <text:p text:style-name="P5">a stat info for the entity (see return value of 'stat' command)</text:p>
                      </table:table-cell>
                    </table:table-row>
                  </table:table>
                </table:table-cell>
                <table:covered-table-cell/>
                <table:covered-table-cell/>
              </table:table-row>
              <table:table-row>
                <table:table-cell table:style-name="Table62.A3" office:value-type="string">
                  <text:p text:style-name="P38">Errors</text:p>
                </table:table-cell>
                <table:table-cell table:style-name="Table62.C3"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2.A3" office:value-type="string">
                  <text:p text:style-name="P38">Remarks</text:p>
                </table:table-cell>
                <table:table-cell table:style-name="Table62.C3"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63" table:style-name="Table63">
        <table:table-column table:style-name="Table63.A"/>
        <table:table-column table:style-name="Table63.B"/>
        <table:table-row>
          <table:table-cell table:style-name="Table63.A1" table:number-columns-spanned="2" office:value-type="string">
            <text:p text:style-name="P36"><text:span text:style-name="Source_20_Text"><text:span text:style-name="T32">removeACLEntries</text:span></text:span></text:p>
          </table:table-cell>
          <table:covered-table-cell/>
        </table:table-row>
        <table:table-row>
          <table:table-cell table:style-name="Table63.A2" office:value-type="string">
            <text:p text:style-name="P38">Description</text:p>
          </table:table-cell>
          <table:table-cell table:style-name="Table63.B2" office:value-type="string">
            <text:p text:style-name="P5">Removes a set of ACL entries from a file system entity.</text:p>
          </table:table-cell>
        </table:table-row>
        <table:table-row>
          <table:table-cell table:style-name="Table63.B2" table:number-columns-spanned="2" office:value-type="string">
            <text:p text:style-name="Table_20_Contents"/>
            <table:table table:name="Table64" table:style-name="Table64">
              <table:table-column table:style-name="Table64.A"/>
              <table:table-column table:style-name="Table64.B"/>
              <table:table-column table:style-name="Table64.C"/>
              <table:table-column table:style-name="Table64.D"/>
              <table:table-row>
                <table:table-cell table:style-name="Table64.A1" table:number-columns-spanned="3" office:value-type="string">
                  <text:p text:style-name="Table_20_Contents"/>
                </table:table-cell>
                <table:covered-table-cell/>
                <table:covered-table-cell/>
                <table:table-cell table:style-name="Table64.D1" office:value-type="string">
                  <text:p text:style-name="P39">Version 30</text:p>
                </table:table-cell>
              </table:table-row>
              <table:table-row>
                <table:table-cell table:style-name="Table64.A2" office:value-type="string">
                  <text:p text:style-name="P38">Arguments</text:p>
                </table:table-cell>
                <table:table-cell table:style-name="Table64.B2" table:number-columns-spanned="3" office:value-type="string">
                  <text:p text:style-name="P11"><text:span text:style-name="Source_20_Text"><text:span text:style-name="T14">[ path:String, entities:[ key:String +] ]</text:span></text:span></text:p>
                </table:table-cell>
                <table:covered-table-cell/>
                <table:covered-table-cell/>
              </table:table-row>
              <table:table-row>
                <table:table-cell table:style-name="Table64.A3" office:value-type="string">
                  <text:p text:style-name="Table_20_Contents"/>
                </table:table-cell>
                <table:table-cell table:number-columns-spanned="3">
                  <table:table table:is-sub-table="true">
                    <table:table-column table:style-name="Table64.B"/>
                    <table:table-column table:style-name="Table64.B3.2"/>
                    <table:table-row>
                      <table:table-cell table:style-name="Table64.A3" office:value-type="string">
                        <text:p text:style-name="P5">path</text:p>
                      </table:table-cell>
                      <table:table-cell table:style-name="Table64.B3.2.1" office:value-type="string">
                        <text:p text:style-name="P5">full path to the file system entity</text:p>
                      </table:table-cell>
                    </table:table-row>
                    <table:table-row>
                      <table:table-cell table:style-name="Table64.A3" office:value-type="string">
                        <text:p text:style-name="P5">entities</text:p>
                      </table:table-cell>
                      <table:table-cell table:style-name="Table64.B3.2.1" office:value-type="string">
                        <text:p text:style-name="P5">list of access control entities to be removed </text:p>
                      </table:table-cell>
                    </table:table-row>
                  </table:table>
                </table:table-cell>
                <table:covered-table-cell/>
                <table:covered-table-cell/>
              </table:table-row>
              <table:table-row>
                <table:table-cell table:style-name="Table64.A3" office:value-type="string">
                  <text:p text:style-name="P38">Returns</text:p>
                </table:table-cell>
                <table:table-cell table:style-name="Table64.B3.2.1" table:number-columns-spanned="3" office:value-type="string">
                  <text:p text:style-name="P11"><text:span text:style-name="Source_20_Text"><text:span text:style-name="T14"/></text:span></text:p>
                </table:table-cell>
                <table:covered-table-cell/>
                <table:covered-table-cell/>
              </table:table-row>
              <table:table-row>
                <table:table-cell table:style-name="Table64.A3" office:value-type="string">
                  <text:p text:style-name="Table_20_Contents"/>
                </table:table-cell>
                <table:table-cell table:style-name="Table64.A3" office:value-type="string">
                  <text:p text:style-name="P5"/>
                </table:table-cell>
                <table:table-cell table:style-name="Table64.B3.2.1" table:number-columns-spanned="2" office:value-type="string">
                  <text:p text:style-name="P5"/>
                </table:table-cell>
                <table:covered-table-cell/>
              </table:table-row>
              <table:table-row>
                <table:table-cell table:style-name="Table64.A3" office:value-type="string">
                  <text:p text:style-name="P38">Errors</text:p>
                </table:table-cell>
                <table:table-cell table:style-name="Table64.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4.A3" office:value-type="string">
                  <text:p text:style-name="P38">Remarks</text:p>
                </table:table-cell>
                <table:table-cell table:style-name="Table64.B3.2.1" table:number-columns-spanned="3" office:value-type="string">
                  <text:p text:style-name="P5">Non-existing entities are ignored.</text:p>
                </table:table-cell>
                <table:covered-table-cell/>
                <table:covered-table-cell/>
              </table:table-row>
            </table:table>
            <text:p text:style-name="Table_20_Contents"/>
          </table:table-cell>
          <table:covered-table-cell/>
        </table:table-row>
      </table:table>
      <text:p text:style-name="P30"/>
      <text:p text:style-name="P30"/>
      <table:table table:name="Table65" table:style-name="Table65">
        <table:table-column table:style-name="Table65.A"/>
        <table:table-column table:style-name="Table65.B"/>
        <table:table-row>
          <table:table-cell table:style-name="Table65.A1" table:number-columns-spanned="2" office:value-type="string">
            <text:p text:style-name="P36"><text:span text:style-name="Source_20_Text"><text:span text:style-name="T32">removeReplica</text:span></text:span></text:p>
          </table:table-cell>
          <table:covered-table-cell/>
        </table:table-row>
        <table:table-row>
          <table:table-cell table:style-name="Table65.A2" office:value-type="string">
            <text:p text:style-name="P38">Description</text:p>
          </table:table-cell>
          <table:table-cell table:style-name="Table65.B2" office:value-type="string">
            <text:p text:style-name="P5">Removes a replica to a file.</text:p>
          </table:table-cell>
        </table:table-row>
        <table:table-row>
          <table:table-cell table:style-name="Table65.B2" table:number-columns-spanned="2" office:value-type="string">
            <text:p text:style-name="Table_20_Contents"/>
            <table:table table:name="Table66" table:style-name="Table66">
              <table:table-column table:style-name="Table66.A"/>
              <table:table-column table:style-name="Table66.B"/>
              <table:table-column table:style-name="Table66.C"/>
              <table:table-column table:style-name="Table66.D"/>
              <table:table-row>
                <table:table-cell table:style-name="Table66.A1" table:number-columns-spanned="3" office:value-type="string">
                  <text:p text:style-name="Table_20_Contents"/>
                </table:table-cell>
                <table:covered-table-cell/>
                <table:covered-table-cell/>
                <table:table-cell table:style-name="Table66.D1" office:value-type="string">
                  <text:p text:style-name="P39">Version 30</text:p>
                </table:table-cell>
              </table:table-row>
              <table:table-row>
                <table:table-cell table:style-name="Table66.A2" office:value-type="string">
                  <text:p text:style-name="P38">Arguments</text:p>
                </table:table-cell>
                <table:table-cell table:style-name="Table66.B2" table:number-columns-spanned="3" office:value-type="string">
                  <text:p text:style-name="P11"><text:span text:style-name="Source_20_Text"><text:span text:style-name="T14">[ fileId:String,</text:span></text:span></text:p>
                  <text:p text:style-name="P11"><text:span text:style-name="Source_20_Text"><text:span text:style-name="T14"><text:s text:c="2"/>stripingPolicy:StripingPolicy,</text:span></text:span></text:p>
                  <text:p text:style-name="P11"><text:span text:style-name="Source_20_Text"><text:span text:style-name="T14"><text:s text:c="2"/>osdList:[ osdAddress:String *] ]</text:span></text:span></text:p>
                </table:table-cell>
                <table:covered-table-cell/>
                <table:covered-table-cell/>
              </table:table-row>
              <table:table-row>
                <table:table-cell table:style-name="Table66.A3" office:value-type="string">
                  <text:p text:style-name="Table_20_Contents"/>
                </table:table-cell>
                <table:table-cell table:number-columns-spanned="3">
                  <table:table table:is-sub-table="true">
                    <table:table-column table:style-name="Table66.B"/>
                    <table:table-column table:style-name="Table66.B3.2"/>
                    <table:table-row>
                      <table:table-cell table:style-name="Table66.A3" office:value-type="string">
                        <text:p text:style-name="P5">fileID</text:p>
                      </table:table-cell>
                      <table:table-cell table:style-name="Table66.B3.2.1" office:value-type="string">
                        <text:p text:style-name="P5">ID of the file</text:p>
                      </table:table-cell>
                    </table:table-row>
                    <table:table-row>
                      <table:table-cell table:style-name="Table66.A3" office:value-type="string">
                        <text:p text:style-name="P5">stripingPolicy</text:p>
                      </table:table-cell>
                      <table:table-cell table:style-name="Table66.B3.2.1" office:value-type="string">
                        <text:p text:style-name="P40">The striping policy associated with the replica of the file. It has to match the striping policy of the replica to be removed.</text:p>
                      </table:table-cell>
                    </table:table-row>
                    <table:table-row>
                      <table:table-cell table:style-name="Table66.A3" office:value-type="string">
                        <text:p text:style-name="P5"><text:soft-page-break/>osdList</text:p>
                      </table:table-cell>
                      <table:table-cell table:style-name="Table66.B3.2.1" office:value-type="string">
                        <text:p text:style-name="P41">An ordered list of OSD endpoints. The list has to exactly match the OSD list of the replica to be removed.</text:p>
                      </table:table-cell>
                    </table:table-row>
                    <table:table-row>
                      <table:table-cell table:style-name="Table66.A3" office:value-type="string">
                        <text:p text:style-name="P5">osdAddress</text:p>
                      </table:table-cell>
                      <table:table-cell table:style-name="Table66.B3.2.1" office:value-type="string">
                        <text:p text:style-name="P41">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66.A3" office:value-type="string">
                  <text:p text:style-name="P38">Returns</text:p>
                </table:table-cell>
                <table:table-cell table:style-name="Table66.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66.A3" office:value-type="string">
                  <text:p text:style-name="Table_20_Contents"/>
                </table:table-cell>
                <table:table-cell table:style-name="Table66.A3" office:value-type="string">
                  <text:p text:style-name="P5">version</text:p>
                </table:table-cell>
                <table:table-cell table:style-name="Table66.B3.2.1" table:number-columns-spanned="2" office:value-type="string">
                  <text:p text:style-name="P5">the highest version number from the argument list that is supported by the server</text:p>
                </table:table-cell>
                <table:covered-table-cell/>
              </table:table-row>
              <table:table-row>
                <table:table-cell table:style-name="Table66.A3" office:value-type="string">
                  <text:p text:style-name="P38">Errors</text:p>
                </table:table-cell>
                <table:table-cell table:style-name="Table66.B3.2.1" table:number-columns-spanned="3" office:value-type="string">
                  <text:p text:style-name="P5"><text:span text:style-name="T35">Exception</text:span> if no matching version number was found.</text:p>
                </table:table-cell>
                <table:covered-table-cell/>
                <table:covered-table-cell/>
              </table:table-row>
              <table:table-row>
                <table:table-cell table:style-name="Table66.A3" office:value-type="string">
                  <text:p text:style-name="P38">Remarks</text:p>
                </table:table-cell>
                <table:table-cell table:style-name="Table66.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67" table:style-name="Table67">
        <table:table-column table:style-name="Table67.A"/>
        <table:table-column table:style-name="Table67.B"/>
        <table:table-row>
          <table:table-cell table:style-name="Table67.A1" table:number-columns-spanned="2" office:value-type="string">
            <text:p text:style-name="P36"><text:span text:style-name="Source_20_Text"><text:span text:style-name="T32">removeXAttrs</text:span></text:span></text:p>
          </table:table-cell>
          <table:covered-table-cell/>
        </table:table-row>
        <table:table-row>
          <table:table-cell table:style-name="Table67.A2" office:value-type="string">
            <text:p text:style-name="P38">Description</text:p>
          </table:table-cell>
          <table:table-cell table:style-name="Table67.B2" office:value-type="string">
            <text:p text:style-name="P5">Removes a set of extended metadata attributes from a file system entity.</text:p>
          </table:table-cell>
        </table:table-row>
        <table:table-row>
          <table:table-cell table:style-name="Table67.B2" table:number-columns-spanned="2" office:value-type="string">
            <text:p text:style-name="Table_20_Contents"/>
            <table:table table:name="Table68" table:style-name="Table68">
              <table:table-column table:style-name="Table68.A"/>
              <table:table-column table:style-name="Table68.B"/>
              <table:table-column table:style-name="Table68.C"/>
              <table:table-column table:style-name="Table68.D"/>
              <table:table-row>
                <table:table-cell table:style-name="Table68.A1" table:number-columns-spanned="3" office:value-type="string">
                  <text:p text:style-name="Table_20_Contents"/>
                </table:table-cell>
                <table:covered-table-cell/>
                <table:covered-table-cell/>
                <table:table-cell table:style-name="Table68.D1" office:value-type="string">
                  <text:p text:style-name="P39">Version 30</text:p>
                </table:table-cell>
              </table:table-row>
              <table:table-row>
                <table:table-cell table:style-name="Table68.A2" office:value-type="string">
                  <text:p text:style-name="P38">Arguments</text:p>
                </table:table-cell>
                <table:table-cell table:style-name="Table68.B2" table:number-columns-spanned="3" office:value-type="string">
                  <text:p text:style-name="P11"><text:span text:style-name="Source_20_Text"><text:span text:style-name="T14">[ path:String, keys:[ key:String +] ]</text:span></text:span></text:p>
                </table:table-cell>
                <table:covered-table-cell/>
                <table:covered-table-cell/>
              </table:table-row>
              <table:table-row>
                <table:table-cell table:style-name="Table68.A3" office:value-type="string">
                  <text:p text:style-name="Table_20_Contents"/>
                </table:table-cell>
                <table:table-cell table:number-columns-spanned="3">
                  <table:table table:is-sub-table="true">
                    <table:table-column table:style-name="Table68.B"/>
                    <table:table-column table:style-name="Table68.B3.2"/>
                    <table:table-row>
                      <table:table-cell table:style-name="Table68.A3" office:value-type="string">
                        <text:p text:style-name="P5">path</text:p>
                      </table:table-cell>
                      <table:table-cell table:style-name="Table68.B3.2.1" office:value-type="string">
                        <text:p text:style-name="P5">full path to the file system entity</text:p>
                      </table:table-cell>
                    </table:table-row>
                    <table:table-row>
                      <table:table-cell table:style-name="Table68.A3" office:value-type="string">
                        <text:p text:style-name="P5">keys</text:p>
                      </table:table-cell>
                      <table:table-cell table:style-name="Table68.B3.2.1" office:value-type="string">
                        <text:p text:style-name="P5">list of keys of attributes to be removed</text:p>
                      </table:table-cell>
                    </table:table-row>
                  </table:table>
                </table:table-cell>
                <table:covered-table-cell/>
                <table:covered-table-cell/>
              </table:table-row>
              <table:table-row>
                <table:table-cell table:style-name="Table68.A3" office:value-type="string">
                  <text:p text:style-name="P38">Returns</text:p>
                </table:table-cell>
                <table:table-cell table:style-name="Table68.B3.2.1" table:number-columns-spanned="3" office:value-type="string">
                  <text:p text:style-name="P11"><text:span text:style-name="Source_20_Text"><text:span text:style-name="T14"/></text:span></text:p>
                </table:table-cell>
                <table:covered-table-cell/>
                <table:covered-table-cell/>
              </table:table-row>
              <table:table-row>
                <table:table-cell table:style-name="Table68.A3" office:value-type="string">
                  <text:p text:style-name="Table_20_Contents"/>
                </table:table-cell>
                <table:table-cell table:style-name="Table68.A3" office:value-type="string">
                  <text:p text:style-name="P5"/>
                </table:table-cell>
                <table:table-cell table:style-name="Table68.B3.2.1" table:number-columns-spanned="2" office:value-type="string">
                  <text:p text:style-name="P5"/>
                </table:table-cell>
                <table:covered-table-cell/>
              </table:table-row>
              <table:table-row>
                <table:table-cell table:style-name="Table68.A3" office:value-type="string">
                  <text:p text:style-name="P38">Errors</text:p>
                </table:table-cell>
                <table:table-cell table:style-name="Table68.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68.A3" office:value-type="string">
                  <text:p text:style-name="P38">Remarks</text:p>
                </table:table-cell>
                <table:table-cell table:style-name="Table68.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69" table:style-name="Table69">
        <table:table-column table:style-name="Table69.A"/>
        <table:table-column table:style-name="Table69.B"/>
        <table:table-row>
          <table:table-cell table:style-name="Table69.A1" table:number-columns-spanned="2" office:value-type="string">
            <text:p text:style-name="P36"><text:span text:style-name="Source_20_Text"><text:span text:style-name="T32">renew</text:span></text:span></text:p>
          </table:table-cell>
          <table:covered-table-cell/>
        </table:table-row>
        <table:table-row>
          <table:table-cell table:style-name="Table69.A2" office:value-type="string">
            <text:p text:style-name="P38">Description</text:p>
          </table:table-cell>
          <table:table-cell table:style-name="Table69.B2" office:value-type="string">
            <text:p text:style-name="P5">Renews a capability</text:p>
          </table:table-cell>
        </table:table-row>
        <table:table-row>
          <table:table-cell table:style-name="Table69.B2" table:number-columns-spanned="2" office:value-type="string">
            <text:p text:style-name="Table_20_Contents"/>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3" office:value-type="string">
                  <text:p text:style-name="Table_20_Contents"/>
                </table:table-cell>
                <table:covered-table-cell/>
                <table:covered-table-cell/>
                <table:table-cell table:style-name="Table70.D1" office:value-type="string">
                  <text:p text:style-name="P39">Version 30</text:p>
                </table:table-cell>
              </table:table-row>
              <table:table-row>
                <table:table-cell table:style-name="Table70.A2" office:value-type="string">
                  <text:p text:style-name="P38">Arguments</text:p>
                </table:table-cell>
                <table:table-cell table:style-name="Table70.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old capability the clients wants to renew</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 (optional)</text:span></text:span></text:p>
                </table:table-cell>
                <table:covered-table-cell/>
                <table:covered-table-cell/>
              </table:table-row>
              <table:table-row>
                <table:table-cell table:style-name="Table70.A3" office:value-type="string">
                  <text:p text:style-name="Table_20_Contents"/>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8">Returns</text:p>
                </table:table-cell>
                <table:table-cell table:style-name="Table70.C3" table:number-columns-spanned="3" office:value-type="string">
                  <text:p text:style-name="P10"><text:span text:style-name="Source_20_Text"><text:span text:style-name="T2">X-Capability:</text:span></text:span><text:span text:style-name="Source_20_Text"><text:span text:style-name="T27"> a new and signed capability of type </text:span></text:span><text:span text:style-name="Source_20_Text"><text:span text:style-name="T14"><text:reference-ref text:reference-format="text" text:ref-name="Xcap">Xcap</text:reference-ref></text:span></text:span></text:p>
                </table:table-cell>
                <table:covered-table-cell/>
                <table:covered-table-cell/>
              </table:table-row>
              <table:table-row>
                <table:table-cell table:style-name="Table70.A3" office:value-type="string">
                  <text:p text:style-name="Table_20_Contents"><text:s/></text:p>
                </table:table-cell>
                <table:table-cell table:style-name="Table70.A3" office:value-type="string">
                  <text:p text:style-name="P5"/>
                </table:table-cell>
                <table:table-cell table:style-name="Table70.C3" table:number-columns-spanned="2" office:value-type="string">
                  <text:p text:style-name="P5"/>
                </table:table-cell>
                <table:covered-table-cell/>
              </table:table-row>
              <table:table-row>
                <table:table-cell table:style-name="Table70.A3" office:value-type="string">
                  <text:p text:style-name="P38">Errors</text:p>
                </table:table-cell>
                <table:table-cell table:style-name="Table70.C3" table:number-columns-spanned="3" office:value-type="string">
                  <text:p text:style-name="P5">Exception if the capability could not be renewed</text:p>
                  <text:p text:style-name="P5">EACCESS if access is denied according to the access control policy of the volume</text:p>
                </table:table-cell>
                <table:covered-table-cell/>
                <table:covered-table-cell/>
              </table:table-row>
              <table:table-row>
                <table:table-cell table:style-name="Table70.A3" office:value-type="string">
                  <text:p text:style-name="P38">Remarks</text:p>
                </table:table-cell>
                <table:table-cell table:style-name="Table70.C3" table:number-columns-spanned="3" office:value-type="string">
                  <text:p text:style-name="P5">Once timed out, a capability cannot be renewed.</text:p>
                </table:table-cell>
                <table:covered-table-cell/>
                <table:covered-table-cell/>
              </table:table-row>
            </table:table>
            <text:p text:style-name="Table_20_Contents"><text:soft-page-break/></text:p>
          </table:table-cell>
          <table:covered-table-cell/>
        </table:table-row>
      </table:table>
      <text:p text:style-name="P30"/>
      <text:p text:style-name="P30"/>
      <table:table table:name="Table71" table:style-name="Table71">
        <table:table-column table:style-name="Table71.A"/>
        <table:table-column table:style-name="Table71.B"/>
        <table:table-row>
          <table:table-cell table:style-name="Table71.A1" table:number-columns-spanned="2" office:value-type="string">
            <text:p text:style-name="P36"><text:span text:style-name="Source_20_Text"><text:span text:style-name="T32">setACLEntries</text:span></text:span></text:p>
          </table:table-cell>
          <table:covered-table-cell/>
        </table:table-row>
        <table:table-row>
          <table:table-cell table:style-name="Table71.A2" office:value-type="string">
            <text:p text:style-name="P38">Description</text:p>
          </table:table-cell>
          <table:table-cell table:style-name="Table71.B2" office:value-type="string">
            <text:p text:style-name="P5">Sets a set of entries in the ACL of a file system entity. Non-existing entries are added, existing entries are replaced.</text:p>
          </table:table-cell>
        </table:table-row>
        <table:table-row>
          <table:table-cell table:style-name="Table71.B2" table:number-columns-spanned="2" office:value-type="string">
            <text:p text:style-name="Table_20_Contents"/>
            <table:table table:name="Table72" table:style-name="Table72">
              <table:table-column table:style-name="Table72.A"/>
              <table:table-column table:style-name="Table72.B"/>
              <table:table-column table:style-name="Table72.C"/>
              <table:table-column table:style-name="Table72.D"/>
              <table:table-row>
                <table:table-cell table:style-name="Table72.A1" table:number-columns-spanned="3" office:value-type="string">
                  <text:p text:style-name="Table_20_Contents"/>
                </table:table-cell>
                <table:covered-table-cell/>
                <table:covered-table-cell/>
                <table:table-cell table:style-name="Table72.D1" office:value-type="string">
                  <text:p text:style-name="P39">Version 30</text:p>
                </table:table-cell>
              </table:table-row>
              <table:table-row>
                <table:table-cell table:style-name="Table72.A2" office:value-type="string">
                  <text:p text:style-name="P38">Arguments</text:p>
                </table:table-cell>
                <table:table-cell table:style-name="Table72.B2" table:number-columns-spanned="3" office:value-type="string">
                  <text:p text:style-name="P11"><text:span text:style-name="Source_20_Text"><text:span text:style-name="T14">[ path:String, entries:{ entity -&gt; rights:Integer } ]</text:span></text:span></text:p>
                </table:table-cell>
                <table:covered-table-cell/>
                <table:covered-table-cell/>
              </table:table-row>
              <table:table-row>
                <table:table-cell table:style-name="Table72.A3" office:value-type="string">
                  <text:p text:style-name="Table_20_Contents"/>
                </table:table-cell>
                <table:table-cell table:number-columns-spanned="3">
                  <table:table table:is-sub-table="true">
                    <table:table-column table:style-name="Table72.B"/>
                    <table:table-column table:style-name="Table72.B3.2"/>
                    <table:table-row>
                      <table:table-cell table:style-name="Table72.A3" office:value-type="string">
                        <text:p text:style-name="P5">path</text:p>
                      </table:table-cell>
                      <table:table-cell table:style-name="Table72.B3.2.1" office:value-type="string">
                        <text:p text:style-name="P5">full path to the entity including volume name</text:p>
                      </table:table-cell>
                    </table:table-row>
                    <table:table-row>
                      <table:table-cell table:style-name="Table72.A3" office:value-type="string">
                        <text:p text:style-name="P5">entries</text:p>
                      </table:table-cell>
                      <table:table-cell table:style-name="Table72.B3.2.1" office:value-type="string">
                        <text:p text:style-name="P5">A set of ACL entries represented by a mapping from access control entities to rights. How the entries are interpreted depends on the effective access control policy installed for this volume.</text:p>
                      </table:table-cell>
                    </table:table-row>
                  </table:table>
                </table:table-cell>
                <table:covered-table-cell/>
                <table:covered-table-cell/>
              </table:table-row>
              <table:table-row>
                <table:table-cell table:style-name="Table72.A3" office:value-type="string">
                  <text:p text:style-name="P38">Returns</text:p>
                </table:table-cell>
                <table:table-cell table:style-name="Table72.B3.2.1" table:number-columns-spanned="3" office:value-type="string">
                  <text:p text:style-name="P11"><text:span text:style-name="Source_20_Text"><text:span text:style-name="T14"/></text:span></text:p>
                </table:table-cell>
                <table:covered-table-cell/>
                <table:covered-table-cell/>
              </table:table-row>
              <table:table-row>
                <table:table-cell table:style-name="Table72.A3" office:value-type="string">
                  <text:p text:style-name="Table_20_Contents"/>
                </table:table-cell>
                <table:table-cell table:style-name="Table72.A3" office:value-type="string">
                  <text:p text:style-name="P5"/>
                </table:table-cell>
                <table:table-cell table:style-name="Table72.B3.2.1" table:number-columns-spanned="2" office:value-type="string">
                  <text:p text:style-name="P5"/>
                </table:table-cell>
                <table:covered-table-cell/>
              </table:table-row>
              <table:table-row>
                <table:table-cell table:style-name="Table72.A3" office:value-type="string">
                  <text:p text:style-name="P38">Errors</text:p>
                </table:table-cell>
                <table:table-cell table:style-name="Table72.B3.2.1" table:number-columns-spanned="3" office:value-type="string">
                  <text:p text:style-name="P5">ENOENT if the volume does not exist</text:p>
                  <text:p text:style-name="P5">ENOENT if the first n-1 of n components <text:s/>of the dir path do not point to a directory</text:p>
                  <text:p text:style-name="P5">EACCESS, EPERM if access is denied according to the access control policy of the volume</text:p>
                </table:table-cell>
                <table:covered-table-cell/>
                <table:covered-table-cell/>
              </table:table-row>
              <table:table-row>
                <table:table-cell table:style-name="Table72.A3" office:value-type="string">
                  <text:p text:style-name="P38">Remarks</text:p>
                </table:table-cell>
                <table:table-cell table:style-name="Table72.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1" table:style-name="Table1">
        <table:table-column table:style-name="Table1.A"/>
        <table:table-column table:style-name="Table1.B"/>
        <table:table-row>
          <table:table-cell table:style-name="Table1.A1" table:number-columns-spanned="2" office:value-type="string">
            <text:p text:style-name="P36"><text:span text:style-name="Source_20_Text"><text:span text:style-name="T32">setDefaultStripingPolicy</text:span></text:span></text:p>
          </table:table-cell>
          <table:covered-table-cell/>
        </table:table-row>
        <table:table-row>
          <table:table-cell table:style-name="Table1.A2" office:value-type="string">
            <text:p text:style-name="P38">Description</text:p>
          </table:table-cell>
          <table:table-cell table:style-name="Table1.B2" office:value-type="string">
            <text:p text:style-name="P5">Sets a default striping policy for a directory or volume.</text:p>
          </table:table-cell>
        </table:table-row>
        <table:table-row>
          <table:table-cell table:style-name="Table1.B2" table:number-columns-spanned="2" office:value-type="string">
            <text:p text:style-name="Table_20_Contents"/>
            <table:table table:name="Table73" table:style-name="Table73">
              <table:table-column table:style-name="Table73.A"/>
              <table:table-column table:style-name="Table73.B"/>
              <table:table-column table:style-name="Table73.C"/>
              <table:table-column table:style-name="Table73.D"/>
              <table:table-row>
                <table:table-cell table:style-name="Table73.A1" table:number-columns-spanned="3" office:value-type="string">
                  <text:p text:style-name="Table_20_Contents"/>
                </table:table-cell>
                <table:covered-table-cell/>
                <table:covered-table-cell/>
                <table:table-cell table:style-name="Table73.D1" office:value-type="string">
                  <text:p text:style-name="P39">Version 30</text:p>
                </table:table-cell>
              </table:table-row>
              <table:table-row>
                <table:table-cell table:style-name="Table73.A2" office:value-type="string">
                  <text:p text:style-name="P38">Arguments</text:p>
                </table:table-cell>
                <table:table-cell table:style-name="Table73.B2" table:number-columns-spanned="3" office:value-type="string">
                  <text:p text:style-name="P11"><text:span text:style-name="Source_20_Text"><text:span text:style-name="T14">[ path:String, policy:StripingPolicy ]</text:span></text:span></text:p>
                </table:table-cell>
                <table:covered-table-cell/>
                <table:covered-table-cell/>
              </table:table-row>
              <table:table-row>
                <table:table-cell table:style-name="Table73.A3" office:value-type="string">
                  <text:p text:style-name="Table_20_Contents"/>
                </table:table-cell>
                <table:table-cell table:number-columns-spanned="3">
                  <table:table table:is-sub-table="true">
                    <table:table-column table:style-name="Table73.B"/>
                    <table:table-column table:style-name="Table73.B3.2"/>
                    <table:table-row>
                      <table:table-cell table:style-name="Table73.A3" office:value-type="string">
                        <text:p text:style-name="P5">path</text:p>
                      </table:table-cell>
                      <table:table-cell table:style-name="Table73.B3.2.1" office:value-type="string">
                        <text:p text:style-name="P5">full path to the directory including volume name</text:p>
                      </table:table-cell>
                    </table:table-row>
                    <table:table-row>
                      <table:table-cell table:style-name="Table73.A3" office:value-type="string">
                        <text:p text:style-name="P5">policy</text:p>
                      </table:table-cell>
                      <table:table-cell table:style-name="Table73.B3.2.1" office:value-type="string">
                        <text:p text:style-name="P5">the new default striping policy</text:p>
                      </table:table-cell>
                    </table:table-row>
                  </table:table>
                </table:table-cell>
                <table:covered-table-cell/>
                <table:covered-table-cell/>
              </table:table-row>
              <table:table-row>
                <table:table-cell table:style-name="Table73.A3" office:value-type="string">
                  <text:p text:style-name="P38">Returns</text:p>
                </table:table-cell>
                <table:table-cell table:style-name="Table73.B3.2.1" table:number-columns-spanned="3" office:value-type="string">
                  <text:p text:style-name="P11"><text:span text:style-name="Source_20_Text"><text:span text:style-name="T14"/></text:span></text:p>
                </table:table-cell>
                <table:covered-table-cell/>
                <table:covered-table-cell/>
              </table:table-row>
              <table:table-row>
                <table:table-cell table:style-name="Table73.A3" office:value-type="string">
                  <text:p text:style-name="Table_20_Contents"/>
                </table:table-cell>
                <table:table-cell table:style-name="Table73.A3" office:value-type="string">
                  <text:p text:style-name="P5"/>
                </table:table-cell>
                <table:table-cell table:style-name="Table73.B3.2.1" table:number-columns-spanned="2" office:value-type="string">
                  <text:p text:style-name="P5"/>
                </table:table-cell>
                <table:covered-table-cell/>
              </table:table-row>
              <table:table-row>
                <table:table-cell table:style-name="Table73.A3" office:value-type="string">
                  <text:p text:style-name="P38">Errors</text:p>
                </table:table-cell>
                <table:table-cell table:style-name="Table73.B3.2.1" table:number-columns-spanned="3" office:value-type="string">
                  <text:p text:style-name="P5">ENOENT if the volume does not exist</text:p>
                  <text:p text:style-name="P5">ENOENT if the first n-1 of n components <text:s/>of the dir path do not point to a directory</text:p>
                  <text:p text:style-name="P5">ENOTDIR if the path does not refer to either a volume or a directory</text:p>
                  <text:p text:style-name="P5">EACCESS, EPERM if access is denied according to the access control policy of the volume</text:p>
                </table:table-cell>
                <table:covered-table-cell/>
                <table:covered-table-cell/>
              </table:table-row>
              <table:table-row>
                <table:table-cell table:style-name="Table73.A3" office:value-type="string">
                  <text:p text:style-name="P38">Remarks</text:p>
                </table:table-cell>
                <table:table-cell table:style-name="Table73.B3.2.1" table:number-columns-spanned="3" office:value-type="string">
                  <text:p text:style-name="P5">When initially opening a new file to which no striping policy has been explicitly assigned, the default striping policy assigned to the file's parent directory will be used. If no such default policy exists, the volume's default policy is used. </text:p>
                </table:table-cell>
                <table:covered-table-cell/>
                <table:covered-table-cell/>
              </table:table-row>
            </table:table>
            <text:p text:style-name="Table_20_Contents"/>
          </table:table-cell>
          <table:covered-table-cell/>
        </table:table-row>
      </table:table>
      <text:p text:style-name="Standard"/>
      <text:p text:style-name="Standard"/>
      <table:table table:name="Table74" table:style-name="Table74">
        <table:table-column table:style-name="Table74.A"/>
        <table:table-column table:style-name="Table74.B"/>
        <table:table-row>
          <table:table-cell table:style-name="Table74.A1" table:number-columns-spanned="2" office:value-type="string">
            <text:p text:style-name="P36"><text:span text:style-name="Source_20_Text"><text:span text:style-name="T32">setReplicas</text:span></text:span></text:p>
          </table:table-cell>
          <table:covered-table-cell/>
        </table:table-row>
        <text:soft-page-break/>
        <table:table-row>
          <table:table-cell table:style-name="Table74.A2" office:value-type="string">
            <text:p text:style-name="P38">Description</text:p>
          </table:table-cell>
          <table:table-cell table:style-name="Table74.B2" office:value-type="string">
            <text:p text:style-name="P5">Explicitly sets the replica locations list associated with a file.</text:p>
          </table:table-cell>
        </table:table-row>
        <table:table-row>
          <table:table-cell table:style-name="Table74.B2" table:number-columns-spanned="2" office:value-type="string">
            <text:p text:style-name="Table_20_Contents"/>
            <table:table table:name="Table75" table:style-name="Table75">
              <table:table-column table:style-name="Table75.A"/>
              <table:table-column table:style-name="Table75.B"/>
              <table:table-column table:style-name="Table75.C"/>
              <table:table-column table:style-name="Table75.D"/>
              <table:table-row>
                <table:table-cell table:style-name="Table75.A1" table:number-columns-spanned="3" office:value-type="string">
                  <text:p text:style-name="Table_20_Contents"/>
                </table:table-cell>
                <table:covered-table-cell/>
                <table:covered-table-cell/>
                <table:table-cell table:style-name="Table75.D1" office:value-type="string">
                  <text:p text:style-name="P39">Version 30</text:p>
                </table:table-cell>
              </table:table-row>
              <table:table-row>
                <table:table-cell table:style-name="Table75.A2" office:value-type="string">
                  <text:p text:style-name="P38">Arguments</text:p>
                </table:table-cell>
                <table:table-cell table:style-name="Table75.B2" table:number-columns-spanned="3" office:value-type="string">
                  <text:p text:style-name="P11"><text:span text:style-name="Source_20_Text"><text:span text:style-name="T14">[ fileId:String,</text:span></text:span></text:p>
                  <text:p text:style-name="P11"><text:span text:style-name="Source_20_Text"><text:span text:style-name="T14"><text:s text:c="2"/>[ [ stripingPolicy:StripingPolicy,</text:span></text:span></text:p>
                  <text:p text:style-name="P11"><text:span text:style-name="Source_20_Text"><text:span text:style-name="T14"><text:s text:c="6"/>osdList:[ osdAddress:String *] ]</text:span></text:span></text:p>
                  <text:p text:style-name="P11"><text:span text:style-name="Source_20_Text"><text:span text:style-name="T14"><text:s text:c="2"/>*]</text:span></text:span></text:p>
                  <text:p text:style-name="P11"><text:span text:style-name="Source_20_Text"><text:span text:style-name="T14">]</text:span></text:span></text:p>
                </table:table-cell>
                <table:covered-table-cell/>
                <table:covered-table-cell/>
              </table:table-row>
              <table:table-row>
                <table:table-cell table:style-name="Table75.A3" office:value-type="string">
                  <text:p text:style-name="Table_20_Contents"/>
                </table:table-cell>
                <table:table-cell table:number-columns-spanned="3">
                  <table:table table:is-sub-table="true">
                    <table:table-column table:style-name="Table75.B"/>
                    <table:table-column table:style-name="Table75.B3.2"/>
                    <table:table-row>
                      <table:table-cell table:style-name="Table75.A3" office:value-type="string">
                        <text:p text:style-name="P5">fileID</text:p>
                      </table:table-cell>
                      <table:table-cell table:style-name="Table75.B3.2.1" office:value-type="string">
                        <text:p text:style-name="P5">ID of the file</text:p>
                      </table:table-cell>
                    </table:table-row>
                    <table:table-row>
                      <table:table-cell table:style-name="Table75.A3" office:value-type="string">
                        <text:p text:style-name="P5">stripingPolicy</text:p>
                      </table:table-cell>
                      <table:table-cell table:style-name="Table75.B3.2.1" office:value-type="string">
                        <text:p text:style-name="P40">The striping policy associated with the replica.</text:p>
                      </table:table-cell>
                    </table:table-row>
                    <table:table-row>
                      <table:table-cell table:style-name="Table75.A3" office:value-type="string">
                        <text:p text:style-name="P5">osdList</text:p>
                      </table:table-cell>
                      <table:table-cell table:style-name="Table75.B3.2.1" office:value-type="string">
                        <text:p text:style-name="P41">An ordered list of OSD endpoints associated with the replica.</text:p>
                      </table:table-cell>
                    </table:table-row>
                    <table:table-row>
                      <table:table-cell table:style-name="Table75.A3" office:value-type="string">
                        <text:p text:style-name="P5">osdAddress</text:p>
                      </table:table-cell>
                      <table:table-cell table:style-name="Table75.B3.2.1" office:value-type="string">
                        <text:p text:style-name="P41">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75.A3" office:value-type="string">
                  <text:p text:style-name="P38">Returns</text:p>
                </table:table-cell>
                <table:table-cell table:style-name="Table75.B3.2.1" table:number-columns-spanned="3" office:value-type="string">
                  <text:p text:style-name="P11"><text:span text:style-name="Source_20_Text"><text:span text:style-name="T14"/></text:span></text:p>
                </table:table-cell>
                <table:covered-table-cell/>
                <table:covered-table-cell/>
              </table:table-row>
              <table:table-row>
                <table:table-cell table:style-name="Table75.A3" office:value-type="string">
                  <text:p text:style-name="Table_20_Contents"/>
                </table:table-cell>
                <table:table-cell table:style-name="Table75.A3" office:value-type="string">
                  <text:p text:style-name="P5"/>
                </table:table-cell>
                <table:table-cell table:style-name="Table75.B3.2.1" table:number-columns-spanned="2" office:value-type="string">
                  <text:p text:style-name="P5"/>
                </table:table-cell>
                <table:covered-table-cell/>
              </table:table-row>
              <table:table-row>
                <table:table-cell table:style-name="Table75.A3" office:value-type="string">
                  <text:p text:style-name="P38">Errors</text:p>
                </table:table-cell>
                <table:table-cell table:style-name="Table75.B3.2.1" table:number-columns-spanned="3" office:value-type="string">
                  <text:p text:style-name="P5">ENOENT if the file does not exist</text:p>
                </table:table-cell>
                <table:covered-table-cell/>
                <table:covered-table-cell/>
              </table:table-row>
              <table:table-row>
                <table:table-cell table:style-name="Table75.A3" office:value-type="string">
                  <text:p text:style-name="P38">Remarks</text:p>
                </table:table-cell>
                <table:table-cell table:style-name="Table75.B3.2.1" table:number-columns-spanned="3" office:value-type="string">
                  <text:p text:style-name="P5">No checks are performed whether the given X-Locations list is valid.</text:p>
                </table:table-cell>
                <table:covered-table-cell/>
                <table:covered-table-cell/>
              </table:table-row>
            </table:table>
            <text:p text:style-name="Table_20_Contents"/>
          </table:table-cell>
          <table:covered-table-cell/>
        </table:table-row>
      </table:table>
      <text:p text:style-name="Standard"/>
      <text:p text:style-name="Standard"/>
      <table:table table:name="Table76" table:style-name="Table76">
        <table:table-column table:style-name="Table76.A"/>
        <table:table-column table:style-name="Table76.B"/>
        <table:table-row>
          <table:table-cell table:style-name="Table76.A1" table:number-columns-spanned="2" office:value-type="string">
            <text:p text:style-name="P36"><text:span text:style-name="Source_20_Text"><text:span text:style-name="T32">setXAttrs</text:span></text:span></text:p>
          </table:table-cell>
          <table:covered-table-cell/>
        </table:table-row>
        <table:table-row>
          <table:table-cell table:style-name="Table76.A2" office:value-type="string">
            <text:p text:style-name="P38">Description</text:p>
          </table:table-cell>
          <table:table-cell table:style-name="Table76.B2" office:value-type="string">
            <text:p text:style-name="P5">Assigns a set of extended meta attributes to a file system entity.</text:p>
          </table:table-cell>
        </table:table-row>
        <table:table-row>
          <table:table-cell table:style-name="Table76.B2" table:number-columns-spanned="2" office:value-type="string">
            <text:p text:style-name="Table_20_Contents"/>
            <table:table table:name="Table77" table:style-name="Table77">
              <table:table-column table:style-name="Table77.A"/>
              <table:table-column table:style-name="Table77.B"/>
              <table:table-column table:style-name="Table77.C"/>
              <table:table-column table:style-name="Table77.D"/>
              <table:table-row>
                <table:table-cell table:style-name="Table77.A1" table:number-columns-spanned="3" office:value-type="string">
                  <text:p text:style-name="Table_20_Contents"/>
                </table:table-cell>
                <table:covered-table-cell/>
                <table:covered-table-cell/>
                <table:table-cell table:style-name="Table77.D1" office:value-type="string">
                  <text:p text:style-name="P39">Version 30</text:p>
                </table:table-cell>
              </table:table-row>
              <table:table-row>
                <table:table-cell table:style-name="Table77.A2" office:value-type="string">
                  <text:p text:style-name="P38">Arguments</text:p>
                </table:table-cell>
                <table:table-cell table:style-name="Table77.B2" table:number-columns-spanned="3" office:value-type="string">
                  <text:p text:style-name="P11"><text:span text:style-name="Source_20_Text"><text:span text:style-name="T14">[ path:String, attrs:{ name -&gt; value:String +} ]</text:span></text:span></text:p>
                </table:table-cell>
                <table:covered-table-cell/>
                <table:covered-table-cell/>
              </table:table-row>
              <table:table-row>
                <table:table-cell table:style-name="Table77.A3" office:value-type="string">
                  <text:p text:style-name="Table_20_Contents"/>
                </table:table-cell>
                <table:table-cell table:number-columns-spanned="3">
                  <table:table table:is-sub-table="true">
                    <table:table-column table:style-name="Table77.B"/>
                    <table:table-column table:style-name="Table77.B3.2"/>
                    <table:table-row>
                      <table:table-cell table:style-name="Table77.A3" office:value-type="string">
                        <text:p text:style-name="P5">path</text:p>
                      </table:table-cell>
                      <table:table-cell table:style-name="Table77.B3.2.1" office:value-type="string">
                        <text:p text:style-name="P5">full path to the file system entity</text:p>
                      </table:table-cell>
                    </table:table-row>
                    <table:table-row>
                      <table:table-cell table:style-name="Table77.A3" office:value-type="string">
                        <text:p text:style-name="P5">attrs</text:p>
                      </table:table-cell>
                      <table:table-cell table:style-name="Table77.B3.2.1" office:value-type="string">
                        <text:p text:style-name="P5">map containing attributes to be added</text:p>
                      </table:table-cell>
                    </table:table-row>
                  </table:table>
                </table:table-cell>
                <table:covered-table-cell/>
                <table:covered-table-cell/>
              </table:table-row>
              <table:table-row>
                <table:table-cell table:style-name="Table77.A3" office:value-type="string">
                  <text:p text:style-name="P38">Returns</text:p>
                </table:table-cell>
                <table:table-cell table:style-name="Table77.B3.2.1" table:number-columns-spanned="3" office:value-type="string">
                  <text:p text:style-name="P11"><text:span text:style-name="Source_20_Text"><text:span text:style-name="T14"/></text:span></text:p>
                </table:table-cell>
                <table:covered-table-cell/>
                <table:covered-table-cell/>
              </table:table-row>
              <table:table-row>
                <table:table-cell table:style-name="Table77.A3" office:value-type="string">
                  <text:p text:style-name="Table_20_Contents"/>
                </table:table-cell>
                <table:table-cell table:style-name="Table77.A3" office:value-type="string">
                  <text:p text:style-name="P5"/>
                </table:table-cell>
                <table:table-cell table:style-name="Table77.B3.2.1" table:number-columns-spanned="2" office:value-type="string">
                  <text:p text:style-name="P5"/>
                </table:table-cell>
                <table:covered-table-cell/>
              </table:table-row>
              <table:table-row>
                <table:table-cell table:style-name="Table77.A3" office:value-type="string">
                  <text:p text:style-name="P38">Errors</text:p>
                </table:table-cell>
                <table:table-cell table:style-name="Table77.B3.2.1" table:number-columns-spanned="3"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covered-table-cell/>
              </table:table-row>
              <table:table-row>
                <table:table-cell table:style-name="Table77.A3" office:value-type="string">
                  <text:p text:style-name="P38">Remarks</text:p>
                </table:table-cell>
                <table:table-cell table:style-name="Table77.B3.2.1"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p text:style-name="P30"/>
      <table:table table:name="Table78" table:style-name="Table78">
        <table:table-column table:style-name="Table78.A"/>
        <table:table-column table:style-name="Table78.B"/>
        <table:table-row>
          <table:table-cell table:style-name="Table78.A1" table:number-columns-spanned="2" office:value-type="string">
            <text:p text:style-name="P36"><text:span text:style-name="Source_20_Text"><text:span text:style-name="T32">stat</text:span></text:span></text:p>
          </table:table-cell>
          <table:covered-table-cell/>
        </table:table-row>
        <table:table-row>
          <table:table-cell table:style-name="Table78.A2" office:value-type="string">
            <text:p text:style-name="P38">Description</text:p>
          </table:table-cell>
          <table:table-cell table:style-name="Table78.B2" office:value-type="string">
            <text:p text:style-name="P5">Returns details of a file system entity (i.e. files and directories). The information returned is in analogy to the POSIX stat command.</text:p>
          </table:table-cell>
        </table:table-row>
        <table:table-row>
          <table:table-cell table:style-name="Table78.B2" table:number-columns-spanned="2" office:value-type="string">
            <text:p text:style-name="Table_20_Contents"/>
            <table:table table:name="Table79" table:style-name="Table79">
              <table:table-column table:style-name="Table79.A"/>
              <table:table-column table:style-name="Table79.B"/>
              <table:table-column table:style-name="Table79.C"/>
              <table:table-row>
                <table:table-cell table:style-name="Table79.A1" table:number-columns-spanned="2" office:value-type="string">
                  <text:p text:style-name="Table_20_Contents"/>
                </table:table-cell>
                <table:covered-table-cell/>
                <table:table-cell table:style-name="Table79.C1" office:value-type="string">
                  <text:p text:style-name="P39">Version 30</text:p>
                </table:table-cell>
              </table:table-row>
              <table:table-row>
                <table:table-cell table:style-name="Table79.A2" office:value-type="string">
                  <text:p text:style-name="P38">Arguments</text:p>
                </table:table-cell>
                <table:table-cell table:style-name="Table79.B2" table:number-columns-spanned="2" office:value-type="string">
                  <text:p text:style-name="P11"><text:span text:style-name="Source_20_Text"><text:span text:style-name="T14">[ path:String, inclReplicas:Boolean, inclXAttrs:Boolean, <text:line-break/> <text:s/>inclACLs:Boolean ]</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path</text:p>
                      </table:table-cell>
                      <table:table-cell table:style-name="Table79.B3.2.1" office:value-type="string">
                        <text:p text:style-name="P5">full path to the file system entity</text:p>
                      </table:table-cell>
                    </table:table-row>
                    <table:table-row>
                      <table:table-cell table:style-name="Table79.A3" office:value-type="string">
                        <text:p text:style-name="P5">inclReplicas</text:p>
                      </table:table-cell>
                      <table:table-cell table:style-name="Table79.B3.2.1" office:value-type="string">
                        <text:p text:style-name="P5">defines whether informaiton about replicas assigned to the file system entity shall be included in the returned map</text:p>
                      </table:table-cell>
                    </table:table-row>
                    <table:table-row>
                      <table:table-cell table:style-name="Table79.A3" office:value-type="string">
                        <text:p text:style-name="P5">inclXAttrs</text:p>
                      </table:table-cell>
                      <table:table-cell table:style-name="Table79.B3.2.1" office:value-type="string">
                        <text:p text:style-name="P5">defines whether extended metadata assigned to the file system entity shall be included in the returned map</text:p>
                      </table:table-cell>
                    </table:table-row>
                    <table:table-row>
                      <table:table-cell table:style-name="Table79.A3" office:value-type="string">
                        <text:p text:style-name="P5">inclACLs</text:p>
                      </table:table-cell>
                      <table:table-cell table:style-name="Table79.B3.2.1" office:value-type="string">
                        <text:p text:style-name="P5">defines whether the ACL assigned to the file system entity shall be included in the returned map</text:p>
                      </table:table-cell>
                    </table:table-row>
                  </table:table>
                </table:table-cell>
                <table:covered-table-cell/>
              </table:table-row>
              <table:table-row>
                <table:table-cell table:style-name="Table79.A3" office:value-type="string">
                  <text:p text:style-name="P38">Returns</text:p>
                </table:table-cell>
                <table:table-cell table:style-name="Table79.B3.2.1" table:number-columns-spanned="2" office:value-type="string">
                  <text:p text:style-name="P11"><text:bookmark-start text:name="statInfo1"/><text:span text:style-name="Source_20_Text"><text:span text:style-name="T14">statInfo</text:span></text:span><text:bookmark-end text:name="statInfo1"/><text:span text:style-name="Source_20_Text"><text:span text:style-name="T14">:{</text:span></text:span></text:p>
                  <text:p text:style-name="P11"><text:span text:style-name="Source_20_Text"><text:span text:style-name="T14"><text:s text:c="2"/>"fileId" -&gt; String,</text:span></text:span></text:p>
                  <text:p text:style-name="P11"><text:span text:style-name="Source_20_Text"><text:span text:style-name="T14"><text:s text:c="2"/>"ownerId" -&gt; String,</text:span></text:span></text:p>
                  <text:p text:style-name="P11"><text:span text:style-name="Source_20_Text"><text:span text:style-name="T14"><text:s text:c="2"/>"groupId" -&gt; String,</text:span></text:span></text:p>
                  <text:p text:style-name="P11"><text:span text:style-name="Source_20_Text"><text:span text:style-name="T14"><text:s text:c="2"/>"objType" -&gt; Integer,</text:span></text:span></text:p>
                  <text:p text:style-name="P11"><text:span text:style-name="Source_20_Text"><text:span text:style-name="T14"><text:s text:c="2"/>"size" -&gt; Integer,</text:span></text:span></text:p>
                  <text:p text:style-name="P11"><text:span text:style-name="Source_20_Text"><text:span text:style-name="T14"><text:s text:c="2"/>"epoch" -&gt; Integer,</text:span></text:span></text:p>
                  <text:p text:style-name="P11"><text:span text:style-name="Source_20_Text"><text:span text:style-name="T14"><text:s text:c="2"/>"atime" -&gt; Integer,</text:span></text:span></text:p>
                  <text:p text:style-name="P11"><text:span text:style-name="Source_20_Text"><text:span text:style-name="T14"><text:s text:c="2"/>"ctime" -&gt; Integer,</text:span></text:span></text:p>
                  <text:p text:style-name="P11"><text:span text:style-name="Source_20_Text"><text:span text:style-name="T14"><text:s text:c="2"/>"mtime" -&gt; Integer,</text:span></text:span></text:p>
                  <text:p text:style-name="P11"><text:span text:style-name="Source_20_Text"><text:span text:style-name="T14"><text:s text:c="2"/>"posixAccessMode" -&gt; Integer,</text:span></text:span></text:p>
                  <text:p text:style-name="P11"><text:span text:style-name="Source_20_Text"><text:span text:style-name="T14"><text:s text:c="2"/>"linkTarget" -&gt; String ?,</text:span></text:span></text:p>
                  <text:p text:style-name="P11"><text:span text:style-name="Source_20_Text"><text:span text:style-name="T14"><text:s text:c="2"/>"xAttrs":{ key -&gt; value:String *}?,</text:span></text:span></text:p>
                  <text:p text:style-name="P11"><text:span text:style-name="Source_20_Text"><text:span text:style-name="T14"><text:s text:c="2"/>"replicas":[ [ policy:StripingPoliy , osdList:[</text:span></text:span></text:p>
                  <text:p text:style-name="P11"><text:span text:style-name="Source_20_Text"><text:span text:style-name="T14"><text:s text:c="15"/>osdAddress:String *] ] *]?,</text:span></text:span></text:p>
                  <text:p text:style-name="P11"><text:span text:style-name="Source_20_Text"><text:span text:style-name="T14"><text:s text:c="2"/>"acl":{ accessControlEntity -&gt; rights:Integer *}?,</text:span></text:span></text:p>
                  <text:p text:style-name="P11"><text:span text:style-name="Source_20_Text"><text:span text:style-name="T14"><text:s text:c="2"/>"linkCount" -&gt; Integer</text:span></text:span></text:p>
                  <text:p text:style-name="P11"><text:span text:style-name="Source_20_Text"><text:span text:style-name="T14">}</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5">fileId</text:p>
                      </table:table-cell>
                      <table:table-cell table:style-name="Table79.B3.2.1" office:value-type="string">
                        <text:p text:style-name="P5">globally unique XtreemFS fileId</text:p>
                      </table:table-cell>
                    </table:table-row>
                    <table:table-row>
                      <table:table-cell table:style-name="Table79.A3" office:value-type="string">
                        <text:p text:style-name="P5">ownerId</text:p>
                      </table:table-cell>
                      <table:table-cell table:style-name="Table79.B3.2.1" office:value-type="string">
                        <text:p text:style-name="P5">user ID of the file owner</text:p>
                      </table:table-cell>
                    </table:table-row>
                    <table:table-row>
                      <table:table-cell table:style-name="Table79.A3" office:value-type="string">
                        <text:p text:style-name="P5">groupId</text:p>
                      </table:table-cell>
                      <table:table-cell table:style-name="Table79.B3.2.1" office:value-type="string">
                        <text:p text:style-name="P5">group ID of the owning group of the file</text:p>
                      </table:table-cell>
                    </table:table-row>
                    <table:table-row>
                      <table:table-cell table:style-name="Table79.A3" office:value-type="string">
                        <text:p text:style-name="P5">objType</text:p>
                      </table:table-cell>
                      <table:table-cell table:style-name="Table79.B3.2.1" office:value-type="string">
                        <text:p text:style-name="P5">type of entity (1=file, 2=directory, 3=symlink)</text:p>
                      </table:table-cell>
                    </table:table-row>
                    <table:table-row>
                      <table:table-cell table:style-name="Table79.A3" office:value-type="string">
                        <text:p text:style-name="P5">size</text:p>
                      </table:table-cell>
                      <table:table-cell table:style-name="Table79.B3.2.1" office:value-type="string">
                        <text:p text:style-name="P5">file size in bytes (content only)</text:p>
                      </table:table-cell>
                    </table:table-row>
                    <table:table-row>
                      <table:table-cell table:style-name="Table79.A3" office:value-type="string">
                        <text:p text:style-name="P5">epoch</text:p>
                      </table:table-cell>
                      <table:table-cell table:style-name="Table79.B3.2.1" office:value-type="string">
                        <text:p text:style-name="P5">the current truncate epoch of a file (set when a file size update is received)</text:p>
                      </table:table-cell>
                    </table:table-row>
                    <table:table-row>
                      <table:table-cell table:style-name="Table79.A3" office:value-type="string">
                        <text:p text:style-name="P5">atime</text:p>
                      </table:table-cell>
                      <table:table-cell table:style-name="Table79.B3.2.1" office:value-type="string">
                        <text:p text:style-name="P5">time of last access (in seconds since UNIX epoch)</text:p>
                      </table:table-cell>
                    </table:table-row>
                    <table:table-row>
                      <table:table-cell table:style-name="Table79.A3" office:value-type="string">
                        <text:p text:style-name="P5">ctime</text:p>
                      </table:table-cell>
                      <table:table-cell table:style-name="Table79.B3.2.1" office:value-type="string">
                        <text:p text:style-name="P5">time of last change of file metadata (in seconds since UNIX epoch)</text:p>
                      </table:table-cell>
                    </table:table-row>
                    <table:table-row>
                      <table:table-cell table:style-name="Table79.A3" office:value-type="string">
                        <text:p text:style-name="P5">mtime</text:p>
                      </table:table-cell>
                      <table:table-cell table:style-name="Table79.B3.2.1" office:value-type="string">
                        <text:p text:style-name="P5">time of last change of file contents (in seconds since UNIX epoch)</text:p>
                      </table:table-cell>
                    </table:table-row>
                    <table:table-row>
                      <table:table-cell table:style-name="Table79.A3" office:value-type="string">
                        <text:p text:style-name="P5">posixAccessMode</text:p>
                      </table:table-cell>
                      <table:table-cell table:style-name="Table79.B3.2.1" office:value-type="string">
                        <text:p text:style-name="P5">posix permissions as seen from the current user</text:p>
                      </table:table-cell>
                    </table:table-row>
                    <table:table-row>
                      <table:table-cell table:style-name="Table79.A3" office:value-type="string">
                        <text:p text:style-name="P5">linkTarget</text:p>
                      </table:table-cell>
                      <table:table-cell table:style-name="Table79.B3.2.1" office:value-type="string">
                        <text:p text:style-name="P5">the target path if the file is a symbolic link</text:p>
                      </table:table-cell>
                    </table:table-row>
                    <table:table-row>
                      <table:table-cell table:style-name="Table79.A3" office:value-type="string">
                        <text:p text:style-name="P5">xAttrs</text:p>
                      </table:table-cell>
                      <table:table-cell table:style-name="Table79.B3.2.1" office:value-type="string">
                        <text:p text:style-name="P5">list of extended metadata</text:p>
                      </table:table-cell>
                    </table:table-row>
                    <table:table-row>
                      <table:table-cell table:style-name="Table79.A3" office:value-type="string">
                        <text:p text:style-name="P5">replicas</text:p>
                      </table:table-cell>
                      <table:table-cell table:style-name="Table79.B3.2.1" office:value-type="string">
                        <text:p text:style-name="P5">list of replicas (same format as in X-Locations). This list must not be used for further operations.</text:p>
                      </table:table-cell>
                    </table:table-row>
                    <table:table-row>
                      <table:table-cell table:style-name="Table79.A3" office:value-type="string">
                        <text:p text:style-name="P5">acl</text:p>
                      </table:table-cell>
                      <table:table-cell table:style-name="Table79.B3.2.1" office:value-type="string">
                        <text:p text:style-name="P41">Interpretation depends on the effective policy installed for this volume.</text:p>
                      </table:table-cell>
                    </table:table-row>
                    <table:table-row>
                      <table:table-cell table:style-name="Table79.A3" office:value-type="string">
                        <text:p text:style-name="P5">linkCount</text:p>
                      </table:table-cell>
                      <table:table-cell table:style-name="Table79.B3.2.1" office:value-type="string">
                        <text:p text:style-name="P41">number of existing hardlinks to the file system entity</text:p>
                      </table:table-cell>
                    </table:table-row>
                  </table:table>
                </table:table-cell>
                <table:covered-table-cell/>
              </table:table-row>
              <table:table-row>
                <table:table-cell table:style-name="Table79.A3" office:value-type="string">
                  <text:p text:style-name="P38"><text:soft-page-break/>Errors</text:p>
                </table:table-cell>
                <table:table-cell table:style-name="Table79.B3.2.1" table:number-columns-spanned="2" office:value-type="string">
                  <text:p text:style-name="P5">ENOENT if the volume does not exist</text:p>
                  <text:p text:style-name="P5">ENOENT if the file system entity identified by path does not exist</text:p>
                  <text:p text:style-name="P5">ENOENT if any part of the path does not exist</text:p>
                  <text:p text:style-name="P5">EACCESS if access is denied according to the access control policy of the volume</text:p>
                </table:table-cell>
                <table:covered-table-cell/>
              </table:table-row>
              <table:table-row>
                <table:table-cell table:style-name="Table79.A3" office:value-type="string">
                  <text:p text:style-name="P38">Remarks</text:p>
                </table:table-cell>
                <table:table-cell table:style-name="Table79.B3.2.1" table:number-columns-spanned="2" office:value-type="string">
                  <text:p text:style-name="P5"/>
                </table:table-cell>
                <table:covered-table-cell/>
              </table:table-row>
            </table:table>
            <text:p text:style-name="Table_20_Contents"/>
          </table:table-cell>
          <table:covered-table-cell/>
        </table:table-row>
      </table:table>
      <text:p text:style-name="P30"/>
      <text:p text:style-name="P30"/>
      <table:table table:name="Table80" table:style-name="Table80">
        <table:table-column table:style-name="Table80.A"/>
        <table:table-column table:style-name="Table80.B"/>
        <table:table-row>
          <table:table-cell table:style-name="Table80.A1" table:number-columns-spanned="2" office:value-type="string">
            <text:p text:style-name="P36"><text:span text:style-name="Source_20_Text"><text:span text:style-name="T32">updateFileSize</text:span></text:span></text:p>
          </table:table-cell>
          <table:covered-table-cell/>
        </table:table-row>
        <table:table-row>
          <table:table-cell table:style-name="Table80.A2" office:value-type="string">
            <text:p text:style-name="P38">Description</text:p>
          </table:table-cell>
          <table:table-cell table:style-name="Table80.B2" office:value-type="string">
            <text:p text:style-name="P5">Updates the size of a file.</text:p>
          </table:table-cell>
        </table:table-row>
        <table:table-row>
          <table:table-cell table:style-name="Table80.B2" table:number-columns-spanned="2" office:value-type="string">
            <text:p text:style-name="Table_20_Contents"/>
            <table:table table:name="Table81" table:style-name="Table81">
              <table:table-column table:style-name="Table81.A"/>
              <table:table-column table:style-name="Table81.B"/>
              <table:table-column table:style-name="Table81.C"/>
              <table:table-column table:style-name="Table81.D"/>
              <table:table-row>
                <table:table-cell table:style-name="Table81.A1" table:number-columns-spanned="3" office:value-type="string">
                  <text:p text:style-name="Table_20_Contents"/>
                </table:table-cell>
                <table:covered-table-cell/>
                <table:covered-table-cell/>
                <table:table-cell table:style-name="Table81.D1" office:value-type="string">
                  <text:p text:style-name="P39">Version 30</text:p>
                </table:table-cell>
              </table:table-row>
              <table:table-row>
                <table:table-cell table:style-name="Table81.A2" office:value-type="string">
                  <text:p text:style-name="P38">Arguments</text:p>
                </table:table-cell>
                <table:table-cell table:style-name="Table81.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capability sent to the OSD</text:span></text:p>
                  <text:p text:style-name="P10"><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text:span></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8">Returns</text:p>
                </table:table-cell>
                <table:table-cell table:style-name="Table81.C3" table:number-columns-spanned="3" office:value-type="string">
                  <text:p text:style-name="P11"><text:span text:style-name="Source_20_Text"><text:span text:style-name="T14"/></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5"/>
                </table:table-cell>
                <table:table-cell table:style-name="Table81.C3" table:number-columns-spanned="2" office:value-type="string">
                  <text:p text:style-name="P5"/>
                </table:table-cell>
                <table:covered-table-cell/>
              </table:table-row>
              <table:table-row>
                <table:table-cell table:style-name="Table81.A3" office:value-type="string">
                  <text:p text:style-name="P38">Errors</text:p>
                </table:table-cell>
                <table:table-cell table:style-name="Table81.C3" table:number-columns-spanned="3" office:value-type="string">
                  <text:p text:style-name="P5">EACCESS if access is denied according to the access control policy of the volume</text:p>
                </table:table-cell>
                <table:covered-table-cell/>
                <table:covered-table-cell/>
              </table:table-row>
              <table:table-row>
                <table:table-cell table:style-name="Table81.A3" office:value-type="string">
                  <text:p text:style-name="P38">Remarks</text:p>
                </table:table-cell>
                <table:table-cell table:style-name="Table81.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ext:p text:style-name="Standard">Management and System Calls</text:p>
      <text:p text:style-name="Standard"/>
      <text:p text:style-name="Text_20_body">All management and system calls are prefixed with a dot ('.').</text:p>
      <text:p text:style-name="Standard"/>
      <table:table table:name="Table2" table:style-name="Table2">
        <table:table-column table:style-name="Table2.A"/>
        <table:table-column table:style-name="Table2.B"/>
        <table:table-row>
          <table:table-cell table:style-name="Table2.A1" table:number-columns-spanned="2" office:value-type="string">
            <text:p text:style-name="P36"><text:span text:style-name="Source_20_Text"><text:span text:style-name="T32">.shutdown</text:span></text:span></text:p>
          </table:table-cell>
          <table:covered-table-cell/>
        </table:table-row>
        <table:table-row>
          <table:table-cell table:style-name="Table2.A2" office:value-type="string">
            <text:p text:style-name="P38">Description</text:p>
          </table:table-cell>
          <table:table-cell table:style-name="Table2.B2" office:value-type="string">
            <text:p text:style-name="P5">Gracefully terminates the MRC.</text:p>
          </table:table-cell>
        </table:table-row>
        <table:table-row>
          <table:table-cell table:style-name="Table2.B2" table:number-columns-spanned="2" office:value-type="string">
            <text:p text:style-name="Table_20_Contents"/>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
                </table:table-cell>
                <table:covered-table-cell/>
                <table:covered-table-cell/>
                <table:table-cell table:style-name="Table8.D1" office:value-type="string">
                  <text:p text:style-name="P39">Version 30</text:p>
                </table:table-cell>
              </table:table-row>
              <table:table-row>
                <table:table-cell table:style-name="Table8.A2" office:value-type="string">
                  <text:p text:style-name="P38">Arguments</text:p>
                </table:table-cell>
                <table:table-cell table:style-name="Table8.B2"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8">Returns</text:p>
                </table:table-cell>
                <table:table-cell table:style-name="Table8.C3" table:number-columns-spanned="3" office:value-type="string">
                  <text:p text:style-name="P11"><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5"/>
                </table:table-cell>
                <table:table-cell table:style-name="Table8.C3" table:number-columns-spanned="2" office:value-type="string">
                  <text:p text:style-name="P5"/>
                </table:table-cell>
                <table:covered-table-cell/>
              </table:table-row>
              <table:table-row>
                <table:table-cell table:style-name="Table8.A3" office:value-type="string">
                  <text:p text:style-name="P38">Errors</text:p>
                </table:table-cell>
                <table:table-cell table:style-name="Table8.C3" table:number-columns-spanned="3" office:value-type="string">
                  <text:p text:style-name="P5"/>
                </table:table-cell>
                <table:covered-table-cell/>
                <table:covered-table-cell/>
              </table:table-row>
              <table:table-row>
                <table:table-cell table:style-name="Table8.A3" office:value-type="string">
                  <text:p text:style-name="P38">Remarks</text:p>
                </table:table-cell>
                <table:table-cell table:style-name="Table8.C3" table:number-columns-spanned="3" office:value-type="string">
                  <text:p text:style-name="P5">All connections to clients and remote servers are closed. A snapshot of the in-memory database is created if necessary.</text:p>
                </table:table-cell>
                <table:covered-table-cell/>
                <table:covered-table-cell/>
              </table:table-row>
            </table:table>
            <text:p text:style-name="Table_20_Contents"/>
          </table:table-cell>
          <table:covered-table-cell/>
        </table:table-row>
      </table:table>
      <text:p text:style-name="P33"/>
      <text:p text:style-name="Standard"/>
      <table:table table:name="Table4" table:style-name="Table4">
        <table:table-column table:style-name="Table4.A"/>
        <table:table-column table:style-name="Table4.B"/>
        <table:table-row>
          <table:table-cell table:style-name="Table4.A1" table:number-columns-spanned="2" office:value-type="string">
            <text:p text:style-name="P36"><text:span text:style-name="Source_20_Text"><text:span text:style-name="T32">.dumpdb</text:span></text:span></text:p>
          </table:table-cell>
          <table:covered-table-cell/>
        </table:table-row>
        <table:table-row>
          <table:table-cell table:style-name="Table4.A2" office:value-type="string">
            <text:p text:style-name="P38">Description</text:p>
          </table:table-cell>
          <table:table-cell table:style-name="Table4.B2" office:value-type="string">
            <text:p text:style-name="P5">Creates an XML dump of the entire database content.</text:p>
          </table:table-cell>
        </table:table-row>
        <text:soft-page-break/>
        <table:table-row>
          <table:table-cell table:style-name="Table4.B2" table:number-columns-spanned="2" office:value-type="string">
            <text:p text:style-name="Table_20_Contents"/>
            <table:table table:name="Table82" table:style-name="Table82">
              <table:table-column table:style-name="Table82.A"/>
              <table:table-column table:style-name="Table82.B"/>
              <table:table-column table:style-name="Table82.C"/>
              <table:table-column table:style-name="Table82.D"/>
              <table:table-row>
                <table:table-cell table:style-name="Table82.A1" table:number-columns-spanned="3" office:value-type="string">
                  <text:p text:style-name="Table_20_Contents"/>
                </table:table-cell>
                <table:covered-table-cell/>
                <table:covered-table-cell/>
                <table:table-cell table:style-name="Table82.D1" office:value-type="string">
                  <text:p text:style-name="P39">Version 30</text:p>
                </table:table-cell>
              </table:table-row>
              <table:table-row>
                <table:table-cell table:style-name="Table82.A2" office:value-type="string">
                  <text:p text:style-name="P38">Arguments</text:p>
                </table:table-cell>
                <table:table-cell table:style-name="Table82.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dumpFile</text:p>
                </table:table-cell>
                <table:table-cell table:style-name="Table82.C3" table:number-columns-spanned="2" office:value-type="string">
                  <text:p text:style-name="P5">path to a file in the local file system of the MRC to which the dump will be written</text:p>
                </table:table-cell>
                <table:covered-table-cell/>
              </table:table-row>
              <table:table-row>
                <table:table-cell table:style-name="Table82.A3" office:value-type="string">
                  <text:p text:style-name="P38">Returns</text:p>
                </table:table-cell>
                <table:table-cell table:style-name="Table82.C3" table:number-columns-spanned="3" office:value-type="string">
                  <text:p text:style-name="P11"><text:span text:style-name="Source_20_Text"><text:span text:style-name="T14"/></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5"/>
                </table:table-cell>
                <table:table-cell table:style-name="Table82.C3" table:number-columns-spanned="2" office:value-type="string">
                  <text:p text:style-name="P5"/>
                </table:table-cell>
                <table:covered-table-cell/>
              </table:table-row>
              <table:table-row>
                <table:table-cell table:style-name="Table82.A3" office:value-type="string">
                  <text:p text:style-name="P38">Errors</text:p>
                </table:table-cell>
                <table:table-cell table:style-name="Table82.C3" table:number-columns-spanned="3" office:value-type="string">
                  <text:p text:style-name="P5"/>
                </table:table-cell>
                <table:covered-table-cell/>
                <table:covered-table-cell/>
              </table:table-row>
              <table:table-row>
                <table:table-cell table:style-name="Table82.A3" office:value-type="string">
                  <text:p text:style-name="P38">Remarks</text:p>
                </table:table-cell>
                <table:table-cell table:style-name="Table82.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3" table:style-name="Table13">
        <table:table-column table:style-name="Table13.A"/>
        <table:table-column table:style-name="Table13.B"/>
        <table:table-row>
          <table:table-cell table:style-name="Table13.A1" table:number-columns-spanned="2" office:value-type="string">
            <text:p text:style-name="P36"><text:span text:style-name="Source_20_Text"><text:span text:style-name="T32">.restoredb</text:span></text:span></text:p>
          </table:table-cell>
          <table:covered-table-cell/>
        </table:table-row>
        <table:table-row>
          <table:table-cell table:style-name="Table13.A2" office:value-type="string">
            <text:p text:style-name="P38">Description</text:p>
          </table:table-cell>
          <table:table-cell table:style-name="Table13.B2" office:value-type="string">
            <text:p text:style-name="P5">Restores the entire database from an XML dump.</text:p>
          </table:table-cell>
        </table:table-row>
        <table:table-row>
          <table:table-cell table:style-name="Table13.B2" table:number-columns-spanned="2" office:value-type="string">
            <text:p text:style-name="Table_20_Contents"/>
            <table:table table:name="Table83" table:style-name="Table83">
              <table:table-column table:style-name="Table83.A"/>
              <table:table-column table:style-name="Table83.B"/>
              <table:table-column table:style-name="Table83.C"/>
              <table:table-column table:style-name="Table83.D"/>
              <table:table-row>
                <table:table-cell table:style-name="Table83.A1" table:number-columns-spanned="3" office:value-type="string">
                  <text:p text:style-name="Table_20_Contents"/>
                </table:table-cell>
                <table:covered-table-cell/>
                <table:covered-table-cell/>
                <table:table-cell table:style-name="Table83.D1" office:value-type="string">
                  <text:p text:style-name="P39">Version 30</text:p>
                </table:table-cell>
              </table:table-row>
              <table:table-row>
                <table:table-cell table:style-name="Table83.A2" office:value-type="string">
                  <text:p text:style-name="P38">Arguments</text:p>
                </table:table-cell>
                <table:table-cell table:style-name="Table83.B2" table:number-columns-spanned="3" office:value-type="string">
                  <text:p text:style-name="P11"><text:span text:style-name="Source_20_Text"><text:span text:style-name="T14">[ dumpFile:String ]</text:span></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dumpFile</text:p>
                </table:table-cell>
                <table:table-cell table:style-name="Table83.C3" table:number-columns-spanned="2" office:value-type="string">
                  <text:p text:style-name="P5">path to a file in the local file system of the MRC from which the dump will be read</text:p>
                </table:table-cell>
                <table:covered-table-cell/>
              </table:table-row>
              <table:table-row>
                <table:table-cell table:style-name="Table83.A3" office:value-type="string">
                  <text:p text:style-name="P38">Returns</text:p>
                </table:table-cell>
                <table:table-cell table:style-name="Table83.C3" table:number-columns-spanned="3" office:value-type="string">
                  <text:p text:style-name="P11"><text:span text:style-name="Source_20_Text"><text:span text:style-name="T14"/></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5"/>
                </table:table-cell>
                <table:table-cell table:style-name="Table83.C3" table:number-columns-spanned="2" office:value-type="string">
                  <text:p text:style-name="P5"/>
                </table:table-cell>
                <table:covered-table-cell/>
              </table:table-row>
              <table:table-row>
                <table:table-cell table:style-name="Table83.A3" office:value-type="string">
                  <text:p text:style-name="P38">Errors</text:p>
                </table:table-cell>
                <table:table-cell table:style-name="Table83.C3" table:number-columns-spanned="3" office:value-type="string">
                  <text:p text:style-name="P5"/>
                </table:table-cell>
                <table:covered-table-cell/>
                <table:covered-table-cell/>
              </table:table-row>
              <table:table-row>
                <table:table-cell table:style-name="Table83.A3" office:value-type="string">
                  <text:p text:style-name="P38">Remarks</text:p>
                </table:table-cell>
                <table:table-cell table:style-name="Table83.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84" table:style-name="Table84">
        <table:table-column table:style-name="Table84.A"/>
        <table:table-column table:style-name="Table84.B"/>
        <table:table-row>
          <table:table-cell table:style-name="Table84.A1" table:number-columns-spanned="2" office:value-type="string">
            <text:p text:style-name="P36"><text:span text:style-name="Source_20_Text"><text:span text:style-name="T32">.Rinfo</text:span></text:span></text:p>
          </table:table-cell>
          <table:covered-table-cell/>
        </table:table-row>
        <table:table-row>
          <table:table-cell table:style-name="Table84.A2" office:value-type="string">
            <text:p text:style-name="P38">Description</text:p>
          </table:table-cell>
          <table:table-cell table:style-name="Table84.B2" office:value-type="string">
            <text:p text:style-name="P5">Returns current status information about slice replication.</text:p>
          </table:table-cell>
        </table:table-row>
        <table:table-row>
          <table:table-cell table:style-name="Table84.B2" table:number-columns-spanned="2" office:value-type="string">
            <text:p text:style-name="Table_20_Contents"/>
            <table:table table:name="Table85" table:style-name="Table85">
              <table:table-column table:style-name="Table85.A"/>
              <table:table-column table:style-name="Table85.B"/>
              <table:table-column table:style-name="Table85.C"/>
              <table:table-column table:style-name="Table85.D"/>
              <table:table-row>
                <table:table-cell table:style-name="Table85.A1" table:number-columns-spanned="3" office:value-type="string">
                  <text:p text:style-name="Table_20_Contents"/>
                </table:table-cell>
                <table:covered-table-cell/>
                <table:covered-table-cell/>
                <table:table-cell table:style-name="Table85.D1" office:value-type="string">
                  <text:p text:style-name="P39">Version 30</text:p>
                </table:table-cell>
              </table:table-row>
              <table:table-row>
                <table:table-cell table:style-name="Table85.A2" office:value-type="string">
                  <text:p text:style-name="P38">Arguments</text:p>
                </table:table-cell>
                <table:table-cell table:style-name="Table85.B2" table:number-columns-spanned="3" office:value-type="string">
                  <text:p text:style-name="P11"><text:span text:style-name="Source_20_Text"><text:span text:style-name="T14"/></text:span></text:p>
                </table:table-cell>
                <table:covered-table-cell/>
                <table:covered-table-cell/>
              </table:table-row>
              <table:table-row>
                <table:table-cell table:style-name="Table85.A3" office:value-type="string">
                  <text:p text:style-name="Table_20_Contents"/>
                </table:table-cell>
                <table:table-cell table:style-name="Table85.A3" office:value-type="string">
                  <text:p text:style-name="P5"/>
                </table:table-cell>
                <table:table-cell table:style-name="Table85.C3" table:number-columns-spanned="2" office:value-type="string">
                  <text:p text:style-name="P5"/>
                </table:table-cell>
                <table:covered-table-cell/>
              </table:table-row>
              <table:table-row>
                <table:table-cell table:style-name="Table85.A3" office:value-type="string">
                  <text:p text:style-name="P38">Returns</text:p>
                </table:table-cell>
                <table:table-cell table:style-name="Table85.C3" table:number-columns-spanned="3" office:value-type="string">
                  <text:p text:style-name="P11"><text:span text:style-name="Source_20_Text"><text:span text:style-name="T14">[ replicationInfo:{</text:span></text:span></text:p>
                  <text:p text:style-name="P11"><text:span text:style-name="Source_20_Text"><text:span text:style-name="T14"><text:s text:c="2"/>"sliceID" -&gt; String,</text:span></text:span></text:p>
                  <text:p text:style-name="P11"><text:span text:style-name="Source_20_Text"><text:span text:style-name="T14"><text:s text:c="2"/>"replicationMechanism" -&gt; String,</text:span></text:span></text:p>
                  <text:p text:style-name="P11"><text:span text:style-name="Source_20_Text"><text:span text:style-name="T14"><text:s text:c="2"/>"viewID" -&gt; Integer,</text:span></text:span></text:p>
                  <text:p text:style-name="P11"><text:span text:style-name="Source_20_Text"><text:span text:style-name="T14"><text:s text:c="2"/>"sequenceID" -&gt; String,</text:span></text:span></text:p>
                  <text:p text:style-name="P11"><text:span text:style-name="Source_20_Text"><text:span text:style-name="T14"><text:s text:c="2"/>"volumeName" -&gt; String,</text:span></text:span></text:p>
                  <text:p text:style-name="P11"><text:span text:style-name="Source_20_Text"><text:span text:style-name="T14"><text:s text:c="2"/>"master" -&gt; String ?,</text:span></text:span></text:p>
                  <text:p text:style-name="P11"><text:span text:style-name="Source_20_Text"><text:span text:style-name="T14"><text:s text:c="2"/>"slaves" -&gt; [ slave:String * ]? }</text:span></text:span></text:p>
                  <text:p text:style-name="P11"><text:span text:style-name="Source_20_Text"><text:span text:style-name="T14">]</text:span></text:span></text:p>
                </table:table-cell>
                <table:covered-table-cell/>
                <table:covered-table-cell/>
              </table:table-row>
              <table:table-row>
                <table:table-cell table:style-name="Table85.A3" office:value-type="string">
                  <text:p text:style-name="Table_20_Contents"/>
                </table:table-cell>
                <table:table-cell table:number-columns-spanned="3">
                  <table:table table:is-sub-table="true">
                    <table:table-column table:style-name="Table85.B"/>
                    <table:table-column table:style-name="Table85.B5.2"/>
                    <table:table-row>
                      <table:table-cell table:style-name="Table85.A3" office:value-type="string">
                        <text:p text:style-name="P5">sliceID</text:p>
                      </table:table-cell>
                      <table:table-cell table:style-name="Table85.C3" office:value-type="string">
                        <text:p text:style-name="P5">global ID of the slice</text:p>
                      </table:table-cell>
                    </table:table-row>
                    <table:table-row>
                      <table:table-cell table:style-name="Table85.A3" office:value-type="string">
                        <text:p text:style-name="P5">replicationMechanism</text:p>
                      </table:table-cell>
                      <table:table-cell table:style-name="Table85.C3" office:value-type="string">
                        <text:p text:style-name="P5">name of mechanism:</text:p>
                        <text:list text:style-name="L8">
                          <text:list-item>
                            <text:p text:style-name="P88">SlaveReplicationMechanism</text:p>
                          </text:list-item>
                          <text:list-item>
                            <text:p text:style-name="P88">MasterReplicationMechanism</text:p>
                          </text:list-item>
                        </text:list>
                      </table:table-cell>
                    </table:table-row>
                    <table:table-row>
                      <table:table-cell table:style-name="Table85.A3" office:value-type="string">
                        <text:p text:style-name="P5"><text:soft-page-break/>viewID</text:p>
                      </table:table-cell>
                      <table:table-cell table:style-name="Table85.C3" office:value-type="string">
                        <text:p text:style-name="P5">current view</text:p>
                      </table:table-cell>
                    </table:table-row>
                    <table:table-row>
                      <table:table-cell table:style-name="Table85.A3" office:value-type="string">
                        <text:p text:style-name="P5">sequenceID</text:p>
                      </table:table-cell>
                      <table:table-cell table:style-name="Table85.C3" office:value-type="string">
                        <text:p text:style-name="P5">sequenceID of next operation</text:p>
                      </table:table-cell>
                    </table:table-row>
                    <table:table-row>
                      <table:table-cell table:style-name="Table85.A3" office:value-type="string">
                        <text:p text:style-name="P5">volumeName</text:p>
                      </table:table-cell>
                      <table:table-cell table:style-name="Table85.C3" office:value-type="string">
                        <text:p text:style-name="P5">volume name</text:p>
                      </table:table-cell>
                    </table:table-row>
                    <table:table-row>
                      <table:table-cell table:style-name="Table85.A3" office:value-type="string">
                        <text:p text:style-name="P5">master</text:p>
                      </table:table-cell>
                      <table:table-cell table:style-name="Table85.C3" office:value-type="string">
                        <text:p text:style-name="P5">hostname/IP:port of master (only if SlaveReplicationMechanism is used)</text:p>
                      </table:table-cell>
                    </table:table-row>
                    <table:table-row>
                      <table:table-cell table:style-name="Table85.A3" office:value-type="string">
                        <text:p text:style-name="P5">slaves</text:p>
                      </table:table-cell>
                      <table:table-cell table:style-name="Table85.C3" office:value-type="string">
                        <text:p text:style-name="P5">list of hostname/IP:port of slaves (only if MasterReplicationMechanism is used)</text:p>
                      </table:table-cell>
                    </table:table-row>
                  </table:table>
                </table:table-cell>
                <table:covered-table-cell/>
                <table:covered-table-cell/>
              </table:table-row>
              <table:table-row>
                <table:table-cell table:style-name="Table85.A3" office:value-type="string">
                  <text:p text:style-name="P38">Errors</text:p>
                </table:table-cell>
                <table:table-cell table:style-name="Table85.C3" table:number-columns-spanned="3" office:value-type="string">
                  <text:p text:style-name="P5"/>
                </table:table-cell>
                <table:covered-table-cell/>
                <table:covered-table-cell/>
              </table:table-row>
              <table:table-row>
                <table:table-cell table:style-name="Table85.A3" office:value-type="string">
                  <text:p text:style-name="P38">Remarks</text:p>
                </table:table-cell>
                <table:table-cell table:style-name="Table85.C3" table:number-columns-spanned="3" office:value-type="string">
                  <text:p text:style-name="P5"/>
                </table:table-cell>
                <table:covered-table-cell/>
                <table:covered-table-cell/>
              </table:table-row>
            </table:table>
            <text:p text:style-name="Table_20_Contents"/>
          </table:table-cell>
          <table:covered-table-cell/>
        </table:table-row>
      </table:table>
      <text:p text:style-name="P30"/>
      <text:h text:style-name="Heading_20_2" text:outline-level="2"/>
      <text:h text:style-name="P22" text:outline-level="3">OSD Interface</text:h>
      <text:p text:style-name="Text_20_body"/>
      <text:p text:style-name="Text_20_body">In this section, the client interface to the OSD is described in detail.</text:p>
      <text:p text:style-name="Text_20_body"/>
      <text:p text:style-name="Text_20_body">Data Transfer Operations</text:p>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36"><text:span text:style-name="Source_20_Text"><text:span text:style-name="T32">GET</text:span></text:span></text:p>
          </table:table-cell>
          <table:covered-table-cell/>
        </table:table-row>
        <table:table-row>
          <table:table-cell table:style-name="Table12.A2" office:value-type="string">
            <text:p text:style-name="P38">Description</text:p>
          </table:table-cell>
          <table:table-cell table:style-name="Table12.B2" office:value-type="string">
            <text:p text:style-name="P5">Returns an object's content (data) or warns about the use of a file.</text:p>
          </table:table-cell>
        </table:table-row>
        <text:soft-page-break/>
        <table:table-row>
          <table:table-cell table:style-name="Table12.B2" table:number-columns-spanned="2" office:value-type="string">
            <text:p text:style-name="Table_20_Contents"/>
            <table:table table:name="Table132" table:style-name="Table132">
              <table:table-column table:style-name="Table132.A"/>
              <table:table-column table:style-name="Table132.B"/>
              <table:table-column table:style-name="Table132.C"/>
              <table:table-column table:style-name="Table132.D"/>
              <table:table-row>
                <table:table-cell table:style-name="Table132.A1" table:number-columns-spanned="3" office:value-type="string">
                  <text:p text:style-name="Table_20_Contents"/>
                </table:table-cell>
                <table:covered-table-cell/>
                <table:covered-table-cell/>
                <table:table-cell table:style-name="Table132.D1" office:value-type="string">
                  <text:p text:style-name="P39">Version 39</text:p>
                </table:table-cell>
              </table:table-row>
              <table:table-row>
                <table:table-cell table:style-name="Table132.A2" office:value-type="string">
                  <text:p text:style-name="P38">Req. Line</text:p>
                </table:table-cell>
                <table:table-cell table:style-name="Table132.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32.A3" office:value-type="string">
                  <text:p text:style-name="Table_20_Contents"/>
                </table:table-cell>
                <table:table-cell table:style-name="Table132.A3" office:value-type="string">
                  <text:p text:style-name="P5">fileID</text:p>
                </table:table-cell>
                <table:table-cell table:style-name="Table132.C3" table:number-columns-spanned="2" office:value-type="string">
                  <text:p text:style-name="P5">fileID this object belongs to</text:p>
                </table:table-cell>
                <table:covered-table-cell/>
              </table:table-row>
              <table:table-row>
                <table:table-cell table:style-name="Table132.A3" office:value-type="string">
                  <text:p text:style-name="P38">Req. Headers</text:p>
                </table:table-cell>
                <table:table-cell table:style-name="Table132.C3" table:number-columns-spanned="3" office:value-type="string">
                  <text:p text:style-name="P11"><text:span text:style-name="Source_20_Text"><text:span text:style-name="T14"/></text:span></text:p>
                </table:table-cell>
                <table:covered-table-cell/>
                <table:covered-table-cell/>
              </table:table-row>
              <table:table-row>
                <table:table-cell table:style-name="Table132.A3" office:value-type="string">
                  <text:p text:style-name="Table_20_Contents"/>
                </table:table-cell>
                <table:table-cell table:number-columns-spanned="3">
                  <table:table table:is-sub-table="true">
                    <table:table-column table:style-name="Table132.B"/>
                    <table:table-column table:style-name="Table132.B5.2"/>
                    <table:table-row>
                      <table:table-cell table:style-name="Table132.A3" office:value-type="string">
                        <text:p text:style-name="P10"><text:span text:style-name="Source_20_Text"><text:span text:style-name="T19">X-Object-Number: </text:span></text:span><text:span text:style-name="Source_20_Text"><text:span text:style-name="T21">Integer</text:span></text:span></text:p>
                      </table:table-cell>
                      <table:table-cell table:style-name="Table132.C3" office:value-type="string">
                        <text:p text:style-name="P5">the sequential number identifying the object within a fileID (only mandatory in requests of transfers)</text:p>
                      </table:table-cell>
                    </table:table-row>
                    <table:table-row>
                      <table:table-cell table:style-name="Table132.A3" office:value-type="string">
                        <text:p text:style-name="P17">X-Object-Version: <text:span text:style-name="T33">Integer</text:span></text:p>
                      </table:table-cell>
                      <table:table-cell table:style-name="Table132.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2.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32.C3" office:value-type="string">
                        <text:p text:style-name="P5">a byte range within the object requested (optional)</text:p>
                      </table:table-cell>
                    </table:table-row>
                    <table:table-row>
                      <table:table-cell table:style-name="Table13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2.C3" office:value-type="string">
                        <text:p text:style-name="P5">file locations (mandatory)</text:p>
                      </table:table-cell>
                    </table:table-row>
                    <table:table-row>
                      <table:table-cell table:style-name="Table13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2.C3" office:value-type="string">
                        <text:p text:style-name="P5">authentication token (mandatory)</text:p>
                      </table:table-cell>
                    </table:table-row>
                  </table:table>
                </table:table-cell>
                <table:covered-table-cell/>
                <table:covered-table-cell/>
              </table:table-row>
              <table:table-row>
                <table:table-cell table:style-name="Table132.A3" office:value-type="string">
                  <text:p text:style-name="P38">Req. Body</text:p>
                </table:table-cell>
                <table:table-cell table:style-name="Table132.C3" table:number-columns-spanned="3" office:value-type="string">
                  <text:p text:style-name="P7">empty</text:p>
                </table:table-cell>
                <table:covered-table-cell/>
                <table:covered-table-cell/>
              </table:table-row>
              <table:table-row>
                <table:table-cell table:style-name="Table132.A3" office:value-type="string">
                  <text:p text:style-name="P38">Resp. Codes</text:p>
                </table:table-cell>
                <table:table-cell table:style-name="Table13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2.A3" office:value-type="string">
                  <text:p text:style-name="P38">Resp. Headers</text:p>
                </table:table-cell>
                <table:table-cell table:style-name="Table132.C3" table:number-columns-spanned="3" office:value-type="string">
                  <text:p text:style-name="P5"/>
                </table:table-cell>
                <table:covered-table-cell/>
                <table:covered-table-cell/>
              </table:table-row>
              <table:table-row>
                <table:table-cell table:style-name="Table132.A3" office:value-type="string">
                  <text:p text:style-name="P38"/>
                </table:table-cell>
                <table:table-cell table:number-columns-spanned="3">
                  <table:table table:is-sub-table="true">
                    <table:table-column table:style-name="Table132.B9.1"/>
                    <table:table-column table:style-name="Table132.B9.2"/>
                    <table:table-row>
                      <table:table-cell table:style-name="Table132.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32.C3" office:value-type="string">
                        <text:p text:style-name="P5">if a content range was requested the header is echoed back to the client </text:p>
                      </table:table-cell>
                    </table:table-row>
                    <table:table-row>
                      <table:table-cell table:style-name="Table132.A3" office:value-type="string">
                        <text:p text:style-name="P10"><text:span text:style-name="Source_20_Text"><text:span text:style-name="T19">Content-Length: </text:span></text:span><text:span text:style-name="Source_20_Text"><text:span text:style-name="T21">Integer</text:span></text:span></text:p>
                      </table:table-cell>
                      <table:table-cell table:style-name="Table132.C3" office:value-type="string">
                        <text:p text:style-name="P5">number of bytes in response body</text:p>
                      </table:table-cell>
                    </table:table-row>
                    <table:table-row>
                      <table:table-cell table:style-name="Table132.A3" office:value-type="string">
                        <text:p text:style-name="P10"><text:span text:style-name="Source_20_Text"><text:span text:style-name="T19">Content-Type: application/octet-stream</text:span></text:span></text:p>
                      </table:table-cell>
                      <table:table-cell table:style-name="Table132.C3" office:value-type="string">
                        <text:p text:style-name="P5">sent to ensure compatability with HTTP and proxies</text:p>
                      </table:table-cell>
                    </table:table-row>
                    <table:table-row>
                      <table:table-cell table:style-name="Table132.A3" office:value-type="string">
                        <text:p text:style-name="P10"><text:span text:style-name="Source_20_Text"><text:span text:style-name="T19">Location: </text:span></text:span><text:span text:style-name="Source_20_Text"><text:span text:style-name="T21">String</text:span></text:span></text:p>
                      </table:table-cell>
                      <table:table-cell table:style-name="Table132.C3" office:value-type="string">
                        <text:p text:style-name="P5">address of the correct OSD (mandatory if 303 was returned)</text:p>
                      </table:table-cell>
                    </table:table-row>
                    <table:table-row>
                      <table:table-cell table:style-name="Table132.A3" office:value-type="string">
                        <text:p text:style-name="P10"><text:span text:style-name="Source_20_Text"><text:span text:style-name="T19">X-Invalid-Checksum: </text:span></text:span><text:span text:style-name="Source_20_Text"><text:span text:style-name="T21">Boolean</text:span></text:span></text:p>
                      </table:table-cell>
                      <table:table-cell table:style-name="Table132.C3" office:value-type="string">
                        <text:p text:style-name="P5">An optional flag that indicates whether a checksum mismatch occurred when reading the object on the server's storage device. If the header is sent and set to true, the data received with the request may be corrrupted.</text:p>
                      </table:table-cell>
                    </table:table-row>
                  </table:table>
                </table:table-cell>
                <table:covered-table-cell/>
                <table:covered-table-cell/>
              </table:table-row>
              <table:table-row>
                <table:table-cell table:style-name="Table132.A3" office:value-type="string">
                  <text:p text:style-name="P38">Resp. Body</text:p>
                </table:table-cell>
                <table:table-cell table:style-name="Table132.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86" table:style-name="Table86">
              <table:table-column table:style-name="Table86.A"/>
              <table:table-column table:style-name="Table86.B"/>
              <table:table-column table:style-name="Table86.C"/>
              <table:table-column table:style-name="Table86.D"/>
              <table:table-row>
                <table:table-cell table:style-name="Table86.A1" table:number-columns-spanned="3" office:value-type="string">
                  <text:p text:style-name="Table_20_Contents"/>
                </table:table-cell>
                <table:covered-table-cell/>
                <table:covered-table-cell/>
                <table:table-cell table:style-name="Table86.D1" office:value-type="string">
                  <text:p text:style-name="P39">Version 30</text:p>
                </table:table-cell>
              </table:table-row>
              <table:table-row>
                <table:table-cell table:style-name="Table86.A2" office:value-type="string">
                  <text:p text:style-name="P38">Req. Line</text:p>
                </table:table-cell>
                <table:table-cell table:style-name="Table86.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6.A3" office:value-type="string">
                  <text:p text:style-name="Table_20_Contents"/>
                </table:table-cell>
                <table:table-cell table:style-name="Table86.A3" office:value-type="string">
                  <text:p text:style-name="P5">fileID</text:p>
                </table:table-cell>
                <table:table-cell table:style-name="Table86.C3" table:number-columns-spanned="2" office:value-type="string">
                  <text:p text:style-name="P5">fileID this object belongs to</text:p>
                </table:table-cell>
                <table:covered-table-cell/>
              </table:table-row>
              <table:table-row>
                <table:table-cell table:style-name="Table86.A3" office:value-type="string">
                  <text:p text:style-name="P38">Req. Headers</text:p>
                </table:table-cell>
                <table:table-cell table:style-name="Table86.C3" table:number-columns-spanned="3" office:value-type="string">
                  <text:p text:style-name="P11"><text:span text:style-name="Source_20_Text"><text:span text:style-name="T14"/></text:span></text:p>
                </table:table-cell>
                <table:covered-table-cell/>
                <table:covered-table-cell/>
              </table:table-row>
              <table:table-row>
                <table:table-cell table:style-name="Table86.A3" office:value-type="string">
                  <text:p text:style-name="Table_20_Contents"/>
                </table:table-cell>
                <table:table-cell table:number-columns-spanned="3">
                  <table:table table:is-sub-table="true">
                    <table:table-column table:style-name="Table86.B"/>
                    <table:table-column table:style-name="Table86.B5.2"/>
                    <table:table-row>
                      <table:table-cell table:style-name="Table86.A3" office:value-type="string">
                        <text:p text:style-name="P10"><text:span text:style-name="Source_20_Text"><text:span text:style-name="T19">X-Object-Number: </text:span></text:span><text:span text:style-name="Source_20_Text"><text:span text:style-name="T21">Integer</text:span></text:span></text:p>
                      </table:table-cell>
                      <table:table-cell table:style-name="Table86.C3" office:value-type="string">
                        <text:p text:style-name="P5">the sequential number identifying the object within a fileID (only mandatory in requests of transfers)</text:p>
                      </table:table-cell>
                    </table:table-row>
                    <table:table-row>
                      <table:table-cell table:style-name="Table86.A3" office:value-type="string">
                        <text:p text:style-name="P17">X-Object-Version: <text:span text:style-name="T33">Integer</text:span></text:p>
                      </table:table-cell>
                      <table:table-cell table:style-name="Table86.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86.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86.C3" office:value-type="string">
                        <text:p text:style-name="P5">a byte range within the object requested (optional)</text:p>
                      </table:table-cell>
                    </table:table-row>
                    <table:table-row>
                      <table:table-cell table:style-name="Table86.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6.C3" office:value-type="string">
                        <text:p text:style-name="P5">file locations (mandatory)</text:p>
                      </table:table-cell>
                    </table:table-row>
                    <table:table-row>
                      <table:table-cell table:style-name="Table86.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6.C3" office:value-type="string">
                        <text:p text:style-name="P5">authentication token (mandatory)</text:p>
                      </table:table-cell>
                    </table:table-row>
                  </table:table>
                </table:table-cell>
                <table:covered-table-cell/>
                <table:covered-table-cell/>
              </table:table-row>
              <table:table-row>
                <table:table-cell table:style-name="Table86.A3" office:value-type="string">
                  <text:p text:style-name="P38">Req. Body</text:p>
                </table:table-cell>
                <table:table-cell table:style-name="Table86.C3" table:number-columns-spanned="3" office:value-type="string">
                  <text:p text:style-name="P7">empty</text:p>
                </table:table-cell>
                <table:covered-table-cell/>
                <table:covered-table-cell/>
              </table:table-row>
              <table:table-row>
                <table:table-cell table:style-name="Table86.A3" office:value-type="string">
                  <text:p text:style-name="P38">Resp. Codes</text:p>
                </table:table-cell>
                <table:table-cell table:style-name="Table86.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6.A3" office:value-type="string">
                  <text:p text:style-name="P38">Resp. Headers</text:p>
                </table:table-cell>
                <table:table-cell table:style-name="Table86.C3" table:number-columns-spanned="3" office:value-type="string">
                  <text:p text:style-name="P5"/>
                </table:table-cell>
                <table:covered-table-cell/>
                <table:covered-table-cell/>
              </table:table-row>
              <table:table-row>
                <table:table-cell table:style-name="Table86.A3" office:value-type="string">
                  <text:p text:style-name="P38"/>
                </table:table-cell>
                <table:table-cell table:number-columns-spanned="3">
                  <table:table table:is-sub-table="true">
                    <table:table-column table:style-name="Table86.B9.1"/>
                    <table:table-column table:style-name="Table86.B9.2"/>
                    <table:table-row>
                      <table:table-cell table:style-name="Table86.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86.C3" office:value-type="string">
                        <text:p text:style-name="P5">if a content range was requested the header is echoed back to the client </text:p>
                      </table:table-cell>
                    </table:table-row>
                    <table:table-row>
                      <table:table-cell table:style-name="Table86.A3" office:value-type="string">
                        <text:p text:style-name="P10"><text:span text:style-name="Source_20_Text"><text:span text:style-name="T19">Content-Length: </text:span></text:span><text:span text:style-name="Source_20_Text"><text:span text:style-name="T21">Integer</text:span></text:span></text:p>
                      </table:table-cell>
                      <table:table-cell table:style-name="Table86.C3" office:value-type="string">
                        <text:p text:style-name="P5">number of bytes in response body</text:p>
                      </table:table-cell>
                    </table:table-row>
                    <table:table-row>
                      <table:table-cell table:style-name="Table86.A3" office:value-type="string">
                        <text:p text:style-name="P10"><text:span text:style-name="Source_20_Text"><text:span text:style-name="T19">Content-Type: application/octet-stream</text:span></text:span></text:p>
                      </table:table-cell>
                      <table:table-cell table:style-name="Table86.C3" office:value-type="string">
                        <text:p text:style-name="P5">sent to ensure compatability with HTTP and proxies</text:p>
                      </table:table-cell>
                    </table:table-row>
                    <table:table-row>
                      <table:table-cell table:style-name="Table86.A3" office:value-type="string">
                        <text:p text:style-name="P10"><text:span text:style-name="Source_20_Text"><text:span text:style-name="T19">Location: </text:span></text:span><text:span text:style-name="Source_20_Text"><text:span text:style-name="T21">String</text:span></text:span></text:p>
                      </table:table-cell>
                      <table:table-cell table:style-name="Table86.C3" office:value-type="string">
                        <text:p text:style-name="P5">address of the correct OSD (mandatory if 303 was returned)</text:p>
                      </table:table-cell>
                    </table:table-row>
                  </table:table>
                </table:table-cell>
                <table:covered-table-cell/>
                <table:covered-table-cell/>
              </table:table-row>
              <table:table-row>
                <table:table-cell table:style-name="Table86.A3" office:value-type="string">
                  <text:p text:style-name="P38">Resp. Body</text:p>
                </table:table-cell>
                <table:table-cell table:style-name="Table86.C3" table:number-columns-spanned="3" office:value-type="string">
                  <text:p text:style-name="P5">the object's contents</text:p>
                </table:table-cell>
                <table:covered-table-cell/>
                <table:covered-table-cell/>
              </table:table-row>
            </table:table>
            <text:p text:style-name="Table_20_Contents"/>
            <text:p text:style-name="Table_20_Contents"/>
            <table:table table:name="Table109" table:style-name="Table109">
              <table:table-column table:style-name="Table109.A"/>
              <table:table-column table:style-name="Table109.B"/>
              <table:table-column table:style-name="Table109.C"/>
              <table:table-column table:style-name="Table109.D"/>
              <table:table-row>
                <table:table-cell table:style-name="Table109.A1" table:number-columns-spanned="3" office:value-type="string">
                  <text:p text:style-name="Table_20_Contents"/>
                </table:table-cell>
                <table:covered-table-cell/>
                <table:covered-table-cell/>
                <table:table-cell table:style-name="Table109.D1" office:value-type="string">
                  <text:p text:style-name="P39">Proposal</text:p>
                </table:table-cell>
              </table:table-row>
              <table:table-row>
                <table:table-cell table:style-name="Table109.A2" office:value-type="string">
                  <text:p text:style-name="P38">Req. Line</text:p>
                </table:table-cell>
                <table:table-cell table:style-name="Table109.B2" table:number-columns-spanned="3" office:value-type="string">
                  <text:p text:style-name="P11"><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9.A3" office:value-type="string">
                  <text:p text:style-name="Table_20_Contents"/>
                </table:table-cell>
                <table:table-cell table:style-name="Table109.A3" office:value-type="string">
                  <text:p text:style-name="P5">fileID</text:p>
                </table:table-cell>
                <table:table-cell table:style-name="Table109.C3" table:number-columns-spanned="2" office:value-type="string">
                  <text:p text:style-name="P5">fileID this object belongs to</text:p>
                </table:table-cell>
                <table:covered-table-cell/>
              </table:table-row>
              <table:table-row>
                <table:table-cell table:style-name="Table109.A3" office:value-type="string">
                  <text:p text:style-name="P38">Req. Headers</text:p>
                </table:table-cell>
                <table:table-cell table:style-name="Table109.C3" table:number-columns-spanned="3" office:value-type="string">
                  <text:p text:style-name="P11"><text:span text:style-name="Source_20_Text"><text:span text:style-name="T14"/></text:span></text:p>
                </table:table-cell>
                <table:covered-table-cell/>
                <table:covered-table-cell/>
              </table:table-row>
              <table:table-row>
                <table:table-cell table:style-name="Table109.A3" office:value-type="string">
                  <text:p text:style-name="Table_20_Contents"/>
                </table:table-cell>
                <table:table-cell table:number-columns-spanned="3">
                  <table:table table:is-sub-table="true">
                    <table:table-column table:style-name="Table109.B"/>
                    <table:table-column table:style-name="Table109.B5.2"/>
                    <table:table-row>
                      <table:table-cell table:style-name="Table109.A3" office:value-type="string">
                        <text:p text:style-name="P10"><text:span text:style-name="Source_20_Text"><text:span text:style-name="T19">X-Object-Number: </text:span></text:span><text:span text:style-name="Source_20_Text"><text:span text:style-name="T21">Integer</text:span></text:span></text:p>
                      </table:table-cell>
                      <table:table-cell table:style-name="Table109.C3" office:value-type="string">
                        <text:p text:style-name="P5">the sequential number identifying the object within a fileID (only mandatory in requests of transfers)</text:p>
                      </table:table-cell>
                    </table:table-row>
                    <table:table-row>
                      <table:table-cell table:style-name="Table109.A3" office:value-type="string">
                        <text:p text:style-name="P17">X-Object-Version: <text:span text:style-name="T33">Integer</text:span></text:p>
                      </table:table-cell>
                      <table:table-cell table:style-name="Table109.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09.A3" office:value-type="string">
                        <text:p text:style-name="P10"><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9.C3" office:value-type="string">
                        <text:p text:style-name="P5">a byte range within the object requested (optional)</text:p>
                      </table:table-cell>
                    </table:table-row>
                    <table:table-row>
                      <table:table-cell table:style-name="Table109.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9.C3" office:value-type="string">
                        <text:p text:style-name="P5">file locations (mandatory)</text:p>
                      </table:table-cell>
                    </table:table-row>
                    <table:table-row>
                      <table:table-cell table:style-name="Table109.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9.C3" office:value-type="string">
                        <text:p text:style-name="P5">authentication token (mandatory)</text:p>
                      </table:table-cell>
                    </table:table-row>
                    <table:table-row>
                      <table:table-cell table:style-name="Table109.A3" office:value-type="string">
                        <text:p text:style-name="P10"><text:span text:style-name="Source_20_Text"><text:span text:style-name="T19">X-Lease-Timeout: Integer</text:span></text:span></text:p>
                      </table:table-cell>
                      <table:table-cell table:style-name="Table109.C3" office:value-type="string">
                        <text:p text:style-name="P5">The expiry time stamp of the read or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9.A3" office:value-type="string">
                  <text:p text:style-name="P38">Req. Body</text:p>
                </table:table-cell>
                <table:table-cell table:style-name="Table109.C3" table:number-columns-spanned="3" office:value-type="string">
                  <text:p text:style-name="P7">empty</text:p>
                </table:table-cell>
                <table:covered-table-cell/>
                <table:covered-table-cell/>
              </table:table-row>
              <table:table-row>
                <table:table-cell table:style-name="Table109.A3" office:value-type="string">
                  <text:p text:style-name="P38">Resp. Codes</text:p>
                </table:table-cell>
                <table:table-cell table:style-name="Table109.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9.A3" office:value-type="string">
                  <text:p text:style-name="P38">Resp. Headers</text:p>
                </table:table-cell>
                <table:table-cell table:style-name="Table109.C3" table:number-columns-spanned="3" office:value-type="string">
                  <text:p text:style-name="P5"/>
                </table:table-cell>
                <table:covered-table-cell/>
                <table:covered-table-cell/>
              </table:table-row>
              <table:table-row>
                <table:table-cell table:style-name="Table109.A3" office:value-type="string">
                  <text:p text:style-name="P38"/>
                </table:table-cell>
                <table:table-cell table:number-columns-spanned="3">
                  <table:table table:is-sub-table="true">
                    <table:table-column table:style-name="Table109.B9.1"/>
                    <table:table-column table:style-name="Table109.B9.2"/>
                    <table:table-row>
                      <table:table-cell table:style-name="Table109.A3" office:value-type="string">
                        <text:p text:style-name="P10"><text:span text:style-name="Source_20_Text"><text:span text:style-name="T19">Content-Range:</text:span></text:span></text:p>
                        <text:p text:style-name="P10"><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09.C3" office:value-type="string">
                        <text:p text:style-name="P5">if a content range was requested the header is echoed back to the client </text:p>
                      </table:table-cell>
                    </table:table-row>
                    <table:table-row>
                      <table:table-cell table:style-name="Table109.A3" office:value-type="string">
                        <text:p text:style-name="P10"><text:span text:style-name="Source_20_Text"><text:span text:style-name="T19">Content-Length: </text:span></text:span><text:span text:style-name="Source_20_Text"><text:span text:style-name="T21">Integer</text:span></text:span></text:p>
                      </table:table-cell>
                      <table:table-cell table:style-name="Table109.C3" office:value-type="string">
                        <text:p text:style-name="P5">number of bytes in response body</text:p>
                      </table:table-cell>
                    </table:table-row>
                    <table:table-row>
                      <table:table-cell table:style-name="Table109.A3" office:value-type="string">
                        <text:p text:style-name="P10"><text:span text:style-name="Source_20_Text"><text:span text:style-name="T19">Content-Type: application/octet-stream</text:span></text:span></text:p>
                      </table:table-cell>
                      <table:table-cell table:style-name="Table109.C3" office:value-type="string">
                        <text:p text:style-name="P5">sent to ensure compatability with HTTP and proxies</text:p>
                      </table:table-cell>
                    </table:table-row>
                    <table:table-row>
                      <table:table-cell table:style-name="Table109.A3" office:value-type="string">
                        <text:p text:style-name="P10"><text:span text:style-name="Source_20_Text"><text:span text:style-name="T19">Location: </text:span></text:span><text:span text:style-name="Source_20_Text"><text:span text:style-name="T21">String</text:span></text:span></text:p>
                      </table:table-cell>
                      <table:table-cell table:style-name="Table109.C3" office:value-type="string">
                        <text:p text:style-name="P5">address of the correct OSD(mandatory if 307 was returned)</text:p>
                      </table:table-cell>
                    </table:table-row>
                  </table:table>
                </table:table-cell>
                <table:covered-table-cell/>
                <table:covered-table-cell/>
              </table:table-row>
              <table:table-row>
                <table:table-cell table:style-name="Table109.A3" office:value-type="string">
                  <text:p text:style-name="P38">Resp. Body</text:p>
                </table:table-cell>
                <table:table-cell table:style-name="Table109.C3" table:number-columns-spanned="3" office:value-type="string">
                  <text:p text:style-name="P5">the object's contents</text:p>
                </table:table-cell>
                <table:covered-table-cell/>
                <table:covered-table-cell/>
              </table:table-row>
            </table:table>
            <text:p text:style-name="Table_20_Contents"/>
          </table:table-cell>
          <table:covered-table-cell/>
        </table:table-row>
      </table:table>
      <text:p text:style-name="Standard"><text:soft-page-break/></text:p>
      <text:p text:style-name="Text_20_body"/>
      <table:table table:name="Table89" table:style-name="Table89">
        <table:table-column table:style-name="Table89.A"/>
        <table:table-column table:style-name="Table89.B"/>
        <table:table-row>
          <table:table-cell table:style-name="Table89.A1" table:number-columns-spanned="2" office:value-type="string">
            <text:p text:style-name="P36"><text:span text:style-name="Source_20_Text"><text:span text:style-name="T32">PUT</text:span></text:span></text:p>
          </table:table-cell>
          <table:covered-table-cell/>
        </table:table-row>
        <table:table-row>
          <table:table-cell table:style-name="Table89.A2" office:value-type="string">
            <text:p text:style-name="P38">Description</text:p>
          </table:table-cell>
          <table:table-cell table:style-name="Table89.B2" office:value-type="string">
            <text:p text:style-name="P5">Stores data in an object. Overwrites any existing data within an object. Creates an object if it did not exist before. This operation will also increase the object version number of the corresponding object(s).</text:p>
          </table:table-cell>
        </table:table-row>
        <table:table-row>
          <table:table-cell table:style-name="Table89.B2" table:number-columns-spanned="2" office:value-type="string">
            <text:p text:style-name="Table_20_Contents"/>
            <table:table table:name="Table90" table:style-name="Table90">
              <table:table-column table:style-name="Table90.A"/>
              <table:table-column table:style-name="Table90.B"/>
              <table:table-column table:style-name="Table90.C"/>
              <table:table-column table:style-name="Table90.D"/>
              <table:table-row>
                <table:table-cell table:style-name="Table90.A1" table:number-columns-spanned="3" office:value-type="string">
                  <text:p text:style-name="Table_20_Contents"/>
                </table:table-cell>
                <table:covered-table-cell/>
                <table:covered-table-cell/>
                <table:table-cell table:style-name="Table90.D1" office:value-type="string">
                  <text:p text:style-name="P39">Version 30</text:p>
                </table:table-cell>
              </table:table-row>
              <table:table-row>
                <table:table-cell table:style-name="Table90.A2" office:value-type="string">
                  <text:p text:style-name="P38">Req. Line</text:p>
                </table:table-cell>
                <table:table-cell table:style-name="Table90.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90.A3" office:value-type="string">
                  <text:p text:style-name="Table_20_Contents"/>
                </table:table-cell>
                <table:table-cell table:style-name="Table90.A3" office:value-type="string">
                  <text:p text:style-name="P5">fileID</text:p>
                </table:table-cell>
                <table:table-cell table:style-name="Table90.C3" table:number-columns-spanned="2" office:value-type="string">
                  <text:p text:style-name="P5">fileID this object belongs to</text:p>
                </table:table-cell>
                <table:covered-table-cell/>
              </table:table-row>
              <table:table-row>
                <table:table-cell table:style-name="Table90.A3" office:value-type="string">
                  <text:p text:style-name="P38">Req. Headers</text:p>
                </table:table-cell>
                <table:table-cell table:style-name="Table90.C3" table:number-columns-spanned="3" office:value-type="string">
                  <text:p text:style-name="P11"><text:span text:style-name="Source_20_Text"><text:span text:style-name="T14"/></text:span></text:p>
                </table:table-cell>
                <table:covered-table-cell/>
                <table:covered-table-cell/>
              </table:table-row>
              <table:table-row>
                <table:table-cell table:style-name="Table90.A3" office:value-type="string">
                  <text:p text:style-name="Table_20_Contents"/>
                </table:table-cell>
                <table:table-cell table:number-columns-spanned="3">
                  <table:table table:is-sub-table="true">
                    <table:table-column table:style-name="Table90.B"/>
                    <table:table-column table:style-name="Table90.B5.2"/>
                    <table:table-row>
                      <table:table-cell table:style-name="Table90.A3" office:value-type="string">
                        <text:p text:style-name="P10"><text:span text:style-name="Source_20_Text"><text:span text:style-name="T19">X-Object-Number: </text:span></text:span><text:span text:style-name="Source_20_Text"><text:span text:style-name="T21">Integer</text:span></text:span></text:p>
                      </table:table-cell>
                      <table:table-cell table:style-name="Table90.C3" office:value-type="string">
                        <text:p text:style-name="P5">the sequential number identifying the object within a fileID. Must be unique within the context of a fileID (mandatory)</text:p>
                      </table:table-cell>
                    </table:table-row>
                    <table:table-row>
                      <table:table-cell table:style-name="Table90.A3" office:value-type="string">
                        <text:p text:style-name="P17">X-Object-Type: <text:span text:style-name="T33">String</text:span></text:p>
                      </table:table-cell>
                      <table:table-cell table:style-name="Table90.C3" office:value-type="string">
                        <text:p text:style-name="P5">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90.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90.C3" office:value-type="string">
                        <text:p text:style-name="P5">a byte range to be stored within the object (optional)</text:p>
                      </table:table-cell>
                    </table:table-row>
                    <table:table-row>
                      <table:table-cell table:style-name="Table90.A3" office:value-type="string">
                        <text:p text:style-name="P10"><text:span text:style-name="Source_20_Text"><text:span text:style-name="T19">Content-Length: </text:span></text:span><text:span text:style-name="Source_20_Text"><text:span text:style-name="T21">Integer</text:span></text:span></text:p>
                      </table:table-cell>
                      <table:table-cell table:style-name="Table90.C3" office:value-type="string">
                        <text:p text:style-name="P5">number of bytes in the request body (mandatory)</text:p>
                      </table:table-cell>
                    </table:table-row>
                    <table:table-row>
                      <table:table-cell table:style-name="Table90.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0.C3" office:value-type="string">
                        <text:p text:style-name="P5">file locations (mandatory)</text:p>
                      </table:table-cell>
                    </table:table-row>
                    <table:table-row>
                      <table:table-cell table:style-name="Table90.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0.C3" office:value-type="string">
                        <text:p text:style-name="P5">authentication token (mandatory)</text:p>
                      </table:table-cell>
                    </table:table-row>
                  </table:table>
                </table:table-cell>
                <table:covered-table-cell/>
                <table:covered-table-cell/>
              </table:table-row>
              <table:table-row>
                <table:table-cell table:style-name="Table90.A3" office:value-type="string">
                  <text:p text:style-name="P38">Req. Body</text:p>
                </table:table-cell>
                <table:table-cell table:style-name="Table90.C3" table:number-columns-spanned="3" office:value-type="string">
                  <text:p text:style-name="P6">binary data to store in the object</text:p>
                </table:table-cell>
                <table:covered-table-cell/>
                <table:covered-table-cell/>
              </table:table-row>
              <table:table-row>
                <table:table-cell table:style-name="Table90.A3" office:value-type="string">
                  <text:p text:style-name="P38">Resp. Codes</text:p>
                </table:table-cell>
                <table:table-cell table:style-name="Table90.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0.A3" office:value-type="string">
                  <text:p text:style-name="P38">Resp. Headers</text:p>
                </table:table-cell>
                <table:table-cell table:style-name="Table90.C3" table:number-columns-spanned="3" office:value-type="string">
                  <text:p text:style-name="P5"/>
                </table:table-cell>
                <table:covered-table-cell/>
                <table:covered-table-cell/>
              </table:table-row>
              <table:table-row>
                <table:table-cell table:style-name="Table90.A3" office:value-type="string">
                  <text:p text:style-name="P38"/>
                </table:table-cell>
                <table:table-cell table:number-columns-spanned="3">
                  <table:table table:is-sub-table="true">
                    <table:table-column table:style-name="Table90.B9.1"/>
                    <table:table-column table:style-name="Table90.B9.2"/>
                    <table:table-row>
                      <table:table-cell table:style-name="Table90.A3" office:value-type="string">
                        <text:p text:style-name="P10"><text:span text:style-name="Source_20_Text"><text:span text:style-name="T19">Content-Range:</text:span></text:span><text:span text:style-name="T19"> (see req. headers)</text:span></text:p>
                      </table:table-cell>
                      <table:table-cell table:style-name="Table90.C3" office:value-type="string">
                        <text:p text:style-name="P5">if a content range was requested the header is echoed back to the client </text:p>
                      </table:table-cell>
                    </table:table-row>
                    <table:table-row>
                      <table:table-cell table:style-name="Table90.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90.C3" office:value-type="string">
                        <text:p text:style-name="P5">This header is only sent when the file size has changed. The client must relay the information to the MRC by means of invoking 'updateFileSize()'.</text:p>
                      </table:table-cell>
                    </table:table-row>
                    <table:table-row>
                      <table:table-cell table:style-name="Table90.A3" office:value-type="string">
                        <text:p text:style-name="P10"><text:span text:style-name="Source_20_Text"><text:span text:style-name="T19">Location: </text:span></text:span><text:span text:style-name="Source_20_Text"><text:span text:style-name="T21">String</text:span></text:span></text:p>
                      </table:table-cell>
                      <table:table-cell table:style-name="Table90.C3" office:value-type="string">
                        <text:p text:style-name="P5">address of the correct OSD(mandatory if 307 was returned)</text:p>
                      </table:table-cell>
                    </table:table-row>
                  </table:table>
                </table:table-cell>
                <table:covered-table-cell/>
                <table:covered-table-cell/>
              </table:table-row>
              <table:table-row>
                <table:table-cell table:style-name="Table90.A3" office:value-type="string">
                  <text:p text:style-name="P38">Resp. Body</text:p>
                </table:table-cell>
                <table:table-cell table:style-name="Table90.C3" table:number-columns-spanned="3" office:value-type="string">
                  <text:p text:style-name="P7">empty</text:p>
                </table:table-cell>
                <table:covered-table-cell/>
                <table:covered-table-cell/>
              </table:table-row>
            </table:table>
            <text:p text:style-name="Table_20_Contents"/>
            <table:table table:name="Table108" table:style-name="Table108">
              <table:table-column table:style-name="Table108.A"/>
              <table:table-column table:style-name="Table108.B"/>
              <table:table-column table:style-name="Table108.C"/>
              <table:table-column table:style-name="Table108.D"/>
              <table:table-row>
                <table:table-cell table:style-name="Table108.A1" table:number-columns-spanned="3" office:value-type="string">
                  <text:p text:style-name="Table_20_Contents"/>
                </table:table-cell>
                <table:covered-table-cell/>
                <table:covered-table-cell/>
                <table:table-cell table:style-name="Table108.D1" office:value-type="string">
                  <text:p text:style-name="P39">Proposal</text:p>
                </table:table-cell>
              </table:table-row>
              <table:table-row>
                <table:table-cell table:style-name="Table108.A2" office:value-type="string">
                  <text:p text:style-name="P38">Req. Line</text:p>
                </table:table-cell>
                <table:table-cell table:style-name="Table108.B2" table:number-columns-spanned="3" office:value-type="string">
                  <text:p text:style-name="P11"><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8.A3" office:value-type="string">
                  <text:p text:style-name="Table_20_Contents"/>
                </table:table-cell>
                <table:table-cell table:style-name="Table108.A3" office:value-type="string">
                  <text:p text:style-name="P5">fileID</text:p>
                </table:table-cell>
                <table:table-cell table:style-name="Table108.C3" table:number-columns-spanned="2" office:value-type="string">
                  <text:p text:style-name="P5">fileID this object belongs to</text:p>
                </table:table-cell>
                <table:covered-table-cell/>
              </table:table-row>
              <table:table-row>
                <table:table-cell table:style-name="Table108.A3" office:value-type="string">
                  <text:p text:style-name="P38">Req. Headers</text:p>
                </table:table-cell>
                <table:table-cell table:style-name="Table108.C3" table:number-columns-spanned="3" office:value-type="string">
                  <text:p text:style-name="P11"><text:span text:style-name="Source_20_Text"><text:span text:style-name="T14"/></text:span></text:p>
                </table:table-cell>
                <table:covered-table-cell/>
                <table:covered-table-cell/>
              </table:table-row>
              <table:table-row>
                <table:table-cell table:style-name="Table108.A3" office:value-type="string">
                  <text:p text:style-name="Table_20_Contents"/>
                </table:table-cell>
                <table:table-cell table:number-columns-spanned="3">
                  <table:table table:is-sub-table="true">
                    <table:table-column table:style-name="Table108.B"/>
                    <table:table-column table:style-name="Table108.B5.2"/>
                    <table:table-row>
                      <table:table-cell table:style-name="Table108.A3" office:value-type="string">
                        <text:p text:style-name="P10"><text:span text:style-name="Source_20_Text"><text:span text:style-name="T19">X-Object-Number: </text:span></text:span><text:span text:style-name="Source_20_Text"><text:span text:style-name="T21">Integer</text:span></text:span></text:p>
                      </table:table-cell>
                      <table:table-cell table:style-name="Table108.C3" office:value-type="string">
                        <text:p text:style-name="P5">the sequential number identifying the object within a fileID. Must be unique within the context of a fileID (mandatory)</text:p>
                      </table:table-cell>
                    </table:table-row>
                    <table:table-row>
                      <table:table-cell table:style-name="Table108.A3" office:value-type="string">
                        <text:p text:style-name="P17">X-Object-Type: <text:span text:style-name="T33">String</text:span></text:p>
                      </table:table-cell>
                      <table:table-cell table:style-name="Table108.C3" office:value-type="string">
                        <text:p text:style-name="P5">the type of the object to be send to the OSD. This can be either "d" for actual file data or "r" for redundancy data. This will allow the OSDs to handle the file size <text:soft-page-break/>correctly because "r" data will never increase the actual file size (that should be equivalent to the amount of actual data)</text:p>
                      </table:table-cell>
                    </table:table-row>
                    <table:table-row>
                      <table:table-cell table:style-name="Table108.A3" office:value-type="string">
                        <text:p text:style-name="P10"><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8.C3" office:value-type="string">
                        <text:p text:style-name="P5">a byte range to be stored within the object (optional)</text:p>
                      </table:table-cell>
                    </table:table-row>
                    <table:table-row>
                      <table:table-cell table:style-name="Table108.A3" office:value-type="string">
                        <text:p text:style-name="P10"><text:span text:style-name="Source_20_Text"><text:span text:style-name="T19">Content-Length: </text:span></text:span><text:span text:style-name="Source_20_Text"><text:span text:style-name="T21">Integer</text:span></text:span></text:p>
                      </table:table-cell>
                      <table:table-cell table:style-name="Table108.C3" office:value-type="string">
                        <text:p text:style-name="P5">number of bytes in the request body (mandatory)</text:p>
                      </table:table-cell>
                    </table:table-row>
                    <table:table-row>
                      <table:table-cell table:style-name="Table10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8.C3" office:value-type="string">
                        <text:p text:style-name="P5">file locations (mandatory)</text:p>
                      </table:table-cell>
                    </table:table-row>
                    <table:table-row>
                      <table:table-cell table:style-name="Table108.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8.C3" office:value-type="string">
                        <text:p text:style-name="P5">authentication token (mandatory)</text:p>
                      </table:table-cell>
                    </table:table-row>
                    <table:table-row>
                      <table:table-cell table:style-name="Table108.A3" office:value-type="string">
                        <text:p text:style-name="P17">X-Object-Version: Integer</text:p>
                      </table:table-cell>
                      <table:table-cell table:style-name="Table108.C3" office:value-type="string">
                        <text:p text:style-name="P5">The version of the object to write (optional). If not specified, a new version will be created. If a newer version exists, a 420 error will be reported.</text:p>
                      </table:table-cell>
                    </table:table-row>
                    <table:table-row>
                      <table:table-cell table:style-name="Table108.A3" office:value-type="string">
                        <text:p text:style-name="P10"><text:span text:style-name="Source_20_Text"><text:span text:style-name="T19">X-Lease-Timeout: Integer</text:span></text:span></text:p>
                      </table:table-cell>
                      <table:table-cell table:style-name="Table108.C3" office:value-type="string">
                        <text:p text:style-name="P5">The expiry time stamp of the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8.A3" office:value-type="string">
                  <text:p text:style-name="P38">Req. Body</text:p>
                </table:table-cell>
                <table:table-cell table:style-name="Table108.C3" table:number-columns-spanned="3" office:value-type="string">
                  <text:p text:style-name="P6">binary data to store in the object</text:p>
                </table:table-cell>
                <table:covered-table-cell/>
                <table:covered-table-cell/>
              </table:table-row>
              <table:table-row>
                <table:table-cell table:style-name="Table108.A3" office:value-type="string">
                  <text:p text:style-name="P38">Resp. Codes</text:p>
                </table:table-cell>
                <table:table-cell table:style-name="Table10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08.A3" office:value-type="string">
                  <text:p text:style-name="P38">Resp. Headers</text:p>
                </table:table-cell>
                <table:table-cell table:style-name="Table108.C3" table:number-columns-spanned="3" office:value-type="string">
                  <text:p text:style-name="P5"/>
                </table:table-cell>
                <table:covered-table-cell/>
                <table:covered-table-cell/>
              </table:table-row>
              <table:table-row>
                <table:table-cell table:style-name="Table108.A3" office:value-type="string">
                  <text:p text:style-name="P38"/>
                </table:table-cell>
                <table:table-cell table:number-columns-spanned="3">
                  <table:table table:is-sub-table="true">
                    <table:table-column table:style-name="Table108.B9.1"/>
                    <table:table-column table:style-name="Table108.B9.2"/>
                    <table:table-row>
                      <table:table-cell table:style-name="Table108.A3" office:value-type="string">
                        <text:p text:style-name="P10"><text:span text:style-name="Source_20_Text"><text:span text:style-name="T19">Content-Range:</text:span></text:span><text:span text:style-name="T19"> (see req. headers)</text:span></text:p>
                      </table:table-cell>
                      <table:table-cell table:style-name="Table108.C3" office:value-type="string">
                        <text:p text:style-name="P5">if a content range was requested the header is echoed back to the client </text:p>
                      </table:table-cell>
                    </table:table-row>
                    <table:table-row>
                      <table:table-cell table:style-name="Table108.A3" office:value-type="string">
                        <text:p text:style-name="P10"><text:span text:style-name="Source_20_Text"><text:span text:style-name="T19">X-New-File-Size:</text:span></text:span><text:span text:style-name="T19"> </text:span><text:span text:style-name="T3">[fileSize: Integer, truncateEpoch:Integer]</text:span></text:p>
                      </table:table-cell>
                      <table:table-cell table:style-name="Table108.C3" office:value-type="string">
                        <text:p text:style-name="P5">This header is only sent when the file size has changed. The client must relay the information to the MRC by means of invoking 'updateFileSize()'.</text:p>
                      </table:table-cell>
                    </table:table-row>
                    <table:table-row>
                      <table:table-cell table:style-name="Table108.A3" office:value-type="string">
                        <text:p text:style-name="P10"><text:span text:style-name="Source_20_Text"><text:span text:style-name="T19">Location: </text:span></text:span><text:span text:style-name="Source_20_Text"><text:span text:style-name="T21">String</text:span></text:span></text:p>
                      </table:table-cell>
                      <table:table-cell table:style-name="Table108.C3" office:value-type="string">
                        <text:p text:style-name="P5">address of the correct OSD(mandatory if 307 was returned)</text:p>
                      </table:table-cell>
                    </table:table-row>
                  </table:table>
                </table:table-cell>
                <table:covered-table-cell/>
                <table:covered-table-cell/>
              </table:table-row>
              <table:table-row>
                <table:table-cell table:style-name="Table108.A3" office:value-type="string">
                  <text:p text:style-name="P38">Resp. Body</text:p>
                </table:table-cell>
                <table:table-cell table:style-name="Table10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OSD RPC Operations</text:p>
      <text:p text:style-name="Standard"/>
      <table:table table:name="Table87" table:style-name="Table87">
        <table:table-column table:style-name="Table87.A"/>
        <table:table-column table:style-name="Table87.B"/>
        <table:table-row>
          <table:table-cell table:style-name="Table87.A1" table:number-columns-spanned="2" office:value-type="string">
            <text:p text:style-name="P36"><text:span text:style-name="Source_20_Text"><text:span text:style-name="T32">DELETE</text:span></text:span></text:p>
          </table:table-cell>
          <table:covered-table-cell/>
        </table:table-row>
        <table:table-row>
          <table:table-cell table:style-name="Table87.A2" office:value-type="string">
            <text:p text:style-name="P38">Description</text:p>
          </table:table-cell>
          <table:table-cell table:style-name="Table87.B2" office:value-type="string">
            <text:p text:style-name="P5">Deletes a file. The request has to be sent to the head OSD for the file, i.e. the first OSD in the file's X-Locations list.</text:p>
          </table:table-cell>
        </table:table-row>
        <table:table-row>
          <table:table-cell table:style-name="Table87.B2" table:number-columns-spanned="2" office:value-type="string">
            <text:p text:style-name="Table_20_Contents"/>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3" office:value-type="string">
                  <text:p text:style-name="Table_20_Contents"/>
                </table:table-cell>
                <table:covered-table-cell/>
                <table:covered-table-cell/>
                <table:table-cell table:style-name="Table88.D1" office:value-type="string">
                  <text:p text:style-name="P39">Version 30</text:p>
                </table:table-cell>
              </table:table-row>
              <table:table-row>
                <table:table-cell table:style-name="Table88.A2" office:value-type="string">
                  <text:p text:style-name="P38">Req. Line</text:p>
                </table:table-cell>
                <table:table-cell table:style-name="Table88.B2" table:number-columns-spanned="3" office:value-type="string">
                  <text:p text:style-name="P11"><text:span text:style-name="Source_20_Text"><text:span text:style-name="T2">DELETE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8.A3" office:value-type="string">
                  <text:p text:style-name="Table_20_Contents"/>
                </table:table-cell>
                <table:table-cell table:style-name="Table88.A3" office:value-type="string">
                  <text:p text:style-name="P5">fileID</text:p>
                </table:table-cell>
                <table:table-cell table:style-name="Table88.C3" table:number-columns-spanned="2" office:value-type="string">
                  <text:p text:style-name="P5">the ID of the file</text:p>
                </table:table-cell>
                <table:covered-table-cell/>
              </table:table-row>
              <table:table-row>
                <table:table-cell table:style-name="Table88.A3" office:value-type="string">
                  <text:p text:style-name="P38">Req. Headers</text:p>
                </table:table-cell>
                <table:table-cell table:style-name="Table88.C3" table:number-columns-spanned="3" office:value-type="string">
                  <text:p text:style-name="P11"><text:span text:style-name="Source_20_Text"><text:span text:style-name="T14"/></text:span></text:p>
                </table:table-cell>
                <table:covered-table-cell/>
                <table:covered-table-cell/>
              </table:table-row>
              <table:table-row>
                <table:table-cell table:style-name="Table88.A3" office:value-type="string">
                  <text:p text:style-name="Table_20_Contents"/>
                </table:table-cell>
                <table:table-cell table:number-columns-spanned="3">
                  <table:table table:is-sub-table="true">
                    <table:table-column table:style-name="Table88.B"/>
                    <table:table-column table:style-name="Table88.B5.2"/>
                    <table:table-row>
                      <table:table-cell table:style-name="Table88.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8.C3" office:value-type="string">
                        <text:p text:style-name="P5">file locations (mandatory)</text:p>
                      </table:table-cell>
                    </table:table-row>
                    <table:table-row>
                      <table:table-cell table:style-name="Table88.A3" office:value-type="string">
                        <text:p text:style-name="P10"><text:soft-page-break/><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8.C3" office:value-type="string">
                        <text:p text:style-name="P5">authentication token (mandatory)</text:p>
                      </table:table-cell>
                    </table:table-row>
                  </table:table>
                </table:table-cell>
                <table:covered-table-cell/>
                <table:covered-table-cell/>
              </table:table-row>
              <table:table-row>
                <table:table-cell table:style-name="Table88.A3" office:value-type="string">
                  <text:p text:style-name="P38">Req. Body</text:p>
                </table:table-cell>
                <table:table-cell table:style-name="Table88.C3" table:number-columns-spanned="3" office:value-type="string">
                  <text:p text:style-name="P6">empty</text:p>
                </table:table-cell>
                <table:covered-table-cell/>
                <table:covered-table-cell/>
              </table:table-row>
              <table:table-row>
                <table:table-cell table:style-name="Table88.A3" office:value-type="string">
                  <text:p text:style-name="P38">Resp. Codes</text:p>
                </table:table-cell>
                <table:table-cell table:style-name="Table88.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88.A3" office:value-type="string">
                  <text:p text:style-name="P38">Resp. Headers</text:p>
                </table:table-cell>
                <table:table-cell table:style-name="Table88.C3" table:number-columns-spanned="3" office:value-type="string">
                  <text:p text:style-name="P5"/>
                </table:table-cell>
                <table:covered-table-cell/>
                <table:covered-table-cell/>
              </table:table-row>
              <table:table-row>
                <table:table-cell table:style-name="Table88.A3" office:value-type="string">
                  <text:p text:style-name="P38"/>
                </table:table-cell>
                <table:table-cell table:style-name="Table88.A3" office:value-type="string">
                  <text:p text:style-name="P10"><text:span text:style-name="Source_20_Text"><text:span text:style-name="T19">Location: </text:span></text:span><text:span text:style-name="Source_20_Text"><text:span text:style-name="T21">String</text:span></text:span></text:p>
                </table:table-cell>
                <table:table-cell table:style-name="Table88.C3" table:number-columns-spanned="2" office:value-type="string">
                  <text:p text:style-name="P5">address of the correct OSD (mandatory if 301 was returned)</text:p>
                </table:table-cell>
                <table:covered-table-cell/>
              </table:table-row>
              <table:table-row>
                <table:table-cell table:style-name="Table88.A3" office:value-type="string">
                  <text:p text:style-name="P38">Resp. Body</text:p>
                </table:table-cell>
                <table:table-cell table:style-name="Table88.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91" table:style-name="Table91">
        <table:table-column table:style-name="Table91.A"/>
        <table:table-column table:style-name="Table91.B"/>
        <table:table-row>
          <table:table-cell table:style-name="Table91.A1" table:number-columns-spanned="2" office:value-type="string">
            <text:p text:style-name="P36"><text:span text:style-name="Source_20_Text"><text:span text:style-name="T32">truncate</text:span></text:span></text:p>
          </table:table-cell>
          <table:covered-table-cell/>
        </table:table-row>
        <table:table-row>
          <table:table-cell table:style-name="Table91.A2" office:value-type="string">
            <text:p text:style-name="P38">Description</text:p>
          </table:table-cell>
          <table:table-cell table:style-name="Table91.B2" office:value-type="string">
            <text:p text:style-name="P5">Truncates a file. The request has to be sent to the head OSD for the file, i.e. the first OSD in the file's X-Locations list.</text:p>
          </table:table-cell>
        </table:table-row>
        <table:table-row>
          <table:table-cell table:style-name="Table91.B2" table:number-columns-spanned="2" office:value-type="string">
            <text:p text:style-name="Table_20_Contents"/>
            <table:table table:name="Table92" table:style-name="Table92">
              <table:table-column table:style-name="Table92.A"/>
              <table:table-column table:style-name="Table92.B"/>
              <table:table-column table:style-name="Table92.C"/>
              <table:table-column table:style-name="Table92.D"/>
              <table:table-row>
                <table:table-cell table:style-name="Table92.A1" table:number-columns-spanned="3" office:value-type="string">
                  <text:p text:style-name="Table_20_Contents"/>
                </table:table-cell>
                <table:covered-table-cell/>
                <table:covered-table-cell/>
                <table:table-cell table:style-name="Table92.D1" office:value-type="string">
                  <text:p text:style-name="P39">Version 30</text:p>
                </table:table-cell>
              </table:table-row>
              <table:table-row>
                <table:table-cell table:style-name="Table92.A2" office:value-type="string">
                  <text:p text:style-name="P38">Req. Line</text:p>
                </table:table-cell>
                <table:table-cell table:style-name="Table92.B2" table:number-columns-spanned="3" office:value-type="string">
                  <text:p text:style-name="P11"><text:span text:style-name="Source_20_Text"><text:span text:style-name="T2">POST </text:span></text:span><text:span text:style-name="Source_20_Text"><text:span text:style-name="T3">truncate</text:span></text:span><text:span text:style-name="Source_20_Text"><text:span text:style-name="T2"> HTTP/1.1</text:span></text:span></text:p>
                </table:table-cell>
                <table:covered-table-cell/>
                <table:covered-table-cell/>
              </table:table-row>
              <table:table-row>
                <table:table-cell table:style-name="Table92.A3" office:value-type="string">
                  <text:p text:style-name="Table_20_Contents"/>
                </table:table-cell>
                <table:table-cell table:style-name="Table92.A3" office:value-type="string">
                  <text:p text:style-name="P5"/>
                </table:table-cell>
                <table:table-cell table:style-name="Table92.C3" table:number-columns-spanned="2" office:value-type="string">
                  <text:p text:style-name="P5"/>
                </table:table-cell>
                <table:covered-table-cell/>
              </table:table-row>
              <table:table-row>
                <table:table-cell table:style-name="Table92.A3" office:value-type="string">
                  <text:p text:style-name="P38">Req. Headers</text:p>
                </table:table-cell>
                <table:table-cell table:style-name="Table92.C3" table:number-columns-spanned="3" office:value-type="string">
                  <text:p text:style-name="P11"><text:span text:style-name="Source_20_Text"><text:span text:style-name="T14"/></text:span></text:p>
                </table:table-cell>
                <table:covered-table-cell/>
                <table:covered-table-cell/>
              </table:table-row>
              <table:table-row>
                <table:table-cell table:style-name="Table92.A3" office:value-type="string">
                  <text:p text:style-name="Table_20_Contents"/>
                </table:table-cell>
                <table:table-cell table:number-columns-spanned="3">
                  <table:table table:is-sub-table="true">
                    <table:table-column table:style-name="Table92.B"/>
                    <table:table-column table:style-name="Table92.B5.2"/>
                    <table:table-row>
                      <table:table-cell table:style-name="Table92.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2.C3" office:value-type="string">
                        <text:p text:style-name="P5">file locations (mandatory)</text:p>
                      </table:table-cell>
                    </table:table-row>
                    <table:table-row>
                      <table:table-cell table:style-name="Table92.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2.C3" office:value-type="string">
                        <text:p text:style-name="P5">authentication token (mandatory)</text:p>
                      </table:table-cell>
                    </table:table-row>
                  </table:table>
                </table:table-cell>
                <table:covered-table-cell/>
                <table:covered-table-cell/>
              </table:table-row>
              <table:table-row>
                <table:table-cell table:style-name="Table92.A3" office:value-type="string">
                  <text:p text:style-name="P38">Req. Body</text:p>
                </table:table-cell>
                <table:table-cell table:style-name="Table92.C3" table:number-columns-spanned="3" office:value-type="string">
                  <text:p text:style-name="P12"><text:span text:style-name="Source_20_Text"><text:span text:style-name="T15">[ fileId:String, size:Integer ]</text:span></text:span></text:p>
                </table:table-cell>
                <table:covered-table-cell/>
                <table:covered-table-cell/>
              </table:table-row>
              <table:table-row>
                <table:table-cell table:style-name="Table92.A3" office:value-type="string">
                  <text:p text:style-name="P38"/>
                </table:table-cell>
                <table:table-cell table:number-columns-spanned="3">
                  <table:table table:is-sub-table="true">
                    <table:table-column table:style-name="Table92.B7.1"/>
                    <table:table-column table:style-name="Table92.B7.2"/>
                    <table:table-row>
                      <table:table-cell table:style-name="Table92.A3" office:value-type="string">
                        <text:p text:style-name="P5">fileId</text:p>
                      </table:table-cell>
                      <table:table-cell table:style-name="Table92.C3" office:value-type="string">
                        <text:p text:style-name="P5">the ID of the file to truncate</text:p>
                      </table:table-cell>
                    </table:table-row>
                    <table:table-row>
                      <table:table-cell table:style-name="Table92.A3" office:value-type="string">
                        <text:p text:style-name="P5">size</text:p>
                      </table:table-cell>
                      <table:table-cell table:style-name="Table92.C3" office:value-type="string">
                        <text:p text:style-name="P5">the new file size</text:p>
                      </table:table-cell>
                    </table:table-row>
                  </table:table>
                </table:table-cell>
                <table:covered-table-cell/>
                <table:covered-table-cell/>
              </table:table-row>
              <table:table-row>
                <table:table-cell table:style-name="Table92.A3" office:value-type="string">
                  <text:p text:style-name="P38">Resp. Codes</text:p>
                </table:table-cell>
                <table:table-cell table:style-name="Table92.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92.A3" office:value-type="string">
                  <text:p text:style-name="P38">Resp. Headers</text:p>
                </table:table-cell>
                <table:table-cell table:style-name="Table92.C3" table:number-columns-spanned="3" office:value-type="string">
                  <text:p text:style-name="P5"/>
                </table:table-cell>
                <table:covered-table-cell/>
                <table:covered-table-cell/>
              </table:table-row>
              <table:table-row>
                <table:table-cell table:style-name="Table92.A3" office:value-type="string">
                  <text:p text:style-name="P38"/>
                </table:table-cell>
                <table:table-cell table:number-columns-spanned="3">
                  <table:table table:is-sub-table="true">
                    <table:table-column table:style-name="Table92.B7.1"/>
                    <table:table-column table:style-name="Table92.B7.2"/>
                    <table:table-row>
                      <table:table-cell table:style-name="Table92.A3" office:value-type="string">
                        <text:p text:style-name="P10"><text:span text:style-name="Source_20_Text"><text:span text:style-name="T19">X-New-File-Size:</text:span></text:span><text:span text:style-name="T19"> </text:span><text:span text:style-name="T3">[fileSize: Integer, epoch:Integer]</text:span></text:p>
                      </table:table-cell>
                      <table:table-cell table:style-name="Table92.C3" office:value-type="string">
                        <text:p text:style-name="P5">This header is only sent when the file size has changed. The client must relay the information to the MRC by means of invoking 'updateFileSize()'.</text:p>
                      </table:table-cell>
                    </table:table-row>
                    <table:table-row>
                      <table:table-cell table:style-name="Table92.A3" office:value-type="string">
                        <text:p text:style-name="P10"><text:span text:style-name="Source_20_Text"><text:span text:style-name="T19">Location: </text:span></text:span><text:span text:style-name="Source_20_Text"><text:span text:style-name="T21">String</text:span></text:span></text:p>
                      </table:table-cell>
                      <table:table-cell table:style-name="Table92.C3" office:value-type="string">
                        <text:p text:style-name="P5">address of the correct OSD (mandatory if 301 was returned)</text:p>
                      </table:table-cell>
                    </table:table-row>
                  </table:table>
                </table:table-cell>
                <table:covered-table-cell/>
                <table:covered-table-cell/>
              </table:table-row>
              <table:table-row>
                <table:table-cell table:style-name="Table92.A3" office:value-type="string">
                  <text:p text:style-name="P38">Resp. Body</text:p>
                </table:table-cell>
                <table:table-cell table:style-name="Table92.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able:table table:name="Table130" table:style-name="Table130">
        <table:table-column table:style-name="Table130.A"/>
        <table:table-column table:style-name="Table130.B"/>
        <table:table-row>
          <table:table-cell table:style-name="Table130.A1" table:number-columns-spanned="2" office:value-type="string">
            <text:p text:style-name="P36"><text:span text:style-name="Source_20_Text"><text:span text:style-name="T32">checkObject</text:span></text:span></text:p>
          </table:table-cell>
          <table:covered-table-cell/>
        </table:table-row>
        <table:table-row>
          <table:table-cell table:style-name="Table130.A2" office:value-type="string">
            <text:p text:style-name="P38">Description</text:p>
          </table:table-cell>
          <table:table-cell table:style-name="Table130.B2" office:value-type="string">
            <text:p text:style-name="P5">Checks the consistency of an object. This call is similar to GET, except that it does not deliver the content of an object, but its size instead.</text:p>
          </table:table-cell>
        </table:table-row>
        <text:soft-page-break/>
        <table:table-row>
          <table:table-cell table:style-name="Table130.B2" table:number-columns-spanned="2" office:value-type="string">
            <text:p text:style-name="Table_20_Contents"/>
            <table:table table:name="Table131" table:style-name="Table131">
              <table:table-column table:style-name="Table131.A"/>
              <table:table-column table:style-name="Table131.B"/>
              <table:table-column table:style-name="Table131.C"/>
              <table:table-column table:style-name="Table131.D"/>
              <table:table-row>
                <table:table-cell table:style-name="Table131.A1" table:number-columns-spanned="3" office:value-type="string">
                  <text:p text:style-name="Table_20_Contents"/>
                </table:table-cell>
                <table:covered-table-cell/>
                <table:covered-table-cell/>
                <table:table-cell table:style-name="Table131.D1" office:value-type="string">
                  <text:p text:style-name="P39">Version 38</text:p>
                </table:table-cell>
              </table:table-row>
              <table:table-row>
                <table:table-cell table:style-name="Table131.A2" office:value-type="string">
                  <text:p text:style-name="P38">Req. Line</text:p>
                </table:table-cell>
                <table:table-cell table:style-name="Table131.B2" table:number-columns-spanned="3" office:value-type="string">
                  <text:p text:style-name="P11"><text:span text:style-name="Source_20_Text"><text:span text:style-name="T2">POST </text:span></text:span><text:span text:style-name="Source_20_Text"><text:span text:style-name="T3">checkObject</text:span></text:span><text:span text:style-name="Source_20_Text"><text:span text:style-name="T2"> HTTP/1.1</text:span></text:span></text:p>
                </table:table-cell>
                <table:covered-table-cell/>
                <table:covered-table-cell/>
              </table:table-row>
              <table:table-row>
                <table:table-cell table:style-name="Table131.A3" office:value-type="string">
                  <text:p text:style-name="Table_20_Contents"/>
                </table:table-cell>
                <table:table-cell table:style-name="Table131.A3" office:value-type="string">
                  <text:p text:style-name="P5"/>
                </table:table-cell>
                <table:table-cell table:style-name="Table131.C3" table:number-columns-spanned="2" office:value-type="string">
                  <text:p text:style-name="P5"/>
                </table:table-cell>
                <table:covered-table-cell/>
              </table:table-row>
              <table:table-row>
                <table:table-cell table:style-name="Table131.A3" office:value-type="string">
                  <text:p text:style-name="P38">Req. Headers</text:p>
                </table:table-cell>
                <table:table-cell table:style-name="Table131.C3" table:number-columns-spanned="3" office:value-type="string">
                  <text:p text:style-name="P11"><text:span text:style-name="Source_20_Text"><text:span text:style-name="T14"/></text:span></text:p>
                </table:table-cell>
                <table:covered-table-cell/>
                <table:covered-table-cell/>
              </table:table-row>
              <table:table-row>
                <table:table-cell table:style-name="Table131.A3" office:value-type="string">
                  <text:p text:style-name="Table_20_Contents"/>
                </table:table-cell>
                <table:table-cell table:number-columns-spanned="3">
                  <table:table table:is-sub-table="true">
                    <table:table-column table:style-name="Table131.B"/>
                    <table:table-column table:style-name="Table131.B5.2"/>
                    <table:table-row>
                      <table:table-cell table:style-name="Table131.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1.C3" office:value-type="string">
                        <text:p text:style-name="P5">file locations (mandatory)</text:p>
                      </table:table-cell>
                    </table:table-row>
                    <table:table-row>
                      <table:table-cell table:style-name="Table131.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1.C3" office:value-type="string">
                        <text:p text:style-name="P5">authentication token (mandatory)</text:p>
                      </table:table-cell>
                    </table:table-row>
                    <table:table-row>
                      <table:table-cell table:style-name="Table131.A3" office:value-type="string">
                        <text:p text:style-name="P10"><text:span text:style-name="Source_20_Text"><text:span text:style-name="T19">X-Object-Number: </text:span></text:span><text:span text:style-name="Source_20_Text"><text:span text:style-name="T21">Integer</text:span></text:span></text:p>
                      </table:table-cell>
                      <table:table-cell table:style-name="Table131.C3" office:value-type="string">
                        <text:p text:style-name="P5">the sequential number identifying the object within the file ID</text:p>
                      </table:table-cell>
                    </table:table-row>
                    <table:table-row>
                      <table:table-cell table:style-name="Table131.A3" office:value-type="string">
                        <text:p text:style-name="P17">X-Object-Version: <text:span text:style-name="T33">Integer</text:span></text:p>
                      </table:table-cell>
                      <table:table-cell table:style-name="Table131.C3" office:value-type="string">
                        <text:p text:style-name="P5">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1.A3" office:value-type="string">
                        <text:p text:style-name="P17">X-FileID: <text:span text:style-name="T33">Integer</text:span></text:p>
                      </table:table-cell>
                      <table:table-cell table:style-name="Table131.C3" office:value-type="string">
                        <text:p text:style-name="P5">the file ID</text:p>
                      </table:table-cell>
                    </table:table-row>
                  </table:table>
                </table:table-cell>
                <table:covered-table-cell/>
                <table:covered-table-cell/>
              </table:table-row>
              <table:table-row>
                <table:table-cell table:style-name="Table131.A3" office:value-type="string">
                  <text:p text:style-name="P38">Req. Body</text:p>
                </table:table-cell>
                <table:table-cell table:style-name="Table131.C3" table:number-columns-spanned="3" office:value-type="string">
                  <text:p text:style-name="P7"><text:span text:style-name="Source_20_Text"><text:span text:style-name="T30">empty</text:span></text:span></text:p>
                </table:table-cell>
                <table:covered-table-cell/>
                <table:covered-table-cell/>
              </table:table-row>
              <table:table-row>
                <table:table-cell table:style-name="Table131.A3" office:value-type="string">
                  <text:p text:style-name="P38">Resp. Codes</text:p>
                </table:table-cell>
                <table:table-cell table:style-name="Table131.C3" table:number-columns-spanned="3" office:value-type="string">
                  <text:p text:style-name="P5">200 – on successful execution</text:p>
                  <text:p text:style-name="P5">303 – if the client must use a different OSD for accessing this object</text:p>
                  <text:p text:style-name="P5">420 – if an error occurred due to invalid data sent by the client</text:p>
                  <text:p text:style-name="P5">500 – if the OSD encountered an internal error that the client cannot influence</text:p>
                </table:table-cell>
                <table:covered-table-cell/>
                <table:covered-table-cell/>
              </table:table-row>
              <table:table-row>
                <table:table-cell table:style-name="Table131.A3" office:value-type="string">
                  <text:p text:style-name="P38">Resp. Headers</text:p>
                </table:table-cell>
                <table:table-cell table:style-name="Table131.C3" table:number-columns-spanned="3" office:value-type="string">
                  <text:p text:style-name="P7">empty</text:p>
                </table:table-cell>
                <table:covered-table-cell/>
                <table:covered-table-cell/>
              </table:table-row>
              <table:table-row>
                <table:table-cell table:style-name="Table131.A3" office:value-type="string">
                  <text:p text:style-name="P38">Resp. Body</text:p>
                </table:table-cell>
                <table:table-cell table:style-name="Table131.C3" table:number-columns-spanned="3" office:value-type="string">
                  <text:p text:style-name="P12"><text:span text:style-name="Source_20_Text"><text:span text:style-name="T15">objectSize:String</text:span></text:span></text:p>
                </table:table-cell>
                <table:covered-table-cell/>
                <table:covered-table-cell/>
              </table:table-row>
              <table:table-row>
                <table:table-cell table:style-name="Table131.A3" office:value-type="string">
                  <text:p text:style-name="P38"/>
                </table:table-cell>
                <table:table-cell table:style-name="Table131.A3" office:value-type="string">
                  <text:p text:style-name="P18">objectSize</text:p>
                </table:table-cell>
                <table:table-cell table:style-name="Table131.C3" table:number-columns-spanned="2" office:value-type="string">
                  <text:p text:style-name="P6">the size of the checked object on the OSD</text:p>
                </table:table-cell>
                <table:covered-table-cell/>
              </table:table-row>
            </table:table>
            <text:p text:style-name="Table_20_Contents"/>
          </table:table-cell>
          <table:covered-table-cell/>
        </table:table-row>
      </table:table>
      <text:p text:style-name="Standard"/>
      <text:p text:style-name="Standard"/>
      <text:p text:style-name="Standard">OSD Lease Operations</text:p>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36"><text:span text:style-name="Source_20_Text"><text:span text:style-name="T32">acquireLease</text:span></text:span></text:p>
          </table:table-cell>
          <table:covered-table-cell/>
        </table:table-row>
        <table:table-row>
          <table:table-cell table:style-name="Tabelle4.A2" office:value-type="string">
            <text:p text:style-name="P38">Description</text:p>
          </table:table-cell>
          <table:table-cell table:style-name="Tabelle4.B2" office:value-type="string">
            <text:p text:style-name="P5">Acquire or renew a lease from OSDs</text:p>
          </table:table-cell>
        </table:table-row>
        <table:table-row>
          <table:table-cell table:style-name="Tabelle4.B2" table:number-columns-spanned="2" office:value-type="string">
            <text:p text:style-name="Table_20_Contents"/>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columns-spanned="4" office:value-type="string">
                  <text:p text:style-name="Table_20_Contents"/>
                </table:table-cell>
                <table:covered-table-cell/>
                <table:covered-table-cell/>
                <table:covered-table-cell/>
                <table:table-cell table:style-name="Tabelle5.E1" office:value-type="string">
                  <text:p text:style-name="P39">Proposal</text:p>
                </table:table-cell>
              </table:table-row>
              <table:table-row>
                <table:table-cell table:style-name="Tabelle5.A2" office:value-type="string">
                  <text:p text:style-name="P38">Req. Line</text:p>
                </table:table-cell>
                <table:table-cell table:style-name="Tabelle5.B2" table:number-columns-spanned="4" office:value-type="string">
                  <text:p text:style-name="P11"><text:span text:style-name="Source_20_Text"><text:span text:style-name="T2">POST </text:span></text:span><text:span text:style-name="Source_20_Text"><text:span text:style-name="T3">acquireLease</text:span></text:span><text:span text:style-name="Source_20_Text"><text:span text:style-name="T2"> HTTP/1.1</text:span></text:span></text:p>
                </table:table-cell>
                <table:covered-table-cell/>
                <table:covered-table-cell/>
                <table:covered-table-cell/>
              </table:table-row>
              <table:table-row>
                <table:table-cell table:style-name="Tabelle5.A3" office:value-type="string">
                  <text:p text:style-name="Table_20_Contents"/>
                </table:table-cell>
                <table:table-cell table:style-name="Tabelle5.A3" table:number-columns-spanned="2" office:value-type="string">
                  <text:p text:style-name="P5"/>
                </table:table-cell>
                <table:covered-table-cell/>
                <table:table-cell table:style-name="Tabelle5.D3" table:number-columns-spanned="2" office:value-type="string">
                  <text:p text:style-name="P5"/>
                </table:table-cell>
                <table:covered-table-cell/>
              </table:table-row>
              <table:table-row>
                <table:table-cell table:style-name="Tabelle5.A3" office:value-type="string">
                  <text:p text:style-name="P38">Req. Headers</text:p>
                </table:table-cell>
                <table:table-cell table:style-name="Tabelle5.D3" table:number-columns-spanned="4" office:value-type="string">
                  <text:p text:style-name="P11"><text:span text:style-name="Source_20_Text"><text:span text:style-name="T14"/></text:span></text:p>
                </table:table-cell>
                <table:covered-table-cell/>
                <table:covered-table-cell/>
                <table:covered-table-cell/>
              </table:table-row>
              <table:table-row>
                <table:table-cell table:style-name="Tabelle5.A3" office:value-type="string">
                  <text:p text:style-name="Table_20_Contents"/>
                </table:table-cell>
                <table:table-cell table:number-columns-spanned="4">
                  <table:table table:is-sub-table="true">
                    <table:table-column table:style-name="Tabelle5.B5.1"/>
                    <table:table-column table:style-name="Tabelle5.B5.2"/>
                    <table:table-row>
                      <table:table-cell table:style-name="Tabelle5.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5.D3" office:value-type="string">
                        <text:p text:style-name="P5">file locations (mandatory)</text:p>
                      </table:table-cell>
                    </table:table-row>
                    <table:table-row>
                      <table:table-cell table:style-name="Tabelle5.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5.D3" office:value-type="string">
                        <text:p text:style-name="P5">authentication token (mandatory)</text:p>
                      </table:table-cell>
                    </table:table-row>
                    <table:table-row>
                      <table:table-cell table:style-name="Tabelle5.A3" office:value-type="string">
                        <text:p text:style-name="P17">X-FileID: <text:span text:style-name="T33">Integer</text:span></text:p>
                      </table:table-cell>
                      <table:table-cell table:style-name="Tabelle5.D3" office:value-type="string">
                        <text:p text:style-name="P5">the file ID</text:p>
                      </table:table-cell>
                    </table:table-row>
                  </table:table>
                </table:table-cell>
                <table:covered-table-cell/>
                <table:covered-table-cell/>
                <table:covered-table-cell/>
              </table:table-row>
              <table:table-row>
                <table:table-cell table:style-name="Tabelle5.A3" office:value-type="string">
                  <text:p text:style-name="P38">Req. Body</text:p>
                </table:table-cell>
                <table:table-cell table:style-name="Tabelle5.D3" table:number-columns-spanned="4" office:value-type="string">
                  <text:p text:style-name="P12"><text:span text:style-name="Source_20_Text"><text:span text:style-name="T18">[ lease:Lease ]</text:span></text:span></text:p>
                </table:table-cell>
                <table:covered-table-cell/>
                <table:covered-table-cell/>
                <table:covered-table-cell/>
              </table:table-row>
              <table:table-row>
                <table:table-cell table:style-name="Tabelle5.A3" office:value-type="string">
                  <text:p text:style-name="P38"/>
                </table:table-cell>
                <table:table-cell table:style-name="Tabelle5.A3" office:value-type="string">
                  <text:p text:style-name="P5">lease</text:p>
                </table:table-cell>
                <table:table-cell table:style-name="Tabelle5.D3" table:number-columns-spanned="3" office:value-type="string">
                  <text:p text:style-name="P5">the lease information. LeaseId can be empty for acquiring a lease, but must be present for renewal. Expires can be empty</text:p>
                </table:table-cell>
                <table:covered-table-cell/>
                <table:covered-table-cell/>
              </table:table-row>
              <table:table-row>
                <table:table-cell table:style-name="Tabelle5.A3" office:value-type="string">
                  <text:p text:style-name="P38">Resp. Codes</text:p>
                </table:table-cell>
                <table:table-cell table:style-name="Tabelle5.D3" table:number-columns-spanned="4" office:value-type="string">
                  <text:p text:style-name="P5">200 – on successful execution</text:p>
                  <text:p text:style-name="P5">301 – if the client must direct the request to a different OSD</text:p>
                  <text:p text:style-name="P5">420 – if an error occurred due to invalid data sent by the client</text:p>
                  <text:p text:style-name="P5"><text:soft-page-break/>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covered-table-cell/>
              </table:table-row>
              <table:table-row>
                <table:table-cell table:style-name="Tabelle5.A3" office:value-type="string">
                  <text:p text:style-name="P38">Resp. Headers</text:p>
                </table:table-cell>
                <table:table-cell table:style-name="Tabelle5.D3" table:number-columns-spanned="4" office:value-type="string">
                  <text:p text:style-name="P5"/>
                </table:table-cell>
                <table:covered-table-cell/>
                <table:covered-table-cell/>
                <table:covered-table-cell/>
              </table:table-row>
              <table:table-row>
                <table:table-cell table:style-name="Tabelle5.A3" office:value-type="string">
                  <text:p text:style-name="P38"/>
                </table:table-cell>
                <table:table-cell table:style-name="Tabelle5.A3" table:number-columns-spanned="2" office:value-type="string">
                  <text:p text:style-name="P10"><text:span text:style-name="Source_20_Text"><text:span text:style-name="T19">Location: </text:span></text:span><text:span text:style-name="Source_20_Text"><text:span text:style-name="T21">String</text:span></text:span></text:p>
                </table:table-cell>
                <table:covered-table-cell/>
                <table:table-cell table:style-name="Tabelle5.D3" table:number-columns-spanned="2" office:value-type="string">
                  <text:p text:style-name="P5">address of the correct OSD (mandatory if 301 was returned)</text:p>
                </table:table-cell>
                <table:covered-table-cell/>
              </table:table-row>
              <table:table-row>
                <table:table-cell table:style-name="Tabelle5.A3" office:value-type="string">
                  <text:p text:style-name="P38">Resp. Body</text:p>
                </table:table-cell>
                <table:table-cell table:style-name="Tabelle5.D3" table:number-columns-spanned="4" office:value-type="string">
                  <text:p text:style-name="P13">[ lease:<text:reference-ref text:reference-format="text" text:ref-name="Lease">Lease</text:reference-ref> ]</text:p>
                </table:table-cell>
                <table:covered-table-cell/>
                <table:covered-table-cell/>
                <table:covered-table-cell/>
              </table:table-row>
              <table:table-row>
                <table:table-cell table:style-name="Tabelle5.A3" office:value-type="string">
                  <text:p text:style-name="P38"/>
                </table:table-cell>
                <table:table-cell table:style-name="Tabelle5.A3" table:number-columns-spanned="2" office:value-type="string">
                  <text:p text:style-name="P6">lease</text:p>
                </table:table-cell>
                <table:covered-table-cell/>
                <table:table-cell table:style-name="Tabelle5.D3" table:number-columns-spanned="2" office:value-type="string">
                  <text:p text:style-name="P6">if the clientId is empty, the lease was not granted. In that case, expires contains the timeout of the current lease. Otherwise, the lease was granted.</text:p>
                </table:table-cell>
                <table:covered-table-cell/>
              </table:table-row>
              <table:table-row table:style-name="Tabelle5.13">
                <table:table-cell table:style-name="Tabelle5.A3" office:value-type="string">
                  <text:p text:style-name="P44"/>
                </table:table-cell>
                <table:table-cell table:style-name="Tabelle5.A3" table:number-columns-spanned="2" office:value-type="string">
                  <text:p text:style-name="P6"/>
                </table:table-cell>
                <table:covered-table-cell/>
                <table:table-cell table:style-name="Tabelle5.D3" table:number-columns-spanned="2" office:value-type="string">
                  <text:p text:style-name="P6"/>
                </table:table-cell>
                <table:covered-table-cell/>
              </table:table-row>
            </table:table>
            <text:p text:style-name="Table_20_Contents"/>
            <text:p text:style-name="Table_20_Contents"/>
          </table:table-cell>
          <table:covered-table-cell/>
        </table:table-row>
      </table:table>
      <text:p text:style-name="Standard"/>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36"><text:span text:style-name="Source_20_Text"><text:span text:style-name="T32">returnLease</text:span></text:span></text:p>
          </table:table-cell>
          <table:covered-table-cell/>
        </table:table-row>
        <table:table-row>
          <table:table-cell table:style-name="Tabelle6.A2" office:value-type="string">
            <text:p text:style-name="P38">Description</text:p>
          </table:table-cell>
          <table:table-cell table:style-name="Tabelle6.B2" office:value-type="string">
            <text:p text:style-name="P5">Explicitly invalidates a lease before its timeout occurs.</text:p>
          </table:table-cell>
        </table:table-row>
        <table:table-row>
          <table:table-cell table:style-name="Tabelle6.B2" table:number-columns-spanned="2" office:value-type="string">
            <text:p text:style-name="Table_20_Contents"/>
            <text:p text:style-name="Table_20_Content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3" office:value-type="string">
                  <text:p text:style-name="Table_20_Contents"/>
                </table:table-cell>
                <table:covered-table-cell/>
                <table:covered-table-cell/>
                <table:table-cell table:style-name="Tabelle7.D1" office:value-type="string">
                  <text:p text:style-name="P39">Proposal</text:p>
                </table:table-cell>
              </table:table-row>
              <table:table-row>
                <table:table-cell table:style-name="Tabelle7.A2" office:value-type="string">
                  <text:p text:style-name="P38">Req. Line</text:p>
                </table:table-cell>
                <table:table-cell table:style-name="Tabelle7.B2" table:number-columns-spanned="3" office:value-type="string">
                  <text:p text:style-name="P11"><text:span text:style-name="Source_20_Text"><text:span text:style-name="T2">POST </text:span></text:span><text:span text:style-name="Source_20_Text"><text:span text:style-name="T3">returnLease</text:span></text:span><text:span text:style-name="Source_20_Text"><text:span text:style-name="T2"> HTTP/1.1</text:span></text:span></text:p>
                </table:table-cell>
                <table:covered-table-cell/>
                <table:covered-table-cell/>
              </table:table-row>
              <table:table-row>
                <table:table-cell table:style-name="Tabelle7.A3" office:value-type="string">
                  <text:p text:style-name="Table_20_Contents"/>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8">Req. Headers</text:p>
                </table:table-cell>
                <table:table-cell table:style-name="Tabelle7.C3" table:number-columns-spanned="3" office:value-type="string">
                  <text:p text:style-name="P11"><text:span text:style-name="Source_20_Text"><text:span text:style-name="T14"/></text:span></text:p>
                </table:table-cell>
                <table:covered-table-cell/>
                <table:covered-table-cell/>
              </table:table-row>
              <table:table-row>
                <table:table-cell table:style-name="Tabelle7.A3" office:value-type="string">
                  <text:p text:style-name="Table_20_Contents"/>
                </table:table-cell>
                <table:table-cell table:number-columns-spanned="3">
                  <table:table table:is-sub-table="true">
                    <table:table-column table:style-name="Tabelle7.B"/>
                    <table:table-column table:style-name="Tabelle7.B5.2"/>
                    <table:table-row>
                      <table:table-cell table:style-name="Tabelle7.A3" office:value-type="string">
                        <text:p text:style-name="P10"><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7.C3" office:value-type="string">
                        <text:p text:style-name="P5">file locations (mandatory)</text:p>
                      </table:table-cell>
                    </table:table-row>
                    <table:table-row>
                      <table:table-cell table:style-name="Tabelle7.A3" office:value-type="string">
                        <text:p text:style-name="P10"><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7.C3" office:value-type="string">
                        <text:p text:style-name="P5">authentication token (mandatory)</text:p>
                      </table:table-cell>
                    </table:table-row>
                  </table:table>
                </table:table-cell>
                <table:covered-table-cell/>
                <table:covered-table-cell/>
              </table:table-row>
              <table:table-row>
                <table:table-cell table:style-name="Tabelle7.A3" office:value-type="string">
                  <text:p text:style-name="P38">Req. Body</text:p>
                </table:table-cell>
                <table:table-cell table:style-name="Tabelle7.C3" table:number-columns-spanned="3" office:value-type="string">
                  <text:p text:style-name="P12"><text:span text:style-name="Source_20_Text"><text:span text:style-name="T18">[ lease:Lease ]</text:span></text:span></text:p>
                </table:table-cell>
                <table:covered-table-cell/>
                <table:covered-table-cell/>
              </table:table-row>
              <table:table-row>
                <table:table-cell table:style-name="Tabelle7.A3" office:value-type="string">
                  <text:p text:style-name="P38"/>
                </table:table-cell>
                <table:table-cell table:style-name="Tabelle7.A3" office:value-type="string">
                  <text:p text:style-name="P5"/>
                </table:table-cell>
                <table:table-cell table:style-name="Tabelle7.C3" table:number-columns-spanned="2" office:value-type="string">
                  <text:p text:style-name="P5"/>
                </table:table-cell>
                <table:covered-table-cell/>
              </table:table-row>
              <table:table-row>
                <table:table-cell table:style-name="Tabelle7.A3" office:value-type="string">
                  <text:p text:style-name="P38">Resp. Codes</text:p>
                </table:table-cell>
                <table:table-cell table:style-name="Tabelle7.C3" table:number-columns-spanned="3" office:value-type="string">
                  <text:p text:style-name="P5">200 – on successful execution</text:p>
                  <text:p text:style-name="P5">301 – if the client must direct the request to a different OSD</text:p>
                  <text:p text:style-name="P5">420 – if an error occurred due to invalid data sent by the client</text:p>
                  <text:p text:style-name="P5">500 – if the OSD encountered an internal error that the client cannot influence</text:p>
                  <text:p text:style-name="P5">503 – if the OSD is overloaded and cannot handle the request. The OSD is free to just reject connections or close connections immediately w/o sending 503 in case of overload.</text:p>
                </table:table-cell>
                <table:covered-table-cell/>
                <table:covered-table-cell/>
              </table:table-row>
              <table:table-row>
                <table:table-cell table:style-name="Tabelle7.A3" office:value-type="string">
                  <text:p text:style-name="P38">Resp. Headers</text:p>
                </table:table-cell>
                <table:table-cell table:style-name="Tabelle7.C3" table:number-columns-spanned="3" office:value-type="string">
                  <text:p text:style-name="P5"/>
                </table:table-cell>
                <table:covered-table-cell/>
                <table:covered-table-cell/>
              </table:table-row>
              <table:table-row>
                <table:table-cell table:style-name="Tabelle7.A3" office:value-type="string">
                  <text:p text:style-name="P38"/>
                </table:table-cell>
                <table:table-cell table:style-name="Tabelle7.A3" office:value-type="string">
                  <text:p text:style-name="P10"><text:span text:style-name="Source_20_Text"><text:span text:style-name="T19">Location: </text:span></text:span><text:span text:style-name="Source_20_Text"><text:span text:style-name="T21">String</text:span></text:span></text:p>
                </table:table-cell>
                <table:table-cell table:style-name="Tabelle7.C3" table:number-columns-spanned="2" office:value-type="string">
                  <text:p text:style-name="P5">address of the correct OSD (mandatory if 301 was returned)</text:p>
                </table:table-cell>
                <table:covered-table-cell/>
              </table:table-row>
              <table:table-row>
                <table:table-cell table:style-name="Tabelle7.A3" office:value-type="string">
                  <text:p text:style-name="P38">Resp. Body</text:p>
                </table:table-cell>
                <table:table-cell table:style-name="Tabelle7.C3" table:number-columns-spanned="3" office:value-type="string">
                  <text:p text:style-name="P7">empty</text:p>
                </table:table-cell>
                <table:covered-table-cell/>
                <table:covered-table-cell/>
              </table:table-row>
            </table:table>
            <text:p text:style-name="Table_20_Contents"/>
          </table:table-cell>
          <table:covered-table-cell/>
        </table:table-row>
      </table:table>
      <text:p text:style-name="Standard"/>
      <text:p text:style-name="Standard"/>
      <text:p text:style-name="Standard">Management and System Calls</text:p>
      <text:p text:style-name="Standard"/>
      <text:p text:style-name="Text_20_body">All management and system calls are prefixed with a dot ('.').</text:p>
      <text:p text:style-name="Text_20_body"/>
      <table:table table:name="Table100" table:style-name="Table100">
        <table:table-column table:style-name="Table100.A"/>
        <table:table-column table:style-name="Table100.B"/>
        <text:soft-page-break/>
        <table:table-row>
          <table:table-cell table:style-name="Table100.A1" table:number-columns-spanned="2" office:value-type="string">
            <text:p text:style-name="P36"><text:span text:style-name="Source_20_Text"><text:span text:style-name="T32">.shutdown</text:span></text:span></text:p>
          </table:table-cell>
          <table:covered-table-cell/>
        </table:table-row>
        <table:table-row>
          <table:table-cell table:style-name="Table100.A2" office:value-type="string">
            <text:p text:style-name="P38">Description</text:p>
          </table:table-cell>
          <table:table-cell table:style-name="Table100.B2" office:value-type="string">
            <text:p text:style-name="P5">Gracefully terminates the OSD.</text:p>
          </table:table-cell>
        </table:table-row>
        <table:table-row>
          <table:table-cell table:style-name="Table100.B2" table:number-columns-spanned="2" office:value-type="string">
            <text:p text:style-name="Table_20_Contents"/>
            <table:table table:name="Table101" table:style-name="Table101">
              <table:table-column table:style-name="Table101.A"/>
              <table:table-column table:style-name="Table101.B"/>
              <table:table-column table:style-name="Table101.C"/>
              <table:table-column table:style-name="Table101.D"/>
              <table:table-row>
                <table:table-cell table:style-name="Table101.A1" table:number-columns-spanned="3" office:value-type="string">
                  <text:p text:style-name="Table_20_Contents"/>
                </table:table-cell>
                <table:covered-table-cell/>
                <table:covered-table-cell/>
                <table:table-cell table:style-name="Table101.D1" office:value-type="string">
                  <text:p text:style-name="P39">Version 33</text:p>
                </table:table-cell>
              </table:table-row>
              <table:table-row>
                <table:table-cell table:style-name="Table101.A2" office:value-type="string">
                  <text:p text:style-name="P38">Req. Line</text:p>
                </table:table-cell>
                <table:table-cell table:style-name="Table101.B2" table:number-columns-spanned="3" office:value-type="string">
                  <text:p text:style-name="P11"><text:span text:style-name="Source_20_Text"><text:span text:style-name="T2">POST </text:span></text:span><text:span text:style-name="Source_20_Text"><text:span text:style-name="T3">.shutdown</text:span></text:span><text:span text:style-name="Source_20_Text"><text:span text:style-name="T2"> HTTP/1.1</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8">Req.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10"><text:span text:style-name="Source_20_Text"><text:span text:style-name="T14"/></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8">Req.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8"/>
                </table:table-cell>
                <table:table-cell table:style-name="Table101.A3" office:value-type="string">
                  <text:p text:style-name="P5"/>
                </table:table-cell>
                <table:table-cell table:style-name="Table101.C3" table:number-columns-spanned="2" office:value-type="string">
                  <text:p text:style-name="P5"/>
                </table:table-cell>
                <table:covered-table-cell/>
              </table:table-row>
              <table:table-row>
                <table:table-cell table:style-name="Table101.A3" office:value-type="string">
                  <text:p text:style-name="P38">Resp. Codes</text:p>
                </table:table-cell>
                <table:table-cell table:style-name="Table101.C3" table:number-columns-spanned="3" office:value-type="string">
                  <text:p text:style-name="P5">200 – on successful execution</text:p>
                  <text:p text:style-name="P5">500 – if the OSD encountered an internal error that the client cannot influence</text:p>
                </table:table-cell>
                <table:covered-table-cell/>
                <table:covered-table-cell/>
              </table:table-row>
              <table:table-row>
                <table:table-cell table:style-name="Table101.A3" office:value-type="string">
                  <text:p text:style-name="P38">Resp. Headers</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row>
                <table:table-cell table:style-name="Table101.A3" office:value-type="string">
                  <text:p text:style-name="P38"/>
                </table:table-cell>
                <table:table-cell table:style-name="Table101.A3" office:value-type="string">
                  <text:p text:style-name="P10"><text:span text:style-name="Source_20_Text"><text:span text:style-name="T21"/></text:span></text:p>
                </table:table-cell>
                <table:table-cell table:style-name="Table101.C3" table:number-columns-spanned="2" office:value-type="string">
                  <text:p text:style-name="P5"/>
                </table:table-cell>
                <table:covered-table-cell/>
              </table:table-row>
              <table:table-row>
                <table:table-cell table:style-name="Table101.A3" office:value-type="string">
                  <text:p text:style-name="P38">Resp. Body</text:p>
                </table:table-cell>
                <table:table-cell table:style-name="Table101.C3" table:number-columns-spanned="3" office:value-type="string">
                  <text:p text:style-name="P12"><text:span text:style-name="Source_20_Text"><text:span text:style-name="T28">empty</text:span></text:span></text:p>
                </table:table-cell>
                <table:covered-table-cell/>
                <table:covered-table-cell/>
              </table:table-row>
            </table:table>
            <text:p text:style-name="Table_20_Contents"/>
          </table:table-cell>
          <table:covered-table-cell/>
        </table:table-row>
      </table:table>
      <text:p text:style-name="Standard"/>
      <text:p text:style-name="Standard"/>
      <text:p text:style-name="Standard">OSD Error Code (see also class org.xtreemfs.osd.ErrorCodes)</text:p>
      <text:p text:style-name="Standard"/>
      <table:table table:name="Tabelle8" table:style-name="Tabelle8">
        <table:table-column table:style-name="Tabelle8.A"/>
        <table:table-column table:style-name="Tabelle8.B"/>
        <table:table-column table:style-name="Tabelle8.C"/>
        <table:table-row>
          <table:table-cell table:style-name="Tabelle8.A1" office:value-type="string">
            <text:p text:style-name="P9">Error Code</text:p>
          </table:table-cell>
          <table:table-cell table:style-name="Tabelle8.A1" office:value-type="string">
            <text:p text:style-name="P9">Value</text:p>
          </table:table-cell>
          <table:table-cell table:style-name="Tabelle8.C1" office:value-type="string">
            <text:p text:style-name="P9">Description</text:p>
          </table:table-cell>
        </table:table-row>
        <table:table-row>
          <table:table-cell table:style-name="Tabelle8.A2" office:value-type="string">
            <text:p text:style-name="P19">INVALID_FILEID</text:p>
          </table:table-cell>
          <table:table-cell table:style-name="Tabelle8.A2" office:value-type="string">
            <text:p text:style-name="P4">1</text:p>
          </table:table-cell>
          <table:table-cell table:style-name="Tabelle8.C2" office:value-type="string">
            <text:p text:style-name="P4">the fileID is malformed or contains invalid characters</text:p>
          </table:table-cell>
        </table:table-row>
        <table:table-row>
          <table:table-cell table:style-name="Tabelle8.A2" office:value-type="string">
            <text:p text:style-name="P19">INVALID_HEADER</text:p>
          </table:table-cell>
          <table:table-cell table:style-name="Tabelle8.A2" office:value-type="string">
            <text:p text:style-name="P4">2</text:p>
          </table:table-cell>
          <table:table-cell table:style-name="Tabelle8.C2" office:value-type="string">
            <text:p text:style-name="P4">a header field is malformed or contains invalid values</text:p>
          </table:table-cell>
        </table:table-row>
        <table:table-row>
          <table:table-cell table:style-name="Tabelle8.A2" office:value-type="string">
            <text:p text:style-name="P19">INVALID_RPC</text:p>
          </table:table-cell>
          <table:table-cell table:style-name="Tabelle8.A2" office:value-type="string">
            <text:p text:style-name="P4">3</text:p>
          </table:table-cell>
          <table:table-cell table:style-name="Tabelle8.C2" office:value-type="string">
            <text:p text:style-name="P4">the RPC request data (body) is not valid</text:p>
          </table:table-cell>
        </table:table-row>
        <table:table-row>
          <table:table-cell table:style-name="Tabelle8.A2" office:value-type="string">
            <text:p text:style-name="P19">METHOD_NOT_IMPLEMENTED</text:p>
          </table:table-cell>
          <table:table-cell table:style-name="Tabelle8.A2" office:value-type="string">
            <text:p text:style-name="P4">4</text:p>
          </table:table-cell>
          <table:table-cell table:style-name="Tabelle8.C2" office:value-type="string">
            <text:p text:style-name="P4">HTTP or RPC method is not implemented</text:p>
          </table:table-cell>
        </table:table-row>
        <table:table-row>
          <table:table-cell table:style-name="Tabelle8.A2" office:value-type="string">
            <text:p text:style-name="P19">INVALID_PARAMS</text:p>
          </table:table-cell>
          <table:table-cell table:style-name="Tabelle8.A2" office:value-type="string">
            <text:p text:style-name="P4">5</text:p>
          </table:table-cell>
          <table:table-cell table:style-name="Tabelle8.C2" office:value-type="string">
            <text:p text:style-name="P4">the parameter count or type does not match for an RPC</text:p>
          </table:table-cell>
        </table:table-row>
        <table:table-row>
          <table:table-cell table:style-name="Tabelle8.A2" office:value-type="string">
            <text:p text:style-name="P19">NEED_FULL_XLOC</text:p>
          </table:table-cell>
          <table:table-cell table:style-name="Tabelle8.A2" office:value-type="string">
            <text:p text:style-name="P4">10</text:p>
          </table:table-cell>
          <table:table-cell table:style-name="Tabelle8.C2" office:value-type="string">
            <text:p text:style-name="P4">this error code indicates that the server needs the full XLocation list instead of the XLocation version number only.</text:p>
          </table:table-cell>
        </table:table-row>
        <table:table-row>
          <table:table-cell table:style-name="Tabelle8.A2" office:value-type="string">
            <text:p text:style-name="P19">XLOC_OUTDATED</text:p>
          </table:table-cell>
          <table:table-cell table:style-name="Tabelle8.A2" office:value-type="string">
            <text:p text:style-name="P4">11</text:p>
          </table:table-cell>
          <table:table-cell table:style-name="Tabelle8.C2" office:value-type="string">
            <text:p text:style-name="P4">the XLocation list sent by the client is outdated and not accepted.</text:p>
          </table:table-cell>
        </table:table-row>
        <table:table-row>
          <table:table-cell table:style-name="Tabelle8.A2" office:value-type="string">
            <text:p text:style-name="P19">NOT_IN_XLOC</text:p>
          </table:table-cell>
          <table:table-cell table:style-name="Tabelle8.A2" office:value-type="string">
            <text:p text:style-name="P4">12</text:p>
          </table:table-cell>
          <table:table-cell table:style-name="Tabelle8.C2" office:value-type="string">
            <text:p text:style-name="P4">this server is not part of the XLocation list</text:p>
          </table:table-cell>
        </table:table-row>
        <table:table-row>
          <table:table-cell table:style-name="Tabelle8.A2" office:value-type="string">
            <text:p text:style-name="P19">AUTH_FAILED</text:p>
          </table:table-cell>
          <table:table-cell table:style-name="Tabelle8.A2" office:value-type="string">
            <text:p text:style-name="P4">13</text:p>
          </table:table-cell>
          <table:table-cell table:style-name="Tabelle8.C2" office:value-type="string">
            <text:p text:style-name="P4">authentication failed</text:p>
          </table:table-cell>
        </table:table-row>
        <table:table-row>
          <table:table-cell table:style-name="Tabelle8.A2" office:value-type="string">
            <text:p text:style-name="P19">INVALID_CHECKSUM</text:p>
          </table:table-cell>
          <table:table-cell table:style-name="Tabelle8.A2" office:value-type="string">
            <text:p text:style-name="P4">20</text:p>
          </table:table-cell>
          <table:table-cell table:style-name="Tabelle8.C2" office:value-type="string">
            <text:p text:style-name="P4">checksum of an object turned out to be invalid</text:p>
          </table:table-cell>
        </table:table-row>
        <table:table-row>
          <table:table-cell table:style-name="Tabelle8.A2" office:value-type="string">
            <text:p text:style-name="P19">NOT_LEASE_OWNER</text:p>
          </table:table-cell>
          <table:table-cell table:style-name="Tabelle8.A2" office:value-type="string">
            <text:p text:style-name="P4">30</text:p>
          </table:table-cell>
          <table:table-cell table:style-name="Tabelle8.C2" office:value-type="string">
            <text:p text:style-name="P4">the client is not the owner of the lease</text:p>
          </table:table-cell>
        </table:table-row>
        <table:table-row>
          <table:table-cell table:style-name="Tabelle8.A2" office:value-type="string">
            <text:p text:style-name="P19">LEASE_TIMED_OUT</text:p>
          </table:table-cell>
          <table:table-cell table:style-name="Tabelle8.A2" office:value-type="string">
            <text:p text:style-name="P4">31</text:p>
          </table:table-cell>
          <table:table-cell table:style-name="Tabelle8.C2" office:value-type="string">
            <text:p text:style-name="P4">The lease has timed out (i.e. the timeout sent in the X-Lease-Timeout header has passed).</text:p>
          </table:table-cell>
        </table:table-row>
      </table:table>
      <text:p text:style-name="Standard"/>
      <text:p text:style-name="Standard"/>
      <text:h text:style-name="P22" text:outline-level="3">DIR Interface</text:h>
      <text:p text:style-name="Text_20_body"><text:span text:style-name="Source_20_Text"><text:span text:style-name="T36"/></text:span></text:p>
      <text:p text:style-name="Standard"><text:span text:style-name="Source_20_Text"><text:span text:style-name="T37">Interface Description</text:span></text:span></text:p>
      <text:p text:style-name="Standard"><text:span text:style-name="Source_20_Text"><text:span text:style-name="T37"/></text:span></text:p>
      <text:p text:style-name="Text_20_body"><text:span text:style-name="Source_20_Text"><text:span text:style-name="T9">The Directory Service stores information about </text:span></text:span><text:span text:style-name="Source_20_Text"><text:span text:style-name="T10">entities</text:span></text:span><text:span text:style-name="Source_20_Text"><text:span text:style-name="T9">. An entity may contain information about a volume, or a service (MRC, OSD). Such information is represented by a set of </text:span></text:span><text:span text:style-name="Source_20_Text"><text:span text:style-name="T10">attribute-value pairs</text:span></text:span><text:span text:style-name="Source_20_Text"><text:span text:style-name="T9">. Attributes are associated with a </text:span></text:span><text:span text:style-name="Source_20_Text"><text:span text:style-name="T10">name</text:span></text:span><text:span text:style-name="Source_20_Text"><text:span text:style-name="T9"> (=</text:span></text:span><text:span text:style-name="Source_20_Text"><text:span text:style-name="T10">key</text:span></text:span><text:span text:style-name="Source_20_Text"><text:span text:style-name="T9">) which is used to identify the attribute.</text:span></text:span><text:span text:style-name="Source_20_Text"><text:span text:style-name="T9"> Attributes may</text:span></text:span><text:span text:style-name="Source_20_Text"><text:span text:style-name="T11"> be either </text:span></text:span><text:span text:style-name="Source_20_Text"><text:span text:style-name="T10">persistent</text:span></text:span><text:span text:style-name="Source_20_Text"><text:span text:style-name="T11"> or </text:span></text:span><text:span text:style-name="Source_20_Text"><text:span text:style-name="T10">transient</text:span></text:span><text:span text:style-name="Source_20_Text"><text:span text:style-name="T9">. Persistent attributes are stored in stable storage, i.e. will survive a shutdown and restart of the Directory Service and are suitable for configuration information. Transient attributes reside in memory and are lost with a restart and could be subject to garbage collection.</text:span></text:span></text:p>
      <text:p text:style-name="Text_20_body"><text:span text:style-name="Source_20_Text"><text:span text:style-name="T9"/></text:span></text:p>
      <text:p text:style-name="Text_20_body"><text:span text:style-name="Source_20_Text"><text:span text:style-name="T9">Each entity stored in the Directory Service has at least the following attributes:</text:span></text:spa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7">Attribute</text:p>
            </table:table-cell>
            <table:table-cell table:style-name="Tabelle2.A1" office:value-type="string">
              <text:p text:style-name="P37">Storage</text:p>
            </table:table-cell>
            <table:table-cell table:style-name="Tabelle2.C1" office:value-type="string">
              <text:p text:style-name="P37">Description</text:p>
            </table:table-cell>
          </table:table-row>
        </table:table-header-rows>
        <table:table-row>
          <table:table-cell table:style-name="Tabelle2.A2" office:value-type="string">
            <text:p text:style-name="P16"><text:span text:style-name="Source_20_Text"><text:span text:style-name="T17">uuid</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globally unique identifier for the entity.</text:span></text:span></text:p>
          </table:table-cell>
        </table:table-row>
        <table:table-row>
          <table:table-cell table:style-name="Tabelle2.A2" office:value-type="string">
            <text:p text:style-name="P16"><text:span text:style-name="Source_20_Text"><text:span text:style-name="T17">version</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current version of the entity. When updating an entity, the Directory Service checks whether the given version is still valid, i.e. whether the received version string matches the one of the corresponding entity stored in the Directory Service. Only if this is the case, the entity will be updated in an atomic fashion, in order to make sure that concurrent modifications do not lead to inconsistencies. Otherwise, an error message will be sent back to the client, indicating that the client has attempted to update an outdated version. After having updated the entry, a new version number will be assigned (e.g. by means of calculating a hash value of the entry or by increasing a version number).</text:span></text:span></text:p>
          </table:table-cell>
        </table:table-row>
        <table:table-row>
          <table:table-cell table:style-name="Tabelle2.A2" office:value-type="string">
            <text:p text:style-name="P15">lastUpdated</text:p>
          </table:table-cell>
          <table:table-cell table:style-name="Tabelle2.A2" office:value-type="string">
            <text:p text:style-name="P15">transient</text:p>
          </table:table-cell>
          <table:table-cell table:style-name="Tabelle2.C2" office:value-type="string">
            <text:p text:style-name="P11"><text:span text:style-name="Source_20_Text"><text:span text:style-name="T12">A Unix time stamp representing the server time of the last update. Each time the entity is updated, this attribute will be overwritten with the current server time. Services could use this attribute in order to indicate that they are still alive, by regularly updating their Directory Service entries.</text:span></text:span></text:p>
          </table:table-cell>
        </table:table-row>
        <table:table-row>
          <table:table-cell table:style-name="Tabelle2.A2" office:value-type="string">
            <text:p text:style-name="P15">owner</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A String representing the owner of the entity. </text:span></text:span><text:span text:style-name="Source_20_Text"><text:span text:style-name="T12">The Directory Service makes sure that entities may only be updated or deleted by their owners. For authentication purposes, the</text:span></text:span><text:span text:style-name="Source_20_Text"><text:span text:style-name="T12"> attribute value could e.g. be a string representation of the public key of the service that initially registered the entity. </text:span></text:span></text:p>
          </table:table-cell>
        </table:table-row>
        <table:table-row>
          <table:table-cell table:style-name="Tabelle2.A2" office:value-type="string">
            <text:p text:style-name="P16"><text:span text:style-name="Source_20_Text"><text:span text:style-name="T17">type</text:span></text:span></text:p>
          </table:table-cell>
          <table:table-cell table:style-name="Tabelle2.A2" office:value-type="string">
            <text:p text:style-name="P15">persistent</text:p>
          </table:table-cell>
          <table:table-cell table:style-name="Tabelle2.C2" office:value-type="string">
            <text:p text:style-name="P11"><text:span text:style-name="Source_20_Text"><text:span text:style-name="T12">The type of the entity. This attribute can be used to define groups of entities. XtreemFS uses three different types (for volumes, MRCs and OSDs). </text:span></text:span></text:p>
          </table:table-cell>
        </table:table-row>
      </table:table>
      <text:p text:style-name="Text_20_body"><text:span text:style-name="Source_20_Text"><text:span text:style-name="T9"/></text:span></text:p>
      <text:p text:style-name="Text_20_body"><text:span text:style-name="Source_20_Text"><text:span text:style-name="T9">In addition, entities may be assigned arbitrary other attributes. Such attributes can be used to characterize an entity in a more detailed fashion, or to allow entities to be searched for in a more fine-grained manner.</text:span></text:span></text:p>
      <text:p text:style-name="Text_20_body">The Directory Serivce is also responsible for resolving service UUIDs to service URIs. Each service can be mapped to multiple network-address-port-pairs.</text:p>
      <text:p text:style-name="Text_20_body">In order to synchronize server clocks, the Directory Service also provides functionality for fetching the current server time.</text:p>
      <text:p text:style-name="Text_20_body"/>
      <text:p text:style-name="Text_20_body">Client Calls</text:p>
      <text:p text:style-name="Text_20_body"/>
      <table:table table:name="Table113" table:style-name="Table113">
        <table:table-column table:style-name="Table113.A"/>
        <table:table-column table:style-name="Table113.B"/>
        <table:table-row>
          <table:table-cell table:style-name="Table113.A1" table:number-columns-spanned="2" office:value-type="string">
            <text:p text:style-name="P36"><text:span text:style-name="Source_20_Text"><text:span text:style-name="T32">registerEntity</text:span></text:span></text:p>
          </table:table-cell>
          <table:covered-table-cell/>
        </table:table-row>
        <text:soft-page-break/>
        <table:table-row>
          <table:table-cell table:style-name="Table113.A2" office:value-type="string">
            <text:p text:style-name="P38">Description</text:p>
          </table:table-cell>
          <table:table-cell table:style-name="Table113.B2" office:value-type="string">
            <text:p text:style-name="P5">Registers a new entity or updates an existing one. If an entity with the given UUID already exists, the given attributes of the entry are updated with the corresponding values. Any attribute associated with an empty value string will be removed, if existing with the registered entity. If no attribute-value pairs are specified at all, only the <text:span text:style-name="T13">lastUpdated</text:span> timestamp will be modified.</text:p>
          </table:table-cell>
        </table:table-row>
        <table:table-row>
          <table:table-cell table:style-name="Table113.B2" table:number-columns-spanned="2" office:value-type="string">
            <text:p text:style-name="Table_20_Contents"/>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3" office:value-type="string">
                  <text:p text:style-name="Table_20_Contents"/>
                </table:table-cell>
                <table:covered-table-cell/>
                <table:covered-table-cell/>
                <table:table-cell table:style-name="Table114.D1" office:value-type="string">
                  <text:p text:style-name="P39">Version 36</text:p>
                </table:table-cell>
              </table:table-row>
              <table:table-row>
                <table:table-cell table:style-name="Table114.A2" office:value-type="string">
                  <text:p text:style-name="P38">Arguments</text:p>
                </table:table-cell>
                <table:table-cell table:style-name="Table114.B2" table:number-columns-spanned="3" office:value-type="string">
                  <text:p text:style-name="P11"><text:span text:style-name="Source_20_Text"><text:span text:style-name="T14">[ </text:span></text:span><text:span text:style-name="Source_20_Text"><text:span text:style-name="T14">uuid:String,</text:span></text:span></text:p>
                  <text:p text:style-name="P11"><text:span text:style-name="Source_20_Text"><text:span text:style-name="T14"><text:s text:c="2"/>data:{ attribute -&gt; value:String *},</text:span></text:span></text:p>
                  <text:p text:style-name="P11"><text:span text:style-name="Source_20_Text"><text:span text:style-name="T14"><text:s text:c="2"/>oldVersion: Integer ]</text:span></text:span></text:p>
                </table:table-cell>
                <table:covered-table-cell/>
                <table:covered-table-cell/>
              </table:table-row>
              <table:table-row>
                <table:table-cell table:style-name="Table114.A3" office:value-type="string">
                  <text:p text:style-name="Table_20_Contents"/>
                </table:table-cell>
                <table:table-cell table:number-columns-spanned="3">
                  <table:table table:is-sub-table="true">
                    <table:table-column table:style-name="Table114.B"/>
                    <table:table-column table:style-name="Table114.B3.2"/>
                    <table:table-row>
                      <table:table-cell table:style-name="Table114.A3" office:value-type="string">
                        <text:p text:style-name="P5">uuid</text:p>
                      </table:table-cell>
                      <table:table-cell table:style-name="Table114.B3.2.1" office:value-type="string">
                        <text:p text:style-name="P40">the UUID of the entity</text:p>
                      </table:table-cell>
                    </table:table-row>
                    <table:table-row>
                      <table:table-cell table:style-name="Table114.A3" office:value-type="string">
                        <text:p text:style-name="P5">data</text:p>
                      </table:table-cell>
                      <table:table-cell table:style-name="Table114.B3.2.1" office:value-type="string">
                        <text:p text:style-name="P40">the set of key-value pairs associated with the entity</text:p>
                      </table:table-cell>
                    </table:table-row>
                    <table:table-row>
                      <table:table-cell table:style-name="Table114.A3" office:value-type="string">
                        <text:p text:style-name="P5">oldVersion</text:p>
                      </table:table-cell>
                      <table:table-cell table:style-name="Table114.B3.2.1" office:value-type="string">
                        <text:p text:style-name="P5">The number of the last version of the entry as received from the Directory Service. If the entity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entities.</text:p>
                      </table:table-cell>
                    </table:table-row>
                  </table:table>
                </table:table-cell>
                <table:covered-table-cell/>
                <table:covered-table-cell/>
              </table:table-row>
              <table:table-row>
                <table:table-cell table:style-name="Table114.A3" office:value-type="string">
                  <text:p text:style-name="P38">Returns</text:p>
                </table:table-cell>
                <table:table-cell table:style-name="Table114.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14.A3" office:value-type="string">
                  <text:p text:style-name="Table_20_Contents"/>
                </table:table-cell>
                <table:table-cell table:style-name="Table114.A3" office:value-type="string">
                  <text:p text:style-name="P40">version</text:p>
                  <text:p text:style-name="P40"/>
                </table:table-cell>
                <table:table-cell table:style-name="Table114.B3.2.1" table:number-columns-spanned="2" office:value-type="string">
                  <text:p text:style-name="P40">the new version number that has been assigned to the entity</text:p>
                </table:table-cell>
                <table:covered-table-cell/>
              </table:table-row>
              <table:table-row>
                <table:table-cell table:style-name="Table114.A3" office:value-type="string">
                  <text:p text:style-name="P38">Errors</text:p>
                </table:table-cell>
                <table:table-cell table:style-name="Table114.B3.2.1" table:number-columns-spanned="3" office:value-type="string">
                  <text:list text:style-name="L9">
                    <text:list-item>
                      <text:p text:style-name="P90"><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0"><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item>
                      <text:p text:style-name="P90"><text:span text:style-name="Source_20_Text"><text:span text:style-name="T31">"immutable attribute"</text:span></text:span><text:span text:style-name="Source_20_Text"><text:span text:style-name="T27">: if an attribute cannot be explicitly set, such as </text:span></text:span><text:span text:style-name="Source_20_Text"><text:span text:style-name="T14">lastUpdated </text:span></text:span><text:span text:style-name="Source_20_Text"><text:span text:style-name="T27">or </text:span></text:span><text:span text:style-name="Source_20_Text"><text:span text:style-name="T14">version</text:span></text:span></text:p>
                    </text:list-item>
                  </text:list>
                </table:table-cell>
                <table:covered-table-cell/>
                <table:covered-table-cell/>
              </table:table-row>
              <table:table-row>
                <table:table-cell table:style-name="Table114.A3" office:value-type="string">
                  <text:p text:style-name="P38">Remarks</text:p>
                </table:table-cell>
                <table:table-cell table:style-name="Table114.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5" table:style-name="Table115">
        <table:table-column table:style-name="Table115.A"/>
        <table:table-column table:style-name="Table115.B"/>
        <table:table-row>
          <table:table-cell table:style-name="Table115.A1" table:number-columns-spanned="2" office:value-type="string">
            <text:p text:style-name="P36"><text:span text:style-name="Source_20_Text"><text:span text:style-name="T32">deregisterEntity</text:span></text:span></text:p>
          </table:table-cell>
          <table:covered-table-cell/>
        </table:table-row>
        <table:table-row>
          <table:table-cell table:style-name="Table115.A2" office:value-type="string">
            <text:p text:style-name="P38">Description</text:p>
          </table:table-cell>
          <table:table-cell table:style-name="Table115.B2" office:value-type="string">
            <text:p text:style-name="P5">Cancels the registration of an entity.</text:p>
          </table:table-cell>
        </table:table-row>
        <table:table-row>
          <table:table-cell table:style-name="Table115.B2" table:number-columns-spanned="2" office:value-type="string">
            <text:p text:style-name="Table_20_Contents"/>
            <table:table table:name="Table116" table:style-name="Table116">
              <table:table-column table:style-name="Table116.A"/>
              <table:table-column table:style-name="Table116.B"/>
              <table:table-column table:style-name="Table116.C"/>
              <table:table-column table:style-name="Table116.D"/>
              <table:table-row>
                <table:table-cell table:style-name="Table116.A1" table:number-columns-spanned="3" office:value-type="string">
                  <text:p text:style-name="Table_20_Contents"/>
                </table:table-cell>
                <table:covered-table-cell/>
                <table:covered-table-cell/>
                <table:table-cell table:style-name="Table116.D1" office:value-type="string">
                  <text:p text:style-name="P39">Version 36</text:p>
                </table:table-cell>
              </table:table-row>
              <table:table-row>
                <table:table-cell table:style-name="Table116.A2" office:value-type="string">
                  <text:p text:style-name="P38">Arguments</text:p>
                </table:table-cell>
                <table:table-cell table:style-name="Table11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5">uuid</text:p>
                </table:table-cell>
                <table:table-cell table:style-name="Table116.C3" table:number-columns-spanned="2" office:value-type="string">
                  <text:p text:style-name="P40">the UUID of the entity to deregister from the Directory Service</text:p>
                </table:table-cell>
                <table:covered-table-cell/>
              </table:table-row>
              <table:table-row>
                <table:table-cell table:style-name="Table116.A3" office:value-type="string">
                  <text:p text:style-name="P38">Returns</text:p>
                </table:table-cell>
                <table:table-cell table:style-name="Table116.C3" table:number-columns-spanned="3" office:value-type="string">
                  <text:p text:style-name="P11"><text:span text:style-name="Source_20_Text"><text:span text:style-name="T14"/></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40"/>
                </table:table-cell>
                <table:table-cell table:style-name="Table116.C3" table:number-columns-spanned="2" office:value-type="string">
                  <text:p text:style-name="P40"/>
                </table:table-cell>
                <table:covered-table-cell/>
              </table:table-row>
              <table:table-row>
                <table:table-cell table:style-name="Table116.A3" office:value-type="string">
                  <text:p text:style-name="P38">Errors</text:p>
                </table:table-cell>
                <table:table-cell table:style-name="Table116.C3" table:number-columns-spanned="3" office:value-type="string">
                  <text:list text:style-name="L10">
                    <text:list-item>
                      <text:p text:style-name="P93"><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16.A3" office:value-type="string">
                  <text:p text:style-name="P38">Remarks</text:p>
                </table:table-cell>
                <table:table-cell table:style-name="Table11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7" table:style-name="Table117">
        <table:table-column table:style-name="Table117.A"/>
        <table:table-column table:style-name="Table117.B"/>
        <table:table-row>
          <table:table-cell table:style-name="Table117.A1" table:number-columns-spanned="2" office:value-type="string">
            <text:p text:style-name="P36"><text:span text:style-name="Source_20_Text"><text:span text:style-name="T32">getEntities</text:span></text:span></text:p>
          </table:table-cell>
          <table:covered-table-cell/>
        </table:table-row>
        <table:table-row>
          <table:table-cell table:style-name="Table117.A2" office:value-type="string">
            <text:p text:style-name="P38">Description</text:p>
          </table:table-cell>
          <table:table-cell table:style-name="Table117.B2" office:value-type="string">
            <text:p text:style-name="P5">Issues an attribute-based query for entities.</text:p>
          </table:table-cell>
        </table:table-row>
        <text:soft-page-break/>
        <table:table-row>
          <table:table-cell table:style-name="Table117.B2" table:number-columns-spanned="2" office:value-type="string">
            <text:p text:style-name="Table_20_Contents"/>
            <table:table table:name="Table118" table:style-name="Table118">
              <table:table-column table:style-name="Table118.A"/>
              <table:table-column table:style-name="Table118.B"/>
              <table:table-column table:style-name="Table118.C"/>
              <table:table-column table:style-name="Table118.D"/>
              <table:table-row>
                <table:table-cell table:style-name="Table118.A1" table:number-columns-spanned="3" office:value-type="string">
                  <text:p text:style-name="Table_20_Contents"/>
                </table:table-cell>
                <table:covered-table-cell/>
                <table:covered-table-cell/>
                <table:table-cell table:style-name="Table118.D1" office:value-type="string">
                  <text:p text:style-name="P39">Version 36</text:p>
                </table:table-cell>
              </table:table-row>
              <table:table-row>
                <table:table-cell table:style-name="Table118.A2" office:value-type="string">
                  <text:p text:style-name="P38">Arguments</text:p>
                </table:table-cell>
                <table:table-cell table:style-name="Table118.B2" table:number-columns-spanned="3" office:value-type="string">
                  <text:p text:style-name="P11"><text:span text:style-name="Source_20_Text"><text:span text:style-name="T14">[ query:{</text:span></text:span><text:span text:style-name="Source_20_Text"><text:span text:style-name="T14"> name -&gt;</text:span></text:span><text:span text:style-name="Source_20_Text"><text:span text:style-name="T14"> value:String *}</text:span></text:span><text:span text:style-name="Source_20_Text"><text:span text:style-name="T14">,</text:span></text:span></text:p>
                  <text:p text:style-name="P11"><text:span text:style-name="Source_20_Text"><text:span text:style-name="T14"><text:s text:c="2"/></text:span></text:span><text:span text:style-name="Source_20_Text"><text:span text:style-name="T14">attrs:[ attrName:String *]</text:span></text:span><text:span text:style-name="Source_20_Text"><text:span text:style-name="T14"> ]</text:span></text:span></text:p>
                </table:table-cell>
                <table:covered-table-cell/>
                <table:covered-table-cell/>
              </table:table-row>
              <table:table-row>
                <table:table-cell table:style-name="Table118.A3" office:value-type="string">
                  <text:p text:style-name="Table_20_Contents"/>
                </table:table-cell>
                <table:table-cell table:number-columns-spanned="3">
                  <table:table table:is-sub-table="true">
                    <table:table-column table:style-name="Table118.B"/>
                    <table:table-column table:style-name="Table118.B3.2"/>
                    <table:table-row>
                      <table:table-cell table:style-name="Table118.A3" office:value-type="string">
                        <text:p text:style-name="P5">query</text:p>
                      </table:table-cell>
                      <table:table-cell table:style-name="Table118.B3.2.1" office:value-type="string">
                        <text:p text:style-name="P5">Restricts the set of entities that are part of the result set. A query consists of multiple name-value pairs. A Directory Service entry will be part of the result set if each such name-value pair matches with the corresponding name-value pair of the entry. A given <text:span text:style-name="T13">value</text:span> of <text:span text:style-name="Source_20_Text"><text:span text:style-name="T27">"*</text:span></text:span><text:span text:style-name="Source_20_Text"><text:span text:style-name="T27">" will match with any existing value for the corresponding attribute.</text:span></text:span> If the query statement is an empty map, the result set will not be restricted, i.e. all entries stored in the Directory Service will be returned.</text:p>
                      </table:table-cell>
                    </table:table-row>
                    <table:table-row>
                      <table:table-cell table:style-name="Table118.A3" office:value-type="string">
                        <text:p text:style-name="P5">attrs</text:p>
                      </table:table-cell>
                      <table:table-cell table:style-name="Table118.B3.2.1" office:value-type="string">
                        <text:p text:style-name="P5">Defines which attributes of each matching entity are included in the result set. If the list is empty, all attributes of a matching entity will be included.</text:p>
                      </table:table-cell>
                    </table:table-row>
                  </table:table>
                </table:table-cell>
                <table:covered-table-cell/>
                <table:covered-table-cell/>
              </table:table-row>
              <table:table-row>
                <table:table-cell table:style-name="Table118.A3" office:value-type="string">
                  <text:p text:style-name="P38">Returns</text:p>
                </table:table-cell>
                <table:table-cell table:style-name="Table118.B3.2.1" table:number-columns-spanned="3" office:value-type="string">
                  <text:p text:style-name="P11"><text:span text:style-name="Source_20_Text"><text:span text:style-name="T14">{</text:span></text:span><text:span text:style-name="Source_20_Text"><text:span text:style-name="T14"> </text:span></text:span><text:span text:style-name="Source_20_Text"><text:span text:style-name="T14">uuid:String -&gt; data:{ attribute -&gt; value:String *</text:span></text:span><text:span text:style-name="Source_20_Text"><text:span text:style-name="T14">} </text:span></text:span><text:span text:style-name="Source_20_Text"><text:span text:style-name="T14">*</text:span></text:span><text:span text:style-name="Source_20_Text"><text:span text:style-name="T14">}</text:span></text:span></text:p>
                </table:table-cell>
                <table:covered-table-cell/>
                <table:covered-table-cell/>
              </table:table-row>
              <table:table-row>
                <table:table-cell table:style-name="Table118.A3" office:value-type="string">
                  <text:p text:style-name="Table_20_Contents"/>
                </table:table-cell>
                <table:table-cell table:style-name="Table118.A3" office:value-type="string">
                  <text:p text:style-name="P40">uuid</text:p>
                  <text:p text:style-name="P40"/>
                </table:table-cell>
                <table:table-cell table:style-name="Table118.B3.2.1" table:number-columns-spanned="2" office:value-type="string">
                  <text:p text:style-name="P40">the UUID of the entity in the result set</text:p>
                </table:table-cell>
                <table:covered-table-cell/>
              </table:table-row>
              <table:table-row>
                <table:table-cell table:style-name="Table118.A3" office:value-type="string">
                  <text:p text:style-name="Table_20_Contents"/>
                </table:table-cell>
                <table:table-cell table:style-name="Table118.A3" office:value-type="string">
                  <text:p text:style-name="P40"><text:span text:style-name="Source_20_Text"><text:span text:style-name="T27">data </text:span></text:span></text:p>
                </table:table-cell>
                <table:table-cell table:style-name="Table118.B3.2.1" table:number-columns-spanned="2" office:value-type="string">
                  <text:p text:style-name="P40">the set of attribute-value pairs of the entity (restricted by the <text:span text:style-name="T13">attrs </text:span>argument)</text:p>
                </table:table-cell>
                <table:covered-table-cell/>
              </table:table-row>
              <table:table-row>
                <table:table-cell table:style-name="Table118.A3" office:value-type="string">
                  <text:p text:style-name="P38">Errors</text:p>
                </table:table-cell>
                <table:table-cell table:style-name="Table118.B3.2.1" table:number-columns-spanned="3" office:value-type="string">
                  <text:list text:style-name="L11">
                    <text:list-item>
                      <text:p text:style-name="P94"><text:span text:style-name="Source_20_Text"><text:span text:style-name="T27"/></text:span></text:p>
                    </text:list-item>
                  </text:list>
                </table:table-cell>
                <table:covered-table-cell/>
                <table:covered-table-cell/>
              </table:table-row>
              <table:table-row>
                <table:table-cell table:style-name="Table118.A3" office:value-type="string">
                  <text:p text:style-name="P38">Remarks</text:p>
                </table:table-cell>
                <table:table-cell table:style-name="Table118.B3.2.1"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19" table:style-name="Table119">
        <table:table-column table:style-name="Table119.A"/>
        <table:table-column table:style-name="Table119.B"/>
        <table:table-row>
          <table:table-cell table:style-name="Table119.A1" table:number-columns-spanned="2" office:value-type="string">
            <text:p text:style-name="P36"><text:span text:style-name="Source_20_Text"><text:span text:style-name="T32">registerAddressMapping</text:span></text:span></text:p>
          </table:table-cell>
          <table:covered-table-cell/>
        </table:table-row>
        <table:table-row>
          <table:table-cell table:style-name="Table119.A2" office:value-type="string">
            <text:p text:style-name="P38">Description</text:p>
          </table:table-cell>
          <table:table-cell table:style-name="Table119.B2" office:value-type="string">
            <text:p text:style-name="P5">Registers or updates an address mapping for a service.</text:p>
            <text:p text:style-name="P5">Address mappings are used to resolve service UUIDs to service endpoints. Each address mapping may have multiple endpoints, from which the client has to choose the most suitable one, depending on the subnet mask. Individual endpoint mappings are associated with a time-to-live (ttl) value that defines the maximum time span when after which the client has to query the Directory Service for the mapping again, in order to find out whether the mapping has changed in the meantime.</text:p>
          </table:table-cell>
        </table:table-row>
        <table:table-row>
          <table:table-cell table:style-name="Table119.B2" table:number-columns-spanned="2" office:value-type="string">
            <text:p text:style-name="Table_20_Contents"/>
            <table:table table:name="Table120" table:style-name="Table120">
              <table:table-column table:style-name="Table120.A"/>
              <table:table-column table:style-name="Table120.B"/>
              <table:table-column table:style-name="Table120.C"/>
              <table:table-column table:style-name="Table120.D"/>
              <table:table-row>
                <table:table-cell table:style-name="Table120.A1" table:number-columns-spanned="3" office:value-type="string">
                  <text:p text:style-name="Table_20_Contents"/>
                </table:table-cell>
                <table:covered-table-cell/>
                <table:covered-table-cell/>
                <table:table-cell table:style-name="Table120.D1" office:value-type="string">
                  <text:p text:style-name="P39">Version 36</text:p>
                </table:table-cell>
              </table:table-row>
              <table:table-row>
                <table:table-cell table:style-name="Table120.A2" office:value-type="string">
                  <text:p text:style-name="P38">Arguments</text:p>
                </table:table-cell>
                <table:table-cell table:style-name="Table120.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0.A3" office:value-type="string">
                  <text:p text:style-name="Table_20_Contents"/>
                </table:table-cell>
                <table:table-cell table:number-columns-spanned="3">
                  <table:table table:is-sub-table="true">
                    <table:table-column table:style-name="Table120.B"/>
                    <table:table-column table:style-name="Table120.B3.2"/>
                    <table:table-row>
                      <table:table-cell table:style-name="Table120.A3" office:value-type="string">
                        <text:p text:style-name="P5">uuid</text:p>
                      </table:table-cell>
                      <table:table-cell table:style-name="Table120.B3.2.1" office:value-type="string">
                        <text:p text:style-name="P5">the UUID of the service</text:p>
                      </table:table-cell>
                    </table:table-row>
                    <table:table-row>
                      <table:table-cell table:style-name="Table120.A3" office:value-type="string">
                        <text:p text:style-name="P5">mapping</text:p>
                      </table:table-cell>
                      <table:table-cell table:style-name="Table120.B3.2.1" office:value-type="string">
                        <text:p text:style-name="P5">the address mapping to register</text:p>
                      </table:table-cell>
                    </table:table-row>
                    <table:table-row>
                      <table:table-cell table:style-name="Table120.A3" office:value-type="string">
                        <text:p text:style-name="P5">oldVersion</text:p>
                      </table:table-cell>
                      <table:table-cell table:style-name="Table120.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0.A3" office:value-type="string">
                  <text:p text:style-name="P38">Returns</text:p>
                </table:table-cell>
                <table:table-cell table:style-name="Table120.B3.2.1" table:number-columns-spanned="3" office:value-type="string">
                  <text:p text:style-name="P11"><text:span text:style-name="Source_20_Text"><text:span text:style-name="T14"/></text:span></text:p>
                </table:table-cell>
                <table:covered-table-cell/>
                <table:covered-table-cell/>
              </table:table-row>
              <table:table-row>
                <table:table-cell table:style-name="Table120.A3" office:value-type="string">
                  <text:p text:style-name="Table_20_Contents"><text:soft-page-break/></text:p>
                </table:table-cell>
                <table:table-cell table:style-name="Table120.A3" office:value-type="string">
                  <text:p text:style-name="P40"/>
                </table:table-cell>
                <table:table-cell table:style-name="Table120.B3.2.1" table:number-columns-spanned="2" office:value-type="string">
                  <text:p text:style-name="P40"/>
                </table:table-cell>
                <table:covered-table-cell/>
              </table:table-row>
              <table:table-row>
                <table:table-cell table:style-name="Table120.A3" office:value-type="string">
                  <text:p text:style-name="P38">Errors</text:p>
                </table:table-cell>
                <table:table-cell table:style-name="Table120.B3.2.1" table:number-columns-spanned="3" office:value-type="string">
                  <text:list text:style-name="L12">
                    <text:list-item>
                      <text:p text:style-name="P95"><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5"><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0.A3" office:value-type="string">
                  <text:p text:style-name="P38">Remarks</text:p>
                </table:table-cell>
                <table:table-cell table:style-name="Table120.B3.2.1" table:number-columns-spanned="3" office:value-type="string">
                  <text:p text:style-name="P5"/>
                </table:table-cell>
                <table:covered-table-cell/>
                <table:covered-table-cell/>
              </table:table-row>
            </table:table>
            <text:p text:style-name="Table_20_Contents"/>
            <text:p text:style-name="Table_20_Contents"/>
          </table:table-cell>
          <table:covered-table-cell/>
        </table:table-row>
      </table:table>
      <text:p text:style-name="Standard"/>
      <text:p text:style-name="Standard"/>
      <table:table table:name="Table125" table:style-name="Table125">
        <table:table-column table:style-name="Table125.A"/>
        <table:table-column table:style-name="Table125.B"/>
        <table:table-row>
          <table:table-cell table:style-name="Table125.A1" table:number-columns-spanned="2" office:value-type="string">
            <text:p text:style-name="P36"><text:span text:style-name="Source_20_Text"><text:span text:style-name="T32">deregisterAddressMapping</text:span></text:span></text:p>
          </table:table-cell>
          <table:covered-table-cell/>
        </table:table-row>
        <table:table-row>
          <table:table-cell table:style-name="Table125.A2" office:value-type="string">
            <text:p text:style-name="P38">Description</text:p>
          </table:table-cell>
          <table:table-cell table:style-name="Table125.B2" office:value-type="string">
            <text:p text:style-name="P5">Cancels the registration of an address mapping.</text:p>
          </table:table-cell>
        </table:table-row>
        <table:table-row>
          <table:table-cell table:style-name="Table125.B2" table:number-columns-spanned="2" office:value-type="string">
            <text:p text:style-name="Table_20_Contents"/>
            <table:table table:name="Table129" table:style-name="Table129">
              <table:table-column table:style-name="Table129.A"/>
              <table:table-column table:style-name="Table129.B"/>
              <table:table-column table:style-name="Table129.C"/>
              <table:table-column table:style-name="Table129.D"/>
              <table:table-row>
                <table:table-cell table:style-name="Table129.A1" table:number-columns-spanned="3" office:value-type="string">
                  <text:p text:style-name="Table_20_Contents"/>
                </table:table-cell>
                <table:covered-table-cell/>
                <table:covered-table-cell/>
                <table:table-cell table:style-name="Table129.D1" office:value-type="string">
                  <text:p text:style-name="P39">Version 37</text:p>
                </table:table-cell>
              </table:table-row>
              <table:table-row>
                <table:table-cell table:style-name="Table129.A2" office:value-type="string">
                  <text:p text:style-name="P38">Arguments</text:p>
                </table:table-cell>
                <table:table-cell table:style-name="Table129.B2" table:number-columns-spanned="3" office:value-type="string">
                  <text:p text:style-name="P11"><text:span text:style-name="Source_20_Text"><text:span text:style-name="T14">[ uuid:String,</text:span></text:span></text:p>
                  <text:p text:style-name="P11"><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11"><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9.A3" office:value-type="string">
                  <text:p text:style-name="Table_20_Contents"/>
                </table:table-cell>
                <table:table-cell table:number-columns-spanned="3">
                  <table:table table:is-sub-table="true">
                    <table:table-column table:style-name="Table129.B"/>
                    <table:table-column table:style-name="Table129.B3.2"/>
                    <table:table-row>
                      <table:table-cell table:style-name="Table129.A3" office:value-type="string">
                        <text:p text:style-name="P5">uuid</text:p>
                      </table:table-cell>
                      <table:table-cell table:style-name="Table129.B3.2.1" office:value-type="string">
                        <text:p text:style-name="P5">the UUID of the service</text:p>
                      </table:table-cell>
                    </table:table-row>
                    <table:table-row>
                      <table:table-cell table:style-name="Table129.A3" office:value-type="string">
                        <text:p text:style-name="P5">mapping</text:p>
                      </table:table-cell>
                      <table:table-cell table:style-name="Table129.B3.2.1" office:value-type="string">
                        <text:p text:style-name="P5">the address mapping to register</text:p>
                      </table:table-cell>
                    </table:table-row>
                    <table:table-row>
                      <table:table-cell table:style-name="Table129.A3" office:value-type="string">
                        <text:p text:style-name="P5">oldVersion</text:p>
                      </table:table-cell>
                      <table:table-cell table:style-name="Table129.B3.2.1" office:value-type="string">
                        <text:p text:style-name="P5">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9.A3" office:value-type="string">
                  <text:p text:style-name="P38">Returns</text:p>
                </table:table-cell>
                <table:table-cell table:style-name="Table129.B3.2.1" table:number-columns-spanned="3" office:value-type="string">
                  <text:p text:style-name="P11"><text:span text:style-name="Source_20_Text"><text:span text:style-name="T14">version:Integer</text:span></text:span></text:p>
                </table:table-cell>
                <table:covered-table-cell/>
                <table:covered-table-cell/>
              </table:table-row>
              <table:table-row>
                <table:table-cell table:style-name="Table129.A3" office:value-type="string">
                  <text:p text:style-name="Table_20_Contents"/>
                </table:table-cell>
                <table:table-cell table:style-name="Table129.A3" office:value-type="string">
                  <text:p text:style-name="P40">version</text:p>
                </table:table-cell>
                <table:table-cell table:style-name="Table129.B3.2.1" table:number-columns-spanned="2" office:value-type="string">
                  <text:p text:style-name="P40">the new version number that has been assigned to the entity</text:p>
                </table:table-cell>
                <table:covered-table-cell/>
              </table:table-row>
              <table:table-row>
                <table:table-cell table:style-name="Table129.A3" office:value-type="string">
                  <text:p text:style-name="P38">Errors</text:p>
                </table:table-cell>
                <table:table-cell table:style-name="Table129.B3.2.1" table:number-columns-spanned="3" office:value-type="string">
                  <text:list text:style-name="L13">
                    <text:list-item>
                      <text:p text:style-name="P97"><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97"><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9.A3" office:value-type="string">
                  <text:p text:style-name="P38">Remarks</text:p>
                </table:table-cell>
                <table:table-cell table:style-name="Table129.B3.2.1" table:number-columns-spanned="3" office:value-type="string">
                  <text:p text:style-name="P5"/>
                </table:table-cell>
                <table:covered-table-cell/>
                <table:covered-table-cell/>
              </table:table-row>
            </table:table>
            <text:p text:style-name="Table_20_Contents"/>
            <text:p text:style-name="Table_20_Contents"/>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3" office:value-type="string">
                  <text:p text:style-name="Table_20_Contents"/>
                </table:table-cell>
                <table:covered-table-cell/>
                <table:covered-table-cell/>
                <table:table-cell table:style-name="Table126.D1" office:value-type="string">
                  <text:p text:style-name="P39">Version 36</text:p>
                </table:table-cell>
              </table:table-row>
              <table:table-row>
                <table:table-cell table:style-name="Table126.A2" office:value-type="string">
                  <text:p text:style-name="P38">Arguments</text:p>
                </table:table-cell>
                <table:table-cell table:style-name="Table126.B2" table:number-columns-spanned="3" office:value-type="string">
                  <text:p text:style-name="P11"><text:span text:style-name="Source_20_Text"><text:span text:style-name="T14">[ uuid:String ]</text:span></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5">uuid</text:p>
                </table:table-cell>
                <table:table-cell table:style-name="Table126.C3" table:number-columns-spanned="2" office:value-type="string">
                  <text:p text:style-name="P40">the UUID of the address mapping to deregister from the Directory Service</text:p>
                </table:table-cell>
                <table:covered-table-cell/>
              </table:table-row>
              <table:table-row>
                <table:table-cell table:style-name="Table126.A3" office:value-type="string">
                  <text:p text:style-name="P38">Returns</text:p>
                </table:table-cell>
                <table:table-cell table:style-name="Table126.C3" table:number-columns-spanned="3" office:value-type="string">
                  <text:p text:style-name="P11"><text:span text:style-name="Source_20_Text"><text:span text:style-name="T14"/></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40"/>
                </table:table-cell>
                <table:table-cell table:style-name="Table126.C3" table:number-columns-spanned="2" office:value-type="string">
                  <text:p text:style-name="P40"/>
                </table:table-cell>
                <table:covered-table-cell/>
              </table:table-row>
              <table:table-row>
                <table:table-cell table:style-name="Table126.A3" office:value-type="string">
                  <text:p text:style-name="P38">Errors</text:p>
                </table:table-cell>
                <table:table-cell table:style-name="Table126.C3" table:number-columns-spanned="3" office:value-type="string">
                  <text:list text:style-name="L14">
                    <text:list-item>
                      <text:p text:style-name="P99"><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6.A3" office:value-type="string">
                  <text:p text:style-name="P38">Remarks</text:p>
                </table:table-cell>
                <table:table-cell table:style-name="Table126.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3" table:style-name="Table123">
        <table:table-column table:style-name="Table123.A"/>
        <table:table-column table:style-name="Table123.B"/>
        <table:table-row>
          <table:table-cell table:style-name="Table123.A1" table:number-columns-spanned="2" office:value-type="string">
            <text:p text:style-name="P36"><text:span text:style-name="Source_20_Text"><text:span text:style-name="T32">getAddressMapping</text:span></text:span></text:p>
          </table:table-cell>
          <table:covered-table-cell/>
        </table:table-row>
        <text:soft-page-break/>
        <table:table-row>
          <table:table-cell table:style-name="Table123.A2" office:value-type="string">
            <text:p text:style-name="P38">Description</text:p>
          </table:table-cell>
          <table:table-cell table:style-name="Table123.B2" office:value-type="string">
            <text:p text:style-name="P5">Retrieves an address mapping for a given UUID. If an empty UUID is specified, a list containing all registered address mappings will be returned.</text:p>
          </table:table-cell>
        </table:table-row>
        <table:table-row>
          <table:table-cell table:style-name="Table123.B2" table:number-columns-spanned="2" office:value-type="string">
            <text:p text:style-name="Table_20_Contents"/>
            <table:table table:name="Table124" table:style-name="Table124">
              <table:table-column table:style-name="Table124.A"/>
              <table:table-column table:style-name="Table124.B"/>
              <table:table-column table:style-name="Table124.C"/>
              <table:table-column table:style-name="Table124.D"/>
              <table:table-row>
                <table:table-cell table:style-name="Table124.A1" table:number-columns-spanned="3" office:value-type="string">
                  <text:p text:style-name="Table_20_Contents"/>
                </table:table-cell>
                <table:covered-table-cell/>
                <table:covered-table-cell/>
                <table:table-cell table:style-name="Table124.D1" office:value-type="string">
                  <text:p text:style-name="P39">Version 36</text:p>
                </table:table-cell>
              </table:table-row>
              <table:table-row>
                <table:table-cell table:style-name="Table124.A2" office:value-type="string">
                  <text:p text:style-name="P38">Arguments</text:p>
                </table:table-cell>
                <table:table-cell table:style-name="Table124.B2" table:number-columns-spanned="3" office:value-type="string">
                  <text:p text:style-name="P11"><text:span text:style-name="Source_20_Text"><text:span text:style-name="T14">[ uuid:String ]</text:span></text:span></text:p>
                </table:table-cell>
                <table:covered-table-cell/>
                <table:covered-table-cell/>
              </table:table-row>
              <table:table-row table:style-name="Table124.3">
                <table:table-cell table:style-name="Table124.A3" office:value-type="string">
                  <text:p text:style-name="Table_20_Contents"/>
                </table:table-cell>
                <table:table-cell table:style-name="Table124.A3" office:value-type="string">
                  <text:p text:style-name="P5">uuid</text:p>
                </table:table-cell>
                <table:table-cell table:style-name="Table124.C3" table:number-columns-spanned="2" office:value-type="string">
                  <text:p text:style-name="P5">The UUID of the service. An empty UUID will cause a list containing all registered address mappings to be returned.</text:p>
                </table:table-cell>
                <table:covered-table-cell/>
              </table:table-row>
              <table:table-row>
                <table:table-cell table:style-name="Table124.A3" office:value-type="string">
                  <text:p text:style-name="P38">Returns</text:p>
                </table:table-cell>
                <table:table-cell table:style-name="Table124.C3" table:number-columns-spanned="3" office:value-type="string">
                  <text:p text:style-name="P11"><text:span text:style-name="Source_20_Text"><text:span text:style-name="T14">{ uuid -&gt; [ version:Integer, mapping:</text:span></text:span><text:span text:style-name="Source_20_Text"><text:span text:style-name="T14"><text:reference-ref text:reference-format="text" text:ref-name="AddressMapping">AddressMapping</text:reference-ref></text:span></text:span><text:span text:style-name="Source_20_Text"><text:span text:style-name="T14"> ] *}</text:span></text:span></text:p>
                </table:table-cell>
                <table:covered-table-cell/>
                <table:covered-table-cell/>
              </table:table-row>
              <table:table-row>
                <table:table-cell table:style-name="Table124.A3" office:value-type="string">
                  <text:p text:style-name="Table_20_Contents"/>
                </table:table-cell>
                <table:table-cell table:style-name="Table124.A3" office:value-type="string">
                  <text:p text:style-name="P40">uuid</text:p>
                </table:table-cell>
                <table:table-cell table:style-name="Table124.C3" table:number-columns-spanned="2" office:value-type="string">
                  <text:p text:style-name="P40">the uuid of the service</text:p>
                </table:table-cell>
                <table:covered-table-cell/>
              </table:table-row>
              <table:table-row>
                <table:table-cell table:style-name="Table124.A3" office:value-type="string">
                  <text:p text:style-name="Table_20_Contents"/>
                </table:table-cell>
                <table:table-cell table:style-name="Table124.A3" office:value-type="string">
                  <text:p text:style-name="P40">version</text:p>
                </table:table-cell>
                <table:table-cell table:style-name="Table124.C3" table:number-columns-spanned="2" office:value-type="string">
                  <text:p text:style-name="P40">the version number of the address mapping </text:p>
                </table:table-cell>
                <table:covered-table-cell/>
              </table:table-row>
              <table:table-row>
                <table:table-cell table:style-name="Table124.A3" office:value-type="string">
                  <text:p text:style-name="Table_20_Contents"/>
                </table:table-cell>
                <table:table-cell table:style-name="Table124.A3" office:value-type="string">
                  <text:p text:style-name="P40">mapping</text:p>
                </table:table-cell>
                <table:table-cell table:style-name="Table124.C3" table:number-columns-spanned="2" office:value-type="string">
                  <text:p text:style-name="P40">the address mapping</text:p>
                </table:table-cell>
                <table:covered-table-cell/>
              </table:table-row>
              <table:table-row>
                <table:table-cell table:style-name="Table124.A3" office:value-type="string">
                  <text:p text:style-name="P38">Errors</text:p>
                </table:table-cell>
                <table:table-cell table:style-name="Table124.C3" table:number-columns-spanned="3" office:value-type="string">
                  <text:list text:style-name="L15">
                    <text:list-item>
                      <text:p text:style-name="P100"><text:span text:style-name="Source_20_Text"><text:span text:style-name="T14"/></text:span></text:p>
                    </text:list-item>
                  </text:list>
                </table:table-cell>
                <table:covered-table-cell/>
                <table:covered-table-cell/>
              </table:table-row>
              <table:table-row>
                <table:table-cell table:style-name="Table124.A3" office:value-type="string">
                  <text:p text:style-name="P38">Remarks</text:p>
                </table:table-cell>
                <table:table-cell table:style-name="Table124.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p text:style-name="Standard"/>
      <table:table table:name="Table127" table:style-name="Table127">
        <table:table-column table:style-name="Table127.A"/>
        <table:table-column table:style-name="Table127.B"/>
        <table:table-row>
          <table:table-cell table:style-name="Table127.A1" table:number-columns-spanned="2" office:value-type="string">
            <text:p text:style-name="P36"><text:span text:style-name="Source_20_Text"><text:span text:style-name="T32">getGlobalTime</text:span></text:span></text:p>
          </table:table-cell>
          <table:covered-table-cell/>
        </table:table-row>
        <table:table-row>
          <table:table-cell table:style-name="Table127.A2" office:value-type="string">
            <text:p text:style-name="P38">Description</text:p>
          </table:table-cell>
          <table:table-cell table:style-name="Table127.B2" office:value-type="string">
            <text:p text:style-name="P5">Returns the global XtreemFS time. The call can be used for clock synchronization purposes.</text:p>
          </table:table-cell>
        </table:table-row>
        <table:table-row>
          <table:table-cell table:style-name="Table127.B2" table:number-columns-spanned="2" office:value-type="string">
            <text:p text:style-name="Table_20_Contents"/>
            <table:table table:name="Table128" table:style-name="Table128">
              <table:table-column table:style-name="Table128.A"/>
              <table:table-column table:style-name="Table128.B"/>
              <table:table-column table:style-name="Table128.C"/>
              <table:table-column table:style-name="Table128.D"/>
              <table:table-row>
                <table:table-cell table:style-name="Table128.A1" table:number-columns-spanned="3" office:value-type="string">
                  <text:p text:style-name="Table_20_Contents"/>
                </table:table-cell>
                <table:covered-table-cell/>
                <table:covered-table-cell/>
                <table:table-cell table:style-name="Table128.D1" office:value-type="string">
                  <text:p text:style-name="P39">Version 36</text:p>
                </table:table-cell>
              </table:table-row>
              <table:table-row>
                <table:table-cell table:style-name="Table128.A2" office:value-type="string">
                  <text:p text:style-name="P38">Arguments</text:p>
                </table:table-cell>
                <table:table-cell table:style-name="Table128.B2" table:number-columns-spanned="3" office:value-type="string">
                  <text:p text:style-name="P11"><text:span text:style-name="Source_20_Text"><text:span text:style-name="T14"/></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5"/>
                </table:table-cell>
                <table:table-cell table:style-name="Table128.C3" table:number-columns-spanned="2" office:value-type="string">
                  <text:p text:style-name="P40"/>
                </table:table-cell>
                <table:covered-table-cell/>
              </table:table-row>
              <table:table-row>
                <table:table-cell table:style-name="Table128.A3" office:value-type="string">
                  <text:p text:style-name="P38">Returns</text:p>
                </table:table-cell>
                <table:table-cell table:style-name="Table128.C3" table:number-columns-spanned="3" office:value-type="string">
                  <text:p text:style-name="P11"><text:span text:style-name="Source_20_Text"><text:span text:style-name="T14">time:Integer</text:span></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40">time</text:p>
                </table:table-cell>
                <table:table-cell table:style-name="Table128.C3" table:number-columns-spanned="2" office:value-type="string">
                  <text:p text:style-name="P40">the global XtreemFS time in milliseconds</text:p>
                </table:table-cell>
                <table:covered-table-cell/>
              </table:table-row>
              <table:table-row>
                <table:table-cell table:style-name="Table128.A3" office:value-type="string">
                  <text:p text:style-name="P38">Errors</text:p>
                </table:table-cell>
                <table:table-cell table:style-name="Table128.C3" table:number-columns-spanned="3" office:value-type="string">
                  <text:list text:style-name="L16">
                    <text:list-item>
                      <text:p text:style-name="P101"><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8.A3" office:value-type="string">
                  <text:p text:style-name="P38">Remarks</text:p>
                </table:table-cell>
                <table:table-cell table:style-name="Table128.C3" table:number-columns-spanned="3" office:value-type="string">
                  <text:p text:style-name="P5"/>
                </table:table-cell>
                <table:covered-table-cell/>
                <table:covered-table-cell/>
              </table:table-row>
            </table:table>
            <text:p text:style-name="Table_20_Contents"/>
          </table:table-cell>
          <table:covered-table-cell/>
        </table:table-row>
      </table:table>
      <text:p text:style-name="Standard"/>
      <text:h text:style-name="P79" text:outline-level="1">Interactions</text:h>
      <text:p text:style-name="Text_20_body">This section contains sequences of communication between client and OSDs and MRC to illustrate <text:s/>correct communication between client and servers.</text:p>
      <text:p text:style-name="Text_20_body"/>
      <text:h text:style-name="Heading_20_2" text:outline-level="2">Interaction 1: open, write, close</text:h>
      <text:p text:style-name="Standard"><draw:g text:anchor-type="as-char" draw:z-index="0" draw:style-name="gr1"><draw:custom-shape draw:style-name="gr2" draw:text-style-name="P105" svg:width="2.449cm" svg:height="0.417cm" svg:x="2.731cm" svg:y="0cm"><text:p text:style-name="P104"><text:span text:style-name="T38">Client</text:span></text:p><draw:enhanced-geometry svg:viewBox="0 0 21600 21600" draw:mirror-horizontal="false" draw:mirror-vertical="false" draw:type="rectangle" draw:enhanced-path="M 0 0 L 21600 0 21600 21600 0 21600 0 0 Z N"/></draw:custom-shape><draw:custom-shape draw:style-name="gr3" draw:text-style-name="P105" svg:width="2.449cm" svg:height="0.417cm" svg:x="7.851cm" svg:y="0cm"><text:p text:style-name="P104"><text:span text:style-name="T38">MRC</text:span></text:p><draw:enhanced-geometry svg:viewBox="0 0 21600 21600" draw:mirror-horizontal="false" draw:mirror-vertical="false" draw:type="rectangle" draw:enhanced-path="M 0 0 L 21600 0 21600 21600 0 21600 0 0 Z N"/></draw:custom-shape><draw:custom-shape draw:style-name="gr4" draw:text-style-name="P105" svg:width="2.451cm" svg:height="0.417cm" svg:x="10.596cm" svg:y="0cm"><text:p text:style-name="P104"><text:span text:style-name="T38">OSD 1</text:span></text:p><draw:enhanced-geometry svg:viewBox="0 0 21600 21600" draw:mirror-horizontal="false" draw:mirror-vertical="false" draw:type="rectangle" draw:enhanced-path="M 0 0 L 21600 0 21600 21600 0 21600 0 0 Z N"/></draw:custom-shape><draw:custom-shape draw:style-name="gr5" draw:text-style-name="P105" svg:width="2.451cm" svg:height="0.417cm" svg:x="13.34cm" svg:y="0cm"><text:p text:style-name="P104"><text:span text:style-name="T38">OSD 2</text:span></text:p><draw:enhanced-geometry svg:viewBox="0 0 21600 21600" draw:mirror-horizontal="false" draw:mirror-vertical="false" draw:type="rectangle" draw:enhanced-path="M 0 0 L 21600 0 21600 21600 0 21600 0 0 Z N"/></draw:custom-shape><draw:line draw:style-name="gr6" draw:text-style-name="P106" svg:x1="3.954cm" svg:y1="0.51cm" svg:x2="3.954cm" svg:y2="12.273cm"><text:p/></draw:line><draw:line draw:style-name="gr7" draw:text-style-name="P106" svg:x1="9.075cm" svg:y1="0.51cm" svg:x2="9.075cm" svg:y2="12.273cm"><text:p/></draw:line><draw:line draw:style-name="gr8" draw:text-style-name="P106" svg:x1="11.82cm" svg:y1="0.51cm" svg:x2="11.82cm" svg:y2="12.273cm"><text:p/></draw:line><draw:line draw:style-name="gr9" draw:text-style-name="P106" svg:x1="14.565cm" svg:y1="0.51cm" svg:x2="14.565cm" svg:y2="12.273cm"><text:p/></draw:line><draw:line draw:style-name="gr10" draw:text-style-name="P106" svg:x1="3.975cm" svg:y1="1.76cm" svg:x2="9.057cm" svg:y2="1.76cm"><text:p/></draw:line><draw:frame draw:style-name="gr11" draw:text-style-name="P108" svg:width="5.068cm" svg:height="0.618cm" svg:x="4.14cm" svg:y="1.272cm"><draw:text-box><text:p text:style-name="P107"><text:span text:style-name="T39">open("volumeA/a.txt","w")</text:span></text:p></draw:text-box></draw:frame><draw:line draw:style-name="gr12" draw:text-style-name="P106" svg:x1="9.078cm" svg:y1="3.051cm" svg:x2="3.996cm" svg:y2="3.051cm"><text:p/></draw:line><draw:frame draw:style-name="gr13" draw:text-style-name="P108" svg:width="6.52cm" svg:height="0.618cm" svg:x="4.189cm" svg:y="2.549cm"><draw:text-box><text:p text:style-name="P107"><text:span text:style-name="T39">FileID, X-Capability, X-Locations</text:span></text:p></draw:text-box></draw:frame><draw:line draw:style-name="gr14" draw:text-style-name="P106" svg:x1="3.975cm" svg:y1="4.56cm" svg:x2="11.865cm" svg:y2="4.56cm"><text:p/></draw:line><draw:frame draw:style-name="gr15" draw:text-style-name="P108" svg:width="3.98cm" svg:height="0.618cm" svg:x="4.129cm" svg:y="4.043cm"><draw:text-box><text:p text:style-name="P107"><text:span text:style-name="T39">write(FileID, data)</text:span></text:p></draw:text-box></draw:frame><draw:line draw:style-name="gr16" draw:text-style-name="P106" svg:x1="11.824cm" svg:y1="5.381cm" svg:x2="3.975cm" svg:y2="5.381cm"><text:p/></draw:line><draw:line draw:style-name="gr17" draw:text-style-name="P106" svg:x1="0cm" svg:y1="1.349cm" svg:x2="3.937cm" svg:y2="1.349cm"><text:p/></draw:line><draw:frame draw:style-name="gr18" draw:text-style-name="P108" svg:width="3.619cm" svg:height="0.618cm" svg:x="0.132cm" svg:y="0.841cm"><draw:text-box><text:p text:style-name="P107"><text:span text:style-name="T39">open("a.txt","w")</text:span></text:p></draw:text-box></draw:frame><draw:frame draw:style-name="gr19" draw:text-style-name="P108" svg:width="4.889cm" svg:height="0.618cm" svg:x="4.115cm" svg:y="4.902cm"><draw:text-box><text:p text:style-name="P107"><text:span text:style-name="T39">X-New-File-Size: [125,1]</text:span></text:p></draw:text-box></draw:frame><draw:line draw:style-name="gr20" draw:text-style-name="P106" svg:x1="3.975cm" svg:y1="7.152cm" svg:x2="9.057cm" svg:y2="7.152cm"><text:p/></draw:line><draw:frame draw:style-name="gr21" draw:text-style-name="P108" svg:width="7.247cm" svg:height="0.618cm" svg:x="3.838cm" svg:y="6.662cm"><draw:text-box><text:p text:style-name="P107"><text:span text:style-name="T39">renew (X-Capability, X-New-File-Size)</text:span></text:p></draw:text-box></draw:frame><draw:line draw:style-name="gr22" draw:text-style-name="P106" svg:x1="9.078cm" svg:y1="7.788cm" svg:x2="3.996cm" svg:y2="7.788cm"><text:p/></draw:line><draw:frame draw:style-name="gr23" draw:text-style-name="P108" svg:width="3.437cm" svg:height="0.618cm" svg:x="4.189cm" svg:y="7.306cm"><draw:text-box><text:p text:style-name="P107"><text:span text:style-name="T39">new X-Capability</text:span></text:p></draw:text-box></draw:frame><draw:line draw:style-name="gr24" draw:text-style-name="P106" svg:x1="3.975cm" svg:y1="9.622cm" svg:x2="11.865cm" svg:y2="9.622cm"><text:p/></draw:line><draw:frame draw:style-name="gr25" draw:text-style-name="P108" svg:width="3.98cm" svg:height="0.618cm" svg:x="4.129cm" svg:y="9.103cm"><draw:text-box><text:p text:style-name="P107"><text:span text:style-name="T39">write(FileID, data)</text:span></text:p></draw:text-box></draw:frame><draw:frame draw:style-name="gr26" draw:text-style-name="P108" svg:width="4.889cm" svg:height="0.618cm" svg:x="4.115cm" svg:y="9.962cm"><draw:text-box><text:p text:style-name="P107"><text:span text:style-name="T39">X-New-File-Size: [136,1]</text:span></text:p></draw:text-box></draw:frame><draw:line draw:style-name="gr27" draw:text-style-name="P106" svg:x1="11.825cm" svg:y1="10.483cm" svg:x2="3.976cm" svg:y2="10.483cm"><text:p/></draw:line><draw:line draw:style-name="gr28" draw:text-style-name="P106" svg:x1="0.001cm" svg:y1="11.408cm" svg:x2="3.938cm" svg:y2="11.408cm"><text:p/></draw:line><draw:frame draw:style-name="gr29" draw:text-style-name="P108" svg:width="3.073cm" svg:height="0.618cm" svg:x="0.134cm" svg:y="10.901cm"><draw:text-box><text:p text:style-name="P107"><text:span text:style-name="T39">close("a.txt")</text:span></text:p></draw:text-box></draw:frame><draw:line draw:style-name="gr30" draw:text-style-name="P106" svg:x1="3.975cm" svg:y1="11.887cm" svg:x2="9.057cm" svg:y2="11.887cm"><text:p/></draw:line><draw:frame draw:style-name="gr31" draw:text-style-name="P108" svg:width="6.338cm" svg:height="0.618cm" svg:x="3.838cm" svg:y="11.398cm"><draw:text-box><text:p text:style-name="P107"><text:span text:style-name="T39">updateFileSize (X-New-File-Size)</text:span></text:p></draw:text-box></draw:frame><draw:frame draw:style-name="gr32" draw:text-style-name="P109" svg:width="1.285cm" svg:height="1.345cm" svg:x="2.865cm" svg:y="1.355cm"><draw:text-box><text:p text:style-name="P107"><text:span text:style-name="T40">①</text:span></text:p></draw:text-box></draw:frame><draw:frame draw:style-name="gr33" draw:text-style-name="P109" svg:width="1.285cm" svg:height="1.345cm" svg:x="2.902cm" svg:y="3.986cm"><draw:text-box><text:p text:style-name="P107"><text:span text:style-name="T40">②</text:span></text:p></draw:text-box></draw:frame><draw:frame draw:style-name="gr34" draw:text-style-name="P109" svg:width="1.311cm" svg:height="1.345cm" svg:x="2.865cm" svg:y="6.599cm"><draw:text-box><text:p text:style-name="P107"><text:span text:style-name="T40">③</text:span></text:p></draw:text-box></draw:frame><draw:frame draw:style-name="gr35" draw:text-style-name="P109" svg:width="1.311cm" svg:height="1.345cm" svg:x="2.865cm" svg:y="9.045cm"><draw:text-box><text:p text:style-name="P107"><text:span text:style-name="T40">④</text:span></text:p></draw:text-box></draw:frame><draw:frame draw:style-name="gr36" draw:text-style-name="P109" svg:width="1.285cm" svg:height="1.345cm" svg:x="2.926cm" svg:y="11.374cm"><draw:text-box><text:p text:style-name="P107"><text:span text:style-name="T40">⑤</text:span></text:p></draw:text-box></draw:frame></draw:g></text:p>
      <text:list text:style-name="L17">
        <text:list-item>
          <text:p text:style-name="P69">The client receives an open request from the VFS. It opens the file on the MRC and receives the globally unqiue XtreemFS fileId, an X-Capability and the X-Locations.</text:p>
        </text:list-item>
        <text:list-item>
          <text:p text:style-name="P69">The client gets the OSD address from the X-Locations. It then writes 125 bytes of data to the file identified by the fileId. The OSD returns a X-New-FileSize header which the client must cache and send to the MRC (a) when the capability is renewed (b) when the files is closed or fsync is called. The client can also decide to send pending filesize updates from time to time between capcbility renewals as the lifetime of a capability can be in the range of 10s of minutes.</text:p>
        </text:list-item>
        <text:list-item>
          <text:p text:style-name="P69">Before the capability times out, the client must renew it if the file is still open. During this renewal, the client can piggy-back any pending file size updates by including an X-New-FileSize header.</text:p>
        </text:list-item>
        <text:list-item>
          <text:p text:style-name="P69">The client writes more data to the file, extending it. The OSD again returns a X-New-FileSize header.</text:p>
        </text:list-item>
        <text:list-item>
          <text:p text:style-name="P69">The client receives a close call. It sends any pending file size update to the MRC. XtreemFS files are stateless on the servers, there is no need to close the file on the MRC or OS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Regular" style:font-pitch="variable" style:font-charset="x-symbol"/>
    <style:font-face style:name="Lucidasans2"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Albany AMT3"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4" svg:font-family="'Albany AMT'"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3"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elltext" style:family="paragraph" style:parent-style-name="Text_20_body" style:next-style-name="Standard" style:master-page-name="">
      <style:paragraph-properties style:page-number="auto"/>
      <style:text-properties style:font-name="Bitstream Vera Sans Mono"/>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Bitstream Vera Sans Mono" fo:background-color="transparen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13T10:02:54</meta:creation-date>
    <dc:date>2009-01-15T15:02:52</dc:date>
    <meta:editing-cycles>449</meta:editing-cycles>
    <meta:editing-duration>P8DT7H8M41S</meta:editing-duration>
    <meta:user-defined meta:name="Info 1"/>
    <meta:user-defined meta:name="Info 2"/>
    <meta:user-defined meta:name="Info 3"/>
    <meta:user-defined meta:name="Info 4"/>
    <meta:document-statistic meta:table-count="124" meta:image-count="0" meta:object-count="0" meta:page-count="49" meta:paragraph-count="1826" meta:word-count="11653" meta:character-count="70372"/>
  </office:meta>
</office:document-meta>
</file>

<file path=VersionList.xml><?xml version="1.0" encoding="utf-8"?>
<VL:version-list xmlns:dc="http://purl.org/dc/elements/1.1/" xmlns:VL="http://openoffice.org/2001/versions-list">
  <VL:version-entry VL:title="Version1" VL:comment="Initial version" VL:creator="Jesús Malo Poyatos" dc:date-time="2007-06-13T11:37:34"/>
  <VL:version-entry VL:title="Version2" VL:comment="Draft version 14th (jmalo's additions)" VL:creator="Jesús Malo Poyatos" dc:date-time="2007-06-13T12:08:27"/>
  <VL:version-entry VL:title="Version3" VL:comment="Draft Version 17" VL:creator="" dc:date-time="2007-08-16T15:26:57"/>
  <VL:version-entry VL:title="Version4" VL:comment="Draft Version 18" VL:creator="" dc:date-time="2007-08-22T11:21:05"/>
  <VL:version-entry VL:title="Version5" VL:comment="Draft Version 19" VL:creator="" dc:date-time="2007-09-25T13:02:31"/>
  <VL:version-entry VL:title="Version6" VL:comment="Draft Version 20" VL:creator="" dc:date-time="2007-10-11T17:26:45"/>
  <VL:version-entry VL:title="Version7" VL:comment="Draft Version 21" VL:creator="" dc:date-time="2007-11-14T16:34:40"/>
  <VL:version-entry VL:title="Version8" VL:comment="Draft Version 22" VL:creator="" dc:date-time="2007-11-15T13:57:24"/>
  <VL:version-entry VL:title="Version9" VL:comment="Draft Version 23" VL:creator="" dc:date-time="2007-11-19T17:11:37"/>
  <VL:version-entry VL:title="Version10" VL:comment="Draft Version 24" VL:creator="" dc:date-time="2007-11-20T16:53:31"/>
  <VL:version-entry VL:title="Version11" VL:comment="Draft Version 26" VL:creator="" dc:date-time="2008-02-08T15:18:30"/>
  <VL:version-entry VL:title="Version12" VL:comment="Draft Version 27" VL:creator="" dc:date-time="2008-02-18T12:49:09"/>
  <VL:version-entry VL:title="Version13" VL:comment="Draft Version 28" VL:creator="" dc:date-time="2008-02-29T12:35:01"/>
  <VL:version-entry VL:title="Version14" VL:comment="Draft Version 31" VL:creator="" dc:date-time="2008-04-17T14:47:27"/>
  <VL:version-entry VL:title="Version15" VL:comment="Draft Version 32" VL:creator="" dc:date-time="2008-06-05T18:22:36"/>
  <VL:version-entry VL:title="Version16" VL:comment="Draft Version 33" VL:creator="" dc:date-time="2008-06-12T16:26:19"/>
  <VL:version-entry VL:title="Version17" VL:comment="Draft Version 34" VL:creator="" dc:date-time="2008-06-13T16:51:28"/>
  <VL:version-entry VL:title="Version18" VL:comment="Draft Version 35" VL:creator="" dc:date-time="2008-07-07T14:08:55"/>
  <VL:version-entry VL:title="Version19" VL:comment="Draft Version 36" VL:creator="" dc:date-time="2008-07-28T18:06:00"/>
  <VL:version-entry VL:title="Version20" VL:comment="Draft Version 37" VL:creator="" dc:date-time="2008-07-30T10:57:56"/>
  <VL:version-entry VL:title="Version21" VL:comment="Draft Version 38" VL:creator="" dc:date-time="2008-08-14T14:11:49"/>
  <VL:version-entry VL:title="Version22" VL:comment="Draft Version 39" VL:creator="" dc:date-time="2008-08-19T19:22:42"/>
</VL:version-list>
</file>